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06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90.99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81.9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09.76pt"/>
    </style:style>
    <style:style style:name="co8" style:family="table-column">
      <style:table-column-properties fo:break-before="auto" style:column-width="120.16pt"/>
    </style:style>
    <style:style style:name="co9" style:family="table-column">
      <style:table-column-properties fo:break-before="auto" style:column-width="107.66pt"/>
    </style:style>
    <style:style style:name="co10" style:family="table-column">
      <style:table-column-properties fo:break-before="auto" style:column-width="122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gression_20_Outpu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_28_X_5e_TX_29__5e_I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bold" style:font-size-asian="9pt" style:font-style-asian="normal" style:font-weight-asian="bold" style:font-name-complex="&quot;Helvetica Neue&quot;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bold" style:font-size-asian="9pt" style:font-style-asian="normal" style:font-weight-asian="bold" style:font-name-complex="&quot;Helvetica Neue&quot;" style:font-size-complex="9pt" style:font-style-complex="normal" style:font-weight-complex="bold"/>
    </style:style>
    <style:style style:name="ce4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5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8" style:family="table-cell" style:parent-style-name="Default" style:data-style-name="N10132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0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1" style:family="table-cell" style:parent-style-name="Default" style:data-style-name="N126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2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3" style:family="table-cell" style:parent-style-name="Default" style:data-style-name="N128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4" style:family="table-cell" style:parent-style-name="Default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5" style:family="table-cell" style:parent-style-name="Default" style:data-style-name="N127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6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8" style:family="table-cell" style:parent-style-name="Default" style:data-style-name="N10132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&quot;Helvetica Neue&quot;" fo:font-size="9pt" fo:font-style="normal" fo:text-shadow="none" style:text-underline-style="none" fo:font-weight="normal" style:font-size-asian="9pt" style:font-style-asian="normal" style:font-weight-asian="normal" style:font-name-complex="&quot;Helvetica Neue&quot;" style:font-size-complex="9pt" style:font-style-complex="normal" style:font-weight-complex="normal"/>
    </style:style>
    <style:style style:name="ce2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c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ccccc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ression 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text:p>Formula Based Output</text:p>
          </table:table-cell>
          <table:table-cell table:number-columns-repeated="8"/>
          <table:table-cell table:style-name="ce1" office:value-type="string" calcext:value-type="string">
            <text:p>statsmodels.api <text:s/>- High Precision Output</text:p>
          </table:table-cell>
          <table:table-cell table:number-columns-repeated="7"/>
          <table:table-cell table:style-name="ce1" office:value-type="string" calcext:value-type="string">
            <text:p>statsmodels.api <text:s/>- Summary Outpu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Dep. Variable:</text:p>
          </table:table-cell>
          <table:table-cell table:style-name="ce5" office:value-type="string" calcext:value-type="string">
            <text:p>unemp</text:p>
          </table:table-cell>
          <table:table-cell table:style-name="ce2" office:value-type="string" calcext:value-type="string">
            <text:p>R-squared:</text:p>
          </table:table-cell>
          <table:table-cell table:style-name="ce4" table:formula="of:=1-sse/sst" office:value-type="float" office:value="0.8764203252" calcext:value-type="float">
            <text:p>0.8764203252</text:p>
          </table:table-cell>
          <table:table-cell table:number-columns-repeated="5"/>
          <table:table-cell table:style-name="ce2" office:value-type="string" calcext:value-type="string">
            <text:p>Dep. Variable:</text:p>
          </table:table-cell>
          <table:table-cell table:style-name="ce4" office:value-type="string" calcext:value-type="string">
            <text:p>unemp</text:p>
          </table:table-cell>
          <table:table-cell table:style-name="ce2" office:value-type="string" calcext:value-type="string">
            <text:p>R-squared:</text:p>
          </table:table-cell>
          <table:table-cell table:style-name="ce4" office:value-type="float" office:value="0.876420325169208" calcext:value-type="float">
            <text:p>0.876420325169208</text:p>
          </table:table-cell>
          <table:table-cell table:number-columns-repeated="4"/>
          <table:table-cell table:style-name="ce2" office:value-type="string" calcext:value-type="string">
            <text:p>Dep. Variable:</text:p>
          </table:table-cell>
          <table:table-cell table:style-name="ce4" office:value-type="string" calcext:value-type="string">
            <text:p>unemp</text:p>
          </table:table-cell>
          <table:table-cell table:style-name="ce2" office:value-type="string" calcext:value-type="string">
            <text:p>R-squared:</text:p>
          </table:table-cell>
          <table:table-cell table:style-name="ce4" office:value-type="float" office:value="0.876" calcext:value-type="float">
            <text:p>0.87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del:</text:p>
          </table:table-cell>
          <table:table-cell table:style-name="ce6" office:value-type="string" calcext:value-type="string">
            <text:p>OLS</text:p>
          </table:table-cell>
          <table:table-cell table:style-name="ce3" office:value-type="string" calcext:value-type="string">
            <text:p>Adj. R-squared:</text:p>
          </table:table-cell>
          <table:table-cell table:style-name="ce9" table:formula="of:=1 - (sse / sst) * (n - 1) / dfr" office:value-type="float" office:value="0.8719841317" calcext:value-type="float">
            <text:p>0.8719841317</text:p>
          </table:table-cell>
          <table:table-cell table:number-columns-repeated="5"/>
          <table:table-cell table:style-name="ce3" office:value-type="string" calcext:value-type="string">
            <text:p>Model:</text:p>
          </table:table-cell>
          <table:table-cell table:style-name="ce9" office:value-type="string" calcext:value-type="string">
            <text:p>OLS</text:p>
          </table:table-cell>
          <table:table-cell table:style-name="ce3" office:value-type="string" calcext:value-type="string">
            <text:p>Adj. R-squared:</text:p>
          </table:table-cell>
          <table:table-cell table:style-name="ce9" office:value-type="float" office:value="0.871984131713744" calcext:value-type="float">
            <text:p>0.871984131713744</text:p>
          </table:table-cell>
          <table:table-cell table:number-columns-repeated="4"/>
          <table:table-cell table:style-name="ce3" office:value-type="string" calcext:value-type="string">
            <text:p>Model:</text:p>
          </table:table-cell>
          <table:table-cell table:style-name="ce9" office:value-type="string" calcext:value-type="string">
            <text:p>OLS</text:p>
          </table:table-cell>
          <table:table-cell table:style-name="ce3" office:value-type="string" calcext:value-type="string">
            <text:p>Adj. R-squared:</text:p>
          </table:table-cell>
          <table:table-cell table:style-name="ce9" office:value-type="float" office:value="0.872" calcext:value-type="float">
            <text:p>0.87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thod:</text:p>
          </table:table-cell>
          <table:table-cell table:style-name="ce5" office:value-type="string" calcext:value-type="string">
            <text:p>Least Squares</text:p>
          </table:table-cell>
          <table:table-cell table:style-name="ce2" office:value-type="string" calcext:value-type="string">
            <text:p>F-statistic:</text:p>
          </table:table-cell>
          <table:table-cell table:style-name="ce4" table:formula="of:=msm/mse" office:value-type="float" office:value="197.5613404" calcext:value-type="float">
            <text:p>197.5613404</text:p>
          </table:table-cell>
          <table:table-cell table:number-columns-repeated="5"/>
          <table:table-cell table:style-name="ce2" office:value-type="string" calcext:value-type="string">
            <text:p>Method:</text:p>
          </table:table-cell>
          <table:table-cell table:style-name="ce4" office:value-type="string" calcext:value-type="string">
            <text:p>Least Squares</text:p>
          </table:table-cell>
          <table:table-cell table:style-name="ce2" office:value-type="string" calcext:value-type="string">
            <text:p>F-statistic:</text:p>
          </table:table-cell>
          <table:table-cell table:style-name="ce4" office:value-type="float" office:value="197.561340362574" calcext:value-type="float">
            <text:p>197.561340362574</text:p>
          </table:table-cell>
          <table:table-cell table:number-columns-repeated="4"/>
          <table:table-cell table:style-name="ce2" office:value-type="string" calcext:value-type="string">
            <text:p>Method:</text:p>
          </table:table-cell>
          <table:table-cell table:style-name="ce4" office:value-type="string" calcext:value-type="string">
            <text:p>Least Squares</text:p>
          </table:table-cell>
          <table:table-cell table:style-name="ce2" office:value-type="string" calcext:value-type="string">
            <text:p>F-statistic:</text:p>
          </table:table-cell>
          <table:table-cell table:style-name="ce4" office:value-type="float" office:value="197.6" calcext:value-type="float">
            <text:p>197.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7" office:value-type="date" office:date-value="2023-05-15" calcext:value-type="date">
            <text:p>Mon, 15 May 2023</text:p>
          </table:table-cell>
          <table:table-cell table:style-name="ce3" office:value-type="string" calcext:value-type="string">
            <text:p>Prob (F-statistic):</text:p>
          </table:table-cell>
          <table:table-cell table:style-name="ce14" table:formula="of:=COM.MICROSOFT.F.DIST.RT(fstat;dfm;dfr)" office:value-type="float" office:value="0" calcext:value-type="float">
            <text:p>0.00E+00</text:p>
          </table:table-cell>
          <table:table-cell table:number-columns-repeated="5"/>
          <table:table-cell table:style-name="ce3" office:value-type="string" calcext:value-type="string">
            <text:p>Date:</text:p>
          </table:table-cell>
          <table:table-cell table:style-name="ce17" office:value-type="date" office:date-value="2023-05-15" calcext:value-type="date">
            <text:p>Mon, 15 May 2023</text:p>
          </table:table-cell>
          <table:table-cell table:style-name="ce3" office:value-type="string" calcext:value-type="string">
            <text:p>Prob (F-statistic):</text:p>
          </table:table-cell>
          <table:table-cell table:style-name="ce14" office:value-type="float" office:value="6.21439766655964E-085" calcext:value-type="float">
            <text:p>6.21E-85</text:p>
          </table:table-cell>
          <table:table-cell table:number-columns-repeated="4"/>
          <table:table-cell table:style-name="ce3" office:value-type="string" calcext:value-type="string">
            <text:p>Date:</text:p>
          </table:table-cell>
          <table:table-cell table:style-name="ce17" office:value-type="date" office:date-value="2023-05-15" calcext:value-type="date">
            <text:p>Mon, 15 May 2023</text:p>
          </table:table-cell>
          <table:table-cell table:style-name="ce3" office:value-type="string" calcext:value-type="string">
            <text:p>Prob (F-statistic):</text:p>
          </table:table-cell>
          <table:table-cell table:style-name="ce14" office:value-type="float" office:value="6.21E-085" calcext:value-type="float">
            <text:p>6.21E-8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me:</text:p>
          </table:table-cell>
          <table:table-cell table:style-name="ce8" office:value-type="time" office:time-value="PT09H42M54S" calcext:value-type="time">
            <text:p>9:42:54</text:p>
          </table:table-cell>
          <table:table-cell table:style-name="ce2" office:value-type="string" calcext:value-type="string">
            <text:p>Log-Likelihood:</text:p>
          </table:table-cell>
          <table:table-cell table:style-name="ce4" table:formula="of:=n * LN(1 / (2 * PI() * sse / n)) / 2 - (n / 2)" office:value-type="float" office:value="-151.9443288" calcext:value-type="float">
            <text:p>-151.9443288</text:p>
          </table:table-cell>
          <table:table-cell table:number-columns-repeated="5"/>
          <table:table-cell table:style-name="ce2" office:value-type="string" calcext:value-type="string">
            <text:p>Time:</text:p>
          </table:table-cell>
          <table:table-cell table:style-name="ce18" office:value-type="time" office:time-value="PT09H42M54S" calcext:value-type="time">
            <text:p>9:42:54</text:p>
          </table:table-cell>
          <table:table-cell table:style-name="ce2" office:value-type="string" calcext:value-type="string">
            <text:p>Log-Likelihood:</text:p>
          </table:table-cell>
          <table:table-cell table:style-name="ce4" office:value-type="float" office:value="-151.944328834033" calcext:value-type="float">
            <text:p>-151.944328834033</text:p>
          </table:table-cell>
          <table:table-cell table:number-columns-repeated="4"/>
          <table:table-cell table:style-name="ce2" office:value-type="string" calcext:value-type="string">
            <text:p>Time:</text:p>
          </table:table-cell>
          <table:table-cell table:style-name="ce18" office:value-type="time" office:time-value="PT09H42M54S" calcext:value-type="time">
            <text:p>9:42:54</text:p>
          </table:table-cell>
          <table:table-cell table:style-name="ce2" office:value-type="string" calcext:value-type="string">
            <text:p>Log-Likelihood:</text:p>
          </table:table-cell>
          <table:table-cell table:style-name="ce4" office:value-type="float" office:value="-151.94" calcext:value-type="float">
            <text:p>-151.9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. Observations:</text:p>
          </table:table-cell>
          <table:table-cell table:style-name="ce9" table:formula="of:=COUNT(y)" office:value-type="float" office:value="203" calcext:value-type="float">
            <text:p>203</text:p>
          </table:table-cell>
          <table:table-cell table:style-name="ce3" office:value-type="string" calcext:value-type="string">
            <text:p>AIC:</text:p>
          </table:table-cell>
          <table:table-cell table:style-name="ce9" table:formula="of:=2 * (dfm+1) - 2 * ll" office:value-type="float" office:value="319.8886577" calcext:value-type="float">
            <text:p>319.8886577</text:p>
          </table:table-cell>
          <table:table-cell table:number-columns-repeated="5"/>
          <table:table-cell table:style-name="ce3" office:value-type="string" calcext:value-type="string">
            <text:p>No. Observations:</text:p>
          </table:table-cell>
          <table:table-cell table:style-name="ce9" office:value-type="float" office:value="203" calcext:value-type="float">
            <text:p>203</text:p>
          </table:table-cell>
          <table:table-cell table:style-name="ce3" office:value-type="string" calcext:value-type="string">
            <text:p>AIC:</text:p>
          </table:table-cell>
          <table:table-cell table:style-name="ce9" office:value-type="float" office:value="319.888657668066" calcext:value-type="float">
            <text:p>319.888657668066</text:p>
          </table:table-cell>
          <table:table-cell table:number-columns-repeated="4"/>
          <table:table-cell table:style-name="ce3" office:value-type="string" calcext:value-type="string">
            <text:p>No. Observations:</text:p>
          </table:table-cell>
          <table:table-cell table:style-name="ce9" office:value-type="float" office:value="203" calcext:value-type="float">
            <text:p>203</text:p>
          </table:table-cell>
          <table:table-cell table:style-name="ce3" office:value-type="string" calcext:value-type="string">
            <text:p>AIC:</text:p>
          </table:table-cell>
          <table:table-cell table:style-name="ce9" office:value-type="float" office:value="319.9" calcext:value-type="float">
            <text:p>319.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f Residuals:</text:p>
          </table:table-cell>
          <table:table-cell table:style-name="ce4" table:formula="of:=[.B8]-COUNTA([.A14:.A21])" office:value-type="float" office:value="195" calcext:value-type="float">
            <text:p>195</text:p>
          </table:table-cell>
          <table:table-cell table:style-name="ce2" office:value-type="string" calcext:value-type="string">
            <text:p>BIC:</text:p>
          </table:table-cell>
          <table:table-cell table:style-name="ce4" table:formula="of:=-2 * ll + LN(n) * (dfm+1)" office:value-type="float" office:value="346.3943055" calcext:value-type="float">
            <text:p>346.3943055</text:p>
          </table:table-cell>
          <table:table-cell table:number-columns-repeated="5"/>
          <table:table-cell table:style-name="ce2" office:value-type="string" calcext:value-type="string">
            <text:p>Df Residuals:</text:p>
          </table:table-cell>
          <table:table-cell table:style-name="ce4" office:value-type="float" office:value="195" calcext:value-type="float">
            <text:p>195</text:p>
          </table:table-cell>
          <table:table-cell table:style-name="ce2" office:value-type="string" calcext:value-type="string">
            <text:p>BIC:</text:p>
          </table:table-cell>
          <table:table-cell table:style-name="ce4" office:value-type="float" office:value="346.3943055004" calcext:value-type="float">
            <text:p>346.3943055004</text:p>
          </table:table-cell>
          <table:table-cell table:number-columns-repeated="4"/>
          <table:table-cell table:style-name="ce2" office:value-type="string" calcext:value-type="string">
            <text:p>Df Residuals:</text:p>
          </table:table-cell>
          <table:table-cell table:style-name="ce4" office:value-type="float" office:value="195" calcext:value-type="float">
            <text:p>195</text:p>
          </table:table-cell>
          <table:table-cell table:style-name="ce2" office:value-type="string" calcext:value-type="string">
            <text:p>BIC:</text:p>
          </table:table-cell>
          <table:table-cell table:style-name="ce4" office:value-type="float" office:value="346.4" calcext:value-type="float">
            <text:p>346.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f Model:</text:p>
          </table:table-cell>
          <table:table-cell table:style-name="ce9" table:formula="of:=COUNTA([.A14:.A21])-1" office:value-type="float" office:value="7" calcext:value-type="float">
            <text:p>7</text:p>
          </table:table-cell>
          <table:table-cell table:style-name="ce3"/>
          <table:table-cell table:style-name="ce9"/>
          <table:table-cell table:number-columns-repeated="5"/>
          <table:table-cell table:style-name="ce3" office:value-type="string" calcext:value-type="string">
            <text:p>Df Model:</text:p>
          </table:table-cell>
          <table:table-cell table:style-name="ce9" office:value-type="float" office:value="7" calcext:value-type="float">
            <text:p>7</text:p>
          </table:table-cell>
          <table:table-cell table:style-name="ce3"/>
          <table:table-cell table:style-name="ce9"/>
          <table:table-cell table:number-columns-repeated="4"/>
          <table:table-cell table:style-name="ce3" office:value-type="string" calcext:value-type="string">
            <text:p>Df Model:</text:p>
          </table:table-cell>
          <table:table-cell table:style-name="ce9" office:value-type="float" office:value="7" calcext:value-type="float">
            <text:p>7</text:p>
          </table:table-cell>
          <table:table-cell table:style-name="ce3"/>
          <table:table-cell table:style-name="ce9"/>
          <table:table-cell table:number-columns-repeated="1003"/>
        </table:table-row>
        <table:table-row table:style-name="ro1">
          <table:table-cell table:style-name="ce2" office:value-type="string" calcext:value-type="string">
            <text:p>Covariance Type:</text:p>
          </table:table-cell>
          <table:table-cell table:style-name="ce5" office:value-type="string" calcext:value-type="string">
            <text:p>nonrobust</text:p>
          </table:table-cell>
          <table:table-cell table:style-name="ce2"/>
          <table:table-cell table:style-name="ce4"/>
          <table:table-cell table:number-columns-repeated="5"/>
          <table:table-cell table:style-name="ce2" office:value-type="string" calcext:value-type="string">
            <text:p>Covariance Type:</text:p>
          </table:table-cell>
          <table:table-cell table:style-name="ce4" office:value-type="string" calcext:value-type="string">
            <text:p>nonrobust</text:p>
          </table:table-cell>
          <table:table-cell table:style-name="ce2"/>
          <table:table-cell table:style-name="ce4"/>
          <table:table-cell table:number-columns-repeated="4"/>
          <table:table-cell table:style-name="ce2" office:value-type="string" calcext:value-type="string">
            <text:p>Covariance Type:</text:p>
          </table:table-cell>
          <table:table-cell table:style-name="ce4" office:value-type="string" calcext:value-type="string">
            <text:p>nonrobust</text:p>
          </table:table-cell>
          <table:table-cell table:style-name="ce2"/>
          <table:table-cell table:style-name="ce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2" office:value-type="string" calcext:value-type="string">
            <text:p>coef</text:p>
          </table:table-cell>
          <table:table-cell table:style-name="ce2" office:value-type="string" calcext:value-type="string">
            <text:p>std er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&gt;|t|</text:p>
          </table:table-cell>
          <table:table-cell table:style-name="ce2" table:formula="of:=&quot;[&quot;&amp;(1-significance)/2" office:value-type="string" office:string-value="[0.025" calcext:value-type="string">
            <text:p>[0.025</text:p>
          </table:table-cell>
          <table:table-cell table:style-name="ce2" table:formula="of:=significance + (1-significance)/2 &amp; &quot;]&quot;" office:value-type="string" office:string-value="0.975]" calcext:value-type="string">
            <text:p>0.975]</text:p>
          </table:table-cell>
          <table:table-cell table:number-columns-repeated="2"/>
          <table:table-cell table:style-name="ce4"/>
          <table:table-cell table:style-name="ce2" office:value-type="string" calcext:value-type="string">
            <text:p>coef</text:p>
          </table:table-cell>
          <table:table-cell table:style-name="ce2" office:value-type="string" calcext:value-type="string">
            <text:p>std er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&gt;|t|</text:p>
          </table:table-cell>
          <table:table-cell table:style-name="ce2" office:value-type="string" calcext:value-type="string">
            <text:p>[0.025</text:p>
          </table:table-cell>
          <table:table-cell table:style-name="ce2" office:value-type="string" calcext:value-type="string">
            <text:p>0.975]</text:p>
          </table:table-cell>
          <table:table-cell/>
          <table:table-cell table:style-name="ce4"/>
          <table:table-cell table:style-name="ce2" office:value-type="string" calcext:value-type="string">
            <text:p>coef</text:p>
          </table:table-cell>
          <table:table-cell table:style-name="ce2" office:value-type="string" calcext:value-type="string">
            <text:p>std er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&gt;|t|</text:p>
          </table:table-cell>
          <table:table-cell table:style-name="ce2" office:value-type="string" calcext:value-type="string">
            <text:p>[0.025</text:p>
          </table:table-cell>
          <table:table-cell table:style-name="ce2" office:value-type="string" calcext:value-type="string">
            <text:p>0.975]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onstant</text:p>
          </table:table-cell>
          <table:table-cell table:style-name="ce10" table:number-matrix-columns-spanned="1" table:number-matrix-rows-spanned="8" table:formula="of:=MMULT(XTXI;MMULT(TRANSPOSE(X);y))" office:value-type="float" office:value="-17.539103660034" calcext:value-type="float">
            <text:p>-17.5391037</text:p>
          </table:table-cell>
          <table:table-cell table:style-name="ce10" table:formula="of:=SQRT([$'(X^TX)^I'.M3]*mse)" office:value-type="float" office:value="2.806322299" calcext:value-type="float">
            <text:p>2.8063223</text:p>
          </table:table-cell>
          <table:table-cell table:style-name="ce10" table:formula="of:=[.B14]/[.C14]" office:value-type="float" office:value="-6.24985364877151" calcext:value-type="float">
            <text:p>-6.2498536</text:p>
          </table:table-cell>
          <table:table-cell table:style-name="ce10" table:formula="of:=COM.MICROSOFT.T.DIST.2T(ABS([.D14]);dfr)" office:value-type="float" office:value="0.000000002532927423" calcext:value-type="float">
            <text:p>0.0000000</text:p>
          </table:table-cell>
          <table:table-cell table:style-name="ce10" table:formula="of:=[.B14]-[.C14]*t_critical" office:value-type="float" office:value="-23.07374387" calcext:value-type="float">
            <text:p>-23.0737439</text:p>
          </table:table-cell>
          <table:table-cell table:style-name="ce10" table:formula="of:=[.B14]+[.C14]*t_critical" office:value-type="float" office:value="-12.00446345" calcext:value-type="float">
            <text:p>-12.0044635</text:p>
          </table:table-cell>
          <table:table-cell table:number-columns-repeated="2"/>
          <table:table-cell table:style-name="ce3" office:value-type="string" calcext:value-type="string">
            <text:p>constant</text:p>
          </table:table-cell>
          <table:table-cell table:style-name="ce9" office:value-type="float" office:value="-17.539104" calcext:value-type="float">
            <text:p>-17.539104</text:p>
          </table:table-cell>
          <table:table-cell table:style-name="ce9" office:value-type="float" office:value="2.806322" calcext:value-type="float">
            <text:p>2.806322</text:p>
          </table:table-cell>
          <table:table-cell table:style-name="ce9" office:value-type="float" office:value="-6.249854" calcext:value-type="float">
            <text:p>-6.249854</text:p>
          </table:table-cell>
          <table:table-cell table:style-name="ce9" office:value-type="float" office:value="0.000000002532927" calcext:value-type="float">
            <text:p>2.532927E-09</text:p>
          </table:table-cell>
          <table:table-cell table:style-name="ce9" office:value-type="float" office:value="-23.073744" calcext:value-type="float">
            <text:p>-23.073744</text:p>
          </table:table-cell>
          <table:table-cell table:style-name="ce9" office:value-type="float" office:value="-12.004463" calcext:value-type="float">
            <text:p>-12.004463</text:p>
          </table:table-cell>
          <table:table-cell/>
          <table:table-cell table:style-name="ce3" office:value-type="string" calcext:value-type="string">
            <text:p>constant</text:p>
          </table:table-cell>
          <table:table-cell table:style-name="ce9" office:value-type="float" office:value="-17.5391" calcext:value-type="float">
            <text:p>-17.5391</text:p>
          </table:table-cell>
          <table:table-cell table:style-name="ce9" office:value-type="float" office:value="2.806" calcext:value-type="float">
            <text:p>2.806</text:p>
          </table:table-cell>
          <table:table-cell table:style-name="ce9" office:value-type="float" office:value="-6.25" calcext:value-type="float">
            <text:p>-6.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3.074" calcext:value-type="float">
            <text:p>-23.074</text:p>
          </table:table-cell>
          <table:table-cell table:style-name="ce9" office:value-type="float" office:value="-12.004" calcext:value-type="float">
            <text:p>-12.00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ealgdp</text:p>
          </table:table-cell>
          <table:table-cell table:style-name="ce11" office:value-type="float" office:value="-0.0116498397096896" calcext:value-type="float">
            <text:p>-0.0116498</text:p>
          </table:table-cell>
          <table:table-cell table:style-name="ce11" table:formula="of:=SQRT([$'(X^TX)^I'.M4]*mse)" office:value-type="float" office:value="0.0004298029446" calcext:value-type="float">
            <text:p>0.0004298</text:p>
          </table:table-cell>
          <table:table-cell table:style-name="ce11" table:formula="of:=[.B15]/[.C15]" office:value-type="float" office:value="-27.1050718848183" calcext:value-type="float">
            <text:p>-27.1050719</text:p>
          </table:table-cell>
          <table:table-cell table:style-name="ce11" table:formula="of:=COM.MICROSOFT.T.DIST.2T(ABS([.D15]);dfr)" office:value-type="float" office:value="0" calcext:value-type="float">
            <text:p>0.0000000</text:p>
          </table:table-cell>
          <table:table-cell table:style-name="ce11" table:formula="of:=[.B15]-[.C15]*t_critical" office:value-type="float" office:value="-0.01249749882" calcext:value-type="float">
            <text:p>-0.0124975</text:p>
          </table:table-cell>
          <table:table-cell table:style-name="ce11" table:formula="of:=[.B15]+[.C15]*t_critical" office:value-type="float" office:value="-0.0108021806" calcext:value-type="float">
            <text:p>-0.0108022</text:p>
          </table:table-cell>
          <table:table-cell table:number-columns-repeated="2"/>
          <table:table-cell table:style-name="ce2" office:value-type="string" calcext:value-type="string">
            <text:p>realgdp</text:p>
          </table:table-cell>
          <table:table-cell table:style-name="ce4" office:value-type="float" office:value="-0.01165" calcext:value-type="float">
            <text:p>-0.01165</text:p>
          </table:table-cell>
          <table:table-cell table:style-name="ce4" office:value-type="float" office:value="0.00043" calcext:value-type="float">
            <text:p>0.00043</text:p>
          </table:table-cell>
          <table:table-cell table:style-name="ce4" office:value-type="float" office:value="-27.105072" calcext:value-type="float">
            <text:p>-27.105072</text:p>
          </table:table-cell>
          <table:table-cell table:style-name="ce4" office:value-type="float" office:value="4.704738E-068" calcext:value-type="float">
            <text:p>4.704738E-68</text:p>
          </table:table-cell>
          <table:table-cell table:style-name="ce4" office:value-type="float" office:value="-0.012497" calcext:value-type="float">
            <text:p>-0.012497</text:p>
          </table:table-cell>
          <table:table-cell table:style-name="ce4" office:value-type="float" office:value="-0.010802" calcext:value-type="float">
            <text:p>-0.010802</text:p>
          </table:table-cell>
          <table:table-cell/>
          <table:table-cell table:style-name="ce2" office:value-type="string" calcext:value-type="string">
            <text:p>realgdp</text:p>
          </table:table-cell>
          <table:table-cell table:style-name="ce4" office:value-type="float" office:value="-0.0116" calcext:value-type="float">
            <text:p>-0.01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7.105" calcext:value-type="float">
            <text:p>-27.1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12" calcext:value-type="float">
            <text:p>-0.012</text:p>
          </table:table-cell>
          <table:table-cell table:style-name="ce4" office:value-type="float" office:value="-0.011" calcext:value-type="float">
            <text:p>-0.011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realcons</text:p>
          </table:table-cell>
          <table:table-cell table:style-name="ce10" office:value-type="float" office:value="0.00869391179348433" calcext:value-type="float">
            <text:p>0.0086939</text:p>
          </table:table-cell>
          <table:table-cell table:style-name="ce10" table:formula="of:=SQRT([$'(X^TX)^I'.M5]*mse)" office:value-type="float" office:value="0.0008646629243" calcext:value-type="float">
            <text:p>0.0008647</text:p>
          </table:table-cell>
          <table:table-cell table:style-name="ce10" table:formula="of:=[.B16]/[.C16]" office:value-type="float" office:value="10.0546832171885" calcext:value-type="float">
            <text:p>10.0546832</text:p>
          </table:table-cell>
          <table:table-cell table:style-name="ce10" table:formula="of:=COM.MICROSOFT.T.DIST.2T(ABS([.D16]);dfr)" office:value-type="float" office:value="0" calcext:value-type="float">
            <text:p>0.0000000</text:p>
          </table:table-cell>
          <table:table-cell table:style-name="ce10" table:formula="of:=[.B16]-[.C16]*t_critical" office:value-type="float" office:value="0.006988620071" calcext:value-type="float">
            <text:p>0.0069886</text:p>
          </table:table-cell>
          <table:table-cell table:style-name="ce10" table:formula="of:=[.B16]+[.C16]*t_critical" office:value-type="float" office:value="0.01039920352" calcext:value-type="float">
            <text:p>0.0103992</text:p>
          </table:table-cell>
          <table:table-cell table:number-columns-repeated="2"/>
          <table:table-cell table:style-name="ce3" office:value-type="string" calcext:value-type="string">
            <text:p>realcons</text:p>
          </table:table-cell>
          <table:table-cell table:style-name="ce9" office:value-type="float" office:value="0.008694" calcext:value-type="float">
            <text:p>0.008694</text:p>
          </table:table-cell>
          <table:table-cell table:style-name="ce9" office:value-type="float" office:value="0.000865" calcext:value-type="float">
            <text:p>0.000865</text:p>
          </table:table-cell>
          <table:table-cell table:style-name="ce9" office:value-type="float" office:value="10.054683" calcext:value-type="float">
            <text:p>10.054683</text:p>
          </table:table-cell>
          <table:table-cell table:style-name="ce9" office:value-type="float" office:value="1.991447E-019" calcext:value-type="float">
            <text:p>1.991447E-19</text:p>
          </table:table-cell>
          <table:table-cell table:style-name="ce9" office:value-type="float" office:value="0.006989" calcext:value-type="float">
            <text:p>0.006989</text:p>
          </table:table-cell>
          <table:table-cell table:style-name="ce9" office:value-type="float" office:value="0.010399" calcext:value-type="float">
            <text:p>0.010399</text:p>
          </table:table-cell>
          <table:table-cell/>
          <table:table-cell table:style-name="ce3" office:value-type="string" calcext:value-type="string">
            <text:p>realcons</text:p>
          </table:table-cell>
          <table:table-cell table:style-name="ce9" office:value-type="float" office:value="0.0087" calcext:value-type="float">
            <text:p>0.0087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.055" calcext:value-type="float">
            <text:p>10.05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7" calcext:value-type="float">
            <text:p>0.007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ealgovt</text:p>
          </table:table-cell>
          <table:table-cell table:style-name="ce11" office:value-type="float" office:value="-0.00300658481283378" calcext:value-type="float">
            <text:p>-0.0030066</text:p>
          </table:table-cell>
          <table:table-cell table:style-name="ce11" table:formula="of:=SQRT([$'(X^TX)^I'.M6]*mse)" office:value-type="float" office:value="0.0006232357854" calcext:value-type="float">
            <text:p>0.0006232</text:p>
          </table:table-cell>
          <table:table-cell table:style-name="ce11" table:formula="of:=[.B17]/[.C17]" office:value-type="float" office:value="-4.82415304651372" calcext:value-type="float">
            <text:p>-4.8241530</text:p>
          </table:table-cell>
          <table:table-cell table:style-name="ce11" table:formula="of:=COM.MICROSOFT.T.DIST.2T(ABS([.D17]);dfr)" office:value-type="float" office:value="0.000002828657244" calcext:value-type="float">
            <text:p>0.0000028</text:p>
          </table:table-cell>
          <table:table-cell table:style-name="ce11" table:formula="of:=[.B17]-[.C17]*t_critical" office:value-type="float" office:value="-0.004235732954" calcext:value-type="float">
            <text:p>-0.0042357</text:p>
          </table:table-cell>
          <table:table-cell table:style-name="ce11" table:formula="of:=[.B17]+[.C17]*t_critical" office:value-type="float" office:value="-0.001777436672" calcext:value-type="float">
            <text:p>-0.0017774</text:p>
          </table:table-cell>
          <table:table-cell table:number-columns-repeated="2"/>
          <table:table-cell table:style-name="ce2" office:value-type="string" calcext:value-type="string">
            <text:p>realgovt</text:p>
          </table:table-cell>
          <table:table-cell table:style-name="ce4" office:value-type="float" office:value="-0.003007" calcext:value-type="float">
            <text:p>-0.003007</text:p>
          </table:table-cell>
          <table:table-cell table:style-name="ce4" office:value-type="float" office:value="0.000623" calcext:value-type="float">
            <text:p>0.000623</text:p>
          </table:table-cell>
          <table:table-cell table:style-name="ce4" office:value-type="float" office:value="-4.824153" calcext:value-type="float">
            <text:p>-4.824153</text:p>
          </table:table-cell>
          <table:table-cell table:style-name="ce4" office:value-type="float" office:value="0.000002828657" calcext:value-type="float">
            <text:p>2.828657E-06</text:p>
          </table:table-cell>
          <table:table-cell table:style-name="ce4" office:value-type="float" office:value="-0.004236" calcext:value-type="float">
            <text:p>-0.004236</text:p>
          </table:table-cell>
          <table:table-cell table:style-name="ce4" office:value-type="float" office:value="-0.001777" calcext:value-type="float">
            <text:p>-0.001777</text:p>
          </table:table-cell>
          <table:table-cell/>
          <table:table-cell table:style-name="ce2" office:value-type="string" calcext:value-type="string">
            <text:p>realgovt</text:p>
          </table:table-cell>
          <table:table-cell table:style-name="ce4" office:value-type="float" office:value="-0.003" calcext:value-type="float">
            <text:p>-0.003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-4.824" calcext:value-type="float">
            <text:p>-4.8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04" calcext:value-type="float">
            <text:p>-0.004</text:p>
          </table:table-cell>
          <table:table-cell table:style-name="ce4" office:value-type="float" office:value="-0.002" calcext:value-type="float">
            <text:p>-0.00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realdpi</text:p>
          </table:table-cell>
          <table:table-cell table:style-name="ce10" office:value-type="float" office:value="0.00292339977403699" calcext:value-type="float">
            <text:p>0.0029234</text:p>
          </table:table-cell>
          <table:table-cell table:style-name="ce10" table:formula="of:=SQRT([$'(X^TX)^I'.M7]*mse)" office:value-type="float" office:value="0.0007109026995" calcext:value-type="float">
            <text:p>0.0007109</text:p>
          </table:table-cell>
          <table:table-cell table:style-name="ce10" table:formula="of:=[.B18]/[.C18]" office:value-type="float" office:value="4.11223614158887" calcext:value-type="float">
            <text:p>4.1122361</text:p>
          </table:table-cell>
          <table:table-cell table:style-name="ce10" table:formula="of:=COM.MICROSOFT.T.DIST.2T(ABS([.D18]);dfr)" office:value-type="float" office:value="0.00005772641944" calcext:value-type="float">
            <text:p>0.0000577</text:p>
          </table:table-cell>
          <table:table-cell table:style-name="ce10" table:formula="of:=[.B18]-[.C18]*t_critical" office:value-type="float" office:value="0.00152135459" calcext:value-type="float">
            <text:p>0.0015214</text:p>
          </table:table-cell>
          <table:table-cell table:style-name="ce10" table:formula="of:=[.B18]+[.C18]*t_critical" office:value-type="float" office:value="0.004325444958" calcext:value-type="float">
            <text:p>0.0043254</text:p>
          </table:table-cell>
          <table:table-cell table:number-columns-repeated="2"/>
          <table:table-cell table:style-name="ce3" office:value-type="string" calcext:value-type="string">
            <text:p>realdpi</text:p>
          </table:table-cell>
          <table:table-cell table:style-name="ce9" office:value-type="float" office:value="0.002923" calcext:value-type="float">
            <text:p>0.002923</text:p>
          </table:table-cell>
          <table:table-cell table:style-name="ce9" office:value-type="float" office:value="0.000711" calcext:value-type="float">
            <text:p>0.000711</text:p>
          </table:table-cell>
          <table:table-cell table:style-name="ce9" office:value-type="float" office:value="4.112236" calcext:value-type="float">
            <text:p>4.112236</text:p>
          </table:table-cell>
          <table:table-cell table:style-name="ce9" office:value-type="float" office:value="0.00005772642" calcext:value-type="float">
            <text:p>5.772642E-05</text:p>
          </table:table-cell>
          <table:table-cell table:style-name="ce9" office:value-type="float" office:value="0.001521" calcext:value-type="float">
            <text:p>0.001521</text:p>
          </table:table-cell>
          <table:table-cell table:style-name="ce9" office:value-type="float" office:value="0.004325" calcext:value-type="float">
            <text:p>0.004325</text:p>
          </table:table-cell>
          <table:table-cell/>
          <table:table-cell table:style-name="ce3" office:value-type="string" calcext:value-type="string">
            <text:p>realdpi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4.112" calcext:value-type="float">
            <text:p>4.1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cpi</text:p>
          </table:table-cell>
          <table:table-cell table:style-name="ce11" office:value-type="float" office:value="0.0798606675779272" calcext:value-type="float">
            <text:p>0.0798607</text:p>
          </table:table-cell>
          <table:table-cell table:style-name="ce11" table:formula="of:=SQRT([$'(X^TX)^I'.M8]*mse)" office:value-type="float" office:value="0.006112763757" calcext:value-type="float">
            <text:p>0.0061128</text:p>
          </table:table-cell>
          <table:table-cell table:style-name="ce11" table:formula="of:=[.B19]/[.C19]" office:value-type="float" office:value="13.0645761479781" calcext:value-type="float">
            <text:p>13.0645761</text:p>
          </table:table-cell>
          <table:table-cell table:style-name="ce11" table:formula="of:=COM.MICROSOFT.T.DIST.2T(ABS([.D19]);dfr)" office:value-type="float" office:value="0" calcext:value-type="float">
            <text:p>0.0000000</text:p>
          </table:table-cell>
          <table:table-cell table:style-name="ce11" table:formula="of:=[.B19]-[.C19]*t_critical" office:value-type="float" office:value="0.06780505013" calcext:value-type="float">
            <text:p>0.0678051</text:p>
          </table:table-cell>
          <table:table-cell table:style-name="ce11" table:formula="of:=[.B19]+[.C19]*t_critical" office:value-type="float" office:value="0.09191628502" calcext:value-type="float">
            <text:p>0.0919163</text:p>
          </table:table-cell>
          <table:table-cell table:number-columns-repeated="2"/>
          <table:table-cell table:style-name="ce2" office:value-type="string" calcext:value-type="string">
            <text:p>cpi</text:p>
          </table:table-cell>
          <table:table-cell table:style-name="ce4" office:value-type="float" office:value="0.079861" calcext:value-type="float">
            <text:p>0.079861</text:p>
          </table:table-cell>
          <table:table-cell table:style-name="ce4" office:value-type="float" office:value="0.006113" calcext:value-type="float">
            <text:p>0.006113</text:p>
          </table:table-cell>
          <table:table-cell table:style-name="ce4" office:value-type="float" office:value="13.064576" calcext:value-type="float">
            <text:p>13.064576</text:p>
          </table:table-cell>
          <table:table-cell table:style-name="ce4" office:value-type="float" office:value="1.972339E-028" calcext:value-type="float">
            <text:p>1.972339E-28</text:p>
          </table:table-cell>
          <table:table-cell table:style-name="ce4" office:value-type="float" office:value="0.067805" calcext:value-type="float">
            <text:p>0.067805</text:p>
          </table:table-cell>
          <table:table-cell table:style-name="ce4" office:value-type="float" office:value="0.091916" calcext:value-type="float">
            <text:p>0.091916</text:p>
          </table:table-cell>
          <table:table-cell/>
          <table:table-cell table:style-name="ce2" office:value-type="string" calcext:value-type="string">
            <text:p>cpi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13.065" calcext:value-type="float">
            <text:p>13.0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92" calcext:value-type="float">
            <text:p>0.09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m1</text:p>
          </table:table-cell>
          <table:table-cell table:style-name="ce10" office:value-type="float" office:value="-0.00304272426264873" calcext:value-type="float">
            <text:p>-0.0030427</text:p>
          </table:table-cell>
          <table:table-cell table:style-name="ce10" table:formula="of:=SQRT([$'(X^TX)^I'.M9]*mse)" office:value-type="float" office:value="0.0006153654107" calcext:value-type="float">
            <text:p>0.0006154</text:p>
          </table:table-cell>
          <table:table-cell table:style-name="ce10" table:formula="of:=[.B20]/[.C20]" office:value-type="float" office:value="-4.94458123537936" calcext:value-type="float">
            <text:p>-4.9445812</text:p>
          </table:table-cell>
          <table:table-cell table:style-name="ce10" table:formula="of:=COM.MICROSOFT.T.DIST.2T(ABS([.D20]);dfr)" office:value-type="float" office:value="0.000001641259398" calcext:value-type="float">
            <text:p>0.0000016</text:p>
          </table:table-cell>
          <table:table-cell table:style-name="ce10" table:formula="of:=[.B20]-[.C20]*t_critical" office:value-type="float" office:value="-0.004256350419" calcext:value-type="float">
            <text:p>-0.0042564</text:p>
          </table:table-cell>
          <table:table-cell table:style-name="ce10" table:formula="of:=[.B20]+[.C20]*t_critical" office:value-type="float" office:value="-0.001829098107" calcext:value-type="float">
            <text:p>-0.0018291</text:p>
          </table:table-cell>
          <table:table-cell table:number-columns-repeated="2"/>
          <table:table-cell table:style-name="ce3" office:value-type="string" calcext:value-type="string">
            <text:p>m1</text:p>
          </table:table-cell>
          <table:table-cell table:style-name="ce9" office:value-type="float" office:value="-0.003043" calcext:value-type="float">
            <text:p>-0.003043</text:p>
          </table:table-cell>
          <table:table-cell table:style-name="ce9" office:value-type="float" office:value="0.000615" calcext:value-type="float">
            <text:p>0.000615</text:p>
          </table:table-cell>
          <table:table-cell table:style-name="ce9" office:value-type="float" office:value="-4.944581" calcext:value-type="float">
            <text:p>-4.944581</text:p>
          </table:table-cell>
          <table:table-cell table:style-name="ce9" office:value-type="float" office:value="0.000001641259" calcext:value-type="float">
            <text:p>1.641259E-06</text:p>
          </table:table-cell>
          <table:table-cell table:style-name="ce9" office:value-type="float" office:value="-0.004256" calcext:value-type="float">
            <text:p>-0.004256</text:p>
          </table:table-cell>
          <table:table-cell table:style-name="ce9" office:value-type="float" office:value="-0.001829" calcext:value-type="float">
            <text:p>-0.001829</text:p>
          </table:table-cell>
          <table:table-cell/>
          <table:table-cell table:style-name="ce3" office:value-type="string" calcext:value-type="string">
            <text:p>m1</text:p>
          </table:table-cell>
          <table:table-cell table:style-name="ce9" office:value-type="float" office:value="-0.003" calcext:value-type="float">
            <text:p>-0.003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-4.945" calcext:value-type="float">
            <text:p>-4.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0.004" calcext:value-type="float">
            <text:p>-0.004</text:p>
          </table:table-cell>
          <table:table-cell table:style-name="ce9" office:value-type="float" office:value="-0.002" calcext:value-type="float">
            <text:p>-0.002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op</text:p>
          </table:table-cell>
          <table:table-cell table:style-name="ce11" office:value-type="float" office:value="0.190673619769939" calcext:value-type="float">
            <text:p>0.1906736</text:p>
          </table:table-cell>
          <table:table-cell table:style-name="ce11" table:formula="of:=SQRT([$'(X^TX)^I'.M10]*mse)" office:value-type="float" office:value="0.01790969472" calcext:value-type="float">
            <text:p>0.0179097</text:p>
          </table:table-cell>
          <table:table-cell table:style-name="ce11" table:formula="of:=[.B21]/[.C21]" office:value-type="float" office:value="10.6463913958852" calcext:value-type="float">
            <text:p>10.6463914</text:p>
          </table:table-cell>
          <table:table-cell table:style-name="ce11" table:formula="of:=COM.MICROSOFT.T.DIST.2T(ABS([.D21]);dfr)" office:value-type="float" office:value="0" calcext:value-type="float">
            <text:p>0.0000000</text:p>
          </table:table-cell>
          <table:table-cell table:style-name="ce11" table:formula="of:=[.B21]-[.C21]*t_critical" office:value-type="float" office:value="0.1553520473" calcext:value-type="float">
            <text:p>0.1553520</text:p>
          </table:table-cell>
          <table:table-cell table:style-name="ce11" table:formula="of:=[.B21]+[.C21]*t_critical" office:value-type="float" office:value="0.2259951923" calcext:value-type="float">
            <text:p>0.2259952</text:p>
          </table:table-cell>
          <table:table-cell table:number-columns-repeated="2"/>
          <table:table-cell table:style-name="ce2" office:value-type="string" calcext:value-type="string">
            <text:p>pop</text:p>
          </table:table-cell>
          <table:table-cell table:style-name="ce4" office:value-type="float" office:value="0.190674" calcext:value-type="float">
            <text:p>0.190674</text:p>
          </table:table-cell>
          <table:table-cell table:style-name="ce4" office:value-type="float" office:value="0.01791" calcext:value-type="float">
            <text:p>0.01791</text:p>
          </table:table-cell>
          <table:table-cell table:style-name="ce4" office:value-type="float" office:value="10.646391" calcext:value-type="float">
            <text:p>10.646391</text:p>
          </table:table-cell>
          <table:table-cell table:style-name="ce4" office:value-type="float" office:value="3.691092E-021" calcext:value-type="float">
            <text:p>3.691092E-21</text:p>
          </table:table-cell>
          <table:table-cell table:style-name="ce4" office:value-type="float" office:value="0.155352" calcext:value-type="float">
            <text:p>0.155352</text:p>
          </table:table-cell>
          <table:table-cell table:style-name="ce4" office:value-type="float" office:value="0.225995" calcext:value-type="float">
            <text:p>0.225995</text:p>
          </table:table-cell>
          <table:table-cell/>
          <table:table-cell table:style-name="ce2" office:value-type="string" calcext:value-type="string">
            <text:p>pop</text:p>
          </table:table-cell>
          <table:table-cell table:style-name="ce4" office:value-type="float" office:value="0.1907" calcext:value-type="float">
            <text:p>0.1907</text:p>
          </table:table-cell>
          <table:table-cell table:style-name="ce4" office:value-type="float" office:value="0.018" calcext:value-type="float">
            <text:p>0.018</text:p>
          </table:table-cell>
          <table:table-cell table:style-name="ce4" office:value-type="float" office:value="10.646" calcext:value-type="float">
            <text:p>10.6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55" calcext:value-type="float">
            <text:p>0.155</text:p>
          </table:table-cell>
          <table:table-cell table:style-name="ce4" office:value-type="float" office:value="0.226" calcext:value-type="float">
            <text:p>0.226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Omnibus:</text:p>
          </table:table-cell>
          <table:table-cell table:style-name="ce4" table:formula="of:=zs^2+zk^2" office:value-type="float" office:value="0.4147865898" calcext:value-type="float">
            <text:p>0.4147865898</text:p>
          </table:table-cell>
          <table:table-cell table:style-name="ce2" office:value-type="string" calcext:value-type="string">
            <text:p>Durbin-Watson:</text:p>
          </table:table-cell>
          <table:table-cell table:style-name="ce4" table:formula="of:=ssdr/sse" office:value-type="float" office:value="0.7789642115" calcext:value-type="float">
            <text:p>0.7789642115</text:p>
          </table:table-cell>
          <table:table-cell table:number-columns-repeated="5"/>
          <table:table-cell table:style-name="ce2" office:value-type="string" calcext:value-type="string">
            <text:p>Omnibus:</text:p>
          </table:table-cell>
          <table:table-cell table:style-name="ce4" office:value-type="float" office:value="0.414786589482281" calcext:value-type="float">
            <text:p>0.414786589482281</text:p>
          </table:table-cell>
          <table:table-cell table:style-name="ce2" office:value-type="string" calcext:value-type="string">
            <text:p>Durbin-Watson:</text:p>
          </table:table-cell>
          <table:table-cell table:style-name="ce4" office:value-type="float" office:value="0.778964211500831" calcext:value-type="float">
            <text:p>0.778964211500831</text:p>
          </table:table-cell>
          <table:table-cell table:number-columns-repeated="4"/>
          <table:table-cell table:style-name="ce2" office:value-type="string" calcext:value-type="string">
            <text:p>Omnibus:</text:p>
          </table:table-cell>
          <table:table-cell table:style-name="ce4" office:value-type="float" office:value="0.415" calcext:value-type="float">
            <text:p>0.415</text:p>
          </table:table-cell>
          <table:table-cell table:style-name="ce2" office:value-type="string" calcext:value-type="string">
            <text:p>Durbin-Watson:</text:p>
          </table:table-cell>
          <table:table-cell table:style-name="ce4" office:value-type="float" office:value="0.779" calcext:value-type="float">
            <text:p>0.779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ob(Omnibus):</text:p>
          </table:table-cell>
          <table:table-cell table:style-name="ce9" table:formula="of:=COM.MICROSOFT.CHISQ.DIST.RT(omni;2)" office:value-type="float" office:value="0.8126999564" calcext:value-type="float">
            <text:p>0.8126999564</text:p>
          </table:table-cell>
          <table:table-cell table:style-name="ce3" office:value-type="string" calcext:value-type="string">
            <text:p>Jarque-Bera (JB):</text:p>
          </table:table-cell>
          <table:table-cell table:style-name="ce9" table:formula="of:=(n/6)*(skew^2+((kurt-3)^2)/4)" office:value-type="float" office:value="0.2040254592" calcext:value-type="float">
            <text:p>0.2040254592</text:p>
          </table:table-cell>
          <table:table-cell table:number-columns-repeated="5"/>
          <table:table-cell table:style-name="ce3" office:value-type="string" calcext:value-type="string">
            <text:p>Prob(Omnibus):</text:p>
          </table:table-cell>
          <table:table-cell table:style-name="ce9" office:value-type="float" office:value="0.81269995650579" calcext:value-type="float">
            <text:p>0.81269995650579</text:p>
          </table:table-cell>
          <table:table-cell table:style-name="ce3" office:value-type="string" calcext:value-type="string">
            <text:p>Jarque-Bera (JB):</text:p>
          </table:table-cell>
          <table:table-cell table:style-name="ce9" office:value-type="float" office:value="0.204025458972291" calcext:value-type="float">
            <text:p>0.204025458972291</text:p>
          </table:table-cell>
          <table:table-cell table:number-columns-repeated="4"/>
          <table:table-cell table:style-name="ce3" office:value-type="string" calcext:value-type="string">
            <text:p>Prob(Omnibus):</text:p>
          </table:table-cell>
          <table:table-cell table:style-name="ce9" office:value-type="float" office:value="0.813" calcext:value-type="float">
            <text:p>0.813</text:p>
          </table:table-cell>
          <table:table-cell table:style-name="ce3" office:value-type="string" calcext:value-type="string">
            <text:p>Jarque-Bera (JB):</text:p>
          </table:table-cell>
          <table:table-cell table:style-name="ce9"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kew:</text:p>
          </table:table-cell>
          <table:table-cell table:style-name="ce4" table:formula="of:=sr_3/(n*sdr_3)" office:value-type="float" office:value="0.05666730279" calcext:value-type="float">
            <text:p>0.05666730279</text:p>
          </table:table-cell>
          <table:table-cell table:style-name="ce2" office:value-type="string" calcext:value-type="string">
            <text:p>Prob(JB):</text:p>
          </table:table-cell>
          <table:table-cell table:style-name="ce4" table:formula="of:=COM.MICROSOFT.CHISQ.DIST.RT(jb;2)" office:value-type="float" office:value="0.9030180565" calcext:value-type="float">
            <text:p>0.9030180565</text:p>
          </table:table-cell>
          <table:table-cell table:number-columns-repeated="5"/>
          <table:table-cell table:style-name="ce2" office:value-type="string" calcext:value-type="string">
            <text:p>Skew:</text:p>
          </table:table-cell>
          <table:table-cell table:style-name="ce4" office:value-type="float" office:value="0.0566673027279313" calcext:value-type="float">
            <text:p>0.056667302727931</text:p>
          </table:table-cell>
          <table:table-cell table:style-name="ce2" office:value-type="string" calcext:value-type="string">
            <text:p>Prob(JB):</text:p>
          </table:table-cell>
          <table:table-cell table:style-name="ce4" office:value-type="float" office:value="0.903018056639872" calcext:value-type="float">
            <text:p>0.903018056639872</text:p>
          </table:table-cell>
          <table:table-cell table:number-columns-repeated="4"/>
          <table:table-cell table:style-name="ce2" office:value-type="string" calcext:value-type="string">
            <text:p>Skew:</text:p>
          </table:table-cell>
          <table:table-cell table:style-name="ce4" office:value-type="float" office:value="0.057" calcext:value-type="float">
            <text:p>0.057</text:p>
          </table:table-cell>
          <table:table-cell table:style-name="ce2" office:value-type="string" calcext:value-type="string">
            <text:p>Prob(JB):</text:p>
          </table:table-cell>
          <table:table-cell table:style-name="ce4" office:value-type="float" office:value="0.903" calcext:value-type="float">
            <text:p>0.903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urtosis:</text:p>
          </table:table-cell>
          <table:table-cell table:style-name="ce9" table:formula="of:=sr_4/(n*sdr_4)" office:value-type="float" office:value="3.106190884" calcext:value-type="float">
            <text:p>3.106190884</text:p>
          </table:table-cell>
          <table:table-cell table:style-name="ce3" office:value-type="string" calcext:value-type="string">
            <text:p>Cond. No.</text:p>
          </table:table-cell>
          <table:table-cell table:style-name="ce14"/>
          <table:table-cell table:number-columns-repeated="5"/>
          <table:table-cell table:style-name="ce3" office:value-type="string" calcext:value-type="string">
            <text:p>Kurtosis:</text:p>
          </table:table-cell>
          <table:table-cell table:style-name="ce9" office:value-type="float" office:value="3.10619088348303" calcext:value-type="float">
            <text:p>3.10619088348303</text:p>
          </table:table-cell>
          <table:table-cell table:style-name="ce3" office:value-type="string" calcext:value-type="string">
            <text:p>Cond. No.</text:p>
          </table:table-cell>
          <table:table-cell table:style-name="ce14" office:value-type="float" office:value="861000" calcext:value-type="float">
            <text:p>8.61E+05</text:p>
          </table:table-cell>
          <table:table-cell table:number-columns-repeated="4"/>
          <table:table-cell table:style-name="ce3" office:value-type="string" calcext:value-type="string">
            <text:p>Kurtosis:</text:p>
          </table:table-cell>
          <table:table-cell table:style-name="ce9" office:value-type="float" office:value="3.106" calcext:value-type="float">
            <text:p>3.106</text:p>
          </table:table-cell>
          <table:table-cell table:style-name="ce3" office:value-type="string" calcext:value-type="string">
            <text:p>Cond. No.</text:p>
          </table:table-cell>
          <table:table-cell table:style-name="ce14" office:value-type="float" office:value="861000" calcext:value-type="float">
            <text:p>8.61E+05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19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p. Variable:</text:p>
          </table:table-cell>
          <table:table-cell table:style-name="ce5" office:value-type="string" calcext:value-type="string">
            <text:p>unemp</text:p>
          </table:table-cell>
          <table:table-cell table:style-name="ce2" office:value-type="string" calcext:value-type="string">
            <text:p>R-squared:</text:p>
          </table:table-cell>
          <table:table-cell table:style-name="ce15" table:formula="of:=[.D3]-[.M3]" office:value-type="float" office:value="0.0000000000307919245656763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el:</text:p>
          </table:table-cell>
          <table:table-cell table:style-name="ce6" office:value-type="string" calcext:value-type="string">
            <text:p>OLS</text:p>
          </table:table-cell>
          <table:table-cell table:style-name="ce3" office:value-type="string" calcext:value-type="string">
            <text:p>Adj. R-squared:</text:p>
          </table:table-cell>
          <table:table-cell table:style-name="ce16" table:formula="of:=[.D4]-[.M4]" office:value-type="float" office:value="-0.0000000000137441169556496" calcext:value-type="float">
            <text:p>0.00000</text:p>
          </table:table-cell>
          <table:table-cell table:number-columns-repeated="14"/>
          <table:table-cell table:style-name="ce20"/>
          <table:table-cell table:number-columns-repeated="1005"/>
        </table:table-row>
        <table:table-row table:style-name="ro1">
          <table:table-cell table:style-name="ce2" office:value-type="string" calcext:value-type="string">
            <text:p>Method:</text:p>
          </table:table-cell>
          <table:table-cell table:style-name="ce5" office:value-type="string" calcext:value-type="string">
            <text:p>Least Squares</text:p>
          </table:table-cell>
          <table:table-cell table:style-name="ce2" office:value-type="string" calcext:value-type="string">
            <text:p>F-statistic:</text:p>
          </table:table-cell>
          <table:table-cell table:style-name="ce15" table:formula="of:=[.D5]-[.M5]" office:value-type="float" office:value="0.0000000374260196167597" calcext:value-type="float">
            <text:p>0.00000</text:p>
          </table:table-cell>
          <table:table-cell table:number-columns-repeated="14"/>
          <table:table-cell table:style-name="ce20"/>
          <table:table-cell table:number-columns-repeated="1005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7" office:value-type="date" office:date-value="2023-05-15" calcext:value-type="date">
            <text:p>Mon, 15 May 2023</text:p>
          </table:table-cell>
          <table:table-cell table:style-name="ce3" office:value-type="string" calcext:value-type="string">
            <text:p>Prob (F-statistic):</text:p>
          </table:table-cell>
          <table:table-cell table:style-name="ce16" table:formula="of:=[.D6]-[.M6]" office:value-type="float" office:value="-6.21439766655964E-085" calcext:value-type="float">
            <text:p>0.00000</text:p>
          </table:table-cell>
          <table:table-cell table:number-columns-repeated="14"/>
          <table:table-cell table:style-name="ce20"/>
          <table:table-cell table:number-columns-repeated="1005"/>
        </table:table-row>
        <table:table-row table:style-name="ro1">
          <table:table-cell table:style-name="ce2" office:value-type="string" calcext:value-type="string">
            <text:p>Time:</text:p>
          </table:table-cell>
          <table:table-cell table:style-name="ce8" office:value-type="time" office:time-value="PT09H42M54S" calcext:value-type="time">
            <text:p>9:42:54</text:p>
          </table:table-cell>
          <table:table-cell table:style-name="ce2" office:value-type="string" calcext:value-type="string">
            <text:p>Log-Likelihood:</text:p>
          </table:table-cell>
          <table:table-cell table:style-name="ce15" table:formula="of:=[.D7]-[.M7]" office:value-type="float" office:value="0.0000000340330075232487" calcext:value-type="float">
            <text:p>0.00000</text:p>
          </table:table-cell>
          <table:table-cell table:number-columns-repeated="14"/>
          <table:table-cell table:style-name="ce20"/>
          <table:table-cell table:number-columns-repeated="1005"/>
        </table:table-row>
        <table:table-row table:style-name="ro1">
          <table:table-cell table:style-name="ce3" office:value-type="string" calcext:value-type="string">
            <text:p>No. Observations:</text:p>
          </table:table-cell>
          <table:table-cell table:style-name="ce12" table:formula="of:=[.B8]-[.K8]" office:value-type="float" office:value="0" calcext:value-type="float">
            <text:p>0.000000</text:p>
          </table:table-cell>
          <table:table-cell table:style-name="ce3" office:value-type="string" calcext:value-type="string">
            <text:p>AIC:</text:p>
          </table:table-cell>
          <table:table-cell table:style-name="ce16" table:formula="of:=[.D8]-[.M8]" office:value-type="float" office:value="0.0000000319340074383945" calcext:value-type="float">
            <text:p>0.00000</text:p>
          </table:table-cell>
          <table:table-cell table:number-columns-repeated="14"/>
          <table:table-cell table:style-name="ce20"/>
          <table:table-cell table:number-columns-repeated="1005"/>
        </table:table-row>
        <table:table-row table:style-name="ro1">
          <table:table-cell table:style-name="ce2" office:value-type="string" calcext:value-type="string">
            <text:p>Df Residuals:</text:p>
          </table:table-cell>
          <table:table-cell table:style-name="ce13" table:formula="of:=[.B9]-[.K9]" office:value-type="float" office:value="0" calcext:value-type="float">
            <text:p>0.000000</text:p>
          </table:table-cell>
          <table:table-cell table:style-name="ce2" office:value-type="string" calcext:value-type="string">
            <text:p>BIC:</text:p>
          </table:table-cell>
          <table:table-cell table:style-name="ce15" table:formula="of:=[.D9]-[.M9]" office:value-type="float" office:value="-0.000000000400007138523506" calcext:value-type="float">
            <text:p>0.00000</text:p>
          </table:table-cell>
          <table:table-cell table:number-columns-repeated="14"/>
          <table:table-cell table:style-name="ce20"/>
          <table:table-cell table:number-columns-repeated="1005"/>
        </table:table-row>
        <table:table-row table:style-name="ro1">
          <table:table-cell table:style-name="ce3" office:value-type="string" calcext:value-type="string">
            <text:p>Df Model:</text:p>
          </table:table-cell>
          <table:table-cell table:style-name="ce12" table:formula="of:=[.B10]-[.K10]" office:value-type="float" office:value="0" calcext:value-type="float">
            <text:p>0.000000</text:p>
          </table:table-cell>
          <table:table-cell table:style-name="ce3"/>
          <table:table-cell table:style-name="ce9"/>
          <table:table-cell table:number-columns-repeated="14"/>
          <table:table-cell table:style-name="ce20"/>
          <table:table-cell table:number-columns-repeated="1005"/>
        </table:table-row>
        <table:table-row table:style-name="ro1">
          <table:table-cell table:style-name="ce2" office:value-type="string" calcext:value-type="string">
            <text:p>Covariance Type:</text:p>
          </table:table-cell>
          <table:table-cell table:style-name="ce5" office:value-type="string" calcext:value-type="string">
            <text:p>nonrobust</text:p>
          </table:table-cell>
          <table:table-cell table:style-name="ce2"/>
          <table:table-cell table:style-name="ce4"/>
          <table:table-cell table:number-columns-repeated="14"/>
          <table:table-cell table:style-name="ce20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2" office:value-type="string" calcext:value-type="string">
            <text:p>coef</text:p>
          </table:table-cell>
          <table:table-cell table:style-name="ce2" office:value-type="string" calcext:value-type="string">
            <text:p>std er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&gt;|t|</text:p>
          </table:table-cell>
          <table:table-cell table:style-name="ce2" table:formula="of:=&quot;[&quot;&amp;(1-significance)/2" office:value-type="string" office:string-value="[0.025" calcext:value-type="string">
            <text:p>[0.025</text:p>
          </table:table-cell>
          <table:table-cell table:style-name="ce2" table:formula="of:=significance + (1-significance)/2 &amp; &quot;]&quot;" office:value-type="string" office:string-value="0.975]" calcext:value-type="string">
            <text:p>0.975]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stant</text:p>
          </table:table-cell>
          <table:table-cell table:style-name="ce12" table:formula="of:=[.B14]-[.K14]" office:value-type="float" office:value="0.000000339965986029256" calcext:value-type="float">
            <text:p>0.000000</text:p>
          </table:table-cell>
          <table:table-cell table:style-name="ce12" table:formula="of:=[.C14]-[.L14]" office:value-type="float" office:value="0.000000299000000314464" calcext:value-type="float">
            <text:p>0.000000</text:p>
          </table:table-cell>
          <table:table-cell table:style-name="ce12" table:formula="of:=[.D14]-[.M14]" office:value-type="float" office:value="0.000000351228485406807" calcext:value-type="float">
            <text:p>0.000000</text:p>
          </table:table-cell>
          <table:table-cell table:style-name="ce12" table:formula="of:=[.E14]-[.N14]" office:value-type="float" office:value="4.22999999837055E-016" calcext:value-type="float">
            <text:p>0.000000</text:p>
          </table:table-cell>
          <table:table-cell table:style-name="ce12" table:formula="of:=[.F14]-[.O14]" office:value-type="float" office:value="0.000000130000000098107" calcext:value-type="float">
            <text:p>0.000000</text:p>
          </table:table-cell>
          <table:table-cell table:style-name="ce12" table:formula="of:=[.G14]-[.P14]" office:value-type="float" office:value="-0.000000449999999929673" calcext:value-type="float">
            <text:p>0.000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algdp</text:p>
          </table:table-cell>
          <table:table-cell table:style-name="ce13" table:formula="of:=[.B15]-[.K15]" office:value-type="float" office:value="0.000000160290310420586" calcext:value-type="float">
            <text:p>0.000000</text:p>
          </table:table-cell>
          <table:table-cell table:style-name="ce13" table:formula="of:=[.C15]-[.L15]" office:value-type="float" office:value="-0.000000197055399999975" calcext:value-type="float">
            <text:p>0.000000</text:p>
          </table:table-cell>
          <table:table-cell table:style-name="ce13" table:formula="of:=[.D15]-[.M15]" office:value-type="float" office:value="0.000000115181695292677" calcext:value-type="float">
            <text:p>0.000000</text:p>
          </table:table-cell>
          <table:table-cell table:style-name="ce13" table:formula="of:=[.E15]-[.N15]" office:value-type="float" office:value="-4.704738E-068" calcext:value-type="float">
            <text:p>0.000000</text:p>
          </table:table-cell>
          <table:table-cell table:style-name="ce13" table:formula="of:=[.F15]-[.O15]" office:value-type="float" office:value="-0.000000498820000000011" calcext:value-type="float">
            <text:p>0.000000</text:p>
          </table:table-cell>
          <table:table-cell table:style-name="ce13" table:formula="of:=[.G15]-[.P15]" office:value-type="float" office:value="-0.000000180600000001738" calcext:value-type="float">
            <text:p>0.000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lcons</text:p>
          </table:table-cell>
          <table:table-cell table:style-name="ce12" table:formula="of:=[.B16]-[.K16]" office:value-type="float" office:value="-0.0000000882065156679324" calcext:value-type="float">
            <text:p>0.000000</text:p>
          </table:table-cell>
          <table:table-cell table:style-name="ce12" table:formula="of:=[.C16]-[.L16]" office:value-type="float" office:value="-0.000000337075700000081" calcext:value-type="float">
            <text:p>0.000000</text:p>
          </table:table-cell>
          <table:table-cell table:style-name="ce12" table:formula="of:=[.D16]-[.M16]" office:value-type="float" office:value="0.000000217188489415321" calcext:value-type="float">
            <text:p>0.000000</text:p>
          </table:table-cell>
          <table:table-cell table:style-name="ce12" table:formula="of:=[.E16]-[.N16]" office:value-type="float" office:value="-1.991447E-019" calcext:value-type="float">
            <text:p>0.000000</text:p>
          </table:table-cell>
          <table:table-cell table:style-name="ce12" table:formula="of:=[.F16]-[.O16]" office:value-type="float" office:value="-0.000000379928999999328" calcext:value-type="float">
            <text:p>0.000000</text:p>
          </table:table-cell>
          <table:table-cell table:style-name="ce12" table:formula="of:=[.G16]-[.P16]" office:value-type="float" office:value="0.000000203519999998625" calcext:value-type="float">
            <text:p>0.000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algovt</text:p>
          </table:table-cell>
          <table:table-cell table:style-name="ce13" table:formula="of:=[.B17]-[.K17]" office:value-type="float" office:value="0.000000415187166220594" calcext:value-type="float">
            <text:p>0.000000</text:p>
          </table:table-cell>
          <table:table-cell table:style-name="ce13" table:formula="of:=[.C17]-[.L17]" office:value-type="float" office:value="0.000000235785399999933" calcext:value-type="float">
            <text:p>0.000000</text:p>
          </table:table-cell>
          <table:table-cell table:style-name="ce13" table:formula="of:=[.D17]-[.M17]" office:value-type="float" office:value="-0.0000000465137173222274" calcext:value-type="float">
            <text:p>0.000000</text:p>
          </table:table-cell>
          <table:table-cell table:style-name="ce13" table:formula="of:=[.E17]-[.N17]" office:value-type="float" office:value="0.000000000000244000000461592" calcext:value-type="float">
            <text:p>0.000000</text:p>
          </table:table-cell>
          <table:table-cell table:style-name="ce13" table:formula="of:=[.F17]-[.O17]" office:value-type="float" office:value="0.000000267046000000659" calcext:value-type="float">
            <text:p>0.000000</text:p>
          </table:table-cell>
          <table:table-cell table:style-name="ce13" table:formula="of:=[.G17]-[.P17]" office:value-type="float" office:value="-0.00000043667200000006" calcext:value-type="float">
            <text:p>0.000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aldpi</text:p>
          </table:table-cell>
          <table:table-cell table:style-name="ce12" table:formula="of:=[.B18]-[.K18]" office:value-type="float" office:value="0.000000399774036994541" calcext:value-type="float">
            <text:p>0.000000</text:p>
          </table:table-cell>
          <table:table-cell table:style-name="ce12" table:formula="of:=[.C18]-[.L18]" office:value-type="float" office:value="-0.0000000973005000000013" calcext:value-type="float">
            <text:p>0.000000</text:p>
          </table:table-cell>
          <table:table-cell table:style-name="ce12" table:formula="of:=[.D18]-[.M18]" office:value-type="float" office:value="0.000000141588873070475" calcext:value-type="float">
            <text:p>0.000000</text:p>
          </table:table-cell>
          <table:table-cell table:style-name="ce12" table:formula="of:=[.E18]-[.N18]" office:value-type="float" office:value="-0.000000000000560000003725462" calcext:value-type="float">
            <text:p>0.000000</text:p>
          </table:table-cell>
          <table:table-cell table:style-name="ce12" table:formula="of:=[.F18]-[.O18]" office:value-type="float" office:value="0.000000354589999999964" calcext:value-type="float">
            <text:p>0.000000</text:p>
          </table:table-cell>
          <table:table-cell table:style-name="ce12" table:formula="of:=[.G18]-[.P18]" office:value-type="float" office:value="0.000000444958000000127" calcext:value-type="float">
            <text:p>0.000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pi</text:p>
          </table:table-cell>
          <table:table-cell table:style-name="ce13" table:formula="of:=[.B19]-[.K19]" office:value-type="float" office:value="-0.000000332422072799043" calcext:value-type="float">
            <text:p>0.000000</text:p>
          </table:table-cell>
          <table:table-cell table:style-name="ce13" table:formula="of:=[.C19]-[.L19]" office:value-type="float" office:value="-0.000000236242999999275" calcext:value-type="float">
            <text:p>0.000000</text:p>
          </table:table-cell>
          <table:table-cell table:style-name="ce13" table:formula="of:=[.D19]-[.M19]" office:value-type="float" office:value="0.000000147978099107604" calcext:value-type="float">
            <text:p>0.000000</text:p>
          </table:table-cell>
          <table:table-cell table:style-name="ce13" table:formula="of:=[.E19]-[.N19]" office:value-type="float" office:value="-1.972339E-028" calcext:value-type="float">
            <text:p>0.000000</text:p>
          </table:table-cell>
          <table:table-cell table:style-name="ce13" table:formula="of:=[.F19]-[.O19]" office:value-type="float" office:value="0.000000050130000012194" calcext:value-type="float">
            <text:p>0.000000</text:p>
          </table:table-cell>
          <table:table-cell table:style-name="ce13" table:formula="of:=[.G19]-[.P19]" office:value-type="float" office:value="0.000000285019999990421" calcext:value-type="float">
            <text:p>0.000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1</text:p>
          </table:table-cell>
          <table:table-cell table:style-name="ce12" table:formula="of:=[.B20]-[.K20]" office:value-type="float" office:value="0.000000275737351266951" calcext:value-type="float">
            <text:p>0.000000</text:p>
          </table:table-cell>
          <table:table-cell table:style-name="ce12" table:formula="of:=[.C20]-[.L20]" office:value-type="float" office:value="0.000000365410699999943" calcext:value-type="float">
            <text:p>0.000000</text:p>
          </table:table-cell>
          <table:table-cell table:style-name="ce12" table:formula="of:=[.D20]-[.M20]" office:value-type="float" office:value="-0.000000235379358670684" calcext:value-type="float">
            <text:p>0.000000</text:p>
          </table:table-cell>
          <table:table-cell table:style-name="ce12" table:formula="of:=[.E20]-[.N20]" office:value-type="float" office:value="0.000000000000398000000173193" calcext:value-type="float">
            <text:p>0.000000</text:p>
          </table:table-cell>
          <table:table-cell table:style-name="ce12" table:formula="of:=[.F20]-[.O20]" office:value-type="float" office:value="-0.000000350418999999283" calcext:value-type="float">
            <text:p>0.000000</text:p>
          </table:table-cell>
          <table:table-cell table:style-name="ce12" table:formula="of:=[.G20]-[.P20]" office:value-type="float" office:value="-0.0000000981070000000313" calcext:value-type="float">
            <text:p>0.000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</text:p>
          </table:table-cell>
          <table:table-cell table:style-name="ce13" table:formula="of:=[.B21]-[.K21]" office:value-type="float" office:value="-0.000000380230061186593" calcext:value-type="float">
            <text:p>0.000000</text:p>
          </table:table-cell>
          <table:table-cell table:style-name="ce13" table:formula="of:=[.C21]-[.L21]" office:value-type="float" office:value="-0.000000305280000004876" calcext:value-type="float">
            <text:p>0.000000</text:p>
          </table:table-cell>
          <table:table-cell table:style-name="ce13" table:formula="of:=[.D21]-[.M21]" office:value-type="float" office:value="0.000000395885212611802" calcext:value-type="float">
            <text:p>0.000000</text:p>
          </table:table-cell>
          <table:table-cell table:style-name="ce13" table:formula="of:=[.E21]-[.N21]" office:value-type="float" office:value="-3.691092E-021" calcext:value-type="float">
            <text:p>0.000000</text:p>
          </table:table-cell>
          <table:table-cell table:style-name="ce13" table:formula="of:=[.F21]-[.O21]" office:value-type="float" office:value="0.000000047300000027839" calcext:value-type="float">
            <text:p>0.000000</text:p>
          </table:table-cell>
          <table:table-cell table:style-name="ce13" table:formula="of:=[.G21]-[.P21]" office:value-type="float" office:value="0.000000192300000007029" calcext:value-type="float">
            <text:p>0.0000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Omnibus:</text:p>
          </table:table-cell>
          <table:table-cell table:style-name="ce13" table:formula="of:=[.B23]-[.K23]" office:value-type="float" office:value="0.000000000317718962250524" calcext:value-type="float">
            <text:p>0.000000</text:p>
          </table:table-cell>
          <table:table-cell table:style-name="ce2" office:value-type="string" calcext:value-type="string">
            <text:p>Durbin-Watson:</text:p>
          </table:table-cell>
          <table:table-cell table:style-name="ce13" table:formula="of:=[.D23]-[.M23]" office:value-type="float" office:value="-0.00000000000083100193393193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ob(Omnibus):</text:p>
          </table:table-cell>
          <table:table-cell table:style-name="ce12" table:formula="of:=[.B24]-[.K24]" office:value-type="float" office:value="-0.00000000010578993236976" calcext:value-type="float">
            <text:p>0.000000</text:p>
          </table:table-cell>
          <table:table-cell table:style-name="ce3" office:value-type="string" calcext:value-type="string">
            <text:p>Jarque-Bera (JB):</text:p>
          </table:table-cell>
          <table:table-cell table:style-name="ce12" table:formula="of:=[.D24]-[.M24]" office:value-type="float" office:value="0.000000000227708990552244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kew:</text:p>
          </table:table-cell>
          <table:table-cell table:style-name="ce13" table:formula="of:=[.B25]-[.K25]" office:value-type="float" office:value="0.0000000000620686974039941" calcext:value-type="float">
            <text:p>0.000000</text:p>
          </table:table-cell>
          <table:table-cell table:style-name="ce2" office:value-type="string" calcext:value-type="string">
            <text:p>Prob(JB):</text:p>
          </table:table-cell>
          <table:table-cell table:style-name="ce13" table:formula="of:=[.D25]-[.M25]" office:value-type="float" office:value="-0.000000000139872113891215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urtosis:</text:p>
          </table:table-cell>
          <table:table-cell table:style-name="ce12" table:formula="of:=[.B26]-[.K26]" office:value-type="float" office:value="0.000000000516970022346186" calcext:value-type="float">
            <text:p>0.000000</text:p>
          </table:table-cell>
          <table:table-cell table:style-name="ce3" office:value-type="string" calcext:value-type="string">
            <text:p>Cond. No.</text:p>
          </table:table-cell>
          <table:table-cell table:style-name="ce14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2">
        <table:table-column table:style-name="co6" table:number-columns-repeated="1024" table:default-cell-style-name="Default"/>
        <table:table-row table:style-name="ro1">
          <table:table-cell table:style-name="ce21" office:value-type="string" calcext:value-type="string">
            <text:p>Signicance: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5"/>
          <table:table-cell table:style-name="ce21" office:value-type="string" calcext:value-type="string">
            <text:p>y_bar:</text:p>
          </table:table-cell>
          <table:table-cell table:style-name="ce28" table:formula="of:=AVERAGE([.I14:.I216])" office:value-type="float" office:value="5.884729064" calcext:value-type="float">
            <text:p>5.884729064</text:p>
          </table:table-cell>
          <table:table-cell table:number-columns-repeated="2"/>
          <table:table-cell table:style-name="ce21" office:value-type="string" calcext:value-type="string">
            <text:p>SSE:</text:p>
          </table:table-cell>
          <table:table-cell table:style-name="ce28" table:formula="of:=SUM([.M14:.M216])" office:value-type="float" office:value="53.1074582" calcext:value-type="float">
            <text:p>53.1074582</text:p>
          </table:table-cell>
          <table:table-cell/>
          <table:table-cell table:style-name="ce21" office:value-type="string" calcext:value-type="string">
            <text:p>SST:</text:p>
          </table:table-cell>
          <table:table-cell table:style-name="ce28" table:formula="of:=SUM([.P14:.P216])" office:value-type="float" office:value="429.7426601" calcext:value-type="float">
            <text:p>429.7426601</text:p>
          </table:table-cell>
          <table:table-cell/>
          <table:table-cell table:style-name="ce21" office:value-type="string" calcext:value-type="string">
            <text:p>SSM:</text:p>
          </table:table-cell>
          <table:table-cell table:style-name="ce28" table:formula="of:=SUM([.S14:.S216])" office:value-type="float" office:value="376.6352019" calcext:value-type="float">
            <text:p>376.6352019</text:p>
          </table:table-cell>
          <table:table-cell/>
          <table:table-cell table:style-name="ce21" office:value-type="string" calcext:value-type="string">
            <text:p>SR3:</text:p>
          </table:table-cell>
          <table:table-cell table:style-name="ce28" table:formula="of:=SUM([.V14:.V216])" office:value-type="float" office:value="1.539280603" calcext:value-type="float">
            <text:p>1.539280603</text:p>
          </table:table-cell>
          <table:table-cell/>
          <table:table-cell table:style-name="ce21" office:value-type="string" calcext:value-type="string">
            <text:p>SR4:</text:p>
          </table:table-cell>
          <table:table-cell table:style-name="ce28" table:formula="of:=SUM([.Y14:.Y216])" office:value-type="float" office:value="43.1561938" calcext:value-type="float">
            <text:p>43.1561938</text:p>
          </table:table-cell>
          <table:table-cell/>
          <table:table-cell table:style-name="ce21" office:value-type="string" calcext:value-type="string">
            <text:p>SSDR:</text:p>
          </table:table-cell>
          <table:table-cell table:style-name="ce28" table:formula="of:=SUM([.AB15:.AB216])" office:value-type="float" office:value="41.3688093" calcext:value-type="float">
            <text:p>41.3688093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Critical T:</text:p>
          </table:table-cell>
          <table:table-cell table:style-name="ce25" table:formula="of:=-COM.MICROSOFT.T.INV((1-significance)/2;dfr)" office:value-type="float" office:value="1.972204051" calcext:value-type="float">
            <text:p>1.972204051</text:p>
          </table:table-cell>
          <table:table-cell table:number-columns-repeated="9"/>
          <table:table-cell table:style-name="ce21" office:value-type="string" calcext:value-type="string">
            <text:p>MSE:</text:p>
          </table:table-cell>
          <table:table-cell table:style-name="ce28" table:formula="of:=sse/dfr" office:value-type="float" office:value="0.2723459395" calcext:value-type="float">
            <text:p>0.2723459395</text:p>
          </table:table-cell>
          <table:table-cell table:number-columns-repeated="4"/>
          <table:table-cell table:style-name="ce21" office:value-type="string" calcext:value-type="string">
            <text:p>MSM:</text:p>
          </table:table-cell>
          <table:table-cell table:style-name="ce28" table:formula="of:=[.S1]/dfm" office:value-type="float" office:value="53.80502884" calcext:value-type="float">
            <text:p>53.80502884</text:p>
          </table:table-cell>
          <table:table-cell/>
          <table:table-cell table:style-name="ce21" office:value-type="string" calcext:value-type="string">
            <text:p>sdev(r)^3:</text:p>
          </table:table-cell>
          <table:table-cell table:style-name="ce28" table:formula="of:=COM.MICROSOFT.STDEV.P([.$L$14:.$L$216])^3" office:value-type="float" office:value="0.1338101991" calcext:value-type="float">
            <text:p>0.1338101991</text:p>
          </table:table-cell>
          <table:table-cell/>
          <table:table-cell table:style-name="ce21" office:value-type="string" calcext:value-type="string">
            <text:p>sdev(r)^4:</text:p>
          </table:table-cell>
          <table:table-cell table:style-name="ce28" table:formula="of:=COM.MICROSOFT.STDEV.P([.$L$14:.$L$216])^4" office:value-type="float" office:value="0.06844141125" calcext:value-type="float">
            <text:p>0.06844141125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1" office:value-type="string" calcext:value-type="string">
            <text:p>c:</text:p>
          </table:table-cell>
          <table:table-cell table:style-name="ce28" table:formula="of:=3*(n^2+27*n-70)*(n+1)*(n+3)/((n-2)*(n+5)*(n+7)*(n+9))" office:value-type="float" office:value="3.157739965" calcext:value-type="float">
            <text:p>3.157739965</text:p>
          </table:table-cell>
          <table:table-cell/>
          <table:table-cell table:style-name="ce21" office:value-type="string" calcext:value-type="string">
            <text:p>d:</text:p>
          </table:table-cell>
          <table:table-cell table:style-name="ce28" table:formula="of:=SQRT(((n+1)^2*(n+3)*(n+5))/(24*n*(n-2)*(n-3)))" office:value-type="float" office:value="3.017371464" calcext:value-type="float">
            <text:p>3.017371464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1" office:value-type="string" calcext:value-type="string">
            <text:p>w2:</text:p>
          </table:table-cell>
          <table:table-cell table:style-name="ce28" table:formula="of:=-1+SQRT(2*(c_-1))" office:value-type="float" office:value="1.077373325" calcext:value-type="float">
            <text:p>1.077373325</text:p>
          </table:table-cell>
          <table:table-cell/>
          <table:table-cell table:style-name="ce21" office:value-type="string" calcext:value-type="string">
            <text:p>e:</text:p>
          </table:table-cell>
          <table:table-cell table:style-name="ce28" table:formula="of:=(6*(n^2-5*n+2))/((n+7)*(n+9))*SQRT((6*(n+3)*(n+5))/(n*(n-2)*(n-3)))" office:value-type="float" office:value="0.961521035" calcext:value-type="float">
            <text:p>0.961521035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1" office:value-type="string" calcext:value-type="string">
            <text:p>a:</text:p>
          </table:table-cell>
          <table:table-cell table:style-name="ce28" table:formula="of:=SQRT((w_2-1)/2)" office:value-type="float" office:value="0.1966892532" calcext:value-type="float">
            <text:p>0.1966892532</text:p>
          </table:table-cell>
          <table:table-cell/>
          <table:table-cell table:style-name="ce21" office:value-type="string" calcext:value-type="string">
            <text:p>f:</text:p>
          </table:table-cell>
          <table:table-cell table:style-name="ce28" table:formula="of:=6+(8/e)*(2/e+SQRT(1+4/e^2))" office:value-type="float" office:value="42.50858165" calcext:value-type="float">
            <text:p>42.50858165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1" office:value-type="string" calcext:value-type="string">
            <text:p>b:</text:p>
          </table:table-cell>
          <table:table-cell table:style-name="ce28" table:formula="of:=1/SQRT(LN(SQRT(w_2)))" office:value-type="float" office:value="5.180374698" calcext:value-type="float">
            <text:p>5.180374698</text:p>
          </table:table-cell>
          <table:table-cell/>
          <table:table-cell table:style-name="ce21" office:value-type="string" calcext:value-type="string">
            <text:p>g:</text:p>
          </table:table-cell>
          <table:table-cell table:style-name="ce28" table:formula="of:=d*(kurt-3*(n-1)/(n+1))*SQRT(2/(f-4))" office:value-type="float" office:value="0.09324663882" calcext:value-type="float">
            <text:p>0.09324663882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1" office:value-type="string" calcext:value-type="string">
            <text:p>mu:</text:p>
          </table:table-cell>
          <table:table-cell table:style-name="ce28" table:formula="of:=a*skew*SQRT(((n+1)*(n+3))/(6*(n-2)))" office:value-type="float" office:value="0.06579429128" calcext:value-type="float">
            <text:p>0.06579429128</text:p>
          </table:table-cell>
          <table:table-cell/>
          <table:table-cell table:style-name="ce21" office:value-type="string" calcext:value-type="string">
            <text:p>v:</text:p>
          </table:table-cell>
          <table:table-cell table:style-name="ce28" table:formula="of:=(1-(2/f))/(1+g)" office:value-type="float" office:value="0.8716703467" calcext:value-type="float">
            <text:p>0.8716703467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33"/>
          <table:table-cell table:number-columns-repeated="2"/>
          <table:table-cell table:style-name="ce21" office:value-type="string" calcext:value-type="string">
            <text:p>r:</text:p>
          </table:table-cell>
          <table:table-cell table:style-name="ce28" table:formula="of:=2/(9*f)" office:value-type="float" office:value="0.005227702587" calcext:value-type="float">
            <text:p>0.005227702587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33"/>
          <table:table-cell table:number-columns-repeated="2"/>
          <table:table-cell table:style-name="ce33"/>
          <table:table-cell table:number-columns-repeated="1000"/>
        </table:table-row>
        <table:table-row table:style-name="ro1">
          <table:table-cell table:number-columns-repeated="20"/>
          <table:table-cell table:style-name="ce21" office:value-type="string" calcext:value-type="string">
            <text:p>zs:</text:p>
          </table:table-cell>
          <table:table-cell table:style-name="ce28" table:formula="of:=b*LN(mu+SQRT(mu^2+1))" office:value-type="float" office:value="0.3405936506" calcext:value-type="float">
            <text:p>0.3405936506</text:p>
          </table:table-cell>
          <table:table-cell/>
          <table:table-cell table:style-name="ce21" office:value-type="string" calcext:value-type="string">
            <text:p>zk:</text:p>
          </table:table-cell>
          <table:table-cell table:style-name="ce28" table:formula="of:=(1-r_-v^(1/3))/SQRT(r_)" office:value-type="float" office:value="0.5466100575" calcext:value-type="float">
            <text:p>0.5466100575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8" table:number-rows-spanned="1">
            <text:p>X</text:p>
          </table:table-cell>
          <table:covered-table-cell table:number-columns-repeated="7"/>
          <table:table-cell table:style-name="ce29" office:value-type="string" calcext:value-type="string">
            <text:p>y</text:p>
          </table:table-cell>
          <table:table-cell/>
          <table:table-cell table:style-name="ce30" office:value-type="string" calcext:value-type="string">
            <text:p>y_hat</text:p>
          </table:table-cell>
          <table:table-cell table:style-name="ce30" office:value-type="string" calcext:value-type="string">
            <text:p>error</text:p>
          </table:table-cell>
          <table:table-cell table:style-name="ce30" office:value-type="string" calcext:value-type="string">
            <text:p>error^2</text:p>
          </table:table-cell>
          <table:table-cell table:number-columns-repeated="2"/>
          <table:table-cell table:style-name="ce30" office:value-type="string" calcext:value-type="string">
            <text:p>(y-y_bar)^2</text:p>
          </table:table-cell>
          <table:table-cell table:number-columns-repeated="2"/>
          <table:table-cell table:style-name="ce30" office:value-type="string" calcext:value-type="string">
            <text:p>(y_hat - y_bar)^2</text:p>
          </table:table-cell>
          <table:table-cell table:number-columns-repeated="2"/>
          <table:table-cell table:style-name="ce30" office:value-type="string" calcext:value-type="string">
            <text:p>error^3</text:p>
          </table:table-cell>
          <table:table-cell table:number-columns-repeated="2"/>
          <table:table-cell table:style-name="ce30" office:value-type="string" calcext:value-type="string">
            <text:p>error^4</text:p>
          </table:table-cell>
          <table:table-cell table:number-columns-repeated="2"/>
          <table:table-cell table:style-name="ce30" office:value-type="string" calcext:value-type="string">
            <text:p>diff_error^2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constant</text:p>
          </table:table-cell>
          <table:table-cell table:style-name="ce23" office:value-type="string" calcext:value-type="string">
            <text:p>realgdp</text:p>
          </table:table-cell>
          <table:table-cell table:style-name="ce23" office:value-type="string" calcext:value-type="string">
            <text:p>realcons</text:p>
          </table:table-cell>
          <table:table-cell table:style-name="ce23" office:value-type="string" calcext:value-type="string">
            <text:p>realgovt</text:p>
          </table:table-cell>
          <table:table-cell table:style-name="ce23" office:value-type="string" calcext:value-type="string">
            <text:p>realdpi</text:p>
          </table:table-cell>
          <table:table-cell table:style-name="ce23" office:value-type="string" calcext:value-type="string">
            <text:p>cpi</text:p>
          </table:table-cell>
          <table:table-cell table:style-name="ce23" office:value-type="string" calcext:value-type="string">
            <text:p>m1</text:p>
          </table:table-cell>
          <table:table-cell table:style-name="ce26" office:value-type="string" calcext:value-type="string">
            <text:p>pop</text:p>
          </table:table-cell>
          <table:table-cell table:style-name="ce26" office:value-type="string" calcext:value-type="string">
            <text:p>unemp</text:p>
          </table:table-cell>
          <table:table-cell/>
          <table:table-cell table:style-name="ce31" table:number-columns-repeated="3"/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34"/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10.349" calcext:value-type="float">
            <text:p>2710.349</text:p>
          </table:table-cell>
          <table:table-cell table:style-name="ce24" office:value-type="float" office:value="1707.4" calcext:value-type="float">
            <text:p>1707.4</text:p>
          </table:table-cell>
          <table:table-cell table:style-name="ce24" office:value-type="float" office:value="470.045" calcext:value-type="float">
            <text:p>470.045</text:p>
          </table:table-cell>
          <table:table-cell table:style-name="ce24" office:value-type="float" office:value="1886.9" calcext:value-type="float">
            <text:p>1886.9</text:p>
          </table:table-cell>
          <table:table-cell table:style-name="ce24" office:value-type="float" office:value="28.98" calcext:value-type="float">
            <text:p>28.98</text:p>
          </table:table-cell>
          <table:table-cell table:style-name="ce24" office:value-type="float" office:value="139.7" calcext:value-type="float">
            <text:p>139.7</text:p>
          </table:table-cell>
          <table:table-cell table:style-name="ce27" office:value-type="float" office:value="177.146" calcext:value-type="float">
            <text:p>177.146</text:p>
          </table:table-cell>
          <table:table-cell table:style-name="ce27" office:value-type="float" office:value="5.8" calcext:value-type="float">
            <text:p>5.8</text:p>
          </table:table-cell>
          <table:table-cell/>
          <table:table-cell table:style-name="ce32" table:number-matrix-columns-spanned="1" table:number-matrix-rows-spanned="1" table:formula="of:=MMULT([.A14:.H14];betas)" office:value-type="float" office:value="5.49904541880752" calcext:value-type="float">
            <text:p>5.49904541880752</text:p>
          </table:table-cell>
          <table:table-cell table:style-name="ce32" table:formula="of:=[.I14]-[.K14]" office:value-type="float" office:value="0.300954581192484" calcext:value-type="float">
            <text:p>0.300954581192484</text:p>
          </table:table-cell>
          <table:table-cell table:style-name="ce32" table:formula="of:=[.L14]^2" office:value-type="float" office:value="0.0905736599407436" calcext:value-type="float">
            <text:p>0.090573659940744</text:p>
          </table:table-cell>
          <table:table-cell table:number-columns-repeated="2"/>
          <table:table-cell table:style-name="ce32" table:formula="of:=([.I14]-ybar)^2" office:value-type="float" office:value="0.007179014293" calcext:value-type="float">
            <text:p>0.007179014293</text:p>
          </table:table-cell>
          <table:table-cell table:number-columns-repeated="2"/>
          <table:table-cell table:style-name="ce32" table:formula="of:=([.K14]-ybar)^2" office:value-type="float" office:value="0.1487518742" calcext:value-type="float">
            <text:p>0.1487518742</text:p>
          </table:table-cell>
          <table:table-cell table:number-columns-repeated="2"/>
          <table:table-cell table:style-name="ce32" table:formula="of:=[.L14]^3" office:value-type="float" office:value="0.027258557894537" calcext:value-type="float">
            <text:p>0.027258557894537</text:p>
          </table:table-cell>
          <table:table-cell table:number-columns-repeated="2"/>
          <table:table-cell table:style-name="ce32" table:formula="of:=[.L14]^4" office:value-type="float" office:value="0.00820358787506147" calcext:value-type="float">
            <text:p>0.008203587875061</text:p>
          </table:table-cell>
          <table:table-cell table:number-columns-repeated="2"/>
          <table:table-cell table:style-name="ce31"/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78.801" calcext:value-type="float">
            <text:p>2778.801</text:p>
          </table:table-cell>
          <table:table-cell table:style-name="ce24" office:value-type="float" office:value="1733.7" calcext:value-type="float">
            <text:p>1733.7</text:p>
          </table:table-cell>
          <table:table-cell table:style-name="ce24" office:value-type="float" office:value="481.301" calcext:value-type="float">
            <text:p>481.301</text:p>
          </table:table-cell>
          <table:table-cell table:style-name="ce24" office:value-type="float" office:value="1919.7" calcext:value-type="float">
            <text:p>1919.7</text:p>
          </table:table-cell>
          <table:table-cell table:style-name="ce24" office:value-type="float" office:value="29.15" calcext:value-type="float">
            <text:p>29.15</text:p>
          </table:table-cell>
          <table:table-cell table:style-name="ce24" office:value-type="float" office:value="141.7" calcext:value-type="float">
            <text:p>141.7</text:p>
          </table:table-cell>
          <table:table-cell table:style-name="ce27" office:value-type="float" office:value="177.83" calcext:value-type="float">
            <text:p>177.83</text:p>
          </table:table-cell>
          <table:table-cell table:style-name="ce27" office:value-type="float" office:value="5.1" calcext:value-type="float">
            <text:p>5.1</text:p>
          </table:table-cell>
          <table:table-cell/>
          <table:table-cell table:style-name="ce32" table:number-matrix-columns-spanned="1" table:number-matrix-rows-spanned="1" table:formula="of:=MMULT([.A15:.H15];betas)" office:value-type="float" office:value="5.13019748598924" calcext:value-type="float">
            <text:p>5.13019748598924</text:p>
          </table:table-cell>
          <table:table-cell table:style-name="ce32" table:formula="of:=[.I15]-[.K15]" office:value-type="float" office:value="-0.0301974859892429" calcext:value-type="float">
            <text:p>-0.030197485989243</text:p>
          </table:table-cell>
          <table:table-cell table:style-name="ce32" table:formula="of:=[.L15]^2" office:value-type="float" office:value="0.00091188816007052" calcext:value-type="float">
            <text:p>0.000911888160071</text:p>
          </table:table-cell>
          <table:table-cell table:number-columns-repeated="2"/>
          <table:table-cell table:style-name="ce32" table:formula="of:=([.I15]-ybar)^2" office:value-type="float" office:value="0.6157997039" calcext:value-type="float">
            <text:p>0.6157997039</text:p>
          </table:table-cell>
          <table:table-cell table:number-columns-repeated="2"/>
          <table:table-cell table:style-name="ce32" table:formula="of:=([.K15]-ybar)^2" office:value-type="float" office:value="0.5693179023" calcext:value-type="float">
            <text:p>0.5693179023</text:p>
          </table:table-cell>
          <table:table-cell table:number-columns-repeated="2"/>
          <table:table-cell table:style-name="ce32" table:formula="of:=[.L15]^3" office:value-type="float" office:value="-0.000027536729937486" calcext:value-type="float">
            <text:p>-2.7536729937486E-05</text:p>
          </table:table-cell>
          <table:table-cell table:number-columns-repeated="2"/>
          <table:table-cell table:style-name="ce32" table:formula="of:=[.L15]^4" office:value-type="float" office:value="0.000000831540016476798" calcext:value-type="float">
            <text:p>8.31540016476798E-07</text:p>
          </table:table-cell>
          <table:table-cell table:number-columns-repeated="2"/>
          <table:table-cell table:style-name="ce32" table:formula="of:=([.L15]-[.L14])^2" office:value-type="float" office:value="0.109661691598731" calcext:value-type="float">
            <text:p>0.10966169159873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75.488" calcext:value-type="float">
            <text:p>2775.488</text:p>
          </table:table-cell>
          <table:table-cell table:style-name="ce24" office:value-type="float" office:value="1751.8" calcext:value-type="float">
            <text:p>1751.8</text:p>
          </table:table-cell>
          <table:table-cell table:style-name="ce24" office:value-type="float" office:value="491.26" calcext:value-type="float">
            <text:p>491.26</text:p>
          </table:table-cell>
          <table:table-cell table:style-name="ce24" office:value-type="float" office:value="1916.4" calcext:value-type="float">
            <text:p>1916.4</text:p>
          </table:table-cell>
          <table:table-cell table:style-name="ce24" office:value-type="float" office:value="29.35" calcext:value-type="float">
            <text:p>29.35</text:p>
          </table:table-cell>
          <table:table-cell table:style-name="ce24" office:value-type="float" office:value="140.5" calcext:value-type="float">
            <text:p>140.5</text:p>
          </table:table-cell>
          <table:table-cell table:style-name="ce27" office:value-type="float" office:value="178.657" calcext:value-type="float">
            <text:p>178.657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6:.H16];betas)" office:value-type="float" office:value="5.46387389718468" calcext:value-type="float">
            <text:p>5.46387389718468</text:p>
          </table:table-cell>
          <table:table-cell table:style-name="ce32" table:formula="of:=[.I16]-[.K16]" office:value-type="float" office:value="-0.16387389718468" calcext:value-type="float">
            <text:p>-0.16387389718468</text:p>
          </table:table-cell>
          <table:table-cell table:style-name="ce32" table:formula="of:=[.L16]^2" office:value-type="float" office:value="0.0268546541784951" calcext:value-type="float">
            <text:p>0.026854654178495</text:p>
          </table:table-cell>
          <table:table-cell table:number-columns-repeated="2"/>
          <table:table-cell table:style-name="ce32" table:formula="of:=([.I16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6]-ybar)^2" office:value-type="float" office:value="0.1771190715" calcext:value-type="float">
            <text:p>0.1771190715</text:p>
          </table:table-cell>
          <table:table-cell table:number-columns-repeated="2"/>
          <table:table-cell table:style-name="ce32" table:formula="of:=[.L16]^3" office:value-type="float" office:value="-0.00440077683777684" calcext:value-type="float">
            <text:p>-0.004400776837777</text:p>
          </table:table-cell>
          <table:table-cell table:number-columns-repeated="2"/>
          <table:table-cell table:style-name="ce32" table:formula="of:=[.L16]^4" office:value-type="float" office:value="0.000721172451046564" calcext:value-type="float">
            <text:p>0.000721172451047</text:p>
          </table:table-cell>
          <table:table-cell table:number-columns-repeated="2"/>
          <table:table-cell table:style-name="ce32" table:formula="of:=([.L16]-[.L15])^2" office:value-type="float" office:value="0.0178693829100916" calcext:value-type="float">
            <text:p>0.01786938291009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85.204" calcext:value-type="float">
            <text:p>2785.204</text:p>
          </table:table-cell>
          <table:table-cell table:style-name="ce24" office:value-type="float" office:value="1753.7" calcext:value-type="float">
            <text:p>1753.7</text:p>
          </table:table-cell>
          <table:table-cell table:style-name="ce24" office:value-type="float" office:value="484.052" calcext:value-type="float">
            <text:p>484.052</text:p>
          </table:table-cell>
          <table:table-cell table:style-name="ce24" office:value-type="float" office:value="1931.3" calcext:value-type="float">
            <text:p>1931.3</text:p>
          </table:table-cell>
          <table:table-cell table:style-name="ce24" office:value-type="float" office:value="29.37" calcext:value-type="float">
            <text:p>29.37</text:p>
          </table:table-cell>
          <table:table-cell table:style-name="ce24" office:value-type="float" office:value="140" calcext:value-type="float">
            <text:p>140</text:p>
          </table:table-cell>
          <table:table-cell table:style-name="ce27" office:value-type="float" office:value="179.386" calcext:value-type="float">
            <text:p>179.386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17:.H17];betas)" office:value-type="float" office:value="5.57455225123217" calcext:value-type="float">
            <text:p>5.57455225123217</text:p>
          </table:table-cell>
          <table:table-cell table:style-name="ce32" table:formula="of:=[.I17]-[.K17]" office:value-type="float" office:value="0.0254477487678297" calcext:value-type="float">
            <text:p>0.02544774876783</text:p>
          </table:table-cell>
          <table:table-cell table:style-name="ce32" table:formula="of:=[.L17]^2" office:value-type="float" office:value="0.00064758791735058" calcext:value-type="float">
            <text:p>0.000647587917351</text:p>
          </table:table-cell>
          <table:table-cell table:number-columns-repeated="2"/>
          <table:table-cell table:style-name="ce32" table:formula="of:=([.I17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17]-ybar)^2" office:value-type="float" office:value="0.0962096552" calcext:value-type="float">
            <text:p>0.0962096552</text:p>
          </table:table-cell>
          <table:table-cell table:number-columns-repeated="2"/>
          <table:table-cell table:style-name="ce32" table:formula="of:=[.L17]^3" office:value-type="float" office:value="0.0000164796546258196" calcext:value-type="float">
            <text:p>1.64796546258196E-05</text:p>
          </table:table-cell>
          <table:table-cell table:number-columns-repeated="2"/>
          <table:table-cell table:style-name="ce32" table:formula="of:=[.L17]^4" office:value-type="float" office:value="0.000000419370110698462" calcext:value-type="float">
            <text:p>4.19370110698462E-07</text:p>
          </table:table-cell>
          <table:table-cell table:number-columns-repeated="2"/>
          <table:table-cell table:style-name="ce32" table:formula="of:=([.L17]-[.L16])^2" office:value-type="float" office:value="0.0358426856261675" calcext:value-type="float">
            <text:p>0.03584268562616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47.699" calcext:value-type="float">
            <text:p>2847.699</text:p>
          </table:table-cell>
          <table:table-cell table:style-name="ce24" office:value-type="float" office:value="1770.5" calcext:value-type="float">
            <text:p>1770.5</text:p>
          </table:table-cell>
          <table:table-cell table:style-name="ce24" office:value-type="float" office:value="462.199" calcext:value-type="float">
            <text:p>462.199</text:p>
          </table:table-cell>
          <table:table-cell table:style-name="ce24" office:value-type="float" office:value="1955.5" calcext:value-type="float">
            <text:p>1955.5</text:p>
          </table:table-cell>
          <table:table-cell table:style-name="ce24" office:value-type="float" office:value="29.54" calcext:value-type="float">
            <text:p>29.54</text:p>
          </table:table-cell>
          <table:table-cell table:style-name="ce24" office:value-type="float" office:value="139.6" calcext:value-type="float">
            <text:p>139.6</text:p>
          </table:table-cell>
          <table:table-cell table:style-name="ce27" office:value-type="float" office:value="180.007" calcext:value-type="float">
            <text:p>180.007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18:.H18];betas)" office:value-type="float" office:value="5.26220413022265" calcext:value-type="float">
            <text:p>5.26220413022265</text:p>
          </table:table-cell>
          <table:table-cell table:style-name="ce32" table:formula="of:=[.I18]-[.K18]" office:value-type="float" office:value="-0.062204130222649" calcext:value-type="float">
            <text:p>-0.062204130222649</text:p>
          </table:table-cell>
          <table:table-cell table:style-name="ce32" table:formula="of:=[.L18]^2" office:value-type="float" office:value="0.00386935381675628" calcext:value-type="float">
            <text:p>0.003869353816756</text:p>
          </table:table-cell>
          <table:table-cell table:number-columns-repeated="2"/>
          <table:table-cell table:style-name="ce32" table:formula="of:=([.I18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18]-ybar)^2" office:value-type="float" office:value="0.3875372932" calcext:value-type="float">
            <text:p>0.3875372932</text:p>
          </table:table-cell>
          <table:table-cell table:number-columns-repeated="2"/>
          <table:table-cell table:style-name="ce32" table:formula="of:=[.L18]^3" office:value-type="float" office:value="-0.000240689788695012" calcext:value-type="float">
            <text:p>-0.000240689788695</text:p>
          </table:table-cell>
          <table:table-cell table:number-columns-repeated="2"/>
          <table:table-cell table:style-name="ce32" table:formula="of:=[.L18]^4" office:value-type="float" office:value="0.0000149718989592464" calcext:value-type="float">
            <text:p>1.49718989592464E-05</text:p>
          </table:table-cell>
          <table:table-cell table:number-columns-repeated="2"/>
          <table:table-cell table:style-name="ce32" table:formula="of:=([.L18]-[.L17])^2" office:value-type="float" office:value="0.00768285189056153" calcext:value-type="float">
            <text:p>0.00768285189056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34.39" calcext:value-type="float">
            <text:p>2834.39</text:p>
          </table:table-cell>
          <table:table-cell table:style-name="ce24" office:value-type="float" office:value="1792.9" calcext:value-type="float">
            <text:p>1792.9</text:p>
          </table:table-cell>
          <table:table-cell table:style-name="ce24" office:value-type="float" office:value="460.4" calcext:value-type="float">
            <text:p>460.4</text:p>
          </table:table-cell>
          <table:table-cell table:style-name="ce24" office:value-type="float" office:value="1966.1" calcext:value-type="float">
            <text:p>1966.1</text:p>
          </table:table-cell>
          <table:table-cell table:style-name="ce24" office:value-type="float" office:value="29.55" calcext:value-type="float">
            <text:p>29.55</text:p>
          </table:table-cell>
          <table:table-cell table:style-name="ce24" office:value-type="float" office:value="140.2" calcext:value-type="float">
            <text:p>140.2</text:p>
          </table:table-cell>
          <table:table-cell table:style-name="ce27" office:value-type="float" office:value="180.671" calcext:value-type="float">
            <text:p>180.671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19:.H19];betas)" office:value-type="float" office:value="5.77397261042147" calcext:value-type="float">
            <text:p>5.77397261042147</text:p>
          </table:table-cell>
          <table:table-cell table:style-name="ce32" table:formula="of:=[.I19]-[.K19]" office:value-type="float" office:value="-0.57397261042147" calcext:value-type="float">
            <text:p>-0.57397261042147</text:p>
          </table:table-cell>
          <table:table-cell table:style-name="ce32" table:formula="of:=[.L19]^2" office:value-type="float" office:value="0.329444557514037" calcext:value-type="float">
            <text:p>0.329444557514037</text:p>
          </table:table-cell>
          <table:table-cell table:number-columns-repeated="2"/>
          <table:table-cell table:style-name="ce32" table:formula="of:=([.I19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19]-ybar)^2" office:value-type="float" office:value="0.01226699202" calcext:value-type="float">
            <text:p>0.01226699202</text:p>
          </table:table-cell>
          <table:table-cell table:number-columns-repeated="2"/>
          <table:table-cell table:style-name="ce32" table:formula="of:=[.L19]^3" office:value-type="float" office:value="-0.189092152665478" calcext:value-type="float">
            <text:p>-0.189092152665478</text:p>
          </table:table-cell>
          <table:table-cell table:number-columns-repeated="2"/>
          <table:table-cell table:style-name="ce32" table:formula="of:=[.L19]^4" office:value-type="float" office:value="0.10853371647562" calcext:value-type="float">
            <text:p>0.10853371647562</text:p>
          </table:table-cell>
          <table:table-cell table:number-columns-repeated="2"/>
          <table:table-cell table:style-name="ce32" table:formula="of:=([.L19]-[.L18])^2" office:value-type="float" office:value="0.261906977325011" calcext:value-type="float">
            <text:p>0.26190697732501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39.022" calcext:value-type="float">
            <text:p>2839.022</text:p>
          </table:table-cell>
          <table:table-cell table:style-name="ce24" office:value-type="float" office:value="1785.8" calcext:value-type="float">
            <text:p>1785.8</text:p>
          </table:table-cell>
          <table:table-cell table:style-name="ce24" office:value-type="float" office:value="474.676" calcext:value-type="float">
            <text:p>474.676</text:p>
          </table:table-cell>
          <table:table-cell table:style-name="ce24" office:value-type="float" office:value="1967.8" calcext:value-type="float">
            <text:p>1967.8</text:p>
          </table:table-cell>
          <table:table-cell table:style-name="ce24" office:value-type="float" office:value="29.75" calcext:value-type="float">
            <text:p>29.75</text:p>
          </table:table-cell>
          <table:table-cell table:style-name="ce24" office:value-type="float" office:value="140.9" calcext:value-type="float">
            <text:p>140.9</text:p>
          </table:table-cell>
          <table:table-cell table:style-name="ce27" office:value-type="float" office:value="181.528" calcext:value-type="float">
            <text:p>181.528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20:.H20];betas)" office:value-type="float" office:value="5.79758107265486" calcext:value-type="float">
            <text:p>5.79758107265486</text:p>
          </table:table-cell>
          <table:table-cell table:style-name="ce32" table:formula="of:=[.I20]-[.K20]" office:value-type="float" office:value="-0.197581072654858" calcext:value-type="float">
            <text:p>-0.197581072654858</text:p>
          </table:table-cell>
          <table:table-cell table:style-name="ce32" table:formula="of:=[.L20]^2" office:value-type="float" office:value="0.0390382802714442" calcext:value-type="float">
            <text:p>0.039038280271444</text:p>
          </table:table-cell>
          <table:table-cell table:number-columns-repeated="2"/>
          <table:table-cell table:style-name="ce32" table:formula="of:=([.I20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20]-ybar)^2" office:value-type="float" office:value="0.007594772402" calcext:value-type="float">
            <text:p>0.007594772402</text:p>
          </table:table-cell>
          <table:table-cell table:number-columns-repeated="2"/>
          <table:table-cell table:style-name="ce32" table:formula="of:=[.L20]^3" office:value-type="float" office:value="-0.00771322529063291" calcext:value-type="float">
            <text:p>-0.007713225290633</text:p>
          </table:table-cell>
          <table:table-cell table:number-columns-repeated="2"/>
          <table:table-cell table:style-name="ce32" table:formula="of:=[.L20]^4" office:value-type="float" office:value="0.00152398732655183" calcext:value-type="float">
            <text:p>0.001523987326552</text:p>
          </table:table-cell>
          <table:table-cell table:number-columns-repeated="2"/>
          <table:table-cell table:style-name="ce32" table:formula="of:=([.L20]-[.L19])^2" office:value-type="float" office:value="0.141670589702315" calcext:value-type="float">
            <text:p>0.14167058970231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02.616" calcext:value-type="float">
            <text:p>2802.616</text:p>
          </table:table-cell>
          <table:table-cell table:style-name="ce24" office:value-type="float" office:value="1788.2" calcext:value-type="float">
            <text:p>1788.2</text:p>
          </table:table-cell>
          <table:table-cell table:style-name="ce24" office:value-type="float" office:value="476.434" calcext:value-type="float">
            <text:p>476.434</text:p>
          </table:table-cell>
          <table:table-cell table:style-name="ce24" office:value-type="float" office:value="1966.6" calcext:value-type="float">
            <text:p>1966.6</text:p>
          </table:table-cell>
          <table:table-cell table:style-name="ce24" office:value-type="float" office:value="29.84" calcext:value-type="float">
            <text:p>29.84</text:p>
          </table:table-cell>
          <table:table-cell table:style-name="ce24" office:value-type="float" office:value="141.1" calcext:value-type="float">
            <text:p>141.1</text:p>
          </table:table-cell>
          <table:table-cell table:style-name="ce27" office:value-type="float" office:value="182.287" calcext:value-type="float">
            <text:p>182.287</text:p>
          </table:table-cell>
          <table:table-cell table:style-name="ce27" office:value-type="float" office:value="6.3" calcext:value-type="float">
            <text:p>6.3</text:p>
          </table:table-cell>
          <table:table-cell/>
          <table:table-cell table:style-name="ce32" table:number-matrix-columns-spanned="1" table:number-matrix-rows-spanned="1" table:formula="of:=MMULT([.A21:.H21];betas)" office:value-type="float" office:value="6.38507706223524" calcext:value-type="float">
            <text:p>6.38507706223524</text:p>
          </table:table-cell>
          <table:table-cell table:style-name="ce32" table:formula="of:=[.I21]-[.K21]" office:value-type="float" office:value="-0.0850770622352437" calcext:value-type="float">
            <text:p>-0.085077062235244</text:p>
          </table:table-cell>
          <table:table-cell table:style-name="ce32" table:formula="of:=[.L21]^2" office:value-type="float" office:value="0.00723810651857953" calcext:value-type="float">
            <text:p>0.00723810651858</text:p>
          </table:table-cell>
          <table:table-cell table:number-columns-repeated="2"/>
          <table:table-cell table:style-name="ce32" table:formula="of:=([.I21]-ybar)^2" office:value-type="float" office:value="0.1724499503" calcext:value-type="float">
            <text:p>0.1724499503</text:p>
          </table:table-cell>
          <table:table-cell table:number-columns-repeated="2"/>
          <table:table-cell table:style-name="ce32" table:formula="of:=([.K21]-ybar)^2" office:value-type="float" office:value="0.2503481193" calcext:value-type="float">
            <text:p>0.2503481193</text:p>
          </table:table-cell>
          <table:table-cell table:number-columns-repeated="2"/>
          <table:table-cell table:style-name="ce32" table:formula="of:=[.L21]^3" office:value-type="float" office:value="-0.000615796838746514" calcext:value-type="float">
            <text:p>-0.000615796838747</text:p>
          </table:table-cell>
          <table:table-cell table:number-columns-repeated="2"/>
          <table:table-cell table:style-name="ce32" table:formula="of:=[.L21]^4" office:value-type="float" office:value="0.0000523901859743035" calcext:value-type="float">
            <text:p>5.23901859743035E-05</text:p>
          </table:table-cell>
          <table:table-cell table:number-columns-repeated="2"/>
          <table:table-cell table:style-name="ce32" table:formula="of:=([.L21]-[.L20])^2" office:value-type="float" office:value="0.0126571523604966" calcext:value-type="float">
            <text:p>0.01265715236049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19.264" calcext:value-type="float">
            <text:p>2819.264</text:p>
          </table:table-cell>
          <table:table-cell table:style-name="ce24" office:value-type="float" office:value="1787.7" calcext:value-type="float">
            <text:p>1787.7</text:p>
          </table:table-cell>
          <table:table-cell table:style-name="ce24" office:value-type="float" office:value="475.854" calcext:value-type="float">
            <text:p>475.854</text:p>
          </table:table-cell>
          <table:table-cell table:style-name="ce24" office:value-type="float" office:value="1984.5" calcext:value-type="float">
            <text:p>1984.5</text:p>
          </table:table-cell>
          <table:table-cell table:style-name="ce24" office:value-type="float" office:value="29.81" calcext:value-type="float">
            <text:p>29.81</text:p>
          </table:table-cell>
          <table:table-cell table:style-name="ce24" office:value-type="float" office:value="142.1" calcext:value-type="float">
            <text:p>142.1</text:p>
          </table:table-cell>
          <table:table-cell table:style-name="ce27" office:value-type="float" office:value="182.992" calcext:value-type="float">
            <text:p>182.992</text:p>
          </table:table-cell>
          <table:table-cell table:style-name="ce27" office:value-type="float" office:value="6.8" calcext:value-type="float">
            <text:p>6.8</text:p>
          </table:table-cell>
          <table:table-cell/>
          <table:table-cell table:style-name="ce32" table:number-matrix-columns-spanned="1" table:number-matrix-rows-spanned="1" table:formula="of:=MMULT([.A22:.H22];betas)" office:value-type="float" office:value="6.3698426076461" calcext:value-type="float">
            <text:p>6.3698426076461</text:p>
          </table:table-cell>
          <table:table-cell table:style-name="ce32" table:formula="of:=[.I22]-[.K22]" office:value-type="float" office:value="0.430157392353897" calcext:value-type="float">
            <text:p>0.430157392353897</text:p>
          </table:table-cell>
          <table:table-cell table:style-name="ce32" table:formula="of:=[.L22]^2" office:value-type="float" office:value="0.185035382196705" calcext:value-type="float">
            <text:p>0.185035382196705</text:p>
          </table:table-cell>
          <table:table-cell table:number-columns-repeated="2"/>
          <table:table-cell table:style-name="ce32" table:formula="of:=([.I22]-ybar)^2" office:value-type="float" office:value="0.8377208862" calcext:value-type="float">
            <text:p>0.8377208862</text:p>
          </table:table-cell>
          <table:table-cell table:number-columns-repeated="2"/>
          <table:table-cell table:style-name="ce32" table:formula="of:=([.K22]-ybar)^2" office:value-type="float" office:value="0.2353351502" calcext:value-type="float">
            <text:p>0.2353351502</text:p>
          </table:table-cell>
          <table:table-cell table:number-columns-repeated="2"/>
          <table:table-cell table:style-name="ce32" table:formula="of:=[.L22]^3" office:value-type="float" office:value="0.0795943374989413" calcext:value-type="float">
            <text:p>0.079594337498941</text:p>
          </table:table-cell>
          <table:table-cell table:number-columns-repeated="2"/>
          <table:table-cell table:style-name="ce32" table:formula="of:=[.L22]^4" office:value-type="float" office:value="0.0342380926646806" calcext:value-type="float">
            <text:p>0.034238092664681</text:p>
          </table:table-cell>
          <table:table-cell table:number-columns-repeated="2"/>
          <table:table-cell table:style-name="ce32" table:formula="of:=([.L22]-[.L21])^2" office:value-type="float" office:value="0.26546654319577" calcext:value-type="float">
            <text:p>0.2654665431957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72.005" calcext:value-type="float">
            <text:p>2872.005</text:p>
          </table:table-cell>
          <table:table-cell table:style-name="ce24" office:value-type="float" office:value="1814.3" calcext:value-type="float">
            <text:p>1814.3</text:p>
          </table:table-cell>
          <table:table-cell table:style-name="ce24" office:value-type="float" office:value="480.328" calcext:value-type="float">
            <text:p>480.328</text:p>
          </table:table-cell>
          <table:table-cell table:style-name="ce24" office:value-type="float" office:value="2014.4" calcext:value-type="float">
            <text:p>2014.4</text:p>
          </table:table-cell>
          <table:table-cell table:style-name="ce24" office:value-type="float" office:value="29.92" calcext:value-type="float">
            <text:p>29.92</text:p>
          </table:table-cell>
          <table:table-cell table:style-name="ce24" office:value-type="float" office:value="142.9" calcext:value-type="float">
            <text:p>142.9</text:p>
          </table:table-cell>
          <table:table-cell table:style-name="ce27" office:value-type="float" office:value="183.691" calcext:value-type="float">
            <text:p>183.691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32" table:number-matrix-columns-spanned="1" table:number-matrix-rows-spanned="1" table:formula="of:=MMULT([.A23:.H23];betas)" office:value-type="float" office:value="6.20026601225779" calcext:value-type="float">
            <text:p>6.20026601225779</text:p>
          </table:table-cell>
          <table:table-cell table:style-name="ce32" table:formula="of:=[.I23]-[.K23]" office:value-type="float" office:value="0.799733987742211" calcext:value-type="float">
            <text:p>0.799733987742211</text:p>
          </table:table-cell>
          <table:table-cell table:style-name="ce32" table:formula="of:=[.L23]^2" office:value-type="float" office:value="0.639574451150059" calcext:value-type="float">
            <text:p>0.639574451150059</text:p>
          </table:table-cell>
          <table:table-cell table:number-columns-repeated="2"/>
          <table:table-cell table:style-name="ce32" table:formula="of:=([.I23]-ybar)^2" office:value-type="float" office:value="1.243829261" calcext:value-type="float">
            <text:p>1.243829261</text:p>
          </table:table-cell>
          <table:table-cell table:number-columns-repeated="2"/>
          <table:table-cell table:style-name="ce32" table:formula="of:=([.K23]-ybar)^2" office:value-type="float" office:value="0.09956356569" calcext:value-type="float">
            <text:p>0.09956356569</text:p>
          </table:table-cell>
          <table:table-cell table:number-columns-repeated="2"/>
          <table:table-cell table:style-name="ce32" table:formula="of:=[.L23]^3" office:value-type="float" office:value="0.511489426276273" calcext:value-type="float">
            <text:p>0.511489426276273</text:p>
          </table:table-cell>
          <table:table-cell table:number-columns-repeated="2"/>
          <table:table-cell table:style-name="ce32" table:formula="of:=[.L23]^4" office:value-type="float" office:value="0.4090554785639" calcext:value-type="float">
            <text:p>0.4090554785639</text:p>
          </table:table-cell>
          <table:table-cell table:number-columns-repeated="2"/>
          <table:table-cell table:style-name="ce32" table:formula="of:=([.L23]-[.L22])^2" office:value-type="float" office:value="0.136586859858818" calcext:value-type="float">
            <text:p>0.13658685985881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18.419" calcext:value-type="float">
            <text:p>2918.419</text:p>
          </table:table-cell>
          <table:table-cell table:style-name="ce24" office:value-type="float" office:value="1823.1" calcext:value-type="float">
            <text:p>1823.1</text:p>
          </table:table-cell>
          <table:table-cell table:style-name="ce24" office:value-type="float" office:value="493.828" calcext:value-type="float">
            <text:p>493.828</text:p>
          </table:table-cell>
          <table:table-cell table:style-name="ce24" office:value-type="float" office:value="2041.9" calcext:value-type="float">
            <text:p>2041.9</text:p>
          </table:table-cell>
          <table:table-cell table:style-name="ce24" office:value-type="float" office:value="29.98" calcext:value-type="float">
            <text:p>29.98</text:p>
          </table:table-cell>
          <table:table-cell table:style-name="ce24" office:value-type="float" office:value="144.1" calcext:value-type="float">
            <text:p>144.1</text:p>
          </table:table-cell>
          <table:table-cell table:style-name="ce27" office:value-type="float" office:value="184.524" calcext:value-type="float">
            <text:p>184.524</text:p>
          </table:table-cell>
          <table:table-cell table:style-name="ce27" office:value-type="float" office:value="6.8" calcext:value-type="float">
            <text:p>6.8</text:p>
          </table:table-cell>
          <table:table-cell/>
          <table:table-cell table:style-name="ce32" table:number-matrix-columns-spanned="1" table:number-matrix-rows-spanned="1" table:formula="of:=MMULT([.A24:.H24];betas)" office:value-type="float" office:value="5.93583287077554" calcext:value-type="float">
            <text:p>5.93583287077554</text:p>
          </table:table-cell>
          <table:table-cell table:style-name="ce32" table:formula="of:=[.I24]-[.K24]" office:value-type="float" office:value="0.864167129224462" calcext:value-type="float">
            <text:p>0.864167129224462</text:p>
          </table:table-cell>
          <table:table-cell table:style-name="ce32" table:formula="of:=[.L24]^2" office:value-type="float" office:value="0.746784827232047" calcext:value-type="float">
            <text:p>0.746784827232047</text:p>
          </table:table-cell>
          <table:table-cell table:number-columns-repeated="2"/>
          <table:table-cell table:style-name="ce32" table:formula="of:=([.I24]-ybar)^2" office:value-type="float" office:value="0.8377208862" calcext:value-type="float">
            <text:p>0.8377208862</text:p>
          </table:table-cell>
          <table:table-cell table:number-columns-repeated="2"/>
          <table:table-cell table:style-name="ce32" table:formula="of:=([.K24]-ybar)^2" office:value-type="float" office:value="0.002611599063" calcext:value-type="float">
            <text:p>0.002611599063</text:p>
          </table:table-cell>
          <table:table-cell table:number-columns-repeated="2"/>
          <table:table-cell table:style-name="ce32" table:formula="of:=[.L24]^3" office:value-type="float" office:value="0.645346900297504" calcext:value-type="float">
            <text:p>0.645346900297504</text:p>
          </table:table-cell>
          <table:table-cell table:number-columns-repeated="2"/>
          <table:table-cell table:style-name="ce32" table:formula="of:=[.L24]^4" office:value-type="float" office:value="0.557687578183999" calcext:value-type="float">
            <text:p>0.557687578183999</text:p>
          </table:table-cell>
          <table:table-cell table:number-columns-repeated="2"/>
          <table:table-cell table:style-name="ce32" table:formula="of:=([.L24]-[.L23])^2" office:value-type="float" office:value="0.00415162972127166" calcext:value-type="float">
            <text:p>0.00415162972127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77.83" calcext:value-type="float">
            <text:p>2977.83</text:p>
          </table:table-cell>
          <table:table-cell table:style-name="ce24" office:value-type="float" office:value="1859.6" calcext:value-type="float">
            <text:p>1859.6</text:p>
          </table:table-cell>
          <table:table-cell table:style-name="ce24" office:value-type="float" office:value="502.521" calcext:value-type="float">
            <text:p>502.521</text:p>
          </table:table-cell>
          <table:table-cell table:style-name="ce24" office:value-type="float" office:value="2082" calcext:value-type="float">
            <text:p>2082</text:p>
          </table:table-cell>
          <table:table-cell table:style-name="ce24" office:value-type="float" office:value="30.04" calcext:value-type="float">
            <text:p>30.04</text:p>
          </table:table-cell>
          <table:table-cell table:style-name="ce24" office:value-type="float" office:value="145.2" calcext:value-type="float">
            <text:p>145.2</text:p>
          </table:table-cell>
          <table:table-cell table:style-name="ce27" office:value-type="float" office:value="185.242" calcext:value-type="float">
            <text:p>185.242</text:p>
          </table:table-cell>
          <table:table-cell table:style-name="ce27" office:value-type="float" office:value="6.2" calcext:value-type="float">
            <text:p>6.2</text:p>
          </table:table-cell>
          <table:table-cell/>
          <table:table-cell table:style-name="ce32" table:number-matrix-columns-spanned="1" table:number-matrix-rows-spanned="1" table:formula="of:=MMULT([.A25:.H25];betas)" office:value-type="float" office:value="5.79047241576684" calcext:value-type="float">
            <text:p>5.79047241576684</text:p>
          </table:table-cell>
          <table:table-cell table:style-name="ce32" table:formula="of:=[.I25]-[.K25]" office:value-type="float" office:value="0.409527584233158" calcext:value-type="float">
            <text:p>0.409527584233158</text:p>
          </table:table-cell>
          <table:table-cell table:style-name="ce32" table:formula="of:=[.L25]^2" office:value-type="float" office:value="0.167712842247846" calcext:value-type="float">
            <text:p>0.167712842247846</text:p>
          </table:table-cell>
          <table:table-cell table:number-columns-repeated="2"/>
          <table:table-cell table:style-name="ce32" table:formula="of:=([.I25]-ybar)^2" office:value-type="float" office:value="0.09939576306" calcext:value-type="float">
            <text:p>0.09939576306</text:p>
          </table:table-cell>
          <table:table-cell table:number-columns-repeated="2"/>
          <table:table-cell table:style-name="ce32" table:formula="of:=([.K25]-ybar)^2" office:value-type="float" office:value="0.008884315744" calcext:value-type="float">
            <text:p>0.008884315744</text:p>
          </table:table-cell>
          <table:table-cell table:number-columns-repeated="2"/>
          <table:table-cell table:style-name="ce32" table:formula="of:=[.L25]^3" office:value-type="float" office:value="0.068683035130637" calcext:value-type="float">
            <text:p>0.068683035130637</text:p>
          </table:table-cell>
          <table:table-cell table:number-columns-repeated="2"/>
          <table:table-cell table:style-name="ce32" table:formula="of:=[.L25]^4" office:value-type="float" office:value="0.0281275974548509" calcext:value-type="float">
            <text:p>0.028127597454851</text:p>
          </table:table-cell>
          <table:table-cell table:number-columns-repeated="2"/>
          <table:table-cell table:style-name="ce32" table:formula="of:=([.L25]-[.L24])^2" office:value-type="float" office:value="0.2066971158699" calcext:value-type="float">
            <text:p>0.206697115869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31.241" calcext:value-type="float">
            <text:p>3031.241</text:p>
          </table:table-cell>
          <table:table-cell table:style-name="ce24" office:value-type="float" office:value="1879.4" calcext:value-type="float">
            <text:p>1879.4</text:p>
          </table:table-cell>
          <table:table-cell table:style-name="ce24" office:value-type="float" office:value="520.96" calcext:value-type="float">
            <text:p>520.96</text:p>
          </table:table-cell>
          <table:table-cell table:style-name="ce24" office:value-type="float" office:value="2101.7" calcext:value-type="float">
            <text:p>2101.7</text:p>
          </table:table-cell>
          <table:table-cell table:style-name="ce24" office:value-type="float" office:value="30.21" calcext:value-type="float">
            <text:p>30.21</text:p>
          </table:table-cell>
          <table:table-cell table:style-name="ce24" office:value-type="float" office:value="146.4" calcext:value-type="float">
            <text:p>146.4</text:p>
          </table:table-cell>
          <table:table-cell table:style-name="ce27" office:value-type="float" office:value="185.874" calcext:value-type="float">
            <text:p>185.874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26:.H26];betas)" office:value-type="float" office:value="5.47296561079597" calcext:value-type="float">
            <text:p>5.47296561079597</text:p>
          </table:table-cell>
          <table:table-cell table:style-name="ce32" table:formula="of:=[.I26]-[.K26]" office:value-type="float" office:value="0.127034389204033" calcext:value-type="float">
            <text:p>0.127034389204033</text:p>
          </table:table-cell>
          <table:table-cell table:style-name="ce32" table:formula="of:=[.L26]^2" office:value-type="float" office:value="0.0161377360404416" calcext:value-type="float">
            <text:p>0.016137736040442</text:p>
          </table:table-cell>
          <table:table-cell table:number-columns-repeated="2"/>
          <table:table-cell table:style-name="ce32" table:formula="of:=([.I26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26]-ybar)^2" office:value-type="float" office:value="0.1695491414" calcext:value-type="float">
            <text:p>0.1695491414</text:p>
          </table:table-cell>
          <table:table-cell table:number-columns-repeated="2"/>
          <table:table-cell table:style-name="ce32" table:formula="of:=[.L26]^3" office:value-type="float" office:value="0.00205004744103341" calcext:value-type="float">
            <text:p>0.002050047441033</text:p>
          </table:table-cell>
          <table:table-cell table:number-columns-repeated="2"/>
          <table:table-cell table:style-name="ce32" table:formula="of:=[.L26]^4" office:value-type="float" office:value="0.000260426524510969" calcext:value-type="float">
            <text:p>0.000260426524511</text:p>
          </table:table-cell>
          <table:table-cell table:number-columns-repeated="2"/>
          <table:table-cell table:style-name="ce32" table:formula="of:=([.L26]-[.L25])^2" office:value-type="float" office:value="0.0798024052377632" calcext:value-type="float">
            <text:p>0.07980240523776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64.709" calcext:value-type="float">
            <text:p>3064.709</text:p>
          </table:table-cell>
          <table:table-cell table:style-name="ce24" office:value-type="float" office:value="1902.5" calcext:value-type="float">
            <text:p>1902.5</text:p>
          </table:table-cell>
          <table:table-cell table:style-name="ce24" office:value-type="float" office:value="523.066" calcext:value-type="float">
            <text:p>523.066</text:p>
          </table:table-cell>
          <table:table-cell table:style-name="ce24" office:value-type="float" office:value="2125.2" calcext:value-type="float">
            <text:p>2125.2</text:p>
          </table:table-cell>
          <table:table-cell table:style-name="ce24" office:value-type="float" office:value="30.22" calcext:value-type="float">
            <text:p>30.22</text:p>
          </table:table-cell>
          <table:table-cell table:style-name="ce24" office:value-type="float" office:value="146.5" calcext:value-type="float">
            <text:p>146.5</text:p>
          </table:table-cell>
          <table:table-cell table:style-name="ce27" office:value-type="float" office:value="186.538" calcext:value-type="float">
            <text:p>186.538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27:.H27];betas)" office:value-type="float" office:value="5.47336778267237" calcext:value-type="float">
            <text:p>5.47336778267237</text:p>
          </table:table-cell>
          <table:table-cell table:style-name="ce32" table:formula="of:=[.I27]-[.K27]" office:value-type="float" office:value="0.0266322173276343" calcext:value-type="float">
            <text:p>0.026632217327634</text:p>
          </table:table-cell>
          <table:table-cell table:style-name="ce32" table:formula="of:=[.L27]^2" office:value-type="float" office:value="0.000709274999786346" calcext:value-type="float">
            <text:p>0.000709274999786</text:p>
          </table:table-cell>
          <table:table-cell table:number-columns-repeated="2"/>
          <table:table-cell table:style-name="ce32" table:formula="of:=([.I27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27]-ybar)^2" office:value-type="float" office:value="0.1692181038" calcext:value-type="float">
            <text:p>0.1692181038</text:p>
          </table:table-cell>
          <table:table-cell table:number-columns-repeated="2"/>
          <table:table-cell table:style-name="ce32" table:formula="of:=[.L27]^3" office:value-type="float" office:value="0.0000188895659393677" calcext:value-type="float">
            <text:p>1.88895659393677E-05</text:p>
          </table:table-cell>
          <table:table-cell table:number-columns-repeated="2"/>
          <table:table-cell table:style-name="ce32" table:formula="of:=[.L27]^4" office:value-type="float" office:value="0.000000503071025321921" calcext:value-type="float">
            <text:p>5.03071025321921E-07</text:p>
          </table:table-cell>
          <table:table-cell table:number-columns-repeated="2"/>
          <table:table-cell table:style-name="ce32" table:formula="of:=([.L27]-[.L26])^2" office:value-type="float" office:value="0.0100805961174978" calcext:value-type="float">
            <text:p>0.01008059611749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93.047" calcext:value-type="float">
            <text:p>3093.047</text:p>
          </table:table-cell>
          <table:table-cell table:style-name="ce24" office:value-type="float" office:value="1917.9" calcext:value-type="float">
            <text:p>1917.9</text:p>
          </table:table-cell>
          <table:table-cell table:style-name="ce24" office:value-type="float" office:value="538.838" calcext:value-type="float">
            <text:p>538.838</text:p>
          </table:table-cell>
          <table:table-cell table:style-name="ce24" office:value-type="float" office:value="2137" calcext:value-type="float">
            <text:p>2137</text:p>
          </table:table-cell>
          <table:table-cell table:style-name="ce24" office:value-type="float" office:value="30.38" calcext:value-type="float">
            <text:p>30.38</text:p>
          </table:table-cell>
          <table:table-cell table:style-name="ce24" office:value-type="float" office:value="146.7" calcext:value-type="float">
            <text:p>146.7</text:p>
          </table:table-cell>
          <table:table-cell table:style-name="ce27" office:value-type="float" office:value="187.323" calcext:value-type="float">
            <text:p>187.323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28:.H28];betas)" office:value-type="float" office:value="5.42604508174379" calcext:value-type="float">
            <text:p>5.42604508174379</text:p>
          </table:table-cell>
          <table:table-cell table:style-name="ce32" table:formula="of:=[.I28]-[.K28]" office:value-type="float" office:value="0.173954918256209" calcext:value-type="float">
            <text:p>0.173954918256209</text:p>
          </table:table-cell>
          <table:table-cell table:style-name="ce32" table:formula="of:=[.L28]^2" office:value-type="float" office:value="0.0302603135855244" calcext:value-type="float">
            <text:p>0.030260313585524</text:p>
          </table:table-cell>
          <table:table-cell table:number-columns-repeated="2"/>
          <table:table-cell table:style-name="ce32" table:formula="of:=([.I28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28]-ybar)^2" office:value-type="float" office:value="0.2103909956" calcext:value-type="float">
            <text:p>0.2103909956</text:p>
          </table:table-cell>
          <table:table-cell table:number-columns-repeated="2"/>
          <table:table-cell table:style-name="ce32" table:formula="of:=[.L28]^3" office:value-type="float" office:value="0.00526393037617714" calcext:value-type="float">
            <text:p>0.005263930376177</text:p>
          </table:table-cell>
          <table:table-cell table:number-columns-repeated="2"/>
          <table:table-cell table:style-name="ce32" table:formula="of:=[.L28]^4" office:value-type="float" office:value="0.00091568657829427" calcext:value-type="float">
            <text:p>0.000915686578294</text:p>
          </table:table-cell>
          <table:table-cell table:number-columns-repeated="2"/>
          <table:table-cell table:style-name="ce32" table:formula="of:=([.L28]-[.L27])^2" office:value-type="float" office:value="0.0217039782088903" calcext:value-type="float">
            <text:p>0.0217039782088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00.563" calcext:value-type="float">
            <text:p>3100.563</text:p>
          </table:table-cell>
          <table:table-cell table:style-name="ce24" office:value-type="float" office:value="1945.1" calcext:value-type="float">
            <text:p>1945.1</text:p>
          </table:table-cell>
          <table:table-cell table:style-name="ce24" office:value-type="float" office:value="535.912" calcext:value-type="float">
            <text:p>535.912</text:p>
          </table:table-cell>
          <table:table-cell table:style-name="ce24" office:value-type="float" office:value="2154.6" calcext:value-type="float">
            <text:p>2154.6</text:p>
          </table:table-cell>
          <table:table-cell table:style-name="ce24" office:value-type="float" office:value="30.44" calcext:value-type="float">
            <text:p>30.44</text:p>
          </table:table-cell>
          <table:table-cell table:style-name="ce24" office:value-type="float" office:value="148.3" calcext:value-type="float">
            <text:p>148.3</text:p>
          </table:table-cell>
          <table:table-cell table:style-name="ce27" office:value-type="float" office:value="188.013" calcext:value-type="float">
            <text:p>188.013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29:.H29];betas)" office:value-type="float" office:value="5.76669646932964" calcext:value-type="float">
            <text:p>5.76669646932964</text:p>
          </table:table-cell>
          <table:table-cell table:style-name="ce32" table:formula="of:=[.I29]-[.K29]" office:value-type="float" office:value="-0.266696469329641" calcext:value-type="float">
            <text:p>-0.266696469329641</text:p>
          </table:table-cell>
          <table:table-cell table:style-name="ce32" table:formula="of:=[.L29]^2" office:value-type="float" office:value="0.0711270067528964" calcext:value-type="float">
            <text:p>0.071127006752896</text:p>
          </table:table-cell>
          <table:table-cell table:number-columns-repeated="2"/>
          <table:table-cell table:style-name="ce32" table:formula="of:=([.I29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29]-ybar)^2" office:value-type="float" office:value="0.01393169341" calcext:value-type="float">
            <text:p>0.01393169341</text:p>
          </table:table-cell>
          <table:table-cell table:number-columns-repeated="2"/>
          <table:table-cell table:style-name="ce32" table:formula="of:=[.L29]^3" office:value-type="float" office:value="-0.018969321574983" calcext:value-type="float">
            <text:p>-0.018969321574983</text:p>
          </table:table-cell>
          <table:table-cell table:number-columns-repeated="2"/>
          <table:table-cell table:style-name="ce32" table:formula="of:=[.L29]^4" office:value-type="float" office:value="0.00505905108962657" calcext:value-type="float">
            <text:p>0.005059051089627</text:p>
          </table:table-cell>
          <table:table-cell table:number-columns-repeated="2"/>
          <table:table-cell table:style-name="ce32" table:formula="of:=([.L29]-[.L28])^2" office:value-type="float" office:value="0.194173645381335" calcext:value-type="float">
            <text:p>0.19417364538133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41.087" calcext:value-type="float">
            <text:p>3141.087</text:p>
          </table:table-cell>
          <table:table-cell table:style-name="ce24" office:value-type="float" office:value="1958.2" calcext:value-type="float">
            <text:p>1958.2</text:p>
          </table:table-cell>
          <table:table-cell table:style-name="ce24" office:value-type="float" office:value="522.917" calcext:value-type="float">
            <text:p>522.917</text:p>
          </table:table-cell>
          <table:table-cell table:style-name="ce24" office:value-type="float" office:value="2172.5" calcext:value-type="float">
            <text:p>2172.5</text:p>
          </table:table-cell>
          <table:table-cell table:style-name="ce24" office:value-type="float" office:value="30.48" calcext:value-type="float">
            <text:p>30.48</text:p>
          </table:table-cell>
          <table:table-cell table:style-name="ce24" office:value-type="float" office:value="149.7" calcext:value-type="float">
            <text:p>149.7</text:p>
          </table:table-cell>
          <table:table-cell table:style-name="ce27" office:value-type="float" office:value="188.58" calcext:value-type="float">
            <text:p>188.58</text:p>
          </table:table-cell>
          <table:table-cell table:style-name="ce27" office:value-type="float" office:value="5.8" calcext:value-type="float">
            <text:p>5.8</text:p>
          </table:table-cell>
          <table:table-cell/>
          <table:table-cell table:style-name="ce32" table:number-matrix-columns-spanned="1" table:number-matrix-rows-spanned="1" table:formula="of:=MMULT([.A30:.H30];betas)" office:value-type="float" office:value="5.60693459017183" calcext:value-type="float">
            <text:p>5.60693459017183</text:p>
          </table:table-cell>
          <table:table-cell table:style-name="ce32" table:formula="of:=[.I30]-[.K30]" office:value-type="float" office:value="0.193065409828168" calcext:value-type="float">
            <text:p>0.193065409828168</text:p>
          </table:table-cell>
          <table:table-cell table:style-name="ce32" table:formula="of:=[.L30]^2" office:value-type="float" office:value="0.0372742524721183" calcext:value-type="float">
            <text:p>0.037274252472118</text:p>
          </table:table-cell>
          <table:table-cell table:number-columns-repeated="2"/>
          <table:table-cell table:style-name="ce32" table:formula="of:=([.I30]-ybar)^2" office:value-type="float" office:value="0.007179014293" calcext:value-type="float">
            <text:p>0.007179014293</text:p>
          </table:table-cell>
          <table:table-cell table:number-columns-repeated="2"/>
          <table:table-cell table:style-name="ce32" table:formula="of:=([.K30]-ybar)^2" office:value-type="float" office:value="0.07716976971" calcext:value-type="float">
            <text:p>0.07716976971</text:p>
          </table:table-cell>
          <table:table-cell table:number-columns-repeated="2"/>
          <table:table-cell table:style-name="ce32" table:formula="of:=[.L30]^3" office:value-type="float" office:value="0.00719636882956812" calcext:value-type="float">
            <text:p>0.007196368829568</text:p>
          </table:table-cell>
          <table:table-cell table:number-columns-repeated="2"/>
          <table:table-cell table:style-name="ce32" table:formula="of:=[.L30]^4" office:value-type="float" office:value="0.00138936989735522" calcext:value-type="float">
            <text:p>0.001389369897355</text:p>
          </table:table-cell>
          <table:table-cell table:number-columns-repeated="2"/>
          <table:table-cell table:style-name="ce32" table:formula="of:=([.L30]-[.L29])^2" office:value-type="float" office:value="0.21138098552672" calcext:value-type="float">
            <text:p>0.2113809855267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80.447" calcext:value-type="float">
            <text:p>3180.447</text:p>
          </table:table-cell>
          <table:table-cell table:style-name="ce24" office:value-type="float" office:value="1976.9" calcext:value-type="float">
            <text:p>1976.9</text:p>
          </table:table-cell>
          <table:table-cell table:style-name="ce24" office:value-type="float" office:value="518.108" calcext:value-type="float">
            <text:p>518.108</text:p>
          </table:table-cell>
          <table:table-cell table:style-name="ce24" office:value-type="float" office:value="2193.1" calcext:value-type="float">
            <text:p>2193.1</text:p>
          </table:table-cell>
          <table:table-cell table:style-name="ce24" office:value-type="float" office:value="30.69" calcext:value-type="float">
            <text:p>30.69</text:p>
          </table:table-cell>
          <table:table-cell table:style-name="ce24" office:value-type="float" office:value="151.3" calcext:value-type="float">
            <text:p>151.3</text:p>
          </table:table-cell>
          <table:table-cell table:style-name="ce27" office:value-type="float" office:value="189.242" calcext:value-type="float">
            <text:p>189.242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31:.H31];betas)" office:value-type="float" office:value="5.5237820691055" calcext:value-type="float">
            <text:p>5.5237820691055</text:p>
          </table:table-cell>
          <table:table-cell table:style-name="ce32" table:formula="of:=[.I31]-[.K31]" office:value-type="float" office:value="0.176217930894503" calcext:value-type="float">
            <text:p>0.176217930894503</text:p>
          </table:table-cell>
          <table:table-cell table:style-name="ce32" table:formula="of:=[.L31]^2" office:value-type="float" office:value="0.0310527591687399" calcext:value-type="float">
            <text:p>0.03105275916874</text:p>
          </table:table-cell>
          <table:table-cell table:number-columns-repeated="2"/>
          <table:table-cell table:style-name="ce32" table:formula="of:=([.I31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31]-ybar)^2" office:value-type="float" office:value="0.1302827332" calcext:value-type="float">
            <text:p>0.1302827332</text:p>
          </table:table-cell>
          <table:table-cell table:number-columns-repeated="2"/>
          <table:table-cell table:style-name="ce32" table:formula="of:=[.L31]^3" office:value-type="float" office:value="0.00547205296928065" calcext:value-type="float">
            <text:p>0.005472052969281</text:p>
          </table:table-cell>
          <table:table-cell table:number-columns-repeated="2"/>
          <table:table-cell table:style-name="ce32" table:formula="of:=[.L31]^4" office:value-type="float" office:value="0.000964273851991758" calcext:value-type="float">
            <text:p>0.000964273851992</text:p>
          </table:table-cell>
          <table:table-cell table:number-columns-repeated="2"/>
          <table:table-cell table:style-name="ce32" table:formula="of:=([.L31]-[.L30])^2" office:value-type="float" office:value="0.000283837546420271" calcext:value-type="float">
            <text:p>0.0002838375464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40.332" calcext:value-type="float">
            <text:p>3240.332</text:p>
          </table:table-cell>
          <table:table-cell table:style-name="ce24" office:value-type="float" office:value="2003.8" calcext:value-type="float">
            <text:p>2003.8</text:p>
          </table:table-cell>
          <table:table-cell table:style-name="ce24" office:value-type="float" office:value="546.893" calcext:value-type="float">
            <text:p>546.893</text:p>
          </table:table-cell>
          <table:table-cell table:style-name="ce24" office:value-type="float" office:value="2217.9" calcext:value-type="float">
            <text:p>2217.9</text:p>
          </table:table-cell>
          <table:table-cell table:style-name="ce24" office:value-type="float" office:value="30.75" calcext:value-type="float">
            <text:p>30.75</text:p>
          </table:table-cell>
          <table:table-cell table:style-name="ce24" office:value-type="float" office:value="152.6" calcext:value-type="float">
            <text:p>152.6</text:p>
          </table:table-cell>
          <table:table-cell table:style-name="ce27" office:value-type="float" office:value="190.028" calcext:value-type="float">
            <text:p>190.028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32:.H32];betas)" office:value-type="float" office:value="5.19665897954657" calcext:value-type="float">
            <text:p>5.19665897954657</text:p>
          </table:table-cell>
          <table:table-cell table:style-name="ce32" table:formula="of:=[.I32]-[.K32]" office:value-type="float" office:value="0.303341020453427" calcext:value-type="float">
            <text:p>0.303341020453427</text:p>
          </table:table-cell>
          <table:table-cell table:style-name="ce32" table:formula="of:=[.L32]^2" office:value-type="float" office:value="0.0920157746897264" calcext:value-type="float">
            <text:p>0.092015774689727</text:p>
          </table:table-cell>
          <table:table-cell table:number-columns-repeated="2"/>
          <table:table-cell table:style-name="ce32" table:formula="of:=([.I32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32]-ybar)^2" office:value-type="float" office:value="0.4734404412" calcext:value-type="float">
            <text:p>0.4734404412</text:p>
          </table:table-cell>
          <table:table-cell table:number-columns-repeated="2"/>
          <table:table-cell table:style-name="ce32" table:formula="of:=[.L32]^3" office:value-type="float" office:value="0.0279121589921942" calcext:value-type="float">
            <text:p>0.027912158992194</text:p>
          </table:table-cell>
          <table:table-cell table:number-columns-repeated="2"/>
          <table:table-cell table:style-name="ce32" table:formula="of:=[.L32]^4" office:value-type="float" office:value="0.0084669027917505" calcext:value-type="float">
            <text:p>0.008466902791751</text:p>
          </table:table-cell>
          <table:table-cell table:number-columns-repeated="2"/>
          <table:table-cell table:style-name="ce32" table:formula="of:=([.L32]-[.L31])^2" office:value-type="float" office:value="0.0161602798990062" calcext:value-type="float">
            <text:p>0.01616027989900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64.967" calcext:value-type="float">
            <text:p>3264.967</text:p>
          </table:table-cell>
          <table:table-cell table:style-name="ce24" office:value-type="float" office:value="2020.6" calcext:value-type="float">
            <text:p>2020.6</text:p>
          </table:table-cell>
          <table:table-cell table:style-name="ce24" office:value-type="float" office:value="532.383" calcext:value-type="float">
            <text:p>532.383</text:p>
          </table:table-cell>
          <table:table-cell table:style-name="ce24" office:value-type="float" office:value="2254.6" calcext:value-type="float">
            <text:p>2254.6</text:p>
          </table:table-cell>
          <table:table-cell table:style-name="ce24" office:value-type="float" office:value="30.94" calcext:value-type="float">
            <text:p>30.94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7" office:value-type="float" office:value="190.668" calcext:value-type="float">
            <text:p>190.668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33:.H33];betas)" office:value-type="float" office:value="5.34049486057394" calcext:value-type="float">
            <text:p>5.34049486057394</text:p>
          </table:table-cell>
          <table:table-cell table:style-name="ce32" table:formula="of:=[.I33]-[.K33]" office:value-type="float" office:value="0.259505139426059" calcext:value-type="float">
            <text:p>0.259505139426059</text:p>
          </table:table-cell>
          <table:table-cell table:style-name="ce32" table:formula="of:=[.L33]^2" office:value-type="float" office:value="0.0673429173885383" calcext:value-type="float">
            <text:p>0.067342917388538</text:p>
          </table:table-cell>
          <table:table-cell table:number-columns-repeated="2"/>
          <table:table-cell table:style-name="ce32" table:formula="of:=([.I33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33]-ybar)^2" office:value-type="float" office:value="0.2961908682" calcext:value-type="float">
            <text:p>0.2961908682</text:p>
          </table:table-cell>
          <table:table-cell table:number-columns-repeated="2"/>
          <table:table-cell table:style-name="ce32" table:formula="of:=[.L33]^3" office:value-type="float" office:value="0.0174758331662702" calcext:value-type="float">
            <text:p>0.01747583316627</text:p>
          </table:table-cell>
          <table:table-cell table:number-columns-repeated="2"/>
          <table:table-cell table:style-name="ce32" table:formula="of:=[.L33]^4" office:value-type="float" office:value="0.0045350685223995" calcext:value-type="float">
            <text:p>0.0045350685224</text:p>
          </table:table-cell>
          <table:table-cell table:number-columns-repeated="2"/>
          <table:table-cell table:style-name="ce32" table:formula="of:=([.L33]-[.L32])^2" office:value-type="float" office:value="0.00192158446544556" calcext:value-type="float">
            <text:p>0.00192158446544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38.246" calcext:value-type="float">
            <text:p>3338.246</text:p>
          </table:table-cell>
          <table:table-cell table:style-name="ce24" office:value-type="float" office:value="2060.5" calcext:value-type="float">
            <text:p>2060.5</text:p>
          </table:table-cell>
          <table:table-cell table:style-name="ce24" office:value-type="float" office:value="529.686" calcext:value-type="float">
            <text:p>529.686</text:p>
          </table:table-cell>
          <table:table-cell table:style-name="ce24" office:value-type="float" office:value="2299.6" calcext:value-type="float">
            <text:p>2299.6</text:p>
          </table:table-cell>
          <table:table-cell table:style-name="ce24" office:value-type="float" office:value="30.95" calcext:value-type="float">
            <text:p>30.95</text:p>
          </table:table-cell>
          <table:table-cell table:style-name="ce24" office:value-type="float" office:value="154.8" calcext:value-type="float">
            <text:p>154.8</text:p>
          </table:table-cell>
          <table:table-cell table:style-name="ce27" office:value-type="float" office:value="191.245" calcext:value-type="float">
            <text:p>191.245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34:.H34];betas)" office:value-type="float" office:value="5.08082537471362" calcext:value-type="float">
            <text:p>5.08082537471362</text:p>
          </table:table-cell>
          <table:table-cell table:style-name="ce32" table:formula="of:=[.I34]-[.K34]" office:value-type="float" office:value="0.419174625286384" calcext:value-type="float">
            <text:p>0.419174625286384</text:p>
          </table:table-cell>
          <table:table-cell table:style-name="ce32" table:formula="of:=[.L34]^2" office:value-type="float" office:value="0.175707366483981" calcext:value-type="float">
            <text:p>0.175707366483981</text:p>
          </table:table-cell>
          <table:table-cell table:number-columns-repeated="2"/>
          <table:table-cell table:style-name="ce32" table:formula="of:=([.I34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34]-ybar)^2" office:value-type="float" office:value="0.6462611417" calcext:value-type="float">
            <text:p>0.6462611417</text:p>
          </table:table-cell>
          <table:table-cell table:number-columns-repeated="2"/>
          <table:table-cell table:style-name="ce32" table:formula="of:=[.L34]^3" office:value-type="float" office:value="0.07365206950598" calcext:value-type="float">
            <text:p>0.07365206950598</text:p>
          </table:table-cell>
          <table:table-cell table:number-columns-repeated="2"/>
          <table:table-cell table:style-name="ce32" table:formula="of:=[.L34]^4" office:value-type="float" office:value="0.0308730786367359" calcext:value-type="float">
            <text:p>0.030873078636736</text:p>
          </table:table-cell>
          <table:table-cell table:number-columns-repeated="2"/>
          <table:table-cell table:style-name="ce32" table:formula="of:=([.L34]-[.L33])^2" office:value-type="float" office:value="0.0254943447149006" calcext:value-type="float">
            <text:p>0.02549434471490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76.587" calcext:value-type="float">
            <text:p>3376.587</text:p>
          </table:table-cell>
          <table:table-cell table:style-name="ce24" office:value-type="float" office:value="2096.7" calcext:value-type="float">
            <text:p>2096.7</text:p>
          </table:table-cell>
          <table:table-cell table:style-name="ce24" office:value-type="float" office:value="526.175" calcext:value-type="float">
            <text:p>526.175</text:p>
          </table:table-cell>
          <table:table-cell table:style-name="ce24" office:value-type="float" office:value="2362.1" calcext:value-type="float">
            <text:p>2362.1</text:p>
          </table:table-cell>
          <table:table-cell table:style-name="ce24" office:value-type="float" office:value="31.02" calcext:value-type="float">
            <text:p>31.02</text:p>
          </table:table-cell>
          <table:table-cell table:style-name="ce24" office:value-type="float" office:value="156.8" calcext:value-type="float">
            <text:p>156.8</text:p>
          </table:table-cell>
          <table:table-cell table:style-name="ce27" office:value-type="float" office:value="191.889" calcext:value-type="float">
            <text:p>191.889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35:.H35];betas)" office:value-type="float" office:value="5.26444569182071" calcext:value-type="float">
            <text:p>5.26444569182071</text:p>
          </table:table-cell>
          <table:table-cell table:style-name="ce32" table:formula="of:=[.I35]-[.K35]" office:value-type="float" office:value="-0.064445691820711" calcext:value-type="float">
            <text:p>-0.064445691820711</text:p>
          </table:table-cell>
          <table:table-cell table:style-name="ce32" table:formula="of:=[.L35]^2" office:value-type="float" office:value="0.00415324719425006" calcext:value-type="float">
            <text:p>0.00415324719425</text:p>
          </table:table-cell>
          <table:table-cell table:number-columns-repeated="2"/>
          <table:table-cell table:style-name="ce32" table:formula="of:=([.I35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35]-ybar)^2" office:value-type="float" office:value="0.3847514619" calcext:value-type="float">
            <text:p>0.3847514619</text:p>
          </table:table-cell>
          <table:table-cell table:number-columns-repeated="2"/>
          <table:table-cell table:style-name="ce32" table:formula="of:=[.L35]^3" office:value-type="float" office:value="-0.000267658888735872" calcext:value-type="float">
            <text:p>-0.000267658888736</text:p>
          </table:table-cell>
          <table:table-cell table:number-columns-repeated="2"/>
          <table:table-cell table:style-name="ce32" table:formula="of:=[.L35]^4" office:value-type="float" office:value="0.000017249462256546" calcext:value-type="float">
            <text:p>1.7249462256546E-05</text:p>
          </table:table-cell>
          <table:table-cell table:number-columns-repeated="2"/>
          <table:table-cell table:style-name="ce32" table:formula="of:=([.L35]-[.L34])^2" office:value-type="float" office:value="0.233888611118767" calcext:value-type="float">
            <text:p>0.23388861111876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22.469" calcext:value-type="float">
            <text:p>3422.469</text:p>
          </table:table-cell>
          <table:table-cell table:style-name="ce24" office:value-type="float" office:value="2135.2" calcext:value-type="float">
            <text:p>2135.2</text:p>
          </table:table-cell>
          <table:table-cell table:style-name="ce24" office:value-type="float" office:value="522.008" calcext:value-type="float">
            <text:p>522.008</text:p>
          </table:table-cell>
          <table:table-cell table:style-name="ce24" office:value-type="float" office:value="2392.7" calcext:value-type="float">
            <text:p>2392.7</text:p>
          </table:table-cell>
          <table:table-cell table:style-name="ce24" office:value-type="float" office:value="31.12" calcext:value-type="float">
            <text:p>31.12</text:p>
          </table:table-cell>
          <table:table-cell table:style-name="ce24" office:value-type="float" office:value="159.2" calcext:value-type="float">
            <text:p>159.2</text:p>
          </table:table-cell>
          <table:table-cell table:style-name="ce27" office:value-type="float" office:value="192.631" calcext:value-type="float">
            <text:p>192.631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32" table:number-matrix-columns-spanned="1" table:number-matrix-rows-spanned="1" table:formula="of:=MMULT([.A36:.H36];betas)" office:value-type="float" office:value="5.30879117670722" calcext:value-type="float">
            <text:p>5.30879117670722</text:p>
          </table:table-cell>
          <table:table-cell table:style-name="ce32" table:formula="of:=[.I36]-[.K36]" office:value-type="float" office:value="-0.308791176707217" calcext:value-type="float">
            <text:p>-0.308791176707217</text:p>
          </table:table-cell>
          <table:table-cell table:style-name="ce32" table:formula="of:=[.L36]^2" office:value-type="float" office:value="0.0953519908122278" calcext:value-type="float">
            <text:p>0.095351990812228</text:p>
          </table:table-cell>
          <table:table-cell table:number-columns-repeated="2"/>
          <table:table-cell table:style-name="ce32" table:formula="of:=([.I36]-ybar)^2" office:value-type="float" office:value="0.7827455168" calcext:value-type="float">
            <text:p>0.7827455168</text:p>
          </table:table-cell>
          <table:table-cell table:number-columns-repeated="2"/>
          <table:table-cell table:style-name="ce32" table:formula="of:=([.K36]-ybar)^2" office:value-type="float" office:value="0.3317044501" calcext:value-type="float">
            <text:p>0.3317044501</text:p>
          </table:table-cell>
          <table:table-cell table:number-columns-repeated="2"/>
          <table:table-cell table:style-name="ce32" table:formula="of:=[.L36]^3" office:value-type="float" office:value="-0.0294438534442836" calcext:value-type="float">
            <text:p>-0.029443853444284</text:p>
          </table:table-cell>
          <table:table-cell table:number-columns-repeated="2"/>
          <table:table-cell table:style-name="ce32" table:formula="of:=[.L36]^4" office:value-type="float" office:value="0.00909200215185517" calcext:value-type="float">
            <text:p>0.009092002151855</text:p>
          </table:table-cell>
          <table:table-cell table:number-columns-repeated="2"/>
          <table:table-cell table:style-name="ce32" table:formula="of:=([.L36]-[.L35])^2" office:value-type="float" office:value="0.0597047159844218" calcext:value-type="float">
            <text:p>0.05970471598442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31.957" calcext:value-type="float">
            <text:p>3431.957</text:p>
          </table:table-cell>
          <table:table-cell table:style-name="ce24" office:value-type="float" office:value="2141.2" calcext:value-type="float">
            <text:p>2141.2</text:p>
          </table:table-cell>
          <table:table-cell table:style-name="ce24" office:value-type="float" office:value="514.603" calcext:value-type="float">
            <text:p>514.603</text:p>
          </table:table-cell>
          <table:table-cell table:style-name="ce24" office:value-type="float" office:value="2420.4" calcext:value-type="float">
            <text:p>2420.4</text:p>
          </table:table-cell>
          <table:table-cell table:style-name="ce24" office:value-type="float" office:value="31.28" calcext:value-type="float">
            <text:p>31.28</text:p>
          </table:table-cell>
          <table:table-cell table:style-name="ce24" office:value-type="float" office:value="160.7" calcext:value-type="float">
            <text:p>160.7</text:p>
          </table:table-cell>
          <table:table-cell table:style-name="ce27" office:value-type="float" office:value="193.223" calcext:value-type="float">
            <text:p>193.223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32" table:number-matrix-columns-spanned="1" table:number-matrix-rows-spanned="1" table:formula="of:=MMULT([.A37:.H37];betas)" office:value-type="float" office:value="5.47475530590475" calcext:value-type="float">
            <text:p>5.47475530590475</text:p>
          </table:table-cell>
          <table:table-cell table:style-name="ce32" table:formula="of:=[.I37]-[.K37]" office:value-type="float" office:value="-0.47475530590475" calcext:value-type="float">
            <text:p>-0.47475530590475</text:p>
          </table:table-cell>
          <table:table-cell table:style-name="ce32" table:formula="of:=[.L37]^2" office:value-type="float" office:value="0.225392600484713" calcext:value-type="float">
            <text:p>0.225392600484713</text:p>
          </table:table-cell>
          <table:table-cell table:number-columns-repeated="2"/>
          <table:table-cell table:style-name="ce32" table:formula="of:=([.I37]-ybar)^2" office:value-type="float" office:value="0.7827455168" calcext:value-type="float">
            <text:p>0.7827455168</text:p>
          </table:table-cell>
          <table:table-cell table:number-columns-repeated="2"/>
          <table:table-cell table:style-name="ce32" table:formula="of:=([.K37]-ybar)^2" office:value-type="float" office:value="0.1680784824" calcext:value-type="float">
            <text:p>0.1680784824</text:p>
          </table:table-cell>
          <table:table-cell table:number-columns-repeated="2"/>
          <table:table-cell table:style-name="ce32" table:formula="of:=[.L37]^3" office:value-type="float" office:value="-0.107006332991787" calcext:value-type="float">
            <text:p>-0.107006332991787</text:p>
          </table:table-cell>
          <table:table-cell table:number-columns-repeated="2"/>
          <table:table-cell table:style-name="ce32" table:formula="of:=[.L37]^4" office:value-type="float" office:value="0.0508018243532615" calcext:value-type="float">
            <text:p>0.050801824353262</text:p>
          </table:table-cell>
          <table:table-cell table:number-columns-repeated="2"/>
          <table:table-cell table:style-name="ce32" table:formula="of:=([.L37]-[.L36])^2" office:value-type="float" office:value="0.0275440921802955" calcext:value-type="float">
            <text:p>0.02754409218029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16.251" calcext:value-type="float">
            <text:p>3516.251</text:p>
          </table:table-cell>
          <table:table-cell table:style-name="ce24" office:value-type="float" office:value="2188.8" calcext:value-type="float">
            <text:p>2188.8</text:p>
          </table:table-cell>
          <table:table-cell table:style-name="ce24" office:value-type="float" office:value="508.006" calcext:value-type="float">
            <text:p>508.006</text:p>
          </table:table-cell>
          <table:table-cell table:style-name="ce24" office:value-type="float" office:value="2447.4" calcext:value-type="float">
            <text:p>2447.4</text:p>
          </table:table-cell>
          <table:table-cell table:style-name="ce24" office:value-type="float" office:value="31.38" calcext:value-type="float">
            <text:p>31.38</text:p>
          </table:table-cell>
          <table:table-cell table:style-name="ce24" office:value-type="float" office:value="162" calcext:value-type="float">
            <text:p>162</text:p>
          </table:table-cell>
          <table:table-cell table:style-name="ce27" office:value-type="float" office:value="193.709" calcext:value-type="float">
            <text:p>193.709</text:p>
          </table:table-cell>
          <table:table-cell table:style-name="ce27" office:value-type="float" office:value="4.9" calcext:value-type="float">
            <text:p>4.9</text:p>
          </table:table-cell>
          <table:table-cell/>
          <table:table-cell table:style-name="ce32" table:number-matrix-columns-spanned="1" table:number-matrix-rows-spanned="1" table:formula="of:=MMULT([.A38:.H38];betas)" office:value-type="float" office:value="5.10203805711984" calcext:value-type="float">
            <text:p>5.10203805711984</text:p>
          </table:table-cell>
          <table:table-cell table:style-name="ce32" table:formula="of:=[.I38]-[.K38]" office:value-type="float" office:value="-0.202038057119838" calcext:value-type="float">
            <text:p>-0.202038057119838</text:p>
          </table:table-cell>
          <table:table-cell table:style-name="ce32" table:formula="of:=[.L38]^2" office:value-type="float" office:value="0.0408193765247588" calcext:value-type="float">
            <text:p>0.040819376524759</text:p>
          </table:table-cell>
          <table:table-cell table:number-columns-repeated="2"/>
          <table:table-cell table:style-name="ce32" table:formula="of:=([.I38]-ybar)^2" office:value-type="float" office:value="0.9696913296" calcext:value-type="float">
            <text:p>0.9696913296</text:p>
          </table:table-cell>
          <table:table-cell table:number-columns-repeated="2"/>
          <table:table-cell table:style-name="ce32" table:formula="of:=([.K38]-ybar)^2" office:value-type="float" office:value="0.6126052123" calcext:value-type="float">
            <text:p>0.6126052123</text:p>
          </table:table-cell>
          <table:table-cell table:number-columns-repeated="2"/>
          <table:table-cell table:style-name="ce32" table:formula="of:=[.L38]^3" office:value-type="float" office:value="-0.00824706752590538" calcext:value-type="float">
            <text:p>-0.008247067525905</text:p>
          </table:table-cell>
          <table:table-cell table:number-columns-repeated="2"/>
          <table:table-cell table:style-name="ce32" table:formula="of:=[.L38]^4" office:value-type="float" office:value="0.00166622149987003" calcext:value-type="float">
            <text:p>0.00166622149987</text:p>
          </table:table-cell>
          <table:table-cell table:number-columns-repeated="2"/>
          <table:table-cell table:style-name="ce32" table:formula="of:=([.L38]-[.L37])^2" office:value-type="float" office:value="0.074374697784812" calcext:value-type="float">
            <text:p>0.07437469778481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63.96" calcext:value-type="float">
            <text:p>3563.96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508.931" calcext:value-type="float">
            <text:p>508.931</text:p>
          </table:table-cell>
          <table:table-cell table:style-name="ce24" office:value-type="float" office:value="2474.5" calcext:value-type="float">
            <text:p>2474.5</text:p>
          </table:table-cell>
          <table:table-cell table:style-name="ce24" office:value-type="float" office:value="31.58" calcext:value-type="float">
            <text:p>31.58</text:p>
          </table:table-cell>
          <table:table-cell table:style-name="ce24" office:value-type="float" office:value="163.1" calcext:value-type="float">
            <text:p>163.1</text:p>
          </table:table-cell>
          <table:table-cell table:style-name="ce27" office:value-type="float" office:value="194.303" calcext:value-type="float">
            <text:p>194.303</text:p>
          </table:table-cell>
          <table:table-cell table:style-name="ce27" office:value-type="float" office:value="4.7" calcext:value-type="float">
            <text:p>4.7</text:p>
          </table:table-cell>
          <table:table-cell/>
          <table:table-cell table:style-name="ce32" table:number-matrix-columns-spanned="1" table:number-matrix-rows-spanned="1" table:formula="of:=MMULT([.A39:.H39];betas)" office:value-type="float" office:value="4.95895682970712" calcext:value-type="float">
            <text:p>4.95895682970712</text:p>
          </table:table-cell>
          <table:table-cell table:style-name="ce32" table:formula="of:=[.I39]-[.K39]" office:value-type="float" office:value="-0.258956829707119" calcext:value-type="float">
            <text:p>-0.258956829707119</text:p>
          </table:table-cell>
          <table:table-cell table:style-name="ce32" table:formula="of:=[.L39]^2" office:value-type="float" office:value="0.067058639651962" calcext:value-type="float">
            <text:p>0.067058639651962</text:p>
          </table:table-cell>
          <table:table-cell table:number-columns-repeated="2"/>
          <table:table-cell table:style-name="ce32" table:formula="of:=([.I39]-ybar)^2" office:value-type="float" office:value="1.403582955" calcext:value-type="float">
            <text:p>1.403582955</text:p>
          </table:table-cell>
          <table:table-cell table:number-columns-repeated="2"/>
          <table:table-cell table:style-name="ce32" table:formula="of:=([.K39]-ybar)^2" office:value-type="float" office:value="0.8570542299" calcext:value-type="float">
            <text:p>0.8570542299</text:p>
          </table:table-cell>
          <table:table-cell table:number-columns-repeated="2"/>
          <table:table-cell table:style-name="ce32" table:formula="of:=[.L39]^3" office:value-type="float" office:value="-0.0173652927287442" calcext:value-type="float">
            <text:p>-0.017365292728744</text:p>
          </table:table-cell>
          <table:table-cell table:number-columns-repeated="2"/>
          <table:table-cell table:style-name="ce32" table:formula="of:=[.L39]^4" office:value-type="float" office:value="0.0044968611519717" calcext:value-type="float">
            <text:p>0.004496861151972</text:p>
          </table:table-cell>
          <table:table-cell table:number-columns-repeated="2"/>
          <table:table-cell table:style-name="ce32" table:formula="of:=([.L39]-[.L38])^2" office:value-type="float" office:value="0.00323974667284269" calcext:value-type="float">
            <text:p>0.00323974667284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36.285" calcext:value-type="float">
            <text:p>3636.285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529.446" calcext:value-type="float">
            <text:p>529.446</text:p>
          </table:table-cell>
          <table:table-cell table:style-name="ce24" office:value-type="float" office:value="2542.6" calcext:value-type="float">
            <text:p>2542.6</text:p>
          </table:table-cell>
          <table:table-cell table:style-name="ce24" office:value-type="float" office:value="31.65" calcext:value-type="float">
            <text:p>31.65</text:p>
          </table:table-cell>
          <table:table-cell table:style-name="ce24" office:value-type="float" office:value="166" calcext:value-type="float">
            <text:p>166</text:p>
          </table:table-cell>
          <table:table-cell table:style-name="ce27" office:value-type="float" office:value="194.997" calcext:value-type="float">
            <text:p>194.997</text:p>
          </table:table-cell>
          <table:table-cell table:style-name="ce27" office:value-type="float" office:value="4.4" calcext:value-type="float">
            <text:p>4.4</text:p>
          </table:table-cell>
          <table:table-cell/>
          <table:table-cell table:style-name="ce32" table:number-matrix-columns-spanned="1" table:number-matrix-rows-spanned="1" table:formula="of:=MMULT([.A40:.H40];betas)" office:value-type="float" office:value="4.71324809652197" calcext:value-type="float">
            <text:p>4.71324809652197</text:p>
          </table:table-cell>
          <table:table-cell table:style-name="ce32" table:formula="of:=[.I40]-[.K40]" office:value-type="float" office:value="-0.313248096521972" calcext:value-type="float">
            <text:p>-0.313248096521972</text:p>
          </table:table-cell>
          <table:table-cell table:style-name="ce32" table:formula="of:=[.L40]^2" office:value-type="float" office:value="0.0981243699746389" calcext:value-type="float">
            <text:p>0.098124369974639</text:p>
          </table:table-cell>
          <table:table-cell table:number-columns-repeated="2"/>
          <table:table-cell table:style-name="ce32" table:formula="of:=([.I40]-ybar)^2" office:value-type="float" office:value="2.204420394" calcext:value-type="float">
            <text:p>2.204420394</text:p>
          </table:table-cell>
          <table:table-cell table:number-columns-repeated="2"/>
          <table:table-cell table:style-name="ce32" table:formula="of:=([.K40]-ybar)^2" office:value-type="float" office:value="1.372367657" calcext:value-type="float">
            <text:p>1.372367657</text:p>
          </table:table-cell>
          <table:table-cell table:number-columns-repeated="2"/>
          <table:table-cell table:style-name="ce32" table:formula="of:=[.L40]^3" office:value-type="float" office:value="-0.0307372721169734" calcext:value-type="float">
            <text:p>-0.030737272116974</text:p>
          </table:table-cell>
          <table:table-cell table:number-columns-repeated="2"/>
          <table:table-cell table:style-name="ce32" table:formula="of:=[.L40]^4" office:value-type="float" office:value="0.00962839198291982" calcext:value-type="float">
            <text:p>0.00962839198292</text:p>
          </table:table-cell>
          <table:table-cell table:number-columns-repeated="2"/>
          <table:table-cell table:style-name="ce32" table:formula="of:=([.L40]-[.L39])^2" office:value-type="float" office:value="0.00294754165236155" calcext:value-type="float">
            <text:p>0.00294754165236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24.014" calcext:value-type="float">
            <text:p>3724.014</text:p>
          </table:table-cell>
          <table:table-cell table:style-name="ce24" office:value-type="float" office:value="2314.3" calcext:value-type="float">
            <text:p>2314.3</text:p>
          </table:table-cell>
          <table:table-cell table:style-name="ce24" office:value-type="float" office:value="544.121" calcext:value-type="float">
            <text:p>544.121</text:p>
          </table:table-cell>
          <table:table-cell table:style-name="ce24" office:value-type="float" office:value="2594.1" calcext:value-type="float">
            <text:p>2594.1</text:p>
          </table:table-cell>
          <table:table-cell table:style-name="ce24" office:value-type="float" office:value="31.88" calcext:value-type="float">
            <text:p>31.88</text:p>
          </table:table-cell>
          <table:table-cell table:style-name="ce24" office:value-type="float" office:value="169.1" calcext:value-type="float">
            <text:p>169.1</text:p>
          </table:table-cell>
          <table:table-cell table:style-name="ce27" office:value-type="float" office:value="195.539" calcext:value-type="float">
            <text:p>195.539</text:p>
          </table:table-cell>
          <table:table-cell table:style-name="ce27" office:value-type="float" office:value="4.1" calcext:value-type="float">
            <text:p>4.1</text:p>
          </table:table-cell>
          <table:table-cell/>
          <table:table-cell table:style-name="ce32" table:number-matrix-columns-spanned="1" table:number-matrix-rows-spanned="1" table:formula="of:=MMULT([.A41:.H41];betas)" office:value-type="float" office:value="4.46025799163677" calcext:value-type="float">
            <text:p>4.46025799163677</text:p>
          </table:table-cell>
          <table:table-cell table:style-name="ce32" table:formula="of:=[.I41]-[.K41]" office:value-type="float" office:value="-0.360257991636766" calcext:value-type="float">
            <text:p>-0.360257991636766</text:p>
          </table:table-cell>
          <table:table-cell table:style-name="ce32" table:formula="of:=[.L41]^2" office:value-type="float" office:value="0.129785820538156" calcext:value-type="float">
            <text:p>0.129785820538156</text:p>
          </table:table-cell>
          <table:table-cell table:number-columns-repeated="2"/>
          <table:table-cell table:style-name="ce32" table:formula="of:=([.I41]-ybar)^2" office:value-type="float" office:value="3.185257832" calcext:value-type="float">
            <text:p>3.185257832</text:p>
          </table:table-cell>
          <table:table-cell table:number-columns-repeated="2"/>
          <table:table-cell table:style-name="ce32" table:formula="of:=([.K41]-ybar)^2" office:value-type="float" office:value="2.029117836" calcext:value-type="float">
            <text:p>2.029117836</text:p>
          </table:table-cell>
          <table:table-cell table:number-columns-repeated="2"/>
          <table:table-cell table:style-name="ce32" table:formula="of:=[.L41]^3" office:value-type="float" office:value="-0.046756379050006" calcext:value-type="float">
            <text:p>-0.046756379050006</text:p>
          </table:table-cell>
          <table:table-cell table:number-columns-repeated="2"/>
          <table:table-cell table:style-name="ce32" table:formula="of:=[.L41]^4" office:value-type="float" office:value="0.0168443592127625" calcext:value-type="float">
            <text:p>0.016844359212763</text:p>
          </table:table-cell>
          <table:table-cell table:number-columns-repeated="2"/>
          <table:table-cell table:style-name="ce32" table:formula="of:=([.L41]-[.L40])^2" office:value-type="float" office:value="0.00220993023870392" calcext:value-type="float">
            <text:p>0.00220993023870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15.423" calcext:value-type="float">
            <text:p>3815.423</text:p>
          </table:table-cell>
          <table:table-cell table:style-name="ce24" office:value-type="float" office:value="2348.5" calcext:value-type="float">
            <text:p>2348.5</text:p>
          </table:table-cell>
          <table:table-cell table:style-name="ce24" office:value-type="float" office:value="556.593" calcext:value-type="float">
            <text:p>556.593</text:p>
          </table:table-cell>
          <table:table-cell table:style-name="ce24" office:value-type="float" office:value="2618.4" calcext:value-type="float">
            <text:p>2618.4</text:p>
          </table:table-cell>
          <table:table-cell table:style-name="ce24" office:value-type="float" office:value="32.28" calcext:value-type="float">
            <text:p>32.28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7" office:value-type="float" office:value="195.999" calcext:value-type="float">
            <text:p>195.999</text:p>
          </table:table-cell>
          <table:table-cell table:style-name="ce27" office:value-type="float" office:value="3.9" calcext:value-type="float">
            <text:p>3.9</text:p>
          </table:table-cell>
          <table:table-cell/>
          <table:table-cell table:style-name="ce32" table:number-matrix-columns-spanned="1" table:number-matrix-rows-spanned="1" table:formula="of:=MMULT([.A42:.H42];betas)" office:value-type="float" office:value="3.83766884229055" calcext:value-type="float">
            <text:p>3.83766884229055</text:p>
          </table:table-cell>
          <table:table-cell table:style-name="ce32" table:formula="of:=[.I42]-[.K42]" office:value-type="float" office:value="0.0623311577094525" calcext:value-type="float">
            <text:p>0.062331157709453</text:p>
          </table:table-cell>
          <table:table-cell table:style-name="ce32" table:formula="of:=[.L42]^2" office:value-type="float" office:value="0.00388517322140064" calcext:value-type="float">
            <text:p>0.003885173221401</text:p>
          </table:table-cell>
          <table:table-cell table:number-columns-repeated="2"/>
          <table:table-cell table:style-name="ce32" table:formula="of:=([.I42]-ybar)^2" office:value-type="float" office:value="3.939149458" calcext:value-type="float">
            <text:p>3.939149458</text:p>
          </table:table-cell>
          <table:table-cell table:number-columns-repeated="2"/>
          <table:table-cell table:style-name="ce32" table:formula="of:=([.K42]-ybar)^2" office:value-type="float" office:value="4.190455551" calcext:value-type="float">
            <text:p>4.190455551</text:p>
          </table:table-cell>
          <table:table-cell table:number-columns-repeated="2"/>
          <table:table-cell table:style-name="ce32" table:formula="of:=[.L42]^3" office:value-type="float" office:value="0.000242167344791665" calcext:value-type="float">
            <text:p>0.000242167344792</text:p>
          </table:table-cell>
          <table:table-cell table:number-columns-repeated="2"/>
          <table:table-cell table:style-name="ce32" table:formula="of:=[.L42]^4" office:value-type="float" office:value="0.0000150945709602886" calcext:value-type="float">
            <text:p>1.50945709602886E-05</text:p>
          </table:table-cell>
          <table:table-cell table:number-columns-repeated="2"/>
          <table:table-cell table:style-name="ce32" table:formula="of:=([.L42]-[.L41])^2" office:value-type="float" office:value="0.178581589145161" calcext:value-type="float">
            <text:p>0.17858158914516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28.124" calcext:value-type="float">
            <text:p>3828.124</text:p>
          </table:table-cell>
          <table:table-cell table:style-name="ce24" office:value-type="float" office:value="2354.5" calcext:value-type="float">
            <text:p>2354.5</text:p>
          </table:table-cell>
          <table:table-cell table:style-name="ce24" office:value-type="float" office:value="571.371" calcext:value-type="float">
            <text:p>571.371</text:p>
          </table:table-cell>
          <table:table-cell table:style-name="ce24" office:value-type="float" office:value="2624.7" calcext:value-type="float">
            <text:p>2624.7</text:p>
          </table:table-cell>
          <table:table-cell table:style-name="ce24" office:value-type="float" office:value="32.45" calcext:value-type="float">
            <text:p>32.45</text:p>
          </table:table-cell>
          <table:table-cell table:style-name="ce24" office:value-type="float" office:value="170.3" calcext:value-type="float">
            <text:p>170.3</text:p>
          </table:table-cell>
          <table:table-cell table:style-name="ce27" office:value-type="float" office:value="196.56" calcext:value-type="float">
            <text:p>196.56</text:p>
          </table:table-cell>
          <table:table-cell table:style-name="ce27" office:value-type="float" office:value="3.8" calcext:value-type="float">
            <text:p>3.8</text:p>
          </table:table-cell>
          <table:table-cell/>
          <table:table-cell table:style-name="ce32" table:number-matrix-columns-spanned="1" table:number-matrix-rows-spanned="1" table:formula="of:=MMULT([.A43:.H43];betas)" office:value-type="float" office:value="3.84096210768421" calcext:value-type="float">
            <text:p>3.84096210768421</text:p>
          </table:table-cell>
          <table:table-cell table:style-name="ce32" table:formula="of:=[.I43]-[.K43]" office:value-type="float" office:value="-0.040962107684213" calcext:value-type="float">
            <text:p>-0.040962107684213</text:p>
          </table:table-cell>
          <table:table-cell table:style-name="ce32" table:formula="of:=[.L43]^2" office:value-type="float" office:value="0.00167789426593307" calcext:value-type="float">
            <text:p>0.001677894265933</text:p>
          </table:table-cell>
          <table:table-cell table:number-columns-repeated="2"/>
          <table:table-cell table:style-name="ce32" table:formula="of:=([.I43]-ybar)^2" office:value-type="float" office:value="4.34609527" calcext:value-type="float">
            <text:p>4.34609527</text:p>
          </table:table-cell>
          <table:table-cell table:number-columns-repeated="2"/>
          <table:table-cell table:style-name="ce32" table:formula="of:=([.K43]-ybar)^2" office:value-type="float" office:value="4.176983372" calcext:value-type="float">
            <text:p>4.176983372</text:p>
          </table:table-cell>
          <table:table-cell table:number-columns-repeated="2"/>
          <table:table-cell table:style-name="ce32" table:formula="of:=[.L43]^3" office:value-type="float" office:value="-0.0000687300856038738" calcext:value-type="float">
            <text:p>-6.87300856038738E-05</text:p>
          </table:table-cell>
          <table:table-cell table:number-columns-repeated="2"/>
          <table:table-cell table:style-name="ce32" table:formula="of:=[.L43]^4" office:value-type="float" office:value="0.00000281532916765106" calcext:value-type="float">
            <text:p>2.81532916765106E-06</text:p>
          </table:table-cell>
          <table:table-cell table:number-columns-repeated="2"/>
          <table:table-cell table:style-name="ce32" table:formula="of:=([.L43]-[.L42])^2" office:value-type="float" office:value="0.0106694986756862" calcext:value-type="float">
            <text:p>0.01066949867568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53.301" calcext:value-type="float">
            <text:p>3853.301</text:p>
          </table:table-cell>
          <table:table-cell table:style-name="ce24" office:value-type="float" office:value="2381.5" calcext:value-type="float">
            <text:p>2381.5</text:p>
          </table:table-cell>
          <table:table-cell table:style-name="ce24" office:value-type="float" office:value="594.514" calcext:value-type="float">
            <text:p>594.514</text:p>
          </table:table-cell>
          <table:table-cell table:style-name="ce24" office:value-type="float" office:value="2657.8" calcext:value-type="float">
            <text:p>2657.8</text:p>
          </table:table-cell>
          <table:table-cell table:style-name="ce24" office:value-type="float" office:value="32.85" calcext:value-type="float">
            <text:p>32.85</text:p>
          </table:table-cell>
          <table:table-cell table:style-name="ce24" office:value-type="float" office:value="171.2" calcext:value-type="float">
            <text:p>171.2</text:p>
          </table:table-cell>
          <table:table-cell table:style-name="ce27" office:value-type="float" office:value="197.207" calcext:value-type="float">
            <text:p>197.207</text:p>
          </table:table-cell>
          <table:table-cell table:style-name="ce27" office:value-type="float" office:value="3.8" calcext:value-type="float">
            <text:p>3.8</text:p>
          </table:table-cell>
          <table:table-cell/>
          <table:table-cell table:style-name="ce32" table:number-matrix-columns-spanned="1" table:number-matrix-rows-spanned="1" table:formula="of:=MMULT([.A44:.H44];betas)" office:value-type="float" office:value="3.96214449912058" calcext:value-type="float">
            <text:p>3.96214449912058</text:p>
          </table:table-cell>
          <table:table-cell table:style-name="ce32" table:formula="of:=[.I44]-[.K44]" office:value-type="float" office:value="-0.162144499120584" calcext:value-type="float">
            <text:p>-0.162144499120584</text:p>
          </table:table-cell>
          <table:table-cell table:style-name="ce32" table:formula="of:=[.L44]^2" office:value-type="float" office:value="0.0262908385950649" calcext:value-type="float">
            <text:p>0.026290838595065</text:p>
          </table:table-cell>
          <table:table-cell table:number-columns-repeated="2"/>
          <table:table-cell table:style-name="ce32" table:formula="of:=([.I44]-ybar)^2" office:value-type="float" office:value="4.34609527" calcext:value-type="float">
            <text:p>4.34609527</text:p>
          </table:table-cell>
          <table:table-cell table:number-columns-repeated="2"/>
          <table:table-cell table:style-name="ce32" table:formula="of:=([.K44]-ybar)^2" office:value-type="float" office:value="3.696331409" calcext:value-type="float">
            <text:p>3.696331409</text:p>
          </table:table-cell>
          <table:table-cell table:number-columns-repeated="2"/>
          <table:table-cell table:style-name="ce32" table:formula="of:=[.L44]^3" office:value-type="float" office:value="-0.00426291485545691" calcext:value-type="float">
            <text:p>-0.004262914855457</text:p>
          </table:table-cell>
          <table:table-cell table:number-columns-repeated="2"/>
          <table:table-cell table:style-name="ce32" table:formula="of:=[.L44]^4" office:value-type="float" office:value="0.000691208194031756" calcext:value-type="float">
            <text:p>0.000691208194032</text:p>
          </table:table-cell>
          <table:table-cell table:number-columns-repeated="2"/>
          <table:table-cell table:style-name="ce32" table:formula="of:=([.L44]-[.L43])^2" office:value-type="float" office:value="0.0146851719942377" calcext:value-type="float">
            <text:p>0.01468517199423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84.52" calcext:value-type="float">
            <text:p>3884.52</text:p>
          </table:table-cell>
          <table:table-cell table:style-name="ce24" office:value-type="float" office:value="2391.4" calcext:value-type="float">
            <text:p>2391.4</text:p>
          </table:table-cell>
          <table:table-cell table:style-name="ce24" office:value-type="float" office:value="599.528" calcext:value-type="float">
            <text:p>599.528</text:p>
          </table:table-cell>
          <table:table-cell table:style-name="ce24" office:value-type="float" office:value="2688.2" calcext:value-type="float">
            <text:p>2688.2</text:p>
          </table:table-cell>
          <table:table-cell table:style-name="ce24" office:value-type="float" office:value="32.9" calcext:value-type="float">
            <text:p>32.9</text:p>
          </table:table-cell>
          <table:table-cell table:style-name="ce24" office:value-type="float" office:value="171.9" calcext:value-type="float">
            <text:p>171.9</text:p>
          </table:table-cell>
          <table:table-cell table:style-name="ce27" office:value-type="float" office:value="197.736" calcext:value-type="float">
            <text:p>197.736</text:p>
          </table:table-cell>
          <table:table-cell table:style-name="ce27" office:value-type="float" office:value="3.7" calcext:value-type="float">
            <text:p>3.7</text:p>
          </table:table-cell>
          <table:table-cell/>
          <table:table-cell table:style-name="ce32" table:number-matrix-columns-spanned="1" table:number-matrix-rows-spanned="1" table:formula="of:=MMULT([.A45:.H45];betas)" office:value-type="float" office:value="3.86104368811178" calcext:value-type="float">
            <text:p>3.86104368811178</text:p>
          </table:table-cell>
          <table:table-cell table:style-name="ce32" table:formula="of:=[.I45]-[.K45]" office:value-type="float" office:value="-0.161043688111785" calcext:value-type="float">
            <text:p>-0.161043688111785</text:p>
          </table:table-cell>
          <table:table-cell table:style-name="ce32" table:formula="of:=[.L45]^2" office:value-type="float" office:value="0.0259350694806458" calcext:value-type="float">
            <text:p>0.025935069480646</text:p>
          </table:table-cell>
          <table:table-cell table:number-columns-repeated="2"/>
          <table:table-cell table:style-name="ce32" table:formula="of:=([.I45]-ybar)^2" office:value-type="float" office:value="4.773041083" calcext:value-type="float">
            <text:p>4.773041083</text:p>
          </table:table-cell>
          <table:table-cell table:number-columns-repeated="2"/>
          <table:table-cell table:style-name="ce32" table:formula="of:=([.K45]-ybar)^2" office:value-type="float" office:value="4.095302501" calcext:value-type="float">
            <text:p>4.095302501</text:p>
          </table:table-cell>
          <table:table-cell table:number-columns-repeated="2"/>
          <table:table-cell table:style-name="ce32" table:formula="of:=[.L45]^3" office:value-type="float" office:value="-0.00417667924059859" calcext:value-type="float">
            <text:p>-0.004176679240599</text:p>
          </table:table-cell>
          <table:table-cell table:number-columns-repeated="2"/>
          <table:table-cell table:style-name="ce32" table:formula="of:=[.L45]^4" office:value-type="float" office:value="0.000672627828965925" calcext:value-type="float">
            <text:p>0.000672627828966</text:p>
          </table:table-cell>
          <table:table-cell table:number-columns-repeated="2"/>
          <table:table-cell table:style-name="ce32" table:formula="of:=([.L45]-[.L44])^2" office:value-type="float" office:value="0.00000121178487709282" calcext:value-type="float">
            <text:p>1.21178487709282E-0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18.74" calcext:value-type="float">
            <text:p>3918.74</text:p>
          </table:table-cell>
          <table:table-cell table:style-name="ce24" office:value-type="float" office:value="2405.3" calcext:value-type="float">
            <text:p>2405.3</text:p>
          </table:table-cell>
          <table:table-cell table:style-name="ce24" office:value-type="float" office:value="640.682" calcext:value-type="float">
            <text:p>640.682</text:p>
          </table:table-cell>
          <table:table-cell table:style-name="ce24" office:value-type="float" office:value="2728.4" calcext:value-type="float">
            <text:p>2728.4</text:p>
          </table:table-cell>
          <table:table-cell table:style-name="ce24" office:value-type="float" office:value="33.1" calcext:value-type="float">
            <text:p>33.1</text:p>
          </table:table-cell>
          <table:table-cell table:style-name="ce24" office:value-type="float" office:value="174.2" calcext:value-type="float">
            <text:p>174.2</text:p>
          </table:table-cell>
          <table:table-cell table:style-name="ce27" office:value-type="float" office:value="198.206" calcext:value-type="float">
            <text:p>198.206</text:p>
          </table:table-cell>
          <table:table-cell table:style-name="ce27" office:value-type="float" office:value="3.8" calcext:value-type="float">
            <text:p>3.8</text:p>
          </table:table-cell>
          <table:table-cell/>
          <table:table-cell table:style-name="ce32" table:number-matrix-columns-spanned="1" table:number-matrix-rows-spanned="1" table:formula="of:=MMULT([.A46:.H46];betas)" office:value-type="float" office:value="3.67560969570794" calcext:value-type="float">
            <text:p>3.67560969570794</text:p>
          </table:table-cell>
          <table:table-cell table:style-name="ce32" table:formula="of:=[.I46]-[.K46]" office:value-type="float" office:value="0.124390304292059" calcext:value-type="float">
            <text:p>0.124390304292059</text:p>
          </table:table-cell>
          <table:table-cell table:style-name="ce32" table:formula="of:=[.L46]^2" office:value-type="float" office:value="0.0154729478018711" calcext:value-type="float">
            <text:p>0.015472947801871</text:p>
          </table:table-cell>
          <table:table-cell table:number-columns-repeated="2"/>
          <table:table-cell table:style-name="ce32" table:formula="of:=([.I46]-ybar)^2" office:value-type="float" office:value="4.34609527" calcext:value-type="float">
            <text:p>4.34609527</text:p>
          </table:table-cell>
          <table:table-cell table:number-columns-repeated="2"/>
          <table:table-cell table:style-name="ce32" table:formula="of:=([.K46]-ybar)^2" office:value-type="float" office:value="4.880208384" calcext:value-type="float">
            <text:p>4.880208384</text:p>
          </table:table-cell>
          <table:table-cell table:number-columns-repeated="2"/>
          <table:table-cell table:style-name="ce32" table:formula="of:=[.L46]^3" office:value-type="float" office:value="0.00192468468536989" calcext:value-type="float">
            <text:p>0.00192468468537</text:p>
          </table:table-cell>
          <table:table-cell table:number-columns-repeated="2"/>
          <table:table-cell table:style-name="ce32" table:formula="of:=[.L46]^4" office:value-type="float" office:value="0.000239412113679426" calcext:value-type="float">
            <text:p>0.000239412113679</text:p>
          </table:table-cell>
          <table:table-cell table:number-columns-repeated="2"/>
          <table:table-cell table:style-name="ce32" table:formula="of:=([.L46]-[.L45])^2" office:value-type="float" office:value="0.0814725640195976" calcext:value-type="float">
            <text:p>0.08147256401959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19.556" calcext:value-type="float">
            <text:p>3919.556</text:p>
          </table:table-cell>
          <table:table-cell table:style-name="ce24" office:value-type="float" office:value="2438.1" calcext:value-type="float">
            <text:p>2438.1</text:p>
          </table:table-cell>
          <table:table-cell table:style-name="ce24" office:value-type="float" office:value="631.43" calcext:value-type="float">
            <text:p>631.43</text:p>
          </table:table-cell>
          <table:table-cell table:style-name="ce24" office:value-type="float" office:value="2750.8" calcext:value-type="float">
            <text:p>2750.8</text:p>
          </table:table-cell>
          <table:table-cell table:style-name="ce24" office:value-type="float" office:value="33.4" calcext:value-type="float">
            <text:p>33.4</text:p>
          </table:table-cell>
          <table:table-cell table:style-name="ce24" office:value-type="float" office:value="178.1" calcext:value-type="float">
            <text:p>178.1</text:p>
          </table:table-cell>
          <table:table-cell table:style-name="ce27" office:value-type="float" office:value="198.712" calcext:value-type="float">
            <text:p>198.712</text:p>
          </table:table-cell>
          <table:table-cell table:style-name="ce27" office:value-type="float" office:value="3.8" calcext:value-type="float">
            <text:p>3.8</text:p>
          </table:table-cell>
          <table:table-cell/>
          <table:table-cell table:style-name="ce32" table:number-matrix-columns-spanned="1" table:number-matrix-rows-spanned="1" table:formula="of:=MMULT([.A47:.H47];betas)" office:value-type="float" office:value="4.15313723821052" calcext:value-type="float">
            <text:p>4.15313723821052</text:p>
          </table:table-cell>
          <table:table-cell table:style-name="ce32" table:formula="of:=[.I47]-[.K47]" office:value-type="float" office:value="-0.353137238210519" calcext:value-type="float">
            <text:p>-0.353137238210519</text:p>
          </table:table-cell>
          <table:table-cell table:style-name="ce32" table:formula="of:=[.L47]^2" office:value-type="float" office:value="0.124705909010953" calcext:value-type="float">
            <text:p>0.124705909010953</text:p>
          </table:table-cell>
          <table:table-cell table:number-columns-repeated="2"/>
          <table:table-cell table:style-name="ce32" table:formula="of:=([.I47]-ybar)^2" office:value-type="float" office:value="4.34609527" calcext:value-type="float">
            <text:p>4.34609527</text:p>
          </table:table-cell>
          <table:table-cell table:number-columns-repeated="2"/>
          <table:table-cell table:style-name="ce32" table:formula="of:=([.K47]-ybar)^2" office:value-type="float" office:value="2.998410251" calcext:value-type="float">
            <text:p>2.998410251</text:p>
          </table:table-cell>
          <table:table-cell table:number-columns-repeated="2"/>
          <table:table-cell table:style-name="ce32" table:formula="of:=[.L47]^3" office:value-type="float" office:value="-0.0440383002966602" calcext:value-type="float">
            <text:p>-0.04403830029666</text:p>
          </table:table-cell>
          <table:table-cell table:number-columns-repeated="2"/>
          <table:table-cell table:style-name="ce32" table:formula="of:=[.L47]^4" office:value-type="float" office:value="0.0155515637422481" calcext:value-type="float">
            <text:p>0.015551563742248</text:p>
          </table:table-cell>
          <table:table-cell table:number-columns-repeated="2"/>
          <table:table-cell table:style-name="ce32" table:formula="of:=([.L47]-[.L46])^2" office:value-type="float" office:value="0.228032553848552" calcext:value-type="float">
            <text:p>0.22803255384855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50.826" calcext:value-type="float">
            <text:p>3950.826</text:p>
          </table:table-cell>
          <table:table-cell table:style-name="ce24" office:value-type="float" office:value="2450.6" calcext:value-type="float">
            <text:p>2450.6</text:p>
          </table:table-cell>
          <table:table-cell table:style-name="ce24" office:value-type="float" office:value="641.504" calcext:value-type="float">
            <text:p>641.504</text:p>
          </table:table-cell>
          <table:table-cell table:style-name="ce24" office:value-type="float" office:value="2777.1" calcext:value-type="float">
            <text:p>2777.1</text:p>
          </table:table-cell>
          <table:table-cell table:style-name="ce24" office:value-type="float" office:value="33.7" calcext:value-type="float">
            <text:p>33.7</text:p>
          </table:table-cell>
          <table:table-cell table:style-name="ce24" office:value-type="float" office:value="181.6" calcext:value-type="float">
            <text:p>181.6</text:p>
          </table:table-cell>
          <table:table-cell table:style-name="ce27" office:value-type="float" office:value="199.311" calcext:value-type="float">
            <text:p>199.311</text:p>
          </table:table-cell>
          <table:table-cell table:style-name="ce27" office:value-type="float" office:value="3.8" calcext:value-type="float">
            <text:p>3.8</text:p>
          </table:table-cell>
          <table:table-cell/>
          <table:table-cell table:style-name="ce32" table:number-matrix-columns-spanned="1" table:number-matrix-rows-spanned="1" table:formula="of:=MMULT([.A48:.H48];betas)" office:value-type="float" office:value="4.07163989015606" calcext:value-type="float">
            <text:p>4.07163989015606</text:p>
          </table:table-cell>
          <table:table-cell table:style-name="ce32" table:formula="of:=[.I48]-[.K48]" office:value-type="float" office:value="-0.271639890156064" calcext:value-type="float">
            <text:p>-0.271639890156064</text:p>
          </table:table-cell>
          <table:table-cell table:style-name="ce32" table:formula="of:=[.L48]^2" office:value-type="float" office:value="0.0737882299239985" calcext:value-type="float">
            <text:p>0.073788229923999</text:p>
          </table:table-cell>
          <table:table-cell table:number-columns-repeated="2"/>
          <table:table-cell table:style-name="ce32" table:formula="of:=([.I48]-ybar)^2" office:value-type="float" office:value="4.34609527" calcext:value-type="float">
            <text:p>4.34609527</text:p>
          </table:table-cell>
          <table:table-cell table:number-columns-repeated="2"/>
          <table:table-cell table:style-name="ce32" table:formula="of:=([.K48]-ybar)^2" office:value-type="float" office:value="3.287292352" calcext:value-type="float">
            <text:p>3.287292352</text:p>
          </table:table-cell>
          <table:table-cell table:number-columns-repeated="2"/>
          <table:table-cell table:style-name="ce32" table:formula="of:=[.L48]^3" office:value-type="float" office:value="-0.0200438266713653" calcext:value-type="float">
            <text:p>-0.020043826671365</text:p>
          </table:table-cell>
          <table:table-cell table:number-columns-repeated="2"/>
          <table:table-cell table:style-name="ce32" table:formula="of:=[.L48]^4" office:value-type="float" office:value="0.00544470287531687" calcext:value-type="float">
            <text:p>0.005444702875317</text:p>
          </table:table-cell>
          <table:table-cell table:number-columns-repeated="2"/>
          <table:table-cell table:style-name="ce32" table:formula="of:=([.L48]-[.L47])^2" office:value-type="float" office:value="0.00664181773990901" calcext:value-type="float">
            <text:p>0.00664181773990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80.97" calcext:value-type="float">
            <text:p>3980.97</text:p>
          </table:table-cell>
          <table:table-cell table:style-name="ce24" office:value-type="float" office:value="2465.7" calcext:value-type="float">
            <text:p>2465.7</text:p>
          </table:table-cell>
          <table:table-cell table:style-name="ce24" office:value-type="float" office:value="640.234" calcext:value-type="float">
            <text:p>640.234</text:p>
          </table:table-cell>
          <table:table-cell table:style-name="ce24" office:value-type="float" office:value="2797.4" calcext:value-type="float">
            <text:p>2797.4</text:p>
          </table:table-cell>
          <table:table-cell table:style-name="ce24" office:value-type="float" office:value="34.1" calcext:value-type="float">
            <text:p>34.1</text:p>
          </table:table-cell>
          <table:table-cell table:style-name="ce24" office:value-type="float" office:value="184.3" calcext:value-type="float">
            <text:p>184.3</text:p>
          </table:table-cell>
          <table:table-cell table:style-name="ce27" office:value-type="float" office:value="199.808" calcext:value-type="float">
            <text:p>199.808</text:p>
          </table:table-cell>
          <table:table-cell table:style-name="ce27" office:value-type="float" office:value="3.9" calcext:value-type="float">
            <text:p>3.9</text:p>
          </table:table-cell>
          <table:table-cell/>
          <table:table-cell table:style-name="ce32" table:number-matrix-columns-spanned="1" table:number-matrix-rows-spanned="1" table:formula="of:=MMULT([.A49:.H49];betas)" office:value-type="float" office:value="4.03340226870172" calcext:value-type="float">
            <text:p>4.03340226870172</text:p>
          </table:table-cell>
          <table:table-cell table:style-name="ce32" table:formula="of:=[.I49]-[.K49]" office:value-type="float" office:value="-0.133402268701721" calcext:value-type="float">
            <text:p>-0.133402268701721</text:p>
          </table:table-cell>
          <table:table-cell table:style-name="ce32" table:formula="of:=[.L49]^2" office:value-type="float" office:value="0.0177961652947662" calcext:value-type="float">
            <text:p>0.017796165294766</text:p>
          </table:table-cell>
          <table:table-cell table:number-columns-repeated="2"/>
          <table:table-cell table:style-name="ce32" table:formula="of:=([.I49]-ybar)^2" office:value-type="float" office:value="3.939149458" calcext:value-type="float">
            <text:p>3.939149458</text:p>
          </table:table-cell>
          <table:table-cell table:number-columns-repeated="2"/>
          <table:table-cell table:style-name="ce32" table:formula="of:=([.K49]-ybar)^2" office:value-type="float" office:value="3.427410903" calcext:value-type="float">
            <text:p>3.427410903</text:p>
          </table:table-cell>
          <table:table-cell table:number-columns-repeated="2"/>
          <table:table-cell table:style-name="ce32" table:formula="of:=[.L49]^3" office:value-type="float" office:value="-0.00237404882451264" calcext:value-type="float">
            <text:p>-0.002374048824513</text:p>
          </table:table-cell>
          <table:table-cell table:number-columns-repeated="2"/>
          <table:table-cell table:style-name="ce32" table:formula="of:=[.L49]^4" office:value-type="float" office:value="0.000316703499198641" calcext:value-type="float">
            <text:p>0.000316703499199</text:p>
          </table:table-cell>
          <table:table-cell table:number-columns-repeated="2"/>
          <table:table-cell table:style-name="ce32" table:formula="of:=([.L49]-[.L48])^2" office:value-type="float" office:value="0.0191096399853542" calcext:value-type="float">
            <text:p>0.01910963998535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63.013" calcext:value-type="float">
            <text:p>4063.013</text:p>
          </table:table-cell>
          <table:table-cell table:style-name="ce24" office:value-type="float" office:value="2524.6" calcext:value-type="float">
            <text:p>2524.6</text:p>
          </table:table-cell>
          <table:table-cell table:style-name="ce24" office:value-type="float" office:value="651.378" calcext:value-type="float">
            <text:p>651.378</text:p>
          </table:table-cell>
          <table:table-cell table:style-name="ce24" office:value-type="float" office:value="2846.2" calcext:value-type="float">
            <text:p>2846.2</text:p>
          </table:table-cell>
          <table:table-cell table:style-name="ce24" office:value-type="float" office:value="34.4" calcext:value-type="float">
            <text:p>34.4</text:p>
          </table:table-cell>
          <table:table-cell table:style-name="ce24" office:value-type="float" office:value="186.6" calcext:value-type="float">
            <text:p>186.6</text:p>
          </table:table-cell>
          <table:table-cell table:style-name="ce27" office:value-type="float" office:value="200.208" calcext:value-type="float">
            <text:p>200.208</text:p>
          </table:table-cell>
          <table:table-cell table:style-name="ce27" office:value-type="float" office:value="3.7" calcext:value-type="float">
            <text:p>3.7</text:p>
          </table:table-cell>
          <table:table-cell/>
          <table:table-cell table:style-name="ce32" table:number-matrix-columns-spanned="1" table:number-matrix-rows-spanned="1" table:formula="of:=MMULT([.A50:.H50];betas)" office:value-type="float" office:value="3.79207178423194" calcext:value-type="float">
            <text:p>3.79207178423194</text:p>
          </table:table-cell>
          <table:table-cell table:style-name="ce32" table:formula="of:=[.I50]-[.K50]" office:value-type="float" office:value="-0.0920717842319361" calcext:value-type="float">
            <text:p>-0.092071784231936</text:p>
          </table:table-cell>
          <table:table-cell table:style-name="ce32" table:formula="of:=[.L50]^2" office:value-type="float" office:value="0.00847721345165219" calcext:value-type="float">
            <text:p>0.008477213451652</text:p>
          </table:table-cell>
          <table:table-cell table:number-columns-repeated="2"/>
          <table:table-cell table:style-name="ce32" table:formula="of:=([.I50]-ybar)^2" office:value-type="float" office:value="4.773041083" calcext:value-type="float">
            <text:p>4.773041083</text:p>
          </table:table-cell>
          <table:table-cell table:number-columns-repeated="2"/>
          <table:table-cell table:style-name="ce32" table:formula="of:=([.K50]-ybar)^2" office:value-type="float" office:value="4.379214491" calcext:value-type="float">
            <text:p>4.379214491</text:p>
          </table:table-cell>
          <table:table-cell table:number-columns-repeated="2"/>
          <table:table-cell table:style-name="ce32" table:formula="of:=[.L50]^3" office:value-type="float" office:value="-0.000780512167808587" calcext:value-type="float">
            <text:p>-0.000780512167809</text:p>
          </table:table-cell>
          <table:table-cell table:number-columns-repeated="2"/>
          <table:table-cell table:style-name="ce32" table:formula="of:=[.L50]^4" office:value-type="float" office:value="0.0000718631479048729" calcext:value-type="float">
            <text:p>7.18631479048729E-05</text:p>
          </table:table-cell>
          <table:table-cell table:number-columns-repeated="2"/>
          <table:table-cell table:style-name="ce32" table:formula="of:=([.L50]-[.L49])^2" office:value-type="float" office:value="0.00170820894650714" calcext:value-type="float">
            <text:p>0.00170820894650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31.998" calcext:value-type="float">
            <text:p>4131.998</text:p>
          </table:table-cell>
          <table:table-cell table:style-name="ce24" office:value-type="float" office:value="2563.3" calcext:value-type="float">
            <text:p>2563.3</text:p>
          </table:table-cell>
          <table:table-cell table:style-name="ce24" office:value-type="float" office:value="646.145" calcext:value-type="float">
            <text:p>646.145</text:p>
          </table:table-cell>
          <table:table-cell table:style-name="ce24" office:value-type="float" office:value="2893.5" calcext:value-type="float">
            <text:p>2893.5</text:p>
          </table:table-cell>
          <table:table-cell table:style-name="ce24" office:value-type="float" office:value="34.9" calcext:value-type="float">
            <text:p>34.9</text:p>
          </table:table-cell>
          <table:table-cell table:style-name="ce24" office:value-type="float" office:value="190.5" calcext:value-type="float">
            <text:p>190.5</text:p>
          </table:table-cell>
          <table:table-cell table:style-name="ce27" office:value-type="float" office:value="200.706" calcext:value-type="float">
            <text:p>200.706</text:p>
          </table:table-cell>
          <table:table-cell table:style-name="ce27" office:value-type="float" office:value="3.5" calcext:value-type="float">
            <text:p>3.5</text:p>
          </table:table-cell>
          <table:table-cell/>
          <table:table-cell table:style-name="ce32" table:number-matrix-columns-spanned="1" table:number-matrix-rows-spanned="1" table:formula="of:=MMULT([.A51:.H51];betas)" office:value-type="float" office:value="3.60189141771443" calcext:value-type="float">
            <text:p>3.60189141771443</text:p>
          </table:table-cell>
          <table:table-cell table:style-name="ce32" table:formula="of:=[.I51]-[.K51]" office:value-type="float" office:value="-0.101891417714427" calcext:value-type="float">
            <text:p>-0.101891417714427</text:p>
          </table:table-cell>
          <table:table-cell table:style-name="ce32" table:formula="of:=[.L51]^2" office:value-type="float" office:value="0.0103818610038558" calcext:value-type="float">
            <text:p>0.010381861003856</text:p>
          </table:table-cell>
          <table:table-cell table:number-columns-repeated="2"/>
          <table:table-cell table:style-name="ce32" table:formula="of:=([.I51]-ybar)^2" office:value-type="float" office:value="5.686932709" calcext:value-type="float">
            <text:p>5.686932709</text:p>
          </table:table-cell>
          <table:table-cell table:number-columns-repeated="2"/>
          <table:table-cell table:style-name="ce32" table:formula="of:=([.K51]-ybar)^2" office:value-type="float" office:value="5.21134772" calcext:value-type="float">
            <text:p>5.21134772</text:p>
          </table:table-cell>
          <table:table-cell table:number-columns-repeated="2"/>
          <table:table-cell table:style-name="ce32" table:formula="of:=[.L51]^3" office:value-type="float" office:value="-0.00105782253619699" calcext:value-type="float">
            <text:p>-0.001057822536197</text:p>
          </table:table-cell>
          <table:table-cell table:number-columns-repeated="2"/>
          <table:table-cell table:style-name="ce32" table:formula="of:=[.L51]^4" office:value-type="float" office:value="0.000107783037903382" calcext:value-type="float">
            <text:p>0.000107783037903</text:p>
          </table:table-cell>
          <table:table-cell table:number-columns-repeated="2"/>
          <table:table-cell table:style-name="ce32" table:formula="of:=([.L51]-[.L50])^2" office:value-type="float" office:value="0.0000964252017304526" calcext:value-type="float">
            <text:p>9.64252017304526E-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60.267" calcext:value-type="float">
            <text:p>4160.267</text:p>
          </table:table-cell>
          <table:table-cell table:style-name="ce24" office:value-type="float" office:value="2611.5" calcext:value-type="float">
            <text:p>2611.5</text:p>
          </table:table-cell>
          <table:table-cell table:style-name="ce24" office:value-type="float" office:value="640.615" calcext:value-type="float">
            <text:p>640.615</text:p>
          </table:table-cell>
          <table:table-cell table:style-name="ce24" office:value-type="float" office:value="2899.3" calcext:value-type="float">
            <text:p>2899.3</text:p>
          </table:table-cell>
          <table:table-cell table:style-name="ce24" office:value-type="float" office:value="35.3" calcext:value-type="float">
            <text:p>35.3</text:p>
          </table:table-cell>
          <table:table-cell table:style-name="ce24" office:value-type="float" office:value="194" calcext:value-type="float">
            <text:p>194</text:p>
          </table:table-cell>
          <table:table-cell table:style-name="ce27" office:value-type="float" office:value="201.29" calcext:value-type="float">
            <text:p>201.29</text:p>
          </table:table-cell>
          <table:table-cell table:style-name="ce27" office:value-type="float" office:value="3.5" calcext:value-type="float">
            <text:p>3.5</text:p>
          </table:table-cell>
          <table:table-cell/>
          <table:table-cell table:style-name="ce32" table:number-matrix-columns-spanned="1" table:number-matrix-rows-spanned="1" table:formula="of:=MMULT([.A52:.H52];betas)" office:value-type="float" office:value="3.85783890616908" calcext:value-type="float">
            <text:p>3.85783890616908</text:p>
          </table:table-cell>
          <table:table-cell table:style-name="ce32" table:formula="of:=[.I52]-[.K52]" office:value-type="float" office:value="-0.357838906169079" calcext:value-type="float">
            <text:p>-0.357838906169079</text:p>
          </table:table-cell>
          <table:table-cell table:style-name="ce32" table:formula="of:=[.L52]^2" office:value-type="float" office:value="0.128048682768283" calcext:value-type="float">
            <text:p>0.128048682768283</text:p>
          </table:table-cell>
          <table:table-cell table:number-columns-repeated="2"/>
          <table:table-cell table:style-name="ce32" table:formula="of:=([.I52]-ybar)^2" office:value-type="float" office:value="5.686932709" calcext:value-type="float">
            <text:p>5.686932709</text:p>
          </table:table-cell>
          <table:table-cell table:number-columns-repeated="2"/>
          <table:table-cell table:style-name="ce32" table:formula="of:=([.K52]-ybar)^2" office:value-type="float" office:value="4.108283712" calcext:value-type="float">
            <text:p>4.108283712</text:p>
          </table:table-cell>
          <table:table-cell table:number-columns-repeated="2"/>
          <table:table-cell table:style-name="ce32" table:formula="of:=[.L52]^3" office:value-type="float" office:value="-0.0458208005781936" calcext:value-type="float">
            <text:p>-0.045820800578194</text:p>
          </table:table-cell>
          <table:table-cell table:number-columns-repeated="2"/>
          <table:table-cell table:style-name="ce32" table:formula="of:=[.L52]^4" office:value-type="float" office:value="0.0163964651586923" calcext:value-type="float">
            <text:p>0.016396465158692</text:p>
          </table:table-cell>
          <table:table-cell table:number-columns-repeated="2"/>
          <table:table-cell table:style-name="ce32" table:formula="of:=([.L52]-[.L51])^2" office:value-type="float" office:value="0.0655091168462441" calcext:value-type="float">
            <text:p>0.06550911684624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78.293" calcext:value-type="float">
            <text:p>4178.293</text:p>
          </table:table-cell>
          <table:table-cell table:style-name="ce24" office:value-type="float" office:value="2623.5" calcext:value-type="float">
            <text:p>2623.5</text:p>
          </table:table-cell>
          <table:table-cell table:style-name="ce24" office:value-type="float" office:value="636.729" calcext:value-type="float">
            <text:p>636.729</text:p>
          </table:table-cell>
          <table:table-cell table:style-name="ce24" office:value-type="float" office:value="2918.4" calcext:value-type="float">
            <text:p>2918.4</text:p>
          </table:table-cell>
          <table:table-cell table:style-name="ce24" office:value-type="float" office:value="35.7" calcext:value-type="float">
            <text:p>35.7</text:p>
          </table:table-cell>
          <table:table-cell table:style-name="ce24" office:value-type="float" office:value="198.7" calcext:value-type="float">
            <text:p>198.7</text:p>
          </table:table-cell>
          <table:table-cell table:style-name="ce27" office:value-type="float" office:value="201.76" calcext:value-type="float">
            <text:p>201.76</text:p>
          </table:table-cell>
          <table:table-cell table:style-name="ce27" office:value-type="float" office:value="3.4" calcext:value-type="float">
            <text:p>3.4</text:p>
          </table:table-cell>
          <table:table-cell/>
          <table:table-cell table:style-name="ce32" table:number-matrix-columns-spanned="1" table:number-matrix-rows-spanned="1" table:formula="of:=MMULT([.A53:.H53];betas)" office:value-type="float" office:value="3.9269464256394" calcext:value-type="float">
            <text:p>3.9269464256394</text:p>
          </table:table-cell>
          <table:table-cell table:style-name="ce32" table:formula="of:=[.I53]-[.K53]" office:value-type="float" office:value="-0.5269464256394" calcext:value-type="float">
            <text:p>-0.5269464256394</text:p>
          </table:table-cell>
          <table:table-cell table:style-name="ce32" table:formula="of:=[.L53]^2" office:value-type="float" office:value="0.27767253549414" calcext:value-type="float">
            <text:p>0.27767253549414</text:p>
          </table:table-cell>
          <table:table-cell table:number-columns-repeated="2"/>
          <table:table-cell table:style-name="ce32" table:formula="of:=([.I53]-ybar)^2" office:value-type="float" office:value="6.173878522" calcext:value-type="float">
            <text:p>6.173878522</text:p>
          </table:table-cell>
          <table:table-cell table:number-columns-repeated="2"/>
          <table:table-cell table:style-name="ce32" table:formula="of:=([.K53]-ybar)^2" office:value-type="float" office:value="3.832912859" calcext:value-type="float">
            <text:p>3.832912859</text:p>
          </table:table-cell>
          <table:table-cell table:number-columns-repeated="2"/>
          <table:table-cell table:style-name="ce32" table:formula="of:=[.L53]^3" office:value-type="float" office:value="-0.146318550076867" calcext:value-type="float">
            <text:p>-0.146318550076867</text:p>
          </table:table-cell>
          <table:table-cell table:number-columns-repeated="2"/>
          <table:table-cell table:style-name="ce32" table:formula="of:=[.L53]^4" office:value-type="float" office:value="0.0771020369677445" calcext:value-type="float">
            <text:p>0.077102036967745</text:p>
          </table:table-cell>
          <table:table-cell table:number-columns-repeated="2"/>
          <table:table-cell table:style-name="ce32" table:formula="of:=([.L53]-[.L52])^2" office:value-type="float" office:value="0.0285973531414053" calcext:value-type="float">
            <text:p>0.0285973531414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44.1" calcext:value-type="float">
            <text:p>4244.1</text:p>
          </table:table-cell>
          <table:table-cell table:style-name="ce24" office:value-type="float" office:value="2652.9" calcext:value-type="float">
            <text:p>2652.9</text:p>
          </table:table-cell>
          <table:table-cell table:style-name="ce24" office:value-type="float" office:value="633.224" calcext:value-type="float">
            <text:p>633.224</text:p>
          </table:table-cell>
          <table:table-cell table:style-name="ce24" office:value-type="float" office:value="2923.4" calcext:value-type="float">
            <text:p>2923.4</text:p>
          </table:table-cell>
          <table:table-cell table:style-name="ce24" office:value-type="float" office:value="36.3" calcext:value-type="float">
            <text:p>36.3</text:p>
          </table:table-cell>
          <table:table-cell table:style-name="ce24" office:value-type="float" office:value="200.7" calcext:value-type="float">
            <text:p>200.7</text:p>
          </table:table-cell>
          <table:table-cell table:style-name="ce27" office:value-type="float" office:value="202.161" calcext:value-type="float">
            <text:p>202.161</text:p>
          </table:table-cell>
          <table:table-cell table:style-name="ce27" office:value-type="float" office:value="3.4" calcext:value-type="float">
            <text:p>3.4</text:p>
          </table:table-cell>
          <table:table-cell/>
          <table:table-cell table:style-name="ce32" table:number-matrix-columns-spanned="1" table:number-matrix-rows-spanned="1" table:formula="of:=MMULT([.A54:.H54];betas)" office:value-type="float" office:value="3.55935258278066" calcext:value-type="float">
            <text:p>3.55935258278066</text:p>
          </table:table-cell>
          <table:table-cell table:style-name="ce32" table:formula="of:=[.I54]-[.K54]" office:value-type="float" office:value="-0.159352582780662" calcext:value-type="float">
            <text:p>-0.159352582780662</text:p>
          </table:table-cell>
          <table:table-cell table:style-name="ce32" table:formula="of:=[.L54]^2" office:value-type="float" office:value="0.0253932456388676" calcext:value-type="float">
            <text:p>0.025393245638868</text:p>
          </table:table-cell>
          <table:table-cell table:number-columns-repeated="2"/>
          <table:table-cell table:style-name="ce32" table:formula="of:=([.I54]-ybar)^2" office:value-type="float" office:value="6.173878522" calcext:value-type="float">
            <text:p>6.173878522</text:p>
          </table:table-cell>
          <table:table-cell table:number-columns-repeated="2"/>
          <table:table-cell table:style-name="ce32" table:formula="of:=([.K54]-ybar)^2" office:value-type="float" office:value="5.40737578" calcext:value-type="float">
            <text:p>5.40737578</text:p>
          </table:table-cell>
          <table:table-cell table:number-columns-repeated="2"/>
          <table:table-cell table:style-name="ce32" table:formula="of:=[.L54]^3" office:value-type="float" office:value="-0.00404647927773733" calcext:value-type="float">
            <text:p>-0.004046479277737</text:p>
          </table:table-cell>
          <table:table-cell table:number-columns-repeated="2"/>
          <table:table-cell table:style-name="ce32" table:formula="of:=[.L54]^4" office:value-type="float" office:value="0.00064481692407587" calcext:value-type="float">
            <text:p>0.000644816924076</text:p>
          </table:table-cell>
          <table:table-cell table:number-columns-repeated="2"/>
          <table:table-cell table:style-name="ce32" table:formula="of:=([.L54]-[.L53])^2" office:value-type="float" office:value="0.135125233307655" calcext:value-type="float">
            <text:p>0.13512523330765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56.46" calcext:value-type="float">
            <text:p>4256.46</text:p>
          </table:table-cell>
          <table:table-cell table:style-name="ce24" office:value-type="float" office:value="2669.8" calcext:value-type="float">
            <text:p>2669.8</text:p>
          </table:table-cell>
          <table:table-cell table:style-name="ce24" office:value-type="float" office:value="623.16" calcext:value-type="float">
            <text:p>623.16</text:p>
          </table:table-cell>
          <table:table-cell table:style-name="ce24" office:value-type="float" office:value="2952.9" calcext:value-type="float">
            <text:p>2952.9</text:p>
          </table:table-cell>
          <table:table-cell table:style-name="ce24" office:value-type="float" office:value="36.8" calcext:value-type="float">
            <text:p>36.8</text:p>
          </table:table-cell>
          <table:table-cell table:style-name="ce24" office:value-type="float" office:value="201.7" calcext:value-type="float">
            <text:p>201.7</text:p>
          </table:table-cell>
          <table:table-cell table:style-name="ce27" office:value-type="float" office:value="202.677" calcext:value-type="float">
            <text:p>202.677</text:p>
          </table:table-cell>
          <table:table-cell table:style-name="ce27" office:value-type="float" office:value="3.4" calcext:value-type="float">
            <text:p>3.4</text:p>
          </table:table-cell>
          <table:table-cell/>
          <table:table-cell table:style-name="ce32" table:number-matrix-columns-spanned="1" table:number-matrix-rows-spanned="1" table:formula="of:=MMULT([.A55:.H55];betas)" office:value-type="float" office:value="3.81406143349684" calcext:value-type="float">
            <text:p>3.81406143349684</text:p>
          </table:table-cell>
          <table:table-cell table:style-name="ce32" table:formula="of:=[.I55]-[.K55]" office:value-type="float" office:value="-0.414061433496839" calcext:value-type="float">
            <text:p>-0.414061433496839</text:p>
          </table:table-cell>
          <table:table-cell table:style-name="ce32" table:formula="of:=[.L55]^2" office:value-type="float" office:value="0.171446870709457" calcext:value-type="float">
            <text:p>0.171446870709457</text:p>
          </table:table-cell>
          <table:table-cell table:number-columns-repeated="2"/>
          <table:table-cell table:style-name="ce32" table:formula="of:=([.I55]-ybar)^2" office:value-type="float" office:value="6.173878522" calcext:value-type="float">
            <text:p>6.173878522</text:p>
          </table:table-cell>
          <table:table-cell table:number-columns-repeated="2"/>
          <table:table-cell table:style-name="ce32" table:formula="of:=([.K55]-ybar)^2" office:value-type="float" office:value="4.287664436" calcext:value-type="float">
            <text:p>4.287664436</text:p>
          </table:table-cell>
          <table:table-cell table:number-columns-repeated="2"/>
          <table:table-cell table:style-name="ce32" table:formula="of:=[.L55]^3" office:value-type="float" office:value="-0.0709895370545051" calcext:value-type="float">
            <text:p>-0.070989537054505</text:p>
          </table:table-cell>
          <table:table-cell table:number-columns-repeated="2"/>
          <table:table-cell table:style-name="ce32" table:formula="of:=[.L55]^4" office:value-type="float" office:value="0.0293940294760654" calcext:value-type="float">
            <text:p>0.029394029476065</text:p>
          </table:table-cell>
          <table:table-cell table:number-columns-repeated="2"/>
          <table:table-cell table:style-name="ce32" table:formula="of:=([.L55]-[.L54])^2" office:value-type="float" office:value="0.064876598633156" calcext:value-type="float">
            <text:p>0.06487659863315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83.378" calcext:value-type="float">
            <text:p>4283.378</text:p>
          </table:table-cell>
          <table:table-cell table:style-name="ce24" office:value-type="float" office:value="2682.7" calcext:value-type="float">
            <text:p>2682.7</text:p>
          </table:table-cell>
          <table:table-cell table:style-name="ce24" office:value-type="float" office:value="623.613" calcext:value-type="float">
            <text:p>623.613</text:p>
          </table:table-cell>
          <table:table-cell table:style-name="ce24" office:value-type="float" office:value="3012.9" calcext:value-type="float">
            <text:p>3012.9</text:p>
          </table:table-cell>
          <table:table-cell table:style-name="ce24" office:value-type="float" office:value="37.3" calcext:value-type="float">
            <text:p>37.3</text:p>
          </table:table-cell>
          <table:table-cell table:style-name="ce24" office:value-type="float" office:value="202.9" calcext:value-type="float">
            <text:p>202.9</text:p>
          </table:table-cell>
          <table:table-cell table:style-name="ce27" office:value-type="float" office:value="203.302" calcext:value-type="float">
            <text:p>203.302</text:p>
          </table:table-cell>
          <table:table-cell table:style-name="ce27" office:value-type="float" office:value="3.6" calcext:value-type="float">
            <text:p>3.6</text:p>
          </table:table-cell>
          <table:table-cell/>
          <table:table-cell table:style-name="ce32" table:number-matrix-columns-spanned="1" table:number-matrix-rows-spanned="1" table:formula="of:=MMULT([.A56:.H56];betas)" office:value-type="float" office:value="3.94211459087936" calcext:value-type="float">
            <text:p>3.94211459087936</text:p>
          </table:table-cell>
          <table:table-cell table:style-name="ce32" table:formula="of:=[.I56]-[.K56]" office:value-type="float" office:value="-0.342114590879363" calcext:value-type="float">
            <text:p>-0.342114590879363</text:p>
          </table:table-cell>
          <table:table-cell table:style-name="ce32" table:formula="of:=[.L56]^2" office:value-type="float" office:value="0.117042393292554" calcext:value-type="float">
            <text:p>0.117042393292554</text:p>
          </table:table-cell>
          <table:table-cell table:number-columns-repeated="2"/>
          <table:table-cell table:style-name="ce32" table:formula="of:=([.I56]-ybar)^2" office:value-type="float" office:value="5.219986896" calcext:value-type="float">
            <text:p>5.219986896</text:p>
          </table:table-cell>
          <table:table-cell table:number-columns-repeated="2"/>
          <table:table-cell table:style-name="ce32" table:formula="of:=([.K56]-ybar)^2" office:value-type="float" office:value="3.773750991" calcext:value-type="float">
            <text:p>3.773750991</text:p>
          </table:table-cell>
          <table:table-cell table:number-columns-repeated="2"/>
          <table:table-cell table:style-name="ce32" table:formula="of:=[.L56]^3" office:value-type="float" office:value="-0.0400419104968237" calcext:value-type="float">
            <text:p>-0.040041910496824</text:p>
          </table:table-cell>
          <table:table-cell table:number-columns-repeated="2"/>
          <table:table-cell table:style-name="ce32" table:formula="of:=[.L56]^4" office:value-type="float" office:value="0.0136989218276489" calcext:value-type="float">
            <text:p>0.013698921827649</text:p>
          </table:table-cell>
          <table:table-cell table:number-columns-repeated="2"/>
          <table:table-cell table:style-name="ce32" table:formula="of:=([.L56]-[.L55])^2" office:value-type="float" office:value="0.00517634816262384" calcext:value-type="float">
            <text:p>0.00517634816262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63.261" calcext:value-type="float">
            <text:p>4263.261</text:p>
          </table:table-cell>
          <table:table-cell table:style-name="ce24" office:value-type="float" office:value="2704.1" calcext:value-type="float">
            <text:p>2704.1</text:p>
          </table:table-cell>
          <table:table-cell table:style-name="ce24" office:value-type="float" office:value="606.9" calcext:value-type="float">
            <text:p>606.9</text:p>
          </table:table-cell>
          <table:table-cell table:style-name="ce24" office:value-type="float" office:value="3034.9" calcext:value-type="float">
            <text:p>3034.9</text:p>
          </table:table-cell>
          <table:table-cell table:style-name="ce24" office:value-type="float" office:value="37.9" calcext:value-type="float">
            <text:p>37.9</text:p>
          </table:table-cell>
          <table:table-cell table:style-name="ce24" office:value-type="float" office:value="206.2" calcext:value-type="float">
            <text:p>206.2</text:p>
          </table:table-cell>
          <table:table-cell table:style-name="ce27" office:value-type="float" office:value="203.849" calcext:value-type="float">
            <text:p>203.849</text:p>
          </table:table-cell>
          <table:table-cell table:style-name="ce27" office:value-type="float" office:value="3.6" calcext:value-type="float">
            <text:p>3.6</text:p>
          </table:table-cell>
          <table:table-cell/>
          <table:table-cell table:style-name="ce32" table:number-matrix-columns-spanned="1" table:number-matrix-rows-spanned="1" table:formula="of:=MMULT([.A57:.H57];betas)" office:value-type="float" office:value="4.61926185619964" calcext:value-type="float">
            <text:p>4.61926185619964</text:p>
          </table:table-cell>
          <table:table-cell table:style-name="ce32" table:formula="of:=[.I57]-[.K57]" office:value-type="float" office:value="-1.01926185619964" calcext:value-type="float">
            <text:p>-1.01926185619964</text:p>
          </table:table-cell>
          <table:table-cell table:style-name="ce32" table:formula="of:=[.L57]^2" office:value-type="float" office:value="1.03889473150353" calcext:value-type="float">
            <text:p>1.03889473150353</text:p>
          </table:table-cell>
          <table:table-cell table:number-columns-repeated="2"/>
          <table:table-cell table:style-name="ce32" table:formula="of:=([.I57]-ybar)^2" office:value-type="float" office:value="5.219986896" calcext:value-type="float">
            <text:p>5.219986896</text:p>
          </table:table-cell>
          <table:table-cell table:number-columns-repeated="2"/>
          <table:table-cell table:style-name="ce32" table:formula="of:=([.K57]-ybar)^2" office:value-type="float" office:value="1.601407254" calcext:value-type="float">
            <text:p>1.601407254</text:p>
          </table:table-cell>
          <table:table-cell table:number-columns-repeated="2"/>
          <table:table-cell table:style-name="ce32" table:formula="of:=[.L57]^3" office:value-type="float" office:value="-1.05890577242831" calcext:value-type="float">
            <text:p>-1.05890577242831</text:p>
          </table:table-cell>
          <table:table-cell table:number-columns-repeated="2"/>
          <table:table-cell table:style-name="ce32" table:formula="of:=[.L57]^4" office:value-type="float" office:value="1.07930226314578" calcext:value-type="float">
            <text:p>1.07930226314578</text:p>
          </table:table-cell>
          <table:table-cell table:number-columns-repeated="2"/>
          <table:table-cell table:style-name="ce32" table:formula="of:=([.L57]-[.L56])^2" office:value-type="float" office:value="0.458528418930723" calcext:value-type="float">
            <text:p>0.45852841893072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56.573" calcext:value-type="float">
            <text:p>4256.573</text:p>
          </table:table-cell>
          <table:table-cell table:style-name="ce24" office:value-type="float" office:value="2720.7" calcext:value-type="float">
            <text:p>2720.7</text:p>
          </table:table-cell>
          <table:table-cell table:style-name="ce24" office:value-type="float" office:value="594.888" calcext:value-type="float">
            <text:p>594.888</text:p>
          </table:table-cell>
          <table:table-cell table:style-name="ce24" office:value-type="float" office:value="3050.1" calcext:value-type="float">
            <text:p>3050.1</text:p>
          </table:table-cell>
          <table:table-cell table:style-name="ce24" office:value-type="float" office:value="38.5" calcext:value-type="float">
            <text:p>38.5</text:p>
          </table:table-cell>
          <table:table-cell table:style-name="ce24" office:value-type="float" office:value="206.7" calcext:value-type="float">
            <text:p>206.7</text:p>
          </table:table-cell>
          <table:table-cell table:style-name="ce27" office:value-type="float" office:value="204.401" calcext:value-type="float">
            <text:p>204.401</text:p>
          </table:table-cell>
          <table:table-cell table:style-name="ce27" office:value-type="float" office:value="4.2" calcext:value-type="float">
            <text:p>4.2</text:p>
          </table:table-cell>
          <table:table-cell/>
          <table:table-cell table:style-name="ce32" table:number-matrix-columns-spanned="1" table:number-matrix-rows-spanned="1" table:formula="of:=MMULT([.A58:.H58];betas)" office:value-type="float" office:value="5.07369256981544" calcext:value-type="float">
            <text:p>5.07369256981544</text:p>
          </table:table-cell>
          <table:table-cell table:style-name="ce32" table:formula="of:=[.I58]-[.K58]" office:value-type="float" office:value="-0.873692569815435" calcext:value-type="float">
            <text:p>-0.873692569815435</text:p>
          </table:table-cell>
          <table:table-cell table:style-name="ce32" table:formula="of:=[.L58]^2" office:value-type="float" office:value="0.763338706550699" calcext:value-type="float">
            <text:p>0.763338706550699</text:p>
          </table:table-cell>
          <table:table-cell table:number-columns-repeated="2"/>
          <table:table-cell table:style-name="ce32" table:formula="of:=([.I58]-ybar)^2" office:value-type="float" office:value="2.838312019" calcext:value-type="float">
            <text:p>2.838312019</text:p>
          </table:table-cell>
          <table:table-cell table:number-columns-repeated="2"/>
          <table:table-cell table:style-name="ce32" table:formula="of:=([.K58]-ybar)^2" office:value-type="float" office:value="0.657780195" calcext:value-type="float">
            <text:p>0.657780195</text:p>
          </table:table-cell>
          <table:table-cell table:number-columns-repeated="2"/>
          <table:table-cell table:style-name="ce32" table:formula="of:=[.L58]^3" office:value-type="float" office:value="-0.66692335616587" calcext:value-type="float">
            <text:p>-0.66692335616587</text:p>
          </table:table-cell>
          <table:table-cell table:number-columns-repeated="2"/>
          <table:table-cell table:style-name="ce32" table:formula="of:=[.L58]^4" office:value-type="float" office:value="0.582685980918494" calcext:value-type="float">
            <text:p>0.582685980918494</text:p>
          </table:table-cell>
          <table:table-cell table:number-columns-repeated="2"/>
          <table:table-cell table:style-name="ce32" table:formula="of:=([.L58]-[.L57])^2" office:value-type="float" office:value="0.0211904171384054" calcext:value-type="float">
            <text:p>0.0211904171384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64.289" calcext:value-type="float">
            <text:p>4264.289</text:p>
          </table:table-cell>
          <table:table-cell table:style-name="ce24" office:value-type="float" office:value="2733.2" calcext:value-type="float">
            <text:p>2733.2</text:p>
          </table:table-cell>
          <table:table-cell table:style-name="ce24" office:value-type="float" office:value="576.257" calcext:value-type="float">
            <text:p>576.257</text:p>
          </table:table-cell>
          <table:table-cell table:style-name="ce24" office:value-type="float" office:value="3103.5" calcext:value-type="float">
            <text:p>3103.5</text:p>
          </table:table-cell>
          <table:table-cell table:style-name="ce24" office:value-type="float" office:value="38.9" calcext:value-type="float">
            <text:p>38.9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205.052" calcext:value-type="float">
            <text:p>205.052</text:p>
          </table:table-cell>
          <table:table-cell table:style-name="ce27" office:value-type="float" office:value="4.8" calcext:value-type="float">
            <text:p>4.8</text:p>
          </table:table-cell>
          <table:table-cell/>
          <table:table-cell table:style-name="ce32" table:number-matrix-columns-spanned="1" table:number-matrix-rows-spanned="1" table:formula="of:=MMULT([.A59:.H59];betas)" office:value-type="float" office:value="5.45671878557548" calcext:value-type="float">
            <text:p>5.45671878557548</text:p>
          </table:table-cell>
          <table:table-cell table:style-name="ce32" table:formula="of:=[.I59]-[.K59]" office:value-type="float" office:value="-0.656718785575476" calcext:value-type="float">
            <text:p>-0.656718785575476</text:p>
          </table:table-cell>
          <table:table-cell table:style-name="ce32" table:formula="of:=[.L59]^2" office:value-type="float" office:value="0.431279563327727" calcext:value-type="float">
            <text:p>0.431279563327727</text:p>
          </table:table-cell>
          <table:table-cell table:number-columns-repeated="2"/>
          <table:table-cell table:style-name="ce32" table:formula="of:=([.I59]-ybar)^2" office:value-type="float" office:value="1.176637142" calcext:value-type="float">
            <text:p>1.176637142</text:p>
          </table:table-cell>
          <table:table-cell table:number-columns-repeated="2"/>
          <table:table-cell table:style-name="ce32" table:formula="of:=([.K59]-ybar)^2" office:value-type="float" office:value="0.1831927985" calcext:value-type="float">
            <text:p>0.1831927985</text:p>
          </table:table-cell>
          <table:table-cell table:number-columns-repeated="2"/>
          <table:table-cell table:style-name="ce32" table:formula="of:=[.L59]^3" office:value-type="float" office:value="-0.283229391072106" calcext:value-type="float">
            <text:p>-0.283229391072106</text:p>
          </table:table-cell>
          <table:table-cell table:number-columns-repeated="2"/>
          <table:table-cell table:style-name="ce32" table:formula="of:=[.L59]^4" office:value-type="float" office:value="0.186002061744155" calcext:value-type="float">
            <text:p>0.186002061744155</text:p>
          </table:table-cell>
          <table:table-cell table:number-columns-repeated="2"/>
          <table:table-cell table:style-name="ce32" table:formula="of:=([.L59]-[.L58])^2" office:value-type="float" office:value="0.0470776230474085" calcext:value-type="float">
            <text:p>0.04707762304740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02.259" calcext:value-type="float">
            <text:p>4302.259</text:p>
          </table:table-cell>
          <table:table-cell table:style-name="ce24" office:value-type="float" office:value="2757.1" calcext:value-type="float">
            <text:p>2757.1</text:p>
          </table:table-cell>
          <table:table-cell table:style-name="ce24" office:value-type="float" office:value="567.743" calcext:value-type="float">
            <text:p>567.743</text:p>
          </table:table-cell>
          <table:table-cell table:style-name="ce24" office:value-type="float" office:value="3145.4" calcext:value-type="float">
            <text:p>3145.4</text:p>
          </table:table-cell>
          <table:table-cell table:style-name="ce24" office:value-type="float" office:value="39.4" calcext:value-type="float">
            <text:p>39.4</text:p>
          </table:table-cell>
          <table:table-cell table:style-name="ce24" office:value-type="float" office:value="212.9" calcext:value-type="float">
            <text:p>212.9</text:p>
          </table:table-cell>
          <table:table-cell table:style-name="ce27" office:value-type="float" office:value="205.788" calcext:value-type="float">
            <text:p>205.788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60:.H60];betas)" office:value-type="float" office:value="5.53560414634411" calcext:value-type="float">
            <text:p>5.53560414634411</text:p>
          </table:table-cell>
          <table:table-cell table:style-name="ce32" table:formula="of:=[.I60]-[.K60]" office:value-type="float" office:value="-0.335604146344106" calcext:value-type="float">
            <text:p>-0.335604146344106</text:p>
          </table:table-cell>
          <table:table-cell table:style-name="ce32" table:formula="of:=[.L60]^2" office:value-type="float" office:value="0.112630143043356" calcext:value-type="float">
            <text:p>0.112630143043356</text:p>
          </table:table-cell>
          <table:table-cell table:number-columns-repeated="2"/>
          <table:table-cell table:style-name="ce32" table:formula="of:=([.I60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60]-ybar)^2" office:value-type="float" office:value="0.1218882082" calcext:value-type="float">
            <text:p>0.1218882082</text:p>
          </table:table-cell>
          <table:table-cell table:number-columns-repeated="2"/>
          <table:table-cell table:style-name="ce32" table:formula="of:=[.L60]^3" office:value-type="float" office:value="-0.03779914300868" calcext:value-type="float">
            <text:p>-0.03779914300868</text:p>
          </table:table-cell>
          <table:table-cell table:number-columns-repeated="2"/>
          <table:table-cell table:style-name="ce32" table:formula="of:=[.L60]^4" office:value-type="float" office:value="0.0126855491219668" calcext:value-type="float">
            <text:p>0.012685549121967</text:p>
          </table:table-cell>
          <table:table-cell table:number-columns-repeated="2"/>
          <table:table-cell table:style-name="ce32" table:formula="of:=([.L60]-[.L59])^2" office:value-type="float" office:value="0.103114611528693" calcext:value-type="float">
            <text:p>0.10311461152869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56.637" calcext:value-type="float">
            <text:p>4256.637</text:p>
          </table:table-cell>
          <table:table-cell table:style-name="ce24" office:value-type="float" office:value="2749.6" calcext:value-type="float">
            <text:p>2749.6</text:p>
          </table:table-cell>
          <table:table-cell table:style-name="ce24" office:value-type="float" office:value="564.666" calcext:value-type="float">
            <text:p>564.666</text:p>
          </table:table-cell>
          <table:table-cell table:style-name="ce24" office:value-type="float" office:value="3135.1" calcext:value-type="float">
            <text:p>3135.1</text:p>
          </table:table-cell>
          <table:table-cell table:style-name="ce24" office:value-type="float" office:value="39.9" calcext:value-type="float">
            <text:p>39.9</text:p>
          </table:table-cell>
          <table:table-cell table:style-name="ce24" office:value-type="float" office:value="215.5" calcext:value-type="float">
            <text:p>215.5</text:p>
          </table:table-cell>
          <table:table-cell table:style-name="ce27" office:value-type="float" office:value="206.466" calcext:value-type="float">
            <text:p>206.466</text:p>
          </table:table-cell>
          <table:table-cell table:style-name="ce27" office:value-type="float" office:value="5.8" calcext:value-type="float">
            <text:p>5.8</text:p>
          </table:table-cell>
          <table:table-cell/>
          <table:table-cell table:style-name="ce32" table:number-matrix-columns-spanned="1" table:number-matrix-rows-spanned="1" table:formula="of:=MMULT([.A61:.H61];betas)" office:value-type="float" office:value="6.14232500383505" calcext:value-type="float">
            <text:p>6.14232500383505</text:p>
          </table:table-cell>
          <table:table-cell table:style-name="ce32" table:formula="of:=[.I61]-[.K61]" office:value-type="float" office:value="-0.342325003835048" calcext:value-type="float">
            <text:p>-0.342325003835048</text:p>
          </table:table-cell>
          <table:table-cell table:style-name="ce32" table:formula="of:=[.L61]^2" office:value-type="float" office:value="0.117186408250665" calcext:value-type="float">
            <text:p>0.117186408250665</text:p>
          </table:table-cell>
          <table:table-cell table:number-columns-repeated="2"/>
          <table:table-cell table:style-name="ce32" table:formula="of:=([.I61]-ybar)^2" office:value-type="float" office:value="0.007179014293" calcext:value-type="float">
            <text:p>0.007179014293</text:p>
          </table:table-cell>
          <table:table-cell table:number-columns-repeated="2"/>
          <table:table-cell table:style-name="ce32" table:formula="of:=([.K61]-ybar)^2" office:value-type="float" office:value="0.0663556682" calcext:value-type="float">
            <text:p>0.0663556682</text:p>
          </table:table-cell>
          <table:table-cell table:number-columns-repeated="2"/>
          <table:table-cell table:style-name="ce32" table:formula="of:=[.L61]^3" office:value-type="float" office:value="-0.0401158376538245" calcext:value-type="float">
            <text:p>-0.040115837653825</text:p>
          </table:table-cell>
          <table:table-cell table:number-columns-repeated="2"/>
          <table:table-cell table:style-name="ce32" table:formula="of:=[.L61]^4" office:value-type="float" office:value="0.0137326542786916" calcext:value-type="float">
            <text:p>0.013732654278692</text:p>
          </table:table-cell>
          <table:table-cell table:number-columns-repeated="2"/>
          <table:table-cell table:style-name="ce32" table:formula="of:=([.L61]-[.L60])^2" office:value-type="float" office:value="0.0000451699254135494" calcext:value-type="float">
            <text:p>4.51699254135494E-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74.016" calcext:value-type="float">
            <text:p>4374.016</text:p>
          </table:table-cell>
          <table:table-cell table:style-name="ce24" office:value-type="float" office:value="2802.2" calcext:value-type="float">
            <text:p>2802.2</text:p>
          </table:table-cell>
          <table:table-cell table:style-name="ce24" office:value-type="float" office:value="542.709" calcext:value-type="float">
            <text:p>542.709</text:p>
          </table:table-cell>
          <table:table-cell table:style-name="ce24" office:value-type="float" office:value="3197.3" calcext:value-type="float">
            <text:p>3197.3</text:p>
          </table:table-cell>
          <table:table-cell table:style-name="ce24" office:value-type="float" office:value="40.1" calcext:value-type="float">
            <text:p>40.1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207.065" calcext:value-type="float">
            <text:p>207.065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62:.H62];betas)" office:value-type="float" office:value="5.59652265014503" calcext:value-type="float">
            <text:p>5.59652265014503</text:p>
          </table:table-cell>
          <table:table-cell table:style-name="ce32" table:formula="of:=[.I62]-[.K62]" office:value-type="float" office:value="0.303477349854974" calcext:value-type="float">
            <text:p>0.303477349854974</text:p>
          </table:table-cell>
          <table:table-cell table:style-name="ce32" table:formula="of:=[.L62]^2" office:value-type="float" office:value="0.0920985018749985" calcext:value-type="float">
            <text:p>0.092098501874999</text:p>
          </table:table-cell>
          <table:table-cell table:number-columns-repeated="2"/>
          <table:table-cell table:style-name="ce32" table:formula="of:=([.I62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62]-ybar)^2" office:value-type="float" office:value="0.08306293701" calcext:value-type="float">
            <text:p>0.08306293701</text:p>
          </table:table-cell>
          <table:table-cell table:number-columns-repeated="2"/>
          <table:table-cell table:style-name="ce32" table:formula="of:=[.L62]^3" office:value-type="float" office:value="0.0279498092746379" calcext:value-type="float">
            <text:p>0.027949809274638</text:p>
          </table:table-cell>
          <table:table-cell table:number-columns-repeated="2"/>
          <table:table-cell table:style-name="ce32" table:formula="of:=[.L62]^4" office:value-type="float" office:value="0.0084821340476191" calcext:value-type="float">
            <text:p>0.008482134047619</text:p>
          </table:table-cell>
          <table:table-cell table:number-columns-repeated="2"/>
          <table:table-cell table:style-name="ce32" table:formula="of:=([.L62]-[.L61])^2" office:value-type="float" office:value="0.417060680031572" calcext:value-type="float">
            <text:p>0.41706068003157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98.829" calcext:value-type="float">
            <text:p>4398.829</text:p>
          </table:table-cell>
          <table:table-cell table:style-name="ce24" office:value-type="float" office:value="2827.9" calcext:value-type="float">
            <text:p>2827.9</text:p>
          </table:table-cell>
          <table:table-cell table:style-name="ce24" office:value-type="float" office:value="534.905" calcext:value-type="float">
            <text:p>534.905</text:p>
          </table:table-cell>
          <table:table-cell table:style-name="ce24" office:value-type="float" office:value="3245.3" calcext:value-type="float">
            <text:p>3245.3</text:p>
          </table:table-cell>
          <table:table-cell table:style-name="ce24" office:value-type="float" office:value="40.6" calcext:value-type="float">
            <text:p>40.6</text:p>
          </table:table-cell>
          <table:table-cell table:style-name="ce24" office:value-type="float" office:value="224.9" calcext:value-type="float">
            <text:p>224.9</text:p>
          </table:table-cell>
          <table:table-cell table:style-name="ce27" office:value-type="float" office:value="207.661" calcext:value-type="float">
            <text:p>207.661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63:.H63];betas)" office:value-type="float" office:value="5.83333774983903" calcext:value-type="float">
            <text:p>5.83333774983903</text:p>
          </table:table-cell>
          <table:table-cell table:style-name="ce32" table:formula="of:=[.I63]-[.K63]" office:value-type="float" office:value="0.0666622501609755" calcext:value-type="float">
            <text:p>0.066662250160976</text:p>
          </table:table-cell>
          <table:table-cell table:style-name="ce32" table:formula="of:=[.L63]^2" office:value-type="float" office:value="0.00444385559652448" calcext:value-type="float">
            <text:p>0.004443855596524</text:p>
          </table:table-cell>
          <table:table-cell table:number-columns-repeated="2"/>
          <table:table-cell table:style-name="ce32" table:formula="of:=([.I63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63]-ybar)^2" office:value-type="float" office:value="0.002641067176" calcext:value-type="float">
            <text:p>0.002641067176</text:p>
          </table:table-cell>
          <table:table-cell table:number-columns-repeated="2"/>
          <table:table-cell table:style-name="ce32" table:formula="of:=[.L63]^3" office:value-type="float" office:value="0.000296237413454766" calcext:value-type="float">
            <text:p>0.000296237413455</text:p>
          </table:table-cell>
          <table:table-cell table:number-columns-repeated="2"/>
          <table:table-cell table:style-name="ce32" table:formula="of:=[.L63]^4" office:value-type="float" office:value="0.0000197478525627619" calcext:value-type="float">
            <text:p>1.97478525627619E-05</text:p>
          </table:table-cell>
          <table:table-cell table:number-columns-repeated="2"/>
          <table:table-cell table:style-name="ce32" table:formula="of:=([.L63]-[.L62])^2" office:value-type="float" office:value="0.0560813914430786" calcext:value-type="float">
            <text:p>0.05608139144307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33.943" calcext:value-type="float">
            <text:p>4433.943</text:p>
          </table:table-cell>
          <table:table-cell table:style-name="ce24" office:value-type="float" office:value="2850.4" calcext:value-type="float">
            <text:p>2850.4</text:p>
          </table:table-cell>
          <table:table-cell table:style-name="ce24" office:value-type="float" office:value="532.646" calcext:value-type="float">
            <text:p>532.646</text:p>
          </table:table-cell>
          <table:table-cell table:style-name="ce24" office:value-type="float" office:value="3259.7" calcext:value-type="float">
            <text:p>3259.7</text:p>
          </table:table-cell>
          <table:table-cell table:style-name="ce24" office:value-type="float" office:value="40.9" calcext:value-type="float">
            <text:p>40.9</text:p>
          </table:table-cell>
          <table:table-cell table:style-name="ce24" office:value-type="float" office:value="227.2" calcext:value-type="float">
            <text:p>227.2</text:p>
          </table:table-cell>
          <table:table-cell table:style-name="ce27" office:value-type="float" office:value="208.345" calcext:value-type="float">
            <text:p>208.345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MMULT([.A64:.H64];betas)" office:value-type="float" office:value="5.81614781585662" calcext:value-type="float">
            <text:p>5.81614781585662</text:p>
          </table:table-cell>
          <table:table-cell table:style-name="ce32" table:formula="of:=[.I64]-[.K64]" office:value-type="float" office:value="0.183852184143376" calcext:value-type="float">
            <text:p>0.183852184143376</text:p>
          </table:table-cell>
          <table:table-cell table:style-name="ce32" table:formula="of:=[.L64]^2" office:value-type="float" office:value="0.0338016256142898" calcext:value-type="float">
            <text:p>0.03380162561429</text:p>
          </table:table-cell>
          <table:table-cell table:number-columns-repeated="2"/>
          <table:table-cell table:style-name="ce32" table:formula="of:=([.I64]-ybar)^2" office:value-type="float" office:value="0.01328738868" calcext:value-type="float">
            <text:p>0.01328738868</text:p>
          </table:table-cell>
          <table:table-cell table:number-columns-repeated="2"/>
          <table:table-cell table:style-name="ce32" table:formula="of:=([.K64]-ybar)^2" office:value-type="float" office:value="0.004703387603" calcext:value-type="float">
            <text:p>0.004703387603</text:p>
          </table:table-cell>
          <table:table-cell table:number-columns-repeated="2"/>
          <table:table-cell table:style-name="ce32" table:formula="of:=[.L64]^3" office:value-type="float" office:value="0.00621450269678387" calcext:value-type="float">
            <text:p>0.006214502696784</text:p>
          </table:table-cell>
          <table:table-cell table:number-columns-repeated="2"/>
          <table:table-cell table:style-name="ce32" table:formula="of:=[.L64]^4" office:value-type="float" office:value="0.00114254989416862" calcext:value-type="float">
            <text:p>0.001142549894169</text:p>
          </table:table-cell>
          <table:table-cell table:number-columns-repeated="2"/>
          <table:table-cell table:style-name="ce32" table:formula="of:=([.L64]-[.L63])^2" office:value-type="float" office:value="0.0137334806267994" calcext:value-type="float">
            <text:p>0.01373348062679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46.264" calcext:value-type="float">
            <text:p>4446.264</text:p>
          </table:table-cell>
          <table:table-cell table:style-name="ce24" office:value-type="float" office:value="2897.8" calcext:value-type="float">
            <text:p>2897.8</text:p>
          </table:table-cell>
          <table:table-cell table:style-name="ce24" office:value-type="float" office:value="516.14" calcext:value-type="float">
            <text:p>516.14</text:p>
          </table:table-cell>
          <table:table-cell table:style-name="ce24" office:value-type="float" office:value="3294.2" calcext:value-type="float">
            <text:p>3294.2</text:p>
          </table:table-cell>
          <table:table-cell table:style-name="ce24" office:value-type="float" office:value="41.2" calcext:value-type="float">
            <text:p>41.2</text:p>
          </table:table-cell>
          <table:table-cell table:style-name="ce24" office:value-type="float" office:value="230.1" calcext:value-type="float">
            <text:p>230.1</text:p>
          </table:table-cell>
          <table:table-cell table:style-name="ce27" office:value-type="float" office:value="208.917" calcext:value-type="float">
            <text:p>208.917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MMULT([.A65:.H65];betas)" office:value-type="float" office:value="6.35938515134973" calcext:value-type="float">
            <text:p>6.35938515134973</text:p>
          </table:table-cell>
          <table:table-cell table:style-name="ce32" table:formula="of:=[.I65]-[.K65]" office:value-type="float" office:value="-0.359385151349727" calcext:value-type="float">
            <text:p>-0.359385151349727</text:p>
          </table:table-cell>
          <table:table-cell table:style-name="ce32" table:formula="of:=[.L65]^2" office:value-type="float" office:value="0.129157687010666" calcext:value-type="float">
            <text:p>0.129157687010666</text:p>
          </table:table-cell>
          <table:table-cell table:number-columns-repeated="2"/>
          <table:table-cell table:style-name="ce32" table:formula="of:=([.I65]-ybar)^2" office:value-type="float" office:value="0.01328738868" calcext:value-type="float">
            <text:p>0.01328738868</text:p>
          </table:table-cell>
          <table:table-cell table:number-columns-repeated="2"/>
          <table:table-cell table:style-name="ce32" table:formula="of:=([.K65]-ybar)^2" office:value-type="float" office:value="0.2252984012" calcext:value-type="float">
            <text:p>0.2252984012</text:p>
          </table:table-cell>
          <table:table-cell table:number-columns-repeated="2"/>
          <table:table-cell table:style-name="ce32" table:formula="of:=[.L65]^3" office:value-type="float" office:value="-0.0464173548943089" calcext:value-type="float">
            <text:p>-0.046417354894309</text:p>
          </table:table-cell>
          <table:table-cell table:number-columns-repeated="2"/>
          <table:table-cell table:style-name="ce32" table:formula="of:=[.L65]^4" office:value-type="float" office:value="0.0166817081139452" calcext:value-type="float">
            <text:p>0.016681708113945</text:p>
          </table:table-cell>
          <table:table-cell table:number-columns-repeated="2"/>
          <table:table-cell table:style-name="ce32" table:formula="of:=([.L65]-[.L64])^2" office:value-type="float" office:value="0.295106802673646" calcext:value-type="float">
            <text:p>0.29510680267364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25.769" calcext:value-type="float">
            <text:p>4525.769</text:p>
          </table:table-cell>
          <table:table-cell table:style-name="ce24" office:value-type="float" office:value="2936.5" calcext:value-type="float">
            <text:p>2936.5</text:p>
          </table:table-cell>
          <table:table-cell table:style-name="ce24" office:value-type="float" office:value="518.192" calcext:value-type="float">
            <text:p>518.192</text:p>
          </table:table-cell>
          <table:table-cell table:style-name="ce24" office:value-type="float" office:value="3314.9" calcext:value-type="float">
            <text:p>3314.9</text:p>
          </table:table-cell>
          <table:table-cell table:style-name="ce24" office:value-type="float" office:value="41.5" calcext:value-type="float">
            <text:p>41.5</text:p>
          </table:table-cell>
          <table:table-cell table:style-name="ce24" office:value-type="float" office:value="235.6" calcext:value-type="float">
            <text:p>235.6</text:p>
          </table:table-cell>
          <table:table-cell table:style-name="ce27" office:value-type="float" office:value="209.386" calcext:value-type="float">
            <text:p>209.386</text:p>
          </table:table-cell>
          <table:table-cell table:style-name="ce27" office:value-type="float" office:value="5.8" calcext:value-type="float">
            <text:p>5.8</text:p>
          </table:table-cell>
          <table:table-cell/>
          <table:table-cell table:style-name="ce32" table:number-matrix-columns-spanned="1" table:number-matrix-rows-spanned="1" table:formula="of:=MMULT([.A66:.H66];betas)" office:value-type="float" office:value="5.92061303942623" calcext:value-type="float">
            <text:p>5.92061303942623</text:p>
          </table:table-cell>
          <table:table-cell table:style-name="ce32" table:formula="of:=[.I66]-[.K66]" office:value-type="float" office:value="-0.120613039426229" calcext:value-type="float">
            <text:p>-0.120613039426229</text:p>
          </table:table-cell>
          <table:table-cell table:style-name="ce32" table:formula="of:=[.L66]^2" office:value-type="float" office:value="0.0145475052796331" calcext:value-type="float">
            <text:p>0.014547505279633</text:p>
          </table:table-cell>
          <table:table-cell table:number-columns-repeated="2"/>
          <table:table-cell table:style-name="ce32" table:formula="of:=([.I66]-ybar)^2" office:value-type="float" office:value="0.007179014293" calcext:value-type="float">
            <text:p>0.007179014293</text:p>
          </table:table-cell>
          <table:table-cell table:number-columns-repeated="2"/>
          <table:table-cell table:style-name="ce32" table:formula="of:=([.K66]-ybar)^2" office:value-type="float" office:value="0.001287659689" calcext:value-type="float">
            <text:p>0.001287659689</text:p>
          </table:table-cell>
          <table:table-cell table:number-columns-repeated="2"/>
          <table:table-cell table:style-name="ce32" table:formula="of:=[.L66]^3" office:value-type="float" office:value="-0.00175461882784566" calcext:value-type="float">
            <text:p>-0.001754618827846</text:p>
          </table:table-cell>
          <table:table-cell table:number-columns-repeated="2"/>
          <table:table-cell table:style-name="ce32" table:formula="of:=[.L66]^4" office:value-type="float" office:value="0.000211629909860952" calcext:value-type="float">
            <text:p>0.000211629909861</text:p>
          </table:table-cell>
          <table:table-cell table:number-columns-repeated="2"/>
          <table:table-cell table:style-name="ce32" table:formula="of:=([.L66]-[.L65])^2" office:value-type="float" office:value="0.0570121214324075" calcext:value-type="float">
            <text:p>0.05701212143240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33.101" calcext:value-type="float">
            <text:p>4633.101</text:p>
          </table:table-cell>
          <table:table-cell table:style-name="ce24" office:value-type="float" office:value="2992.6" calcext:value-type="float">
            <text:p>2992.6</text:p>
          </table:table-cell>
          <table:table-cell table:style-name="ce24" office:value-type="float" office:value="526.473" calcext:value-type="float">
            <text:p>526.473</text:p>
          </table:table-cell>
          <table:table-cell table:style-name="ce24" office:value-type="float" office:value="3346.1" calcext:value-type="float">
            <text:p>3346.1</text:p>
          </table:table-cell>
          <table:table-cell table:style-name="ce24" office:value-type="float" office:value="41.8" calcext:value-type="float">
            <text:p>41.8</text:p>
          </table:table-cell>
          <table:table-cell table:style-name="ce24" office:value-type="float" office:value="238.8" calcext:value-type="float">
            <text:p>238.8</text:p>
          </table:table-cell>
          <table:table-cell table:style-name="ce27" office:value-type="float" office:value="209.896" calcext:value-type="float">
            <text:p>209.896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67:.H67];betas)" office:value-type="float" office:value="5.33571846815076" calcext:value-type="float">
            <text:p>5.33571846815076</text:p>
          </table:table-cell>
          <table:table-cell table:style-name="ce32" table:formula="of:=[.I67]-[.K67]" office:value-type="float" office:value="0.364281531849241" calcext:value-type="float">
            <text:p>0.364281531849241</text:p>
          </table:table-cell>
          <table:table-cell table:style-name="ce32" table:formula="of:=[.L67]^2" office:value-type="float" office:value="0.13270103444643" calcext:value-type="float">
            <text:p>0.13270103444643</text:p>
          </table:table-cell>
          <table:table-cell table:number-columns-repeated="2"/>
          <table:table-cell table:style-name="ce32" table:formula="of:=([.I67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67]-ybar)^2" office:value-type="float" office:value="0.3014126344" calcext:value-type="float">
            <text:p>0.3014126344</text:p>
          </table:table-cell>
          <table:table-cell table:number-columns-repeated="2"/>
          <table:table-cell table:style-name="ce32" table:formula="of:=[.L67]^3" office:value-type="float" office:value="0.0483405361061243" calcext:value-type="float">
            <text:p>0.048340536106124</text:p>
          </table:table-cell>
          <table:table-cell table:number-columns-repeated="2"/>
          <table:table-cell table:style-name="ce32" table:formula="of:=[.L67]^4" office:value-type="float" office:value="0.0176095645431525" calcext:value-type="float">
            <text:p>0.017609564543153</text:p>
          </table:table-cell>
          <table:table-cell table:number-columns-repeated="2"/>
          <table:table-cell table:style-name="ce32" table:formula="of:=([.L67]-[.L66])^2" office:value-type="float" office:value="0.235122745252422" calcext:value-type="float">
            <text:p>0.23512274525242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77.503" calcext:value-type="float">
            <text:p>4677.503</text:p>
          </table:table-cell>
          <table:table-cell table:style-name="ce24" office:value-type="float" office:value="3038.8" calcext:value-type="float">
            <text:p>3038.8</text:p>
          </table:table-cell>
          <table:table-cell table:style-name="ce24" office:value-type="float" office:value="498.116" calcext:value-type="float">
            <text:p>498.116</text:p>
          </table:table-cell>
          <table:table-cell table:style-name="ce24" office:value-type="float" office:value="3414.6" calcext:value-type="float">
            <text:p>3414.6</text:p>
          </table:table-cell>
          <table:table-cell table:style-name="ce24" office:value-type="float" office:value="42.2" calcext:value-type="float">
            <text:p>42.2</text:p>
          </table:table-cell>
          <table:table-cell table:style-name="ce24" office:value-type="float" office:value="245" calcext:value-type="float">
            <text:p>245</text:p>
          </table:table-cell>
          <table:table-cell table:style-name="ce27" office:value-type="float" office:value="210.479" calcext:value-type="float">
            <text:p>210.479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68:.H68];betas)" office:value-type="float" office:value="5.62985371720779" calcext:value-type="float">
            <text:p>5.62985371720779</text:p>
          </table:table-cell>
          <table:table-cell table:style-name="ce32" table:formula="of:=[.I68]-[.K68]" office:value-type="float" office:value="-0.0298537172077946" calcext:value-type="float">
            <text:p>-0.029853717207795</text:p>
          </table:table-cell>
          <table:table-cell table:style-name="ce32" table:formula="of:=[.L68]^2" office:value-type="float" office:value="0.000891244431122972" calcext:value-type="float">
            <text:p>0.000891244431123</text:p>
          </table:table-cell>
          <table:table-cell table:number-columns-repeated="2"/>
          <table:table-cell table:style-name="ce32" table:formula="of:=([.I68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68]-ybar)^2" office:value-type="float" office:value="0.06496144243" calcext:value-type="float">
            <text:p>0.06496144243</text:p>
          </table:table-cell>
          <table:table-cell table:number-columns-repeated="2"/>
          <table:table-cell table:style-name="ce32" table:formula="of:=[.L68]^3" office:value-type="float" office:value="-0.000026606959209767" calcext:value-type="float">
            <text:p>-2.6606959209767E-05</text:p>
          </table:table-cell>
          <table:table-cell table:number-columns-repeated="2"/>
          <table:table-cell table:style-name="ce32" table:formula="of:=[.L68]^4" office:value-type="float" office:value="0.000000794316636007711" calcext:value-type="float">
            <text:p>7.94316636007711E-07</text:p>
          </table:table-cell>
          <table:table-cell table:number-columns-repeated="2"/>
          <table:table-cell table:style-name="ce32" table:formula="of:=([.L68]-[.L67])^2" office:value-type="float" office:value="0.155342594549252" calcext:value-type="float">
            <text:p>0.15534259454925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54.546" calcext:value-type="float">
            <text:p>4754.546</text:p>
          </table:table-cell>
          <table:table-cell table:style-name="ce24" office:value-type="float" office:value="3110.1" calcext:value-type="float">
            <text:p>3110.1</text:p>
          </table:table-cell>
          <table:table-cell table:style-name="ce24" office:value-type="float" office:value="496.54" calcext:value-type="float">
            <text:p>496.54</text:p>
          </table:table-cell>
          <table:table-cell table:style-name="ce24" office:value-type="float" office:value="3550.5" calcext:value-type="float">
            <text:p>3550.5</text:p>
          </table:table-cell>
          <table:table-cell table:style-name="ce24" office:value-type="float" office:value="42.7" calcext:value-type="float">
            <text:p>42.7</text:p>
          </table:table-cell>
          <table:table-cell table:style-name="ce24" office:value-type="float" office:value="251.5" calcext:value-type="float">
            <text:p>251.5</text:p>
          </table:table-cell>
          <table:table-cell table:style-name="ce27" office:value-type="float" office:value="210.985" calcext:value-type="float">
            <text:p>210.985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69:.H69];betas)" office:value-type="float" office:value="5.8708529119716" calcext:value-type="float">
            <text:p>5.8708529119716</text:p>
          </table:table-cell>
          <table:table-cell table:style-name="ce32" table:formula="of:=[.I69]-[.K69]" office:value-type="float" office:value="-0.570852911971596" calcext:value-type="float">
            <text:p>-0.570852911971596</text:p>
          </table:table-cell>
          <table:table-cell table:style-name="ce32" table:formula="of:=[.L69]^2" office:value-type="float" office:value="0.325873047106451" calcext:value-type="float">
            <text:p>0.325873047106451</text:p>
          </table:table-cell>
          <table:table-cell table:number-columns-repeated="2"/>
          <table:table-cell table:style-name="ce32" table:formula="of:=([.I69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69]-ybar)^2" office:value-type="float" office:value="0.0001925475965" calcext:value-type="float">
            <text:p>0.0001925475965</text:p>
          </table:table-cell>
          <table:table-cell table:number-columns-repeated="2"/>
          <table:table-cell table:style-name="ce32" table:formula="of:=[.L69]^3" office:value-type="float" office:value="-0.186025577873775" calcext:value-type="float">
            <text:p>-0.186025577873775</text:p>
          </table:table-cell>
          <table:table-cell table:number-columns-repeated="2"/>
          <table:table-cell table:style-name="ce32" table:formula="of:=[.L69]^4" office:value-type="float" office:value="0.106193242830443" calcext:value-type="float">
            <text:p>0.106193242830443</text:p>
          </table:table-cell>
          <table:table-cell table:number-columns-repeated="2"/>
          <table:table-cell table:style-name="ce32" table:formula="of:=([.L69]-[.L68])^2" office:value-type="float" office:value="0.292680128735082" calcext:value-type="float">
            <text:p>0.29268012873508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76.166" calcext:value-type="float">
            <text:p>4876.166</text:p>
          </table:table-cell>
          <table:table-cell table:style-name="ce24" office:value-type="float" office:value="3167" calcext:value-type="float">
            <text:p>3167</text:p>
          </table:table-cell>
          <table:table-cell table:style-name="ce24" office:value-type="float" office:value="504.838" calcext:value-type="float">
            <text:p>504.838</text:p>
          </table:table-cell>
          <table:table-cell table:style-name="ce24" office:value-type="float" office:value="3590.7" calcext:value-type="float">
            <text:p>3590.7</text:p>
          </table:table-cell>
          <table:table-cell table:style-name="ce24" office:value-type="float" office:value="43.7" calcext:value-type="float">
            <text:p>43.7</text:p>
          </table:table-cell>
          <table:table-cell table:style-name="ce24" office:value-type="float" office:value="252.7" calcext:value-type="float">
            <text:p>252.7</text:p>
          </table:table-cell>
          <table:table-cell table:style-name="ce27" office:value-type="float" office:value="211.42" calcext:value-type="float">
            <text:p>211.42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32" table:number-matrix-columns-spanned="1" table:number-matrix-rows-spanned="1" table:formula="of:=MMULT([.A70:.H70];betas)" office:value-type="float" office:value="5.20040744073044" calcext:value-type="float">
            <text:p>5.20040744073044</text:p>
          </table:table-cell>
          <table:table-cell table:style-name="ce32" table:formula="of:=[.I70]-[.K70]" office:value-type="float" office:value="-0.200407440730444" calcext:value-type="float">
            <text:p>-0.200407440730444</text:p>
          </table:table-cell>
          <table:table-cell table:style-name="ce32" table:formula="of:=[.L70]^2" office:value-type="float" office:value="0.0401631423001266" calcext:value-type="float">
            <text:p>0.040163142300127</text:p>
          </table:table-cell>
          <table:table-cell table:number-columns-repeated="2"/>
          <table:table-cell table:style-name="ce32" table:formula="of:=([.I70]-ybar)^2" office:value-type="float" office:value="0.7827455168" calcext:value-type="float">
            <text:p>0.7827455168</text:p>
          </table:table-cell>
          <table:table-cell table:number-columns-repeated="2"/>
          <table:table-cell table:style-name="ce32" table:formula="of:=([.K70]-ybar)^2" office:value-type="float" office:value="0.4682960841" calcext:value-type="float">
            <text:p>0.4682960841</text:p>
          </table:table-cell>
          <table:table-cell table:number-columns-repeated="2"/>
          <table:table-cell table:style-name="ce32" table:formula="of:=[.L70]^3" office:value-type="float" office:value="-0.00804899256006102" calcext:value-type="float">
            <text:p>-0.008048992560061</text:p>
          </table:table-cell>
          <table:table-cell table:number-columns-repeated="2"/>
          <table:table-cell table:style-name="ce32" table:formula="of:=[.L70]^4" office:value-type="float" office:value="0.00161307799942022" calcext:value-type="float">
            <text:p>0.00161307799942</text:p>
          </table:table-cell>
          <table:table-cell table:number-columns-repeated="2"/>
          <table:table-cell table:style-name="ce32" table:formula="of:=([.L70]-[.L69])^2" office:value-type="float" office:value="0.137229847163079" calcext:value-type="float">
            <text:p>0.13722984716307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32.571" calcext:value-type="float">
            <text:p>4932.571</text:p>
          </table:table-cell>
          <table:table-cell table:style-name="ce24" office:value-type="float" office:value="3165.4" calcext:value-type="float">
            <text:p>3165.4</text:p>
          </table:table-cell>
          <table:table-cell table:style-name="ce24" office:value-type="float" office:value="497.033" calcext:value-type="float">
            <text:p>497.033</text:p>
          </table:table-cell>
          <table:table-cell table:style-name="ce24" office:value-type="float" office:value="3626.2" calcext:value-type="float">
            <text:p>3626.2</text:p>
          </table:table-cell>
          <table:table-cell table:style-name="ce24" office:value-type="float" office:value="44.2" calcext:value-type="float">
            <text:p>44.2</text:p>
          </table:table-cell>
          <table:table-cell table:style-name="ce24" office:value-type="float" office:value="257.5" calcext:value-type="float">
            <text:p>257.5</text:p>
          </table:table-cell>
          <table:table-cell table:style-name="ce27" office:value-type="float" office:value="211.909" calcext:value-type="float">
            <text:p>211.909</text:p>
          </table:table-cell>
          <table:table-cell table:style-name="ce27" office:value-type="float" office:value="4.9" calcext:value-type="float">
            <text:p>4.9</text:p>
          </table:table-cell>
          <table:table-cell/>
          <table:table-cell table:style-name="ce32" table:number-matrix-columns-spanned="1" table:number-matrix-rows-spanned="1" table:formula="of:=MMULT([.A71:.H71];betas)" office:value-type="float" office:value="4.77519971687408" calcext:value-type="float">
            <text:p>4.77519971687408</text:p>
          </table:table-cell>
          <table:table-cell table:style-name="ce32" table:formula="of:=[.I71]-[.K71]" office:value-type="float" office:value="0.124800283125916" calcext:value-type="float">
            <text:p>0.124800283125916</text:p>
          </table:table-cell>
          <table:table-cell table:style-name="ce32" table:formula="of:=[.L71]^2" office:value-type="float" office:value="0.0155751106683088" calcext:value-type="float">
            <text:p>0.015575110668309</text:p>
          </table:table-cell>
          <table:table-cell table:number-columns-repeated="2"/>
          <table:table-cell table:style-name="ce32" table:formula="of:=([.I71]-ybar)^2" office:value-type="float" office:value="0.9696913296" calcext:value-type="float">
            <text:p>0.9696913296</text:p>
          </table:table-cell>
          <table:table-cell table:number-columns-repeated="2"/>
          <table:table-cell table:style-name="ce32" table:formula="of:=([.K71]-ybar)^2" office:value-type="float" office:value="1.231055372" calcext:value-type="float">
            <text:p>1.231055372</text:p>
          </table:table-cell>
          <table:table-cell table:number-columns-repeated="2"/>
          <table:table-cell table:style-name="ce32" table:formula="of:=[.L71]^3" office:value-type="float" office:value="0.00194377822112242" calcext:value-type="float">
            <text:p>0.001943778221122</text:p>
          </table:table-cell>
          <table:table-cell table:number-columns-repeated="2"/>
          <table:table-cell table:style-name="ce32" table:formula="of:=[.L71]^4" office:value-type="float" office:value="0.000242584072330067" calcext:value-type="float">
            <text:p>0.00024258407233</text:p>
          </table:table-cell>
          <table:table-cell table:number-columns-repeated="2"/>
          <table:table-cell table:style-name="ce32" table:formula="of:=([.L71]-[.L70])^2" office:value-type="float" office:value="0.105760063655835" calcext:value-type="float">
            <text:p>0.10576006365583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06.252" calcext:value-type="float">
            <text:p>4906.252</text:p>
          </table:table-cell>
          <table:table-cell table:style-name="ce24" office:value-type="float" office:value="3176.7" calcext:value-type="float">
            <text:p>3176.7</text:p>
          </table:table-cell>
          <table:table-cell table:style-name="ce24" office:value-type="float" office:value="475.897" calcext:value-type="float">
            <text:p>475.897</text:p>
          </table:table-cell>
          <table:table-cell table:style-name="ce24" office:value-type="float" office:value="3644.4" calcext:value-type="float">
            <text:p>3644.4</text:p>
          </table:table-cell>
          <table:table-cell table:style-name="ce24" office:value-type="float" office:value="45.6" calcext:value-type="float">
            <text:p>45.6</text:p>
          </table:table-cell>
          <table:table-cell table:style-name="ce24" office:value-type="float" office:value="259" calcext:value-type="float">
            <text:p>259</text:p>
          </table:table-cell>
          <table:table-cell table:style-name="ce27" office:value-type="float" office:value="212.475" calcext:value-type="float">
            <text:p>212.475</text:p>
          </table:table-cell>
          <table:table-cell table:style-name="ce27" office:value-type="float" office:value="4.8" calcext:value-type="float">
            <text:p>4.8</text:p>
          </table:table-cell>
          <table:table-cell/>
          <table:table-cell table:style-name="ce32" table:number-matrix-columns-spanned="1" table:number-matrix-rows-spanned="1" table:formula="of:=MMULT([.A72:.H72];betas)" office:value-type="float" office:value="5.51196822095622" calcext:value-type="float">
            <text:p>5.51196822095622</text:p>
          </table:table-cell>
          <table:table-cell table:style-name="ce32" table:formula="of:=[.I72]-[.K72]" office:value-type="float" office:value="-0.71196822095622" calcext:value-type="float">
            <text:p>-0.71196822095622</text:p>
          </table:table-cell>
          <table:table-cell table:style-name="ce32" table:formula="of:=[.L72]^2" office:value-type="float" office:value="0.506898747651565" calcext:value-type="float">
            <text:p>0.506898747651565</text:p>
          </table:table-cell>
          <table:table-cell table:number-columns-repeated="2"/>
          <table:table-cell table:style-name="ce32" table:formula="of:=([.I72]-ybar)^2" office:value-type="float" office:value="1.176637142" calcext:value-type="float">
            <text:p>1.176637142</text:p>
          </table:table-cell>
          <table:table-cell table:number-columns-repeated="2"/>
          <table:table-cell table:style-name="ce32" table:formula="of:=([.K72]-ybar)^2" office:value-type="float" office:value="0.1389506461" calcext:value-type="float">
            <text:p>0.1389506461</text:p>
          </table:table-cell>
          <table:table-cell table:number-columns-repeated="2"/>
          <table:table-cell table:style-name="ce32" table:formula="of:=[.L72]^3" office:value-type="float" office:value="-0.360895799570421" calcext:value-type="float">
            <text:p>-0.360895799570421</text:p>
          </table:table-cell>
          <table:table-cell table:number-columns-repeated="2"/>
          <table:table-cell table:style-name="ce32" table:formula="of:=[.L72]^4" office:value-type="float" office:value="0.256946340370725" calcext:value-type="float">
            <text:p>0.256946340370725</text:p>
          </table:table-cell>
          <table:table-cell table:number-columns-repeated="2"/>
          <table:table-cell table:style-name="ce32" table:formula="of:=([.L72]-[.L71])^2" office:value-type="float" office:value="0.700181529423856" calcext:value-type="float">
            <text:p>0.70018152942385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53.05" calcext:value-type="float">
            <text:p>4953.05</text:p>
          </table:table-cell>
          <table:table-cell table:style-name="ce24" office:value-type="float" office:value="3167.4" calcext:value-type="float">
            <text:p>3167.4</text:p>
          </table:table-cell>
          <table:table-cell table:style-name="ce24" office:value-type="float" office:value="476.174" calcext:value-type="float">
            <text:p>476.174</text:p>
          </table:table-cell>
          <table:table-cell table:style-name="ce24" office:value-type="float" office:value="3688.9" calcext:value-type="float">
            <text:p>3688.9</text:p>
          </table:table-cell>
          <table:table-cell table:style-name="ce24" office:value-type="float" office:value="46.8" calcext:value-type="float">
            <text:p>46.8</text:p>
          </table:table-cell>
          <table:table-cell table:style-name="ce24" office:value-type="float" office:value="263.8" calcext:value-type="float">
            <text:p>263.8</text:p>
          </table:table-cell>
          <table:table-cell table:style-name="ce27" office:value-type="float" office:value="212.932" calcext:value-type="float">
            <text:p>212.932</text:p>
          </table:table-cell>
          <table:table-cell table:style-name="ce27" office:value-type="float" office:value="4.8" calcext:value-type="float">
            <text:p>4.8</text:p>
          </table:table-cell>
          <table:table-cell/>
          <table:table-cell table:style-name="ce32" table:number-matrix-columns-spanned="1" table:number-matrix-rows-spanned="1" table:formula="of:=MMULT([.A73:.H73];betas)" office:value-type="float" office:value="5.18354967736192" calcext:value-type="float">
            <text:p>5.18354967736192</text:p>
          </table:table-cell>
          <table:table-cell table:style-name="ce32" table:formula="of:=[.I73]-[.K73]" office:value-type="float" office:value="-0.383549677361917" calcext:value-type="float">
            <text:p>-0.383549677361917</text:p>
          </table:table-cell>
          <table:table-cell table:style-name="ce32" table:formula="of:=[.L73]^2" office:value-type="float" office:value="0.147110355004431" calcext:value-type="float">
            <text:p>0.147110355004431</text:p>
          </table:table-cell>
          <table:table-cell table:number-columns-repeated="2"/>
          <table:table-cell table:style-name="ce32" table:formula="of:=([.I73]-ybar)^2" office:value-type="float" office:value="1.176637142" calcext:value-type="float">
            <text:p>1.176637142</text:p>
          </table:table-cell>
          <table:table-cell table:number-columns-repeated="2"/>
          <table:table-cell table:style-name="ce32" table:formula="of:=([.K73]-ybar)^2" office:value-type="float" office:value="0.4916525323" calcext:value-type="float">
            <text:p>0.4916525323</text:p>
          </table:table-cell>
          <table:table-cell table:number-columns-repeated="2"/>
          <table:table-cell table:style-name="ce32" table:formula="of:=[.L73]^3" office:value-type="float" office:value="-0.0564241291985465" calcext:value-type="float">
            <text:p>-0.056424129198547</text:p>
          </table:table-cell>
          <table:table-cell table:number-columns-repeated="2"/>
          <table:table-cell table:style-name="ce32" table:formula="of:=[.L73]^4" office:value-type="float" office:value="0.0216414565495296" calcext:value-type="float">
            <text:p>0.02164145654953</text:p>
          </table:table-cell>
          <table:table-cell table:number-columns-repeated="2"/>
          <table:table-cell table:style-name="ce32" table:formula="of:=([.L73]-[.L72])^2" office:value-type="float" office:value="0.107858739776603" calcext:value-type="float">
            <text:p>0.10785873977660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09.617" calcext:value-type="float">
            <text:p>4909.617</text:p>
          </table:table-cell>
          <table:table-cell table:style-name="ce24" office:value-type="float" office:value="3139.7" calcext:value-type="float">
            <text:p>3139.7</text:p>
          </table:table-cell>
          <table:table-cell table:style-name="ce24" office:value-type="float" office:value="491.043" calcext:value-type="float">
            <text:p>491.043</text:p>
          </table:table-cell>
          <table:table-cell table:style-name="ce24" office:value-type="float" office:value="3632.3" calcext:value-type="float">
            <text:p>3632.3</text:p>
          </table:table-cell>
          <table:table-cell table:style-name="ce24" office:value-type="float" office:value="48.1" calcext:value-type="float">
            <text:p>48.1</text:p>
          </table:table-cell>
          <table:table-cell table:style-name="ce24" office:value-type="float" office:value="267.2" calcext:value-type="float">
            <text:p>267.2</text:p>
          </table:table-cell>
          <table:table-cell table:style-name="ce27" office:value-type="float" office:value="213.361" calcext:value-type="float">
            <text:p>213.361</text:p>
          </table:table-cell>
          <table:table-cell table:style-name="ce27" office:value-type="float" office:value="5.1" calcext:value-type="float">
            <text:p>5.1</text:p>
          </table:table-cell>
          <table:table-cell/>
          <table:table-cell table:style-name="ce32" table:number-matrix-columns-spanned="1" table:number-matrix-rows-spanned="1" table:formula="of:=MMULT([.A74:.H74];betas)" office:value-type="float" office:value="5.41381906024043" calcext:value-type="float">
            <text:p>5.41381906024043</text:p>
          </table:table-cell>
          <table:table-cell table:style-name="ce32" table:formula="of:=[.I74]-[.K74]" office:value-type="float" office:value="-0.313819060240428" calcext:value-type="float">
            <text:p>-0.313819060240428</text:p>
          </table:table-cell>
          <table:table-cell table:style-name="ce32" table:formula="of:=[.L74]^2" office:value-type="float" office:value="0.0984824025701855" calcext:value-type="float">
            <text:p>0.098482402570186</text:p>
          </table:table-cell>
          <table:table-cell table:number-columns-repeated="2"/>
          <table:table-cell table:style-name="ce32" table:formula="of:=([.I74]-ybar)^2" office:value-type="float" office:value="0.6157997039" calcext:value-type="float">
            <text:p>0.6157997039</text:p>
          </table:table-cell>
          <table:table-cell table:number-columns-repeated="2"/>
          <table:table-cell table:style-name="ce32" table:formula="of:=([.K74]-ybar)^2" office:value-type="float" office:value="0.2217562317" calcext:value-type="float">
            <text:p>0.2217562317</text:p>
          </table:table-cell>
          <table:table-cell table:number-columns-repeated="2"/>
          <table:table-cell table:style-name="ce32" table:formula="of:=[.L74]^3" office:value-type="float" office:value="-0.0309056550247952" calcext:value-type="float">
            <text:p>-0.030905655024795</text:p>
          </table:table-cell>
          <table:table-cell table:number-columns-repeated="2"/>
          <table:table-cell table:style-name="ce32" table:formula="of:=[.L74]^4" office:value-type="float" office:value="0.00969878361599609" calcext:value-type="float">
            <text:p>0.009698783615996</text:p>
          </table:table-cell>
          <table:table-cell table:number-columns-repeated="2"/>
          <table:table-cell table:style-name="ce32" table:formula="of:=([.L74]-[.L73])^2" office:value-type="float" office:value="0.00486235896414368" calcext:value-type="float">
            <text:p>0.00486235896414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22.188" calcext:value-type="float">
            <text:p>4922.188</text:p>
          </table:table-cell>
          <table:table-cell table:style-name="ce24" office:value-type="float" office:value="3150.6" calcext:value-type="float">
            <text:p>3150.6</text:p>
          </table:table-cell>
          <table:table-cell table:style-name="ce24" office:value-type="float" office:value="490.177" calcext:value-type="float">
            <text:p>490.177</text:p>
          </table:table-cell>
          <table:table-cell table:style-name="ce24" office:value-type="float" office:value="3601.1" calcext:value-type="float">
            <text:p>3601.1</text:p>
          </table:table-cell>
          <table:table-cell table:style-name="ce24" office:value-type="float" office:value="49.3" calcext:value-type="float">
            <text:p>49.3</text:p>
          </table:table-cell>
          <table:table-cell table:style-name="ce24" office:value-type="float" office:value="269.3" calcext:value-type="float">
            <text:p>269.3</text:p>
          </table:table-cell>
          <table:table-cell table:style-name="ce27" office:value-type="float" office:value="213.854" calcext:value-type="float">
            <text:p>213.854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75:.H75];betas)" office:value-type="float" office:value="5.45697136798538" calcext:value-type="float">
            <text:p>5.45697136798538</text:p>
          </table:table-cell>
          <table:table-cell table:style-name="ce32" table:formula="of:=[.I75]-[.K75]" office:value-type="float" office:value="-0.256971367985382" calcext:value-type="float">
            <text:p>-0.256971367985382</text:p>
          </table:table-cell>
          <table:table-cell table:style-name="ce32" table:formula="of:=[.L75]^2" office:value-type="float" office:value="0.0660342839642785" calcext:value-type="float">
            <text:p>0.066034283964279</text:p>
          </table:table-cell>
          <table:table-cell table:number-columns-repeated="2"/>
          <table:table-cell table:style-name="ce32" table:formula="of:=([.I75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75]-ybar)^2" office:value-type="float" office:value="0.1829766465" calcext:value-type="float">
            <text:p>0.1829766465</text:p>
          </table:table-cell>
          <table:table-cell table:number-columns-repeated="2"/>
          <table:table-cell table:style-name="ce32" table:formula="of:=[.L75]^3" office:value-type="float" office:value="-0.0169689202842358" calcext:value-type="float">
            <text:p>-0.016968920284236</text:p>
          </table:table-cell>
          <table:table-cell table:number-columns-repeated="2"/>
          <table:table-cell table:style-name="ce32" table:formula="of:=[.L75]^4" office:value-type="float" office:value="0.00436052665867497" calcext:value-type="float">
            <text:p>0.004360526658675</text:p>
          </table:table-cell>
          <table:table-cell table:number-columns-repeated="2"/>
          <table:table-cell table:style-name="ce32" table:formula="of:=([.L75]-[.L74])^2" office:value-type="float" office:value="0.00323166011472447" calcext:value-type="float">
            <text:p>0.00323166011472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73.52" calcext:value-type="float">
            <text:p>4873.52</text:p>
          </table:table-cell>
          <table:table-cell table:style-name="ce24" office:value-type="float" office:value="3163.6" calcext:value-type="float">
            <text:p>3163.6</text:p>
          </table:table-cell>
          <table:table-cell table:style-name="ce24" office:value-type="float" office:value="492.586" calcext:value-type="float">
            <text:p>492.586</text:p>
          </table:table-cell>
          <table:table-cell table:style-name="ce24" office:value-type="float" office:value="3612.4" calcext:value-type="float">
            <text:p>3612.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72.3" calcext:value-type="float">
            <text:p>272.3</text:p>
          </table:table-cell>
          <table:table-cell table:style-name="ce27" office:value-type="float" office:value="214.451" calcext:value-type="float">
            <text:p>214.451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76:.H76];betas)" office:value-type="float" office:value="6.40322528802153" calcext:value-type="float">
            <text:p>6.40322528802153</text:p>
          </table:table-cell>
          <table:table-cell table:style-name="ce32" table:formula="of:=[.I76]-[.K76]" office:value-type="float" office:value="-0.803225288021531" calcext:value-type="float">
            <text:p>-0.803225288021531</text:p>
          </table:table-cell>
          <table:table-cell table:style-name="ce32" table:formula="of:=[.L76]^2" office:value-type="float" office:value="0.645170863317272" calcext:value-type="float">
            <text:p>0.645170863317272</text:p>
          </table:table-cell>
          <table:table-cell table:number-columns-repeated="2"/>
          <table:table-cell table:style-name="ce32" table:formula="of:=([.I76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76]-ybar)^2" office:value-type="float" office:value="0.2688383343" calcext:value-type="float">
            <text:p>0.2688383343</text:p>
          </table:table-cell>
          <table:table-cell table:number-columns-repeated="2"/>
          <table:table-cell table:style-name="ce32" table:formula="of:=[.L76]^3" office:value-type="float" office:value="-0.518217552511116" calcext:value-type="float">
            <text:p>-0.518217552511116</text:p>
          </table:table-cell>
          <table:table-cell table:number-columns-repeated="2"/>
          <table:table-cell table:style-name="ce32" table:formula="of:=[.L76]^4" office:value-type="float" office:value="0.416245442873554" calcext:value-type="float">
            <text:p>0.416245442873554</text:p>
          </table:table-cell>
          <table:table-cell table:number-columns-repeated="2"/>
          <table:table-cell table:style-name="ce32" table:formula="of:=([.L76]-[.L75])^2" office:value-type="float" office:value="0.29839334515486" calcext:value-type="float">
            <text:p>0.2983933451548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54.34" calcext:value-type="float">
            <text:p>4854.34</text:p>
          </table:table-cell>
          <table:table-cell table:style-name="ce24" office:value-type="float" office:value="3117.3" calcext:value-type="float">
            <text:p>3117.3</text:p>
          </table:table-cell>
          <table:table-cell table:style-name="ce24" office:value-type="float" office:value="496.176" calcext:value-type="float">
            <text:p>496.176</text:p>
          </table:table-cell>
          <table:table-cell table:style-name="ce24" office:value-type="float" office:value="3596" calcext:value-type="float">
            <text:p>3596</text:p>
          </table:table-cell>
          <table:table-cell table:style-name="ce24" office:value-type="float" office:value="52.3" calcext:value-type="float">
            <text:p>52.3</text:p>
          </table:table-cell>
          <table:table-cell table:style-name="ce24" office:value-type="float" office:value="273.9" calcext:value-type="float">
            <text:p>273.9</text:p>
          </table:table-cell>
          <table:table-cell table:style-name="ce27" office:value-type="float" office:value="214.931" calcext:value-type="float">
            <text:p>214.931</text:p>
          </table:table-cell>
          <table:table-cell table:style-name="ce27" office:value-type="float" office:value="6.6" calcext:value-type="float">
            <text:p>6.6</text:p>
          </table:table-cell>
          <table:table-cell/>
          <table:table-cell table:style-name="ce32" table:number-matrix-columns-spanned="1" table:number-matrix-rows-spanned="1" table:formula="of:=MMULT([.A77:.H77];betas)" office:value-type="float" office:value="6.35587754836342" calcext:value-type="float">
            <text:p>6.35587754836342</text:p>
          </table:table-cell>
          <table:table-cell table:style-name="ce32" table:formula="of:=[.I77]-[.K77]" office:value-type="float" office:value="0.244122451636583" calcext:value-type="float">
            <text:p>0.244122451636583</text:p>
          </table:table-cell>
          <table:table-cell table:style-name="ce32" table:formula="of:=[.L77]^2" office:value-type="float" office:value="0.0595957713930559" calcext:value-type="float">
            <text:p>0.059595771393056</text:p>
          </table:table-cell>
          <table:table-cell table:number-columns-repeated="2"/>
          <table:table-cell table:style-name="ce32" table:formula="of:=([.I77]-ybar)^2" office:value-type="float" office:value="0.5116125118" calcext:value-type="float">
            <text:p>0.5116125118</text:p>
          </table:table-cell>
          <table:table-cell table:number-columns-repeated="2"/>
          <table:table-cell table:style-name="ce32" table:formula="of:=([.K77]-ybar)^2" office:value-type="float" office:value="0.2219808943" calcext:value-type="float">
            <text:p>0.2219808943</text:p>
          </table:table-cell>
          <table:table-cell table:number-columns-repeated="2"/>
          <table:table-cell table:style-name="ce32" table:formula="of:=[.L77]^3" office:value-type="float" office:value="0.0145486658196462" calcext:value-type="float">
            <text:p>0.014548665819646</text:p>
          </table:table-cell>
          <table:table-cell table:number-columns-repeated="2"/>
          <table:table-cell table:style-name="ce32" table:formula="of:=[.L77]^4" office:value-type="float" office:value="0.00355165596793338" calcext:value-type="float">
            <text:p>0.003551655967933</text:p>
          </table:table-cell>
          <table:table-cell table:number-columns-repeated="2"/>
          <table:table-cell table:style-name="ce32" table:formula="of:=([.L77]-[.L76])^2" office:value-type="float" office:value="1.09693728776696" calcext:value-type="float">
            <text:p>1.0969372877669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95.295" calcext:value-type="float">
            <text:p>4795.295</text:p>
          </table:table-cell>
          <table:table-cell table:style-name="ce24" office:value-type="float" office:value="3143.4" calcext:value-type="float">
            <text:p>3143.4</text:p>
          </table:table-cell>
          <table:table-cell table:style-name="ce24" office:value-type="float" office:value="490.603" calcext:value-type="float">
            <text:p>490.603</text:p>
          </table:table-cell>
          <table:table-cell table:style-name="ce24" office:value-type="float" office:value="3581.9" calcext:value-type="float">
            <text:p>3581.9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76.2" calcext:value-type="float">
            <text:p>276.2</text:p>
          </table:table-cell>
          <table:table-cell table:style-name="ce27" office:value-type="float" office:value="215.353" calcext:value-type="float">
            <text:p>215.353</text:p>
          </table:table-cell>
          <table:table-cell table:style-name="ce27" office:value-type="float" office:value="8.2" calcext:value-type="float">
            <text:p>8.2</text:p>
          </table:table-cell>
          <table:table-cell/>
          <table:table-cell table:style-name="ce32" table:number-matrix-columns-spanned="1" table:number-matrix-rows-spanned="1" table:formula="of:=MMULT([.A78:.H78];betas)" office:value-type="float" office:value="7.37555766122335" calcext:value-type="float">
            <text:p>7.37555766122335</text:p>
          </table:table-cell>
          <table:table-cell table:style-name="ce32" table:formula="of:=[.I78]-[.K78]" office:value-type="float" office:value="0.824442338776652" calcext:value-type="float">
            <text:p>0.824442338776652</text:p>
          </table:table-cell>
          <table:table-cell table:style-name="ce32" table:formula="of:=[.L78]^2" office:value-type="float" office:value="0.679705169967516" calcext:value-type="float">
            <text:p>0.679705169967516</text:p>
          </table:table-cell>
          <table:table-cell table:number-columns-repeated="2"/>
          <table:table-cell table:style-name="ce32" table:formula="of:=([.I78]-ybar)^2" office:value-type="float" office:value="5.360479507" calcext:value-type="float">
            <text:p>5.360479507</text:p>
          </table:table-cell>
          <table:table-cell table:number-columns-repeated="2"/>
          <table:table-cell table:style-name="ce32" table:formula="of:=([.K78]-ybar)^2" office:value-type="float" office:value="2.222569906" calcext:value-type="float">
            <text:p>2.222569906</text:p>
          </table:table-cell>
          <table:table-cell table:number-columns-repeated="2"/>
          <table:table-cell table:style-name="ce32" table:formula="of:=[.L78]^3" office:value-type="float" office:value="0.560377720006601" calcext:value-type="float">
            <text:p>0.560377720006601</text:p>
          </table:table-cell>
          <table:table-cell table:number-columns-repeated="2"/>
          <table:table-cell table:style-name="ce32" table:formula="of:=[.L78]^4" office:value-type="float" office:value="0.46199911808057" calcext:value-type="float">
            <text:p>0.46199911808057</text:p>
          </table:table-cell>
          <table:table-cell table:number-columns-repeated="2"/>
          <table:table-cell table:style-name="ce32" table:formula="of:=([.L78]-[.L77])^2" office:value-type="float" office:value="0.336771171410263" calcext:value-type="float">
            <text:p>0.33677117141026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31.942" calcext:value-type="float">
            <text:p>4831.942</text:p>
          </table:table-cell>
          <table:table-cell table:style-name="ce24" office:value-type="float" office:value="3195.8" calcext:value-type="float">
            <text:p>3195.8</text:p>
          </table:table-cell>
          <table:table-cell table:style-name="ce24" office:value-type="float" office:value="486.679" calcext:value-type="float">
            <text:p>486.679</text:p>
          </table:table-cell>
          <table:table-cell table:style-name="ce24" office:value-type="float" office:value="3749.3" calcext:value-type="float">
            <text:p>3749.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83.7" calcext:value-type="float">
            <text:p>283.7</text:p>
          </table:table-cell>
          <table:table-cell table:style-name="ce27" office:value-type="float" office:value="215.973" calcext:value-type="float">
            <text:p>215.973</text:p>
          </table:table-cell>
          <table:table-cell table:style-name="ce27" office:value-type="float" office:value="8.9" calcext:value-type="float">
            <text:p>8.9</text:p>
          </table:table-cell>
          <table:table-cell/>
          <table:table-cell table:style-name="ce32" table:number-matrix-columns-spanned="1" table:number-matrix-rows-spanned="1" table:formula="of:=MMULT([.A79:.H79];betas)" office:value-type="float" office:value="8.08061980420573" calcext:value-type="float">
            <text:p>8.08061980420573</text:p>
          </table:table-cell>
          <table:table-cell table:style-name="ce32" table:formula="of:=[.I79]-[.K79]" office:value-type="float" office:value="0.819380195794276" calcext:value-type="float">
            <text:p>0.819380195794276</text:p>
          </table:table-cell>
          <table:table-cell table:style-name="ce32" table:formula="of:=[.L79]^2" office:value-type="float" office:value="0.671383905259866" calcext:value-type="float">
            <text:p>0.671383905259866</text:p>
          </table:table-cell>
          <table:table-cell table:number-columns-repeated="2"/>
          <table:table-cell table:style-name="ce32" table:formula="of:=([.I79]-ybar)^2" office:value-type="float" office:value="9.091858817" calcext:value-type="float">
            <text:p>9.091858817</text:p>
          </table:table-cell>
          <table:table-cell table:number-columns-repeated="2"/>
          <table:table-cell table:style-name="ce32" table:formula="of:=([.K79]-ybar)^2" office:value-type="float" office:value="4.821936143" calcext:value-type="float">
            <text:p>4.821936143</text:p>
          </table:table-cell>
          <table:table-cell table:number-columns-repeated="2"/>
          <table:table-cell table:style-name="ce32" table:formula="of:=[.L79]^3" office:value-type="float" office:value="0.550118675744954" calcext:value-type="float">
            <text:p>0.550118675744954</text:p>
          </table:table-cell>
          <table:table-cell table:number-columns-repeated="2"/>
          <table:table-cell table:style-name="ce32" table:formula="of:=[.L79]^4" office:value-type="float" office:value="0.450756348241988" calcext:value-type="float">
            <text:p>0.450756348241988</text:p>
          </table:table-cell>
          <table:table-cell table:number-columns-repeated="2"/>
          <table:table-cell table:style-name="ce32" table:formula="of:=([.L79]-[.L78])^2" office:value-type="float" office:value="0.0000256252915740259" calcext:value-type="float">
            <text:p>2.56252915740259E-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13.328" calcext:value-type="float">
            <text:p>4913.328</text:p>
          </table:table-cell>
          <table:table-cell table:style-name="ce24" office:value-type="float" office:value="3241.4" calcext:value-type="float">
            <text:p>3241.4</text:p>
          </table:table-cell>
          <table:table-cell table:style-name="ce24" office:value-type="float" office:value="498.836" calcext:value-type="float">
            <text:p>498.836</text:p>
          </table:table-cell>
          <table:table-cell table:style-name="ce24" office:value-type="float" office:value="3698.6" calcext:value-type="float">
            <text:p>3698.6</text:p>
          </table:table-cell>
          <table:table-cell table:style-name="ce24" office:value-type="float" office:value="54.9" calcext:value-type="float">
            <text:p>54.9</text:p>
          </table:table-cell>
          <table:table-cell table:style-name="ce24" office:value-type="float" office:value="285.4" calcext:value-type="float">
            <text:p>285.4</text:p>
          </table:table-cell>
          <table:table-cell table:style-name="ce27" office:value-type="float" office:value="216.587" calcext:value-type="float">
            <text:p>216.587</text:p>
          </table:table-cell>
          <table:table-cell table:style-name="ce27" office:value-type="float" office:value="8.5" calcext:value-type="float">
            <text:p>8.5</text:p>
          </table:table-cell>
          <table:table-cell/>
          <table:table-cell table:style-name="ce32" table:number-matrix-columns-spanned="1" table:number-matrix-rows-spanned="1" table:formula="of:=MMULT([.A80:.H80];betas)" office:value-type="float" office:value="7.52793647937489" calcext:value-type="float">
            <text:p>7.52793647937489</text:p>
          </table:table-cell>
          <table:table-cell table:style-name="ce32" table:formula="of:=[.I80]-[.K80]" office:value-type="float" office:value="0.972063520625113" calcext:value-type="float">
            <text:p>0.972063520625113</text:p>
          </table:table-cell>
          <table:table-cell table:style-name="ce32" table:formula="of:=[.L80]^2" office:value-type="float" office:value="0.94490748813009" calcext:value-type="float">
            <text:p>0.94490748813009</text:p>
          </table:table-cell>
          <table:table-cell table:number-columns-repeated="2"/>
          <table:table-cell table:style-name="ce32" table:formula="of:=([.I80]-ybar)^2" office:value-type="float" office:value="6.839642068" calcext:value-type="float">
            <text:p>6.839642068</text:p>
          </table:table-cell>
          <table:table-cell table:number-columns-repeated="2"/>
          <table:table-cell table:style-name="ce32" table:formula="of:=([.K80]-ybar)^2" office:value-type="float" office:value="2.70013061" calcext:value-type="float">
            <text:p>2.70013061</text:p>
          </table:table-cell>
          <table:table-cell table:number-columns-repeated="2"/>
          <table:table-cell table:style-name="ce32" table:formula="of:=[.L80]^3" office:value-type="float" office:value="0.918510099576767" calcext:value-type="float">
            <text:p>0.918510099576767</text:p>
          </table:table-cell>
          <table:table-cell table:number-columns-repeated="2"/>
          <table:table-cell table:style-name="ce32" table:formula="of:=[.L80]^4" office:value-type="float" office:value="0.892850161124316" calcext:value-type="float">
            <text:p>0.892850161124316</text:p>
          </table:table-cell>
          <table:table-cell table:number-columns-repeated="2"/>
          <table:table-cell table:style-name="ce32" table:formula="of:=([.L80]-[.L79])^2" office:value-type="float" office:value="0.023312197681399" calcext:value-type="float">
            <text:p>0.02331219768139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77.511" calcext:value-type="float">
            <text:p>4977.511</text:p>
          </table:table-cell>
          <table:table-cell table:style-name="ce24" office:value-type="float" office:value="3275.7" calcext:value-type="float">
            <text:p>3275.7</text:p>
          </table:table-cell>
          <table:table-cell table:style-name="ce24" office:value-type="float" office:value="500.141" calcext:value-type="float">
            <text:p>500.141</text:p>
          </table:table-cell>
          <table:table-cell table:style-name="ce24" office:value-type="float" office:value="3736" calcext:value-type="float">
            <text:p>3736</text:p>
          </table:table-cell>
          <table:table-cell table:style-name="ce24" office:value-type="float" office:value="55.8" calcext:value-type="float">
            <text:p>55.8</text:p>
          </table:table-cell>
          <table:table-cell table:style-name="ce24" office:value-type="float" office:value="288.4" calcext:value-type="float">
            <text:p>288.4</text:p>
          </table:table-cell>
          <table:table-cell table:style-name="ce27" office:value-type="float" office:value="217.095" calcext:value-type="float">
            <text:p>217.095</text:p>
          </table:table-cell>
          <table:table-cell table:style-name="ce27" office:value-type="float" office:value="8.3" calcext:value-type="float">
            <text:p>8.3</text:p>
          </table:table-cell>
          <table:table-cell/>
          <table:table-cell table:style-name="ce32" table:number-matrix-columns-spanned="1" table:number-matrix-rows-spanned="1" table:formula="of:=MMULT([.A81:.H81];betas)" office:value-type="float" office:value="7.34343617704794" calcext:value-type="float">
            <text:p>7.34343617704794</text:p>
          </table:table-cell>
          <table:table-cell table:style-name="ce32" table:formula="of:=[.I81]-[.K81]" office:value-type="float" office:value="0.956563822952059" calcext:value-type="float">
            <text:p>0.956563822952059</text:p>
          </table:table-cell>
          <table:table-cell table:style-name="ce32" table:formula="of:=[.L81]^2" office:value-type="float" office:value="0.915014347380659" calcext:value-type="float">
            <text:p>0.915014347380659</text:p>
          </table:table-cell>
          <table:table-cell table:number-columns-repeated="2"/>
          <table:table-cell table:style-name="ce32" table:formula="of:=([.I81]-ybar)^2" office:value-type="float" office:value="5.833533694" calcext:value-type="float">
            <text:p>5.833533694</text:p>
          </table:table-cell>
          <table:table-cell table:number-columns-repeated="2"/>
          <table:table-cell table:style-name="ce32" table:formula="of:=([.K81]-ybar)^2" office:value-type="float" office:value="2.127826442" calcext:value-type="float">
            <text:p>2.127826442</text:p>
          </table:table-cell>
          <table:table-cell table:number-columns-repeated="2"/>
          <table:table-cell table:style-name="ce32" table:formula="of:=[.L81]^3" office:value-type="float" office:value="0.875269622186427" calcext:value-type="float">
            <text:p>0.875269622186427</text:p>
          </table:table-cell>
          <table:table-cell table:number-columns-repeated="2"/>
          <table:table-cell table:style-name="ce32" table:formula="of:=[.L81]^4" office:value-type="float" office:value="0.837251255912453" calcext:value-type="float">
            <text:p>0.837251255912453</text:p>
          </table:table-cell>
          <table:table-cell table:number-columns-repeated="2"/>
          <table:table-cell table:style-name="ce32" table:formula="of:=([.L81]-[.L80])^2" office:value-type="float" office:value="0.000240240627956066" calcext:value-type="float">
            <text:p>0.00024024062795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90.663" calcext:value-type="float">
            <text:p>5090.663</text:p>
          </table:table-cell>
          <table:table-cell table:style-name="ce24" office:value-type="float" office:value="3341.2" calcext:value-type="float">
            <text:p>3341.2</text:p>
          </table:table-cell>
          <table:table-cell table:style-name="ce24" office:value-type="float" office:value="495.568" calcext:value-type="float">
            <text:p>495.568</text:p>
          </table:table-cell>
          <table:table-cell table:style-name="ce24" office:value-type="float" office:value="3791" calcext:value-type="float">
            <text:p>3791</text:p>
          </table:table-cell>
          <table:table-cell table:style-name="ce24" office:value-type="float" office:value="56.1" calcext:value-type="float">
            <text:p>56.1</text:p>
          </table:table-cell>
          <table:table-cell table:style-name="ce24" office:value-type="float" office:value="294.7" calcext:value-type="float">
            <text:p>294.7</text:p>
          </table:table-cell>
          <table:table-cell table:style-name="ce27" office:value-type="float" office:value="217.528" calcext:value-type="float">
            <text:p>217.528</text:p>
          </table:table-cell>
          <table:table-cell table:style-name="ce27" office:value-type="float" office:value="7.7" calcext:value-type="float">
            <text:p>7.7</text:p>
          </table:table-cell>
          <table:table-cell/>
          <table:table-cell table:style-name="ce32" table:number-matrix-columns-spanned="1" table:number-matrix-rows-spanned="1" table:formula="of:=MMULT([.A82:.H82];betas)" office:value-type="float" office:value="6.85657155139057" calcext:value-type="float">
            <text:p>6.85657155139057</text:p>
          </table:table-cell>
          <table:table-cell table:style-name="ce32" table:formula="of:=[.I82]-[.K82]" office:value-type="float" office:value="0.843428448609434" calcext:value-type="float">
            <text:p>0.843428448609434</text:p>
          </table:table-cell>
          <table:table-cell table:style-name="ce32" table:formula="of:=[.L82]^2" office:value-type="float" office:value="0.711371547923717" calcext:value-type="float">
            <text:p>0.711371547923717</text:p>
          </table:table-cell>
          <table:table-cell table:number-columns-repeated="2"/>
          <table:table-cell table:style-name="ce32" table:formula="of:=([.I82]-ybar)^2" office:value-type="float" office:value="3.295208571" calcext:value-type="float">
            <text:p>3.295208571</text:p>
          </table:table-cell>
          <table:table-cell table:number-columns-repeated="2"/>
          <table:table-cell table:style-name="ce32" table:formula="of:=([.K82]-ybar)^2" office:value-type="float" office:value="0.9444778202" calcext:value-type="float">
            <text:p>0.9444778202</text:p>
          </table:table-cell>
          <table:table-cell table:number-columns-repeated="2"/>
          <table:table-cell table:style-name="ce32" table:formula="of:=[.L82]^3" office:value-type="float" office:value="0.599991001050193" calcext:value-type="float">
            <text:p>0.599991001050193</text:p>
          </table:table-cell>
          <table:table-cell table:number-columns-repeated="2"/>
          <table:table-cell table:style-name="ce32" table:formula="of:=[.L82]^4" office:value-type="float" office:value="0.506049479195385" calcext:value-type="float">
            <text:p>0.506049479195385</text:p>
          </table:table-cell>
          <table:table-cell table:number-columns-repeated="2"/>
          <table:table-cell table:style-name="ce32" table:formula="of:=([.L82]-[.L81])^2" office:value-type="float" office:value="0.0127996129276459" calcext:value-type="float">
            <text:p>0.01279961292764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28.947" calcext:value-type="float">
            <text:p>5128.947</text:p>
          </table:table-cell>
          <table:table-cell table:style-name="ce24" office:value-type="float" office:value="3371.8" calcext:value-type="float">
            <text:p>3371.8</text:p>
          </table:table-cell>
          <table:table-cell table:style-name="ce24" office:value-type="float" office:value="494.532" calcext:value-type="float">
            <text:p>494.532</text:p>
          </table:table-cell>
          <table:table-cell table:style-name="ce24" office:value-type="float" office:value="3822.2" calcext:value-type="float">
            <text:p>3822.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97.2" calcext:value-type="float">
            <text:p>297.2</text:p>
          </table:table-cell>
          <table:table-cell table:style-name="ce27" office:value-type="float" office:value="218.035" calcext:value-type="float">
            <text:p>218.035</text:p>
          </table:table-cell>
          <table:table-cell table:style-name="ce27" office:value-type="float" office:value="7.6" calcext:value-type="float">
            <text:p>7.6</text:p>
          </table:table-cell>
          <table:table-cell/>
          <table:table-cell table:style-name="ce32" table:number-matrix-columns-spanned="1" table:number-matrix-rows-spanned="1" table:formula="of:=MMULT([.A83:.H83];betas)" office:value-type="float" office:value="6.93186699902836" calcext:value-type="float">
            <text:p>6.93186699902836</text:p>
          </table:table-cell>
          <table:table-cell table:style-name="ce32" table:formula="of:=[.I83]-[.K83]" office:value-type="float" office:value="0.668133000971642" calcext:value-type="float">
            <text:p>0.668133000971642</text:p>
          </table:table-cell>
          <table:table-cell table:style-name="ce32" table:formula="of:=[.L83]^2" office:value-type="float" office:value="0.446401706987372" calcext:value-type="float">
            <text:p>0.446401706987372</text:p>
          </table:table-cell>
          <table:table-cell table:number-columns-repeated="2"/>
          <table:table-cell table:style-name="ce32" table:formula="of:=([.I83]-ybar)^2" office:value-type="float" office:value="2.942154384" calcext:value-type="float">
            <text:p>2.942154384</text:p>
          </table:table-cell>
          <table:table-cell table:number-columns-repeated="2"/>
          <table:table-cell table:style-name="ce32" table:formula="of:=([.K83]-ybar)^2" office:value-type="float" office:value="1.096497855" calcext:value-type="float">
            <text:p>1.096497855</text:p>
          </table:table-cell>
          <table:table-cell table:number-columns-repeated="2"/>
          <table:table-cell table:style-name="ce32" table:formula="of:=[.L83]^3" office:value-type="float" office:value="0.298255712128336" calcext:value-type="float">
            <text:p>0.298255712128336</text:p>
          </table:table-cell>
          <table:table-cell table:number-columns-repeated="2"/>
          <table:table-cell table:style-name="ce32" table:formula="of:=[.L83]^4" office:value-type="float" office:value="0.199274484001239" calcext:value-type="float">
            <text:p>0.199274484001239</text:p>
          </table:table-cell>
          <table:table-cell table:number-columns-repeated="2"/>
          <table:table-cell table:style-name="ce32" table:formula="of:=([.L83]-[.L82])^2" office:value-type="float" office:value="0.0307284939625342" calcext:value-type="float">
            <text:p>0.03072849396253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54.072" calcext:value-type="float">
            <text:p>5154.072</text:p>
          </table:table-cell>
          <table:table-cell table:style-name="ce24" office:value-type="float" office:value="3407.5" calcext:value-type="float">
            <text:p>3407.5</text:p>
          </table:table-cell>
          <table:table-cell table:style-name="ce24" office:value-type="float" office:value="493.141" calcext:value-type="float">
            <text:p>493.141</text:p>
          </table:table-cell>
          <table:table-cell table:style-name="ce24" office:value-type="float" office:value="3856.7" calcext:value-type="float">
            <text:p>3856.7</text:p>
          </table:table-cell>
          <table:table-cell table:style-name="ce24" office:value-type="float" office:value="57.9" calcext:value-type="float">
            <text:p>57.9</text:p>
          </table:table-cell>
          <table:table-cell table:style-name="ce24" office:value-type="float" office:value="302" calcext:value-type="float">
            <text:p>302</text:p>
          </table:table-cell>
          <table:table-cell table:style-name="ce27" office:value-type="float" office:value="218.644" calcext:value-type="float">
            <text:p>218.644</text:p>
          </table:table-cell>
          <table:table-cell table:style-name="ce27" office:value-type="float" office:value="7.7" calcext:value-type="float">
            <text:p>7.7</text:p>
          </table:table-cell>
          <table:table-cell/>
          <table:table-cell table:style-name="ce32" table:number-matrix-columns-spanned="1" table:number-matrix-rows-spanned="1" table:formula="of:=MMULT([.A84:.H84];betas)" office:value-type="float" office:value="7.22796663782803" calcext:value-type="float">
            <text:p>7.22796663782803</text:p>
          </table:table-cell>
          <table:table-cell table:style-name="ce32" table:formula="of:=[.I84]-[.K84]" office:value-type="float" office:value="0.472033362171975" calcext:value-type="float">
            <text:p>0.472033362171975</text:p>
          </table:table-cell>
          <table:table-cell table:style-name="ce32" table:formula="of:=[.L84]^2" office:value-type="float" office:value="0.222815495003379" calcext:value-type="float">
            <text:p>0.222815495003379</text:p>
          </table:table-cell>
          <table:table-cell table:number-columns-repeated="2"/>
          <table:table-cell table:style-name="ce32" table:formula="of:=([.I84]-ybar)^2" office:value-type="float" office:value="3.295208571" calcext:value-type="float">
            <text:p>3.295208571</text:p>
          </table:table-cell>
          <table:table-cell table:number-columns-repeated="2"/>
          <table:table-cell table:style-name="ce32" table:formula="of:=([.K84]-ybar)^2" office:value-type="float" office:value="1.80428718" calcext:value-type="float">
            <text:p>1.80428718</text:p>
          </table:table-cell>
          <table:table-cell table:number-columns-repeated="2"/>
          <table:table-cell table:style-name="ce32" table:formula="of:=[.L84]^3" office:value-type="float" office:value="0.105176347250458" calcext:value-type="float">
            <text:p>0.105176347250458</text:p>
          </table:table-cell>
          <table:table-cell table:number-columns-repeated="2"/>
          <table:table-cell table:style-name="ce32" table:formula="of:=[.L84]^4" office:value-type="float" office:value="0.0496467448136007" calcext:value-type="float">
            <text:p>0.049646744813601</text:p>
          </table:table-cell>
          <table:table-cell table:number-columns-repeated="2"/>
          <table:table-cell table:style-name="ce32" table:formula="of:=([.L84]-[.L83])^2" office:value-type="float" office:value="0.0384550683373598" calcext:value-type="float">
            <text:p>0.0384550683373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91.499" calcext:value-type="float">
            <text:p>5191.499</text:p>
          </table:table-cell>
          <table:table-cell table:style-name="ce24" office:value-type="float" office:value="3451.8" calcext:value-type="float">
            <text:p>3451.8</text:p>
          </table:table-cell>
          <table:table-cell table:style-name="ce24" office:value-type="float" office:value="494.415" calcext:value-type="float">
            <text:p>494.415</text:p>
          </table:table-cell>
          <table:table-cell table:style-name="ce24" office:value-type="float" office:value="3884.4" calcext:value-type="float">
            <text:p>3884.4</text:p>
          </table:table-cell>
          <table:table-cell table:style-name="ce24" office:value-type="float" office:value="58.7" calcext:value-type="float">
            <text:p>58.7</text:p>
          </table:table-cell>
          <table:table-cell table:style-name="ce24" office:value-type="float" office:value="308.3" calcext:value-type="float">
            <text:p>308.3</text:p>
          </table:table-cell>
          <table:table-cell table:style-name="ce27" office:value-type="float" office:value="219.179" calcext:value-type="float">
            <text:p>219.179</text:p>
          </table:table-cell>
          <table:table-cell table:style-name="ce27" office:value-type="float" office:value="7.8" calcext:value-type="float">
            <text:p>7.8</text:p>
          </table:table-cell>
          <table:table-cell/>
          <table:table-cell table:style-name="ce32" table:number-matrix-columns-spanned="1" table:number-matrix-rows-spanned="1" table:formula="of:=MMULT([.A85:.H85];betas)" office:value-type="float" office:value="7.40096592193869" calcext:value-type="float">
            <text:p>7.40096592193869</text:p>
          </table:table-cell>
          <table:table-cell table:style-name="ce32" table:formula="of:=[.I85]-[.K85]" office:value-type="float" office:value="0.399034078061308" calcext:value-type="float">
            <text:p>0.399034078061308</text:p>
          </table:table-cell>
          <table:table-cell table:style-name="ce32" table:formula="of:=[.L85]^2" office:value-type="float" office:value="0.159228195454238" calcext:value-type="float">
            <text:p>0.159228195454238</text:p>
          </table:table-cell>
          <table:table-cell table:number-columns-repeated="2"/>
          <table:table-cell table:style-name="ce32" table:formula="of:=([.I85]-ybar)^2" office:value-type="float" office:value="3.668262758" calcext:value-type="float">
            <text:p>3.668262758</text:p>
          </table:table-cell>
          <table:table-cell table:number-columns-repeated="2"/>
          <table:table-cell table:style-name="ce32" table:formula="of:=([.K85]-ybar)^2" office:value-type="float" office:value="2.298974209" calcext:value-type="float">
            <text:p>2.298974209</text:p>
          </table:table-cell>
          <table:table-cell table:number-columns-repeated="2"/>
          <table:table-cell table:style-name="ce32" table:formula="of:=[.L85]^3" office:value-type="float" office:value="0.0635374761744476" calcext:value-type="float">
            <text:p>0.063537476174448</text:p>
          </table:table-cell>
          <table:table-cell table:number-columns-repeated="2"/>
          <table:table-cell table:style-name="ce32" table:formula="of:=[.L85]^4" office:value-type="float" office:value="0.025353618227613" calcext:value-type="float">
            <text:p>0.025353618227613</text:p>
          </table:table-cell>
          <table:table-cell table:number-columns-repeated="2"/>
          <table:table-cell table:style-name="ce32" table:formula="of:=([.L85]-[.L84])^2" office:value-type="float" office:value="0.00532889548066985" calcext:value-type="float">
            <text:p>0.0053288954806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51.762" calcext:value-type="float">
            <text:p>5251.762</text:p>
          </table:table-cell>
          <table:table-cell table:style-name="ce24" office:value-type="float" office:value="3491.3" calcext:value-type="float">
            <text:p>3491.3</text:p>
          </table:table-cell>
          <table:table-cell table:style-name="ce24" office:value-type="float" office:value="498.509" calcext:value-type="float">
            <text:p>498.509</text:p>
          </table:table-cell>
          <table:table-cell table:style-name="ce24" office:value-type="float" office:value="3887.5" calcext:value-type="float">
            <text:p>3887.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16" calcext:value-type="float">
            <text:p>316</text:p>
          </table:table-cell>
          <table:table-cell table:style-name="ce27" office:value-type="float" office:value="219.684" calcext:value-type="float">
            <text:p>219.684</text:p>
          </table:table-cell>
          <table:table-cell table:style-name="ce27" office:value-type="float" office:value="7.5" calcext:value-type="float">
            <text:p>7.5</text:p>
          </table:table-cell>
          <table:table-cell/>
          <table:table-cell table:style-name="ce32" table:number-matrix-columns-spanned="1" table:number-matrix-rows-spanned="1" table:formula="of:=MMULT([.A86:.H86];betas)" office:value-type="float" office:value="7.2157547974448" calcext:value-type="float">
            <text:p>7.2157547974448</text:p>
          </table:table-cell>
          <table:table-cell table:style-name="ce32" table:formula="of:=[.I86]-[.K86]" office:value-type="float" office:value="0.284245202555205" calcext:value-type="float">
            <text:p>0.284245202555205</text:p>
          </table:table-cell>
          <table:table-cell table:style-name="ce32" table:formula="of:=[.L86]^2" office:value-type="float" office:value="0.0807953351756495" calcext:value-type="float">
            <text:p>0.08079533517565</text:p>
          </table:table-cell>
          <table:table-cell table:number-columns-repeated="2"/>
          <table:table-cell table:style-name="ce32" table:formula="of:=([.I86]-ybar)^2" office:value-type="float" office:value="2.609100197" calcext:value-type="float">
            <text:p>2.609100197</text:p>
          </table:table-cell>
          <table:table-cell table:number-columns-repeated="2"/>
          <table:table-cell table:style-name="ce32" table:formula="of:=([.K86]-ybar)^2" office:value-type="float" office:value="1.771629503" calcext:value-type="float">
            <text:p>1.771629503</text:p>
          </table:table-cell>
          <table:table-cell table:number-columns-repeated="2"/>
          <table:table-cell table:style-name="ce32" table:formula="of:=[.L86]^3" office:value-type="float" office:value="0.0229656864125182" calcext:value-type="float">
            <text:p>0.022965686412518</text:p>
          </table:table-cell>
          <table:table-cell table:number-columns-repeated="2"/>
          <table:table-cell table:style-name="ce32" table:formula="of:=[.L86]^4" office:value-type="float" office:value="0.00652788618614554" calcext:value-type="float">
            <text:p>0.006527886186146</text:p>
          </table:table-cell>
          <table:table-cell table:number-columns-repeated="2"/>
          <table:table-cell table:style-name="ce32" table:formula="of:=([.L86]-[.L85])^2" office:value-type="float" office:value="0.0131764859399556" calcext:value-type="float">
            <text:p>0.01317648593995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356.131" calcext:value-type="float">
            <text:p>5356.131</text:p>
          </table:table-cell>
          <table:table-cell table:style-name="ce24" office:value-type="float" office:value="3510.6" calcext:value-type="float">
            <text:p>3510.6</text:p>
          </table:table-cell>
          <table:table-cell table:style-name="ce24" office:value-type="float" office:value="506.695" calcext:value-type="float">
            <text:p>506.695</text:p>
          </table:table-cell>
          <table:table-cell table:style-name="ce24" office:value-type="float" office:value="3931.8" calcext:value-type="float">
            <text:p>3931.8</text:p>
          </table:table-cell>
          <table:table-cell table:style-name="ce24" office:value-type="float" office:value="60.8" calcext:value-type="float">
            <text:p>60.8</text:p>
          </table:table-cell>
          <table:table-cell table:style-name="ce24" office:value-type="float" office:value="320.2" calcext:value-type="float">
            <text:p>320.2</text:p>
          </table:table-cell>
          <table:table-cell table:style-name="ce27" office:value-type="float" office:value="220.239" calcext:value-type="float">
            <text:p>220.239</text:p>
          </table:table-cell>
          <table:table-cell table:style-name="ce27" office:value-type="float" office:value="7.1" calcext:value-type="float">
            <text:p>7.1</text:p>
          </table:table-cell>
          <table:table-cell/>
          <table:table-cell table:style-name="ce32" table:number-matrix-columns-spanned="1" table:number-matrix-rows-spanned="1" table:formula="of:=MMULT([.A87:.H87];betas)" office:value-type="float" office:value="6.42949283224197" calcext:value-type="float">
            <text:p>6.42949283224197</text:p>
          </table:table-cell>
          <table:table-cell table:style-name="ce32" table:formula="of:=[.I87]-[.K87]" office:value-type="float" office:value="0.67050716775803" calcext:value-type="float">
            <text:p>0.67050716775803</text:p>
          </table:table-cell>
          <table:table-cell table:style-name="ce32" table:formula="of:=[.L87]^2" office:value-type="float" office:value="0.449579862014895" calcext:value-type="float">
            <text:p>0.449579862014895</text:p>
          </table:table-cell>
          <table:table-cell table:number-columns-repeated="2"/>
          <table:table-cell table:style-name="ce32" table:formula="of:=([.I87]-ybar)^2" office:value-type="float" office:value="1.476883448" calcext:value-type="float">
            <text:p>1.476883448</text:p>
          </table:table-cell>
          <table:table-cell table:number-columns-repeated="2"/>
          <table:table-cell table:style-name="ce32" table:formula="of:=([.K87]-ybar)^2" office:value-type="float" office:value="0.2967675631" calcext:value-type="float">
            <text:p>0.2967675631</text:p>
          </table:table-cell>
          <table:table-cell table:number-columns-repeated="2"/>
          <table:table-cell table:style-name="ce32" table:formula="of:=[.L87]^3" office:value-type="float" office:value="0.301446519960654" calcext:value-type="float">
            <text:p>0.301446519960654</text:p>
          </table:table-cell>
          <table:table-cell table:number-columns-repeated="2"/>
          <table:table-cell table:style-name="ce32" table:formula="of:=[.L87]^4" office:value-type="float" office:value="0.202122052329332" calcext:value-type="float">
            <text:p>0.202122052329332</text:p>
          </table:table-cell>
          <table:table-cell table:number-columns-repeated="2"/>
          <table:table-cell table:style-name="ce32" table:formula="of:=([.L87]-[.L86])^2" office:value-type="float" office:value="0.149198305762349" calcext:value-type="float">
            <text:p>0.14919830576234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51.921" calcext:value-type="float">
            <text:p>5451.921</text:p>
          </table:table-cell>
          <table:table-cell table:style-name="ce24" office:value-type="float" office:value="3544.1" calcext:value-type="float">
            <text:p>3544.1</text:p>
          </table:table-cell>
          <table:table-cell table:style-name="ce24" office:value-type="float" office:value="509.605" calcext:value-type="float">
            <text:p>509.605</text:p>
          </table:table-cell>
          <table:table-cell table:style-name="ce24" office:value-type="float" office:value="3990.8" calcext:value-type="float">
            <text:p>3990.8</text:p>
          </table:table-cell>
          <table:table-cell table:style-name="ce24" office:value-type="float" office:value="61.6" calcext:value-type="float">
            <text:p>61.6</text:p>
          </table:table-cell>
          <table:table-cell table:style-name="ce24" office:value-type="float" office:value="326.4" calcext:value-type="float">
            <text:p>326.4</text:p>
          </table:table-cell>
          <table:table-cell table:style-name="ce27" office:value-type="float" office:value="220.904" calcext:value-type="float">
            <text:p>220.904</text:p>
          </table:table-cell>
          <table:table-cell table:style-name="ce27" office:value-type="float" office:value="6.9" calcext:value-type="float">
            <text:p>6.9</text:p>
          </table:table-cell>
          <table:table-cell/>
          <table:table-cell table:style-name="ce32" table:number-matrix-columns-spanned="1" table:number-matrix-rows-spanned="1" table:formula="of:=MMULT([.A88:.H88];betas)" office:value-type="float" office:value="5.9403537571763" calcext:value-type="float">
            <text:p>5.9403537571763</text:p>
          </table:table-cell>
          <table:table-cell table:style-name="ce32" table:formula="of:=[.I88]-[.K88]" office:value-type="float" office:value="0.959646242823704" calcext:value-type="float">
            <text:p>0.959646242823704</text:p>
          </table:table-cell>
          <table:table-cell table:style-name="ce32" table:formula="of:=[.L88]^2" office:value-type="float" office:value="0.920920911365651" calcext:value-type="float">
            <text:p>0.920920911365651</text:p>
          </table:table-cell>
          <table:table-cell table:number-columns-repeated="2"/>
          <table:table-cell table:style-name="ce32" table:formula="of:=([.I88]-ybar)^2" office:value-type="float" office:value="1.030775073" calcext:value-type="float">
            <text:p>1.030775073</text:p>
          </table:table-cell>
          <table:table-cell table:number-columns-repeated="2"/>
          <table:table-cell table:style-name="ce32" table:formula="of:=([.K88]-ybar)^2" office:value-type="float" office:value="0.003094106486" calcext:value-type="float">
            <text:p>0.003094106486</text:p>
          </table:table-cell>
          <table:table-cell table:number-columns-repeated="2"/>
          <table:table-cell table:style-name="ce32" table:formula="of:=[.L88]^3" office:value-type="float" office:value="0.883758292529828" calcext:value-type="float">
            <text:p>0.883758292529828</text:p>
          </table:table-cell>
          <table:table-cell table:number-columns-repeated="2"/>
          <table:table-cell table:style-name="ce32" table:formula="of:=[.L88]^4" office:value-type="float" office:value="0.848095324990541" calcext:value-type="float">
            <text:p>0.848095324990541</text:p>
          </table:table-cell>
          <table:table-cell table:number-columns-repeated="2"/>
          <table:table-cell table:style-name="ce32" table:formula="of:=([.L88]-[.L87])^2" office:value-type="float" office:value="0.083601404729833" calcext:value-type="float">
            <text:p>0.08360140472983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50.793" calcext:value-type="float">
            <text:p>5450.793</text:p>
          </table:table-cell>
          <table:table-cell table:style-name="ce24" office:value-type="float" office:value="3597.5" calcext:value-type="float">
            <text:p>3597.5</text:p>
          </table:table-cell>
          <table:table-cell table:style-name="ce24" office:value-type="float" office:value="504.584" calcext:value-type="float">
            <text:p>504.584</text:p>
          </table:table-cell>
          <table:table-cell table:style-name="ce24" office:value-type="float" office:value="4071.2" calcext:value-type="float">
            <text:p>4071.2</text:p>
          </table:table-cell>
          <table:table-cell table:style-name="ce24" office:value-type="float" office:value="62.7" calcext:value-type="float">
            <text:p>62.7</text:p>
          </table:table-cell>
          <table:table-cell table:style-name="ce24" office:value-type="float" office:value="334.4" calcext:value-type="float">
            <text:p>334.4</text:p>
          </table:table-cell>
          <table:table-cell table:style-name="ce27" office:value-type="float" office:value="221.477" calcext:value-type="float">
            <text:p>221.477</text:p>
          </table:table-cell>
          <table:table-cell table:style-name="ce27" office:value-type="float" office:value="6.6" calcext:value-type="float">
            <text:p>6.6</text:p>
          </table:table-cell>
          <table:table-cell/>
          <table:table-cell table:style-name="ce32" table:number-matrix-columns-spanned="1" table:number-matrix-rows-spanned="1" table:formula="of:=MMULT([.A89:.H89];betas)" office:value-type="float" office:value="6.84064799468141" calcext:value-type="float">
            <text:p>6.84064799468141</text:p>
          </table:table-cell>
          <table:table-cell table:style-name="ce32" table:formula="of:=[.I89]-[.K89]" office:value-type="float" office:value="-0.240647994681412" calcext:value-type="float">
            <text:p>-0.240647994681412</text:p>
          </table:table-cell>
          <table:table-cell table:style-name="ce32" table:formula="of:=[.L89]^2" office:value-type="float" office:value="0.0579114573441849" calcext:value-type="float">
            <text:p>0.057911457344185</text:p>
          </table:table-cell>
          <table:table-cell table:number-columns-repeated="2"/>
          <table:table-cell table:style-name="ce32" table:formula="of:=([.I89]-ybar)^2" office:value-type="float" office:value="0.5116125118" calcext:value-type="float">
            <text:p>0.5116125118</text:p>
          </table:table-cell>
          <table:table-cell table:number-columns-repeated="2"/>
          <table:table-cell table:style-name="ce32" table:formula="of:=([.K89]-ybar)^2" office:value-type="float" office:value="0.9137810019" calcext:value-type="float">
            <text:p>0.9137810019</text:p>
          </table:table-cell>
          <table:table-cell table:number-columns-repeated="2"/>
          <table:table-cell table:style-name="ce32" table:formula="of:=[.L89]^3" office:value-type="float" office:value="-0.0139362760789562" calcext:value-type="float">
            <text:p>-0.013936276078956</text:p>
          </table:table-cell>
          <table:table-cell table:number-columns-repeated="2"/>
          <table:table-cell table:style-name="ce32" table:formula="of:=[.L89]^4" office:value-type="float" office:value="0.00335373689172734" calcext:value-type="float">
            <text:p>0.003353736891727</text:p>
          </table:table-cell>
          <table:table-cell table:number-columns-repeated="2"/>
          <table:table-cell table:style-name="ce32" table:formula="of:=([.L89]-[.L88])^2" office:value-type="float" office:value="1.44070625658799" calcext:value-type="float">
            <text:p>1.4407062565879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69.405" calcext:value-type="float">
            <text:p>5469.405</text:p>
          </table:table-cell>
          <table:table-cell table:style-name="ce24" office:value-type="float" office:value="3618.5" calcext:value-type="float">
            <text:p>3618.5</text:p>
          </table:table-cell>
          <table:table-cell table:style-name="ce24" office:value-type="float" office:value="506.314" calcext:value-type="float">
            <text:p>506.314</text:p>
          </table:table-cell>
          <table:table-cell table:style-name="ce24" office:value-type="float" office:value="4096.4" calcext:value-type="float">
            <text:p>4096.4</text:p>
          </table:table-cell>
          <table:table-cell table:style-name="ce24" office:value-type="float" office:value="63.9" calcext:value-type="float">
            <text:p>63.9</text:p>
          </table:table-cell>
          <table:table-cell table:style-name="ce24" office:value-type="float" office:value="339.9" calcext:value-type="float">
            <text:p>339.9</text:p>
          </table:table-cell>
          <table:table-cell table:style-name="ce27" office:value-type="float" office:value="221.991" calcext:value-type="float">
            <text:p>221.991</text:p>
          </table:table-cell>
          <table:table-cell table:style-name="ce27" office:value-type="float" office:value="6.3" calcext:value-type="float">
            <text:p>6.3</text:p>
          </table:table-cell>
          <table:table-cell/>
          <table:table-cell table:style-name="ce32" table:number-matrix-columns-spanned="1" table:number-matrix-rows-spanned="1" table:formula="of:=MMULT([.A90:.H90];betas)" office:value-type="float" office:value="7.05196566645805" calcext:value-type="float">
            <text:p>7.05196566645805</text:p>
          </table:table-cell>
          <table:table-cell table:style-name="ce32" table:formula="of:=[.I90]-[.K90]" office:value-type="float" office:value="-0.751965666458045" calcext:value-type="float">
            <text:p>-0.751965666458045</text:p>
          </table:table-cell>
          <table:table-cell table:style-name="ce32" table:formula="of:=[.L90]^2" office:value-type="float" office:value="0.565452363531692" calcext:value-type="float">
            <text:p>0.565452363531692</text:p>
          </table:table-cell>
          <table:table-cell table:number-columns-repeated="2"/>
          <table:table-cell table:style-name="ce32" table:formula="of:=([.I90]-ybar)^2" office:value-type="float" office:value="0.1724499503" calcext:value-type="float">
            <text:p>0.1724499503</text:p>
          </table:table-cell>
          <table:table-cell table:number-columns-repeated="2"/>
          <table:table-cell table:style-name="ce32" table:formula="of:=([.K90]-ybar)^2" office:value-type="float" office:value="1.362441286" calcext:value-type="float">
            <text:p>1.362441286</text:p>
          </table:table-cell>
          <table:table-cell table:number-columns-repeated="2"/>
          <table:table-cell table:style-name="ce32" table:formula="of:=[.L90]^3" office:value-type="float" office:value="-0.425200763393386" calcext:value-type="float">
            <text:p>-0.425200763393386</text:p>
          </table:table-cell>
          <table:table-cell table:number-columns-repeated="2"/>
          <table:table-cell table:style-name="ce32" table:formula="of:=[.L90]^4" office:value-type="float" office:value="0.319736375423577" calcext:value-type="float">
            <text:p>0.319736375423577</text:p>
          </table:table-cell>
          <table:table-cell table:number-columns-repeated="2"/>
          <table:table-cell table:style-name="ce32" table:formula="of:=([.L90]-[.L89])^2" office:value-type="float" office:value="0.261445761471077" calcext:value-type="float">
            <text:p>0.26144576147107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84.569" calcext:value-type="float">
            <text:p>5684.569</text:p>
          </table:table-cell>
          <table:table-cell table:style-name="ce24" office:value-type="float" office:value="3695.9" calcext:value-type="float">
            <text:p>3695.9</text:p>
          </table:table-cell>
          <table:table-cell table:style-name="ce24" office:value-type="float" office:value="518.366" calcext:value-type="float">
            <text:p>518.366</text:p>
          </table:table-cell>
          <table:table-cell table:style-name="ce24" office:value-type="float" office:value="4143.4" calcext:value-type="float">
            <text:p>4143.4</text:p>
          </table:table-cell>
          <table:table-cell table:style-name="ce24" office:value-type="float" office:value="65.5" calcext:value-type="float">
            <text:p>65.5</text:p>
          </table:table-cell>
          <table:table-cell table:style-name="ce24" office:value-type="float" office:value="347.6" calcext:value-type="float">
            <text:p>347.6</text:p>
          </table:table-cell>
          <table:table-cell table:style-name="ce27" office:value-type="float" office:value="222.585" calcext:value-type="float">
            <text:p>222.585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MMULT([.A91:.H91];betas)" office:value-type="float" office:value="5.53702097863918" calcext:value-type="float">
            <text:p>5.53702097863918</text:p>
          </table:table-cell>
          <table:table-cell table:style-name="ce32" table:formula="of:=[.I91]-[.K91]" office:value-type="float" office:value="0.462979021360816" calcext:value-type="float">
            <text:p>0.462979021360816</text:p>
          </table:table-cell>
          <table:table-cell table:style-name="ce32" table:formula="of:=[.L91]^2" office:value-type="float" office:value="0.214349574220219" calcext:value-type="float">
            <text:p>0.214349574220219</text:p>
          </table:table-cell>
          <table:table-cell table:number-columns-repeated="2"/>
          <table:table-cell table:style-name="ce32" table:formula="of:=([.I91]-ybar)^2" office:value-type="float" office:value="0.01328738868" calcext:value-type="float">
            <text:p>0.01328738868</text:p>
          </table:table-cell>
          <table:table-cell table:number-columns-repeated="2"/>
          <table:table-cell table:style-name="ce32" table:formula="of:=([.K91]-ybar)^2" office:value-type="float" office:value="0.1209009127" calcext:value-type="float">
            <text:p>0.1209009127</text:p>
          </table:table-cell>
          <table:table-cell table:number-columns-repeated="2"/>
          <table:table-cell table:style-name="ce32" table:formula="of:=[.L91]^3" office:value-type="float" office:value="0.0992393561015846" calcext:value-type="float">
            <text:p>0.099239356101585</text:p>
          </table:table-cell>
          <table:table-cell table:number-columns-repeated="2"/>
          <table:table-cell table:style-name="ce32" table:formula="of:=[.L91]^4" office:value-type="float" office:value="0.0459457399683892" calcext:value-type="float">
            <text:p>0.045945739968389</text:p>
          </table:table-cell>
          <table:table-cell table:number-columns-repeated="2"/>
          <table:table-cell table:style-name="ce32" table:formula="of:=([.L91]-[.L90])^2" office:value-type="float" office:value="1.47609059445927" calcext:value-type="float">
            <text:p>1.4760905944592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40.3" calcext:value-type="float">
            <text:p>5740.3</text:p>
          </table:table-cell>
          <table:table-cell table:style-name="ce24" office:value-type="float" office:value="3711.4" calcext:value-type="float">
            <text:p>3711.4</text:p>
          </table:table-cell>
          <table:table-cell table:style-name="ce24" office:value-type="float" office:value="520.199" calcext:value-type="float">
            <text:p>520.199</text:p>
          </table:table-cell>
          <table:table-cell table:style-name="ce24" office:value-type="float" office:value="4177.1" calcext:value-type="float">
            <text:p>4177.1</text:p>
          </table:table-cell>
          <table:table-cell table:style-name="ce24" office:value-type="float" office:value="67.1" calcext:value-type="float">
            <text:p>67.1</text:p>
          </table:table-cell>
          <table:table-cell table:style-name="ce24" office:value-type="float" office:value="353.3" calcext:value-type="float">
            <text:p>353.3</text:p>
          </table:table-cell>
          <table:table-cell table:style-name="ce27" office:value-type="float" office:value="223.271" calcext:value-type="float">
            <text:p>223.271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MMULT([.A92:.H92];betas)" office:value-type="float" office:value="5.35676253999036" calcext:value-type="float">
            <text:p>5.35676253999036</text:p>
          </table:table-cell>
          <table:table-cell table:style-name="ce32" table:formula="of:=[.I92]-[.K92]" office:value-type="float" office:value="0.643237460009644" calcext:value-type="float">
            <text:p>0.643237460009644</text:p>
          </table:table-cell>
          <table:table-cell table:style-name="ce32" table:formula="of:=[.L92]^2" office:value-type="float" office:value="0.413754429959658" calcext:value-type="float">
            <text:p>0.413754429959658</text:p>
          </table:table-cell>
          <table:table-cell table:number-columns-repeated="2"/>
          <table:table-cell table:style-name="ce32" table:formula="of:=([.I92]-ybar)^2" office:value-type="float" office:value="0.01328738868" calcext:value-type="float">
            <text:p>0.01328738868</text:p>
          </table:table-cell>
          <table:table-cell table:number-columns-repeated="2"/>
          <table:table-cell table:style-name="ce32" table:formula="of:=([.K92]-ybar)^2" office:value-type="float" office:value="0.2787486505" calcext:value-type="float">
            <text:p>0.2787486505</text:p>
          </table:table-cell>
          <table:table-cell table:number-columns-repeated="2"/>
          <table:table-cell table:style-name="ce32" table:formula="of:=[.L92]^3" office:value-type="float" office:value="0.266142348594989" calcext:value-type="float">
            <text:p>0.266142348594989</text:p>
          </table:table-cell>
          <table:table-cell table:number-columns-repeated="2"/>
          <table:table-cell table:style-name="ce32" table:formula="of:=[.L92]^4" office:value-type="float" office:value="0.171192728311242" calcext:value-type="float">
            <text:p>0.171192728311242</text:p>
          </table:table-cell>
          <table:table-cell table:number-columns-repeated="2"/>
          <table:table-cell table:style-name="ce32" table:formula="of:=([.L92]-[.L91])^2" office:value-type="float" office:value="0.0324931047041132" calcext:value-type="float">
            <text:p>0.03249310470411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16.222" calcext:value-type="float">
            <text:p>5816.222</text:p>
          </table:table-cell>
          <table:table-cell table:style-name="ce24" office:value-type="float" office:value="3741.3" calcext:value-type="float">
            <text:p>3741.3</text:p>
          </table:table-cell>
          <table:table-cell table:style-name="ce24" office:value-type="float" office:value="524.782" calcext:value-type="float">
            <text:p>524.782</text:p>
          </table:table-cell>
          <table:table-cell table:style-name="ce24" office:value-type="float" office:value="4209.8" calcext:value-type="float">
            <text:p>4209.8</text:p>
          </table:table-cell>
          <table:table-cell table:style-name="ce24" office:value-type="float" office:value="68.5" calcext:value-type="float">
            <text:p>68.5</text:p>
          </table:table-cell>
          <table:table-cell table:style-name="ce24" office:value-type="float" office:value="358.6" calcext:value-type="float">
            <text:p>358.6</text:p>
          </table:table-cell>
          <table:table-cell table:style-name="ce27" office:value-type="float" office:value="223.865" calcext:value-type="float">
            <text:p>223.865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93:.H93];betas)" office:value-type="float" office:value="5.02298599275071" calcext:value-type="float">
            <text:p>5.02298599275071</text:p>
          </table:table-cell>
          <table:table-cell table:style-name="ce32" table:formula="of:=[.I93]-[.K93]" office:value-type="float" office:value="0.877014007249295" calcext:value-type="float">
            <text:p>0.877014007249295</text:p>
          </table:table-cell>
          <table:table-cell table:style-name="ce32" table:formula="of:=[.L93]^2" office:value-type="float" office:value="0.769153568911467" calcext:value-type="float">
            <text:p>0.769153568911467</text:p>
          </table:table-cell>
          <table:table-cell table:number-columns-repeated="2"/>
          <table:table-cell table:style-name="ce32" table:formula="of:=([.I93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93]-ybar)^2" office:value-type="float" office:value="0.7426011209" calcext:value-type="float">
            <text:p>0.7426011209</text:p>
          </table:table-cell>
          <table:table-cell table:number-columns-repeated="2"/>
          <table:table-cell table:style-name="ce32" table:formula="of:=[.L93]^3" office:value-type="float" office:value="0.674558453661143" calcext:value-type="float">
            <text:p>0.674558453661143</text:p>
          </table:table-cell>
          <table:table-cell table:number-columns-repeated="2"/>
          <table:table-cell table:style-name="ce32" table:formula="of:=[.L93]^4" office:value-type="float" office:value="0.591597212569247" calcext:value-type="float">
            <text:p>0.591597212569247</text:p>
          </table:table-cell>
          <table:table-cell table:number-columns-repeated="2"/>
          <table:table-cell table:style-name="ce32" table:formula="of:=([.L93]-[.L92])^2" office:value-type="float" office:value="0.054651474039293" calcext:value-type="float">
            <text:p>0.05465147403929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25.949" calcext:value-type="float">
            <text:p>5825.949</text:p>
          </table:table-cell>
          <table:table-cell table:style-name="ce24" office:value-type="float" office:value="3760.2" calcext:value-type="float">
            <text:p>3760.2</text:p>
          </table:table-cell>
          <table:table-cell table:style-name="ce24" office:value-type="float" office:value="525.524" calcext:value-type="float">
            <text:p>525.524</text:p>
          </table:table-cell>
          <table:table-cell table:style-name="ce24" office:value-type="float" office:value="4255.9" calcext:value-type="float">
            <text:p>4255.9</text:p>
          </table:table-cell>
          <table:table-cell table:style-name="ce24" office:value-type="float" office:value="70.6" calcext:value-type="float">
            <text:p>70.6</text:p>
          </table:table-cell>
          <table:table-cell table:style-name="ce24" office:value-type="float" office:value="368" calcext:value-type="float">
            <text:p>368</text:p>
          </table:table-cell>
          <table:table-cell table:style-name="ce27" office:value-type="float" office:value="224.438" calcext:value-type="float">
            <text:p>224.438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94:.H94];betas)" office:value-type="float" office:value="5.45488255641631" calcext:value-type="float">
            <text:p>5.45488255641631</text:p>
          </table:table-cell>
          <table:table-cell table:style-name="ce32" table:formula="of:=[.I94]-[.K94]" office:value-type="float" office:value="0.445117443583692" calcext:value-type="float">
            <text:p>0.445117443583692</text:p>
          </table:table-cell>
          <table:table-cell table:style-name="ce32" table:formula="of:=[.L94]^2" office:value-type="float" office:value="0.198129538582481" calcext:value-type="float">
            <text:p>0.198129538582481</text:p>
          </table:table-cell>
          <table:table-cell table:number-columns-repeated="2"/>
          <table:table-cell table:style-name="ce32" table:formula="of:=([.I94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94]-ybar)^2" office:value-type="float" office:value="0.1847680201" calcext:value-type="float">
            <text:p>0.1847680201</text:p>
          </table:table-cell>
          <table:table-cell table:number-columns-repeated="2"/>
          <table:table-cell table:style-name="ce32" table:formula="of:=[.L94]^3" office:value-type="float" office:value="0.0881909137122506" calcext:value-type="float">
            <text:p>0.088190913712251</text:p>
          </table:table-cell>
          <table:table-cell table:number-columns-repeated="2"/>
          <table:table-cell table:style-name="ce32" table:formula="of:=[.L94]^4" office:value-type="float" office:value="0.039255314058907" calcext:value-type="float">
            <text:p>0.039255314058907</text:p>
          </table:table-cell>
          <table:table-cell table:number-columns-repeated="2"/>
          <table:table-cell table:style-name="ce32" table:formula="of:=([.L94]-[.L93])^2" office:value-type="float" office:value="0.186534641706156" calcext:value-type="float">
            <text:p>0.18653464170615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31.418" calcext:value-type="float">
            <text:p>5831.418</text:p>
          </table:table-cell>
          <table:table-cell table:style-name="ce24" office:value-type="float" office:value="3758" calcext:value-type="float">
            <text:p>3758</text:p>
          </table:table-cell>
          <table:table-cell table:style-name="ce24" office:value-type="float" office:value="532.04" calcext:value-type="float">
            <text:p>532.04</text:p>
          </table:table-cell>
          <table:table-cell table:style-name="ce24" office:value-type="float" office:value="4226.1" calcext:value-type="float">
            <text:p>4226.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77.2" calcext:value-type="float">
            <text:p>377.2</text:p>
          </table:table-cell>
          <table:table-cell table:style-name="ce27" office:value-type="float" office:value="225.055" calcext:value-type="float">
            <text:p>225.055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95:.H95];betas)" office:value-type="float" office:value="5.54665291956034" calcext:value-type="float">
            <text:p>5.54665291956034</text:p>
          </table:table-cell>
          <table:table-cell table:style-name="ce32" table:formula="of:=[.I95]-[.K95]" office:value-type="float" office:value="0.153347080439663" calcext:value-type="float">
            <text:p>0.153347080439663</text:p>
          </table:table-cell>
          <table:table-cell table:style-name="ce32" table:formula="of:=[.L95]^2" office:value-type="float" office:value="0.0235153270793685" calcext:value-type="float">
            <text:p>0.023515327079369</text:p>
          </table:table-cell>
          <table:table-cell table:number-columns-repeated="2"/>
          <table:table-cell table:style-name="ce32" table:formula="of:=([.I95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95]-ybar)^2" office:value-type="float" office:value="0.1142954795" calcext:value-type="float">
            <text:p>0.1142954795</text:p>
          </table:table-cell>
          <table:table-cell table:number-columns-repeated="2"/>
          <table:table-cell table:style-name="ce32" table:formula="of:=[.L95]^3" office:value-type="float" office:value="0.00360600675320491" calcext:value-type="float">
            <text:p>0.003606006753205</text:p>
          </table:table-cell>
          <table:table-cell table:number-columns-repeated="2"/>
          <table:table-cell table:style-name="ce32" table:formula="of:=[.L95]^4" office:value-type="float" office:value="0.000552970607649681" calcext:value-type="float">
            <text:p>0.00055297060765</text:p>
          </table:table-cell>
          <table:table-cell table:number-columns-repeated="2"/>
          <table:table-cell table:style-name="ce32" table:formula="of:=([.L95]-[.L94])^2" office:value-type="float" office:value="0.0851299448091987" calcext:value-type="float">
            <text:p>0.08512994480919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73.335" calcext:value-type="float">
            <text:p>5873.335</text:p>
          </table:table-cell>
          <table:table-cell table:style-name="ce24" office:value-type="float" office:value="3794.9" calcext:value-type="float">
            <text:p>3794.9</text:p>
          </table:table-cell>
          <table:table-cell table:style-name="ce24" office:value-type="float" office:value="531.232" calcext:value-type="float">
            <text:p>531.232</text:p>
          </table:table-cell>
          <table:table-cell table:style-name="ce24" office:value-type="float" office:value="4250.3" calcext:value-type="float">
            <text:p>4250.3</text:p>
          </table:table-cell>
          <table:table-cell table:style-name="ce24" office:value-type="float" office:value="75.2" calcext:value-type="float">
            <text:p>75.2</text:p>
          </table:table-cell>
          <table:table-cell table:style-name="ce24" office:value-type="float" office:value="380.8" calcext:value-type="float">
            <text:p>380.8</text:p>
          </table:table-cell>
          <table:table-cell table:style-name="ce27" office:value-type="float" office:value="225.801" calcext:value-type="float">
            <text:p>225.801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96:.H96];betas)" office:value-type="float" office:value="5.7592897103636" calcext:value-type="float">
            <text:p>5.7592897103636</text:p>
          </table:table-cell>
          <table:table-cell table:style-name="ce32" table:formula="of:=[.I96]-[.K96]" office:value-type="float" office:value="0.140710289636404" calcext:value-type="float">
            <text:p>0.140710289636404</text:p>
          </table:table-cell>
          <table:table-cell table:style-name="ce32" table:formula="of:=[.L96]^2" office:value-type="float" office:value="0.0197993856095607" calcext:value-type="float">
            <text:p>0.019799385609561</text:p>
          </table:table-cell>
          <table:table-cell table:number-columns-repeated="2"/>
          <table:table-cell table:style-name="ce32" table:formula="of:=([.I96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96]-ybar)^2" office:value-type="float" office:value="0.01573503145" calcext:value-type="float">
            <text:p>0.01573503145</text:p>
          </table:table-cell>
          <table:table-cell table:number-columns-repeated="2"/>
          <table:table-cell table:style-name="ce32" table:formula="of:=[.L96]^3" office:value-type="float" office:value="0.00278597728374414" calcext:value-type="float">
            <text:p>0.002785977283744</text:p>
          </table:table-cell>
          <table:table-cell table:number-columns-repeated="2"/>
          <table:table-cell table:style-name="ce32" table:formula="of:=[.L96]^4" office:value-type="float" office:value="0.00039201567051608" calcext:value-type="float">
            <text:p>0.000392015670516</text:p>
          </table:table-cell>
          <table:table-cell table:number-columns-repeated="2"/>
          <table:table-cell table:style-name="ce32" table:formula="of:=([.L96]-[.L95])^2" office:value-type="float" office:value="0.00015968848180533" calcext:value-type="float">
            <text:p>0.0001596884818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89.495" calcext:value-type="float">
            <text:p>5889.495</text:p>
          </table:table-cell>
          <table:table-cell table:style-name="ce24" office:value-type="float" office:value="3805" calcext:value-type="float">
            <text:p>3805</text:p>
          </table:table-cell>
          <table:table-cell table:style-name="ce24" office:value-type="float" office:value="531.126" calcext:value-type="float">
            <text:p>531.126</text:p>
          </table:table-cell>
          <table:table-cell table:style-name="ce24" office:value-type="float" office:value="4284.3" calcext:value-type="float">
            <text:p>4284.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85.8" calcext:value-type="float">
            <text:p>385.8</text:p>
          </table:table-cell>
          <table:table-cell table:style-name="ce27" office:value-type="float" office:value="226.451" calcext:value-type="float">
            <text:p>226.451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97:.H97];betas)" office:value-type="float" office:value="6.09088520083203" calcext:value-type="float">
            <text:p>6.09088520083203</text:p>
          </table:table-cell>
          <table:table-cell table:style-name="ce32" table:formula="of:=[.I97]-[.K97]" office:value-type="float" office:value="-0.190885200832026" calcext:value-type="float">
            <text:p>-0.190885200832026</text:p>
          </table:table-cell>
          <table:table-cell table:style-name="ce32" table:formula="of:=[.L97]^2" office:value-type="float" office:value="0.036437159896683" calcext:value-type="float">
            <text:p>0.036437159896683</text:p>
          </table:table-cell>
          <table:table-cell table:number-columns-repeated="2"/>
          <table:table-cell table:style-name="ce32" table:formula="of:=([.I97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97]-ybar)^2" office:value-type="float" office:value="0.04250035273" calcext:value-type="float">
            <text:p>0.04250035273</text:p>
          </table:table-cell>
          <table:table-cell table:number-columns-repeated="2"/>
          <table:table-cell table:style-name="ce32" table:formula="of:=[.L97]^3" office:value-type="float" office:value="-0.00695531458462699" calcext:value-type="float">
            <text:p>-0.006955314584627</text:p>
          </table:table-cell>
          <table:table-cell table:number-columns-repeated="2"/>
          <table:table-cell table:style-name="ce32" table:formula="of:=[.L97]^4" office:value-type="float" office:value="0.00132766662133645" calcext:value-type="float">
            <text:p>0.001327666621336</text:p>
          </table:table-cell>
          <table:table-cell table:number-columns-repeated="2"/>
          <table:table-cell table:style-name="ce32" table:formula="of:=([.L97]-[.L96])^2" office:value-type="float" office:value="0.109955569298999" calcext:value-type="float">
            <text:p>0.10995556929899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08.467" calcext:value-type="float">
            <text:p>5908.467</text:p>
          </table:table-cell>
          <table:table-cell table:style-name="ce24" office:value-type="float" office:value="3798.4" calcext:value-type="float">
            <text:p>3798.4</text:p>
          </table:table-cell>
          <table:table-cell table:style-name="ce24" office:value-type="float" office:value="548.115" calcext:value-type="float">
            <text:p>548.115</text:p>
          </table:table-cell>
          <table:table-cell table:style-name="ce24" office:value-type="float" office:value="4296.2" calcext:value-type="float">
            <text:p>4296.2</text:p>
          </table:table-cell>
          <table:table-cell table:style-name="ce24" office:value-type="float" office:value="80.9" calcext:value-type="float">
            <text:p>80.9</text:p>
          </table:table-cell>
          <table:table-cell table:style-name="ce24" office:value-type="float" office:value="383.8" calcext:value-type="float">
            <text:p>383.8</text:p>
          </table:table-cell>
          <table:table-cell table:style-name="ce27" office:value-type="float" office:value="227.061" calcext:value-type="float">
            <text:p>227.061</text:p>
          </table:table-cell>
          <table:table-cell table:style-name="ce27" office:value-type="float" office:value="6.3" calcext:value-type="float">
            <text:p>6.3</text:p>
          </table:table-cell>
          <table:table-cell/>
          <table:table-cell table:style-name="ce32" table:number-matrix-columns-spanned="1" table:number-matrix-rows-spanned="1" table:formula="of:=MMULT([.A98:.H98];betas)" office:value-type="float" office:value="6.15018650450958" calcext:value-type="float">
            <text:p>6.15018650450958</text:p>
          </table:table-cell>
          <table:table-cell table:style-name="ce32" table:formula="of:=[.I98]-[.K98]" office:value-type="float" office:value="0.149813495490423" calcext:value-type="float">
            <text:p>0.149813495490423</text:p>
          </table:table-cell>
          <table:table-cell table:style-name="ce32" table:formula="of:=[.L98]^2" office:value-type="float" office:value="0.022444083431059" calcext:value-type="float">
            <text:p>0.022444083431059</text:p>
          </table:table-cell>
          <table:table-cell table:number-columns-repeated="2"/>
          <table:table-cell table:style-name="ce32" table:formula="of:=([.I98]-ybar)^2" office:value-type="float" office:value="0.1724499503" calcext:value-type="float">
            <text:p>0.1724499503</text:p>
          </table:table-cell>
          <table:table-cell table:number-columns-repeated="2"/>
          <table:table-cell table:style-name="ce32" table:formula="of:=([.K98]-ybar)^2" office:value-type="float" office:value="0.0704676527" calcext:value-type="float">
            <text:p>0.0704676527</text:p>
          </table:table-cell>
          <table:table-cell table:number-columns-repeated="2"/>
          <table:table-cell table:style-name="ce32" table:formula="of:=[.L98]^3" office:value-type="float" office:value="0.00336242659188563" calcext:value-type="float">
            <text:p>0.003362426591886</text:p>
          </table:table-cell>
          <table:table-cell table:number-columns-repeated="2"/>
          <table:table-cell table:style-name="ce32" table:formula="of:=[.L98]^4" office:value-type="float" office:value="0.000503736881060335" calcext:value-type="float">
            <text:p>0.00050373688106</text:p>
          </table:table-cell>
          <table:table-cell table:number-columns-repeated="2"/>
          <table:table-cell table:style-name="ce32" table:formula="of:=([.L98]-[.L97])^2" office:value-type="float" office:value="0.116075601675816" calcext:value-type="float">
            <text:p>0.11607560167581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87.373" calcext:value-type="float">
            <text:p>5787.373</text:p>
          </table:table-cell>
          <table:table-cell table:style-name="ce24" office:value-type="float" office:value="3712.2" calcext:value-type="float">
            <text:p>3712.2</text:p>
          </table:table-cell>
          <table:table-cell table:style-name="ce24" office:value-type="float" office:value="561.895" calcext:value-type="float">
            <text:p>561.895</text:p>
          </table:table-cell>
          <table:table-cell table:style-name="ce24" office:value-type="float" office:value="4236.1" calcext:value-type="float">
            <text:p>4236.1</text:p>
          </table:table-cell>
          <table:table-cell table:style-name="ce24" office:value-type="float" office:value="82.6" calcext:value-type="float">
            <text:p>82.6</text:p>
          </table:table-cell>
          <table:table-cell table:style-name="ce24" office:value-type="float" office:value="394" calcext:value-type="float">
            <text:p>394</text:p>
          </table:table-cell>
          <table:table-cell table:style-name="ce27" office:value-type="float" office:value="227.726" calcext:value-type="float">
            <text:p>227.726</text:p>
          </table:table-cell>
          <table:table-cell table:style-name="ce27" office:value-type="float" office:value="7.3" calcext:value-type="float">
            <text:p>7.3</text:p>
          </table:table-cell>
          <table:table-cell/>
          <table:table-cell table:style-name="ce32" table:number-matrix-columns-spanned="1" table:number-matrix-rows-spanned="1" table:formula="of:=MMULT([.A99:.H99];betas)" office:value-type="float" office:value="6.82589523712636" calcext:value-type="float">
            <text:p>6.82589523712636</text:p>
          </table:table-cell>
          <table:table-cell table:style-name="ce32" table:formula="of:=[.I99]-[.K99]" office:value-type="float" office:value="0.474104762873639" calcext:value-type="float">
            <text:p>0.474104762873639</text:p>
          </table:table-cell>
          <table:table-cell table:style-name="ce32" table:formula="of:=[.L99]^2" office:value-type="float" office:value="0.22477532617947" calcext:value-type="float">
            <text:p>0.22477532617947</text:p>
          </table:table-cell>
          <table:table-cell table:number-columns-repeated="2"/>
          <table:table-cell table:style-name="ce32" table:formula="of:=([.I99]-ybar)^2" office:value-type="float" office:value="2.002991822" calcext:value-type="float">
            <text:p>2.002991822</text:p>
          </table:table-cell>
          <table:table-cell table:number-columns-repeated="2"/>
          <table:table-cell table:style-name="ce32" table:formula="of:=([.K99]-ybar)^2" office:value-type="float" office:value="0.8857937653" calcext:value-type="float">
            <text:p>0.8857937653</text:p>
          </table:table-cell>
          <table:table-cell table:number-columns-repeated="2"/>
          <table:table-cell table:style-name="ce32" table:formula="of:=[.L99]^3" office:value-type="float" office:value="0.106567052718163" calcext:value-type="float">
            <text:p>0.106567052718163</text:p>
          </table:table-cell>
          <table:table-cell table:number-columns-repeated="2"/>
          <table:table-cell table:style-name="ce32" table:formula="of:=[.L99]^4" office:value-type="float" office:value="0.0505239472590871" calcext:value-type="float">
            <text:p>0.050523947259087</text:p>
          </table:table-cell>
          <table:table-cell table:number-columns-repeated="2"/>
          <table:table-cell table:style-name="ce32" table:formula="of:=([.L99]-[.L98])^2" office:value-type="float" office:value="0.105164826101013" calcext:value-type="float">
            <text:p>0.10516482610101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76.617" calcext:value-type="float">
            <text:p>5776.617</text:p>
          </table:table-cell>
          <table:table-cell table:style-name="ce24" office:value-type="float" office:value="3752" calcext:value-type="float">
            <text:p>3752</text:p>
          </table:table-cell>
          <table:table-cell table:style-name="ce24" office:value-type="float" office:value="554.292" calcext:value-type="float">
            <text:p>554.292</text:p>
          </table:table-cell>
          <table:table-cell table:style-name="ce24" office:value-type="float" office:value="4279.7" calcext:value-type="float">
            <text:p>4279.7</text:p>
          </table:table-cell>
          <table:table-cell table:style-name="ce24" office:value-type="float" office:value="84.7" calcext:value-type="float">
            <text:p>84.7</text:p>
          </table:table-cell>
          <table:table-cell table:style-name="ce24" office:value-type="float" office:value="409" calcext:value-type="float">
            <text:p>409</text:p>
          </table:table-cell>
          <table:table-cell table:style-name="ce27" office:value-type="float" office:value="228.417" calcext:value-type="float">
            <text:p>228.417</text:p>
          </table:table-cell>
          <table:table-cell table:style-name="ce27" office:value-type="float" office:value="7.7" calcext:value-type="float">
            <text:p>7.7</text:p>
          </table:table-cell>
          <table:table-cell/>
          <table:table-cell table:style-name="ce32" table:number-matrix-columns-spanned="1" table:number-matrix-rows-spanned="1" table:formula="of:=MMULT([.A100:.H100];betas)" office:value-type="float" office:value="7.70135990613939" calcext:value-type="float">
            <text:p>7.70135990613939</text:p>
          </table:table-cell>
          <table:table-cell table:style-name="ce32" table:formula="of:=[.I100]-[.K100]" office:value-type="float" office:value="-0.00135990613938741" calcext:value-type="float">
            <text:p>-0.001359906139387</text:p>
          </table:table-cell>
          <table:table-cell table:style-name="ce32" table:formula="of:=[.L100]^2" office:value-type="float" office:value="0.00000184934470794358" calcext:value-type="float">
            <text:p>1.84934470794358E-06</text:p>
          </table:table-cell>
          <table:table-cell table:number-columns-repeated="2"/>
          <table:table-cell table:style-name="ce32" table:formula="of:=([.I100]-ybar)^2" office:value-type="float" office:value="3.295208571" calcext:value-type="float">
            <text:p>3.295208571</text:p>
          </table:table-cell>
          <table:table-cell table:number-columns-repeated="2"/>
          <table:table-cell table:style-name="ce32" table:formula="of:=([.K100]-ybar)^2" office:value-type="float" office:value="3.300147616" calcext:value-type="float">
            <text:p>3.300147616</text:p>
          </table:table-cell>
          <table:table-cell table:number-columns-repeated="2"/>
          <table:table-cell table:style-name="ce32" table:formula="of:=[.L100]^3" office:value-type="float" office:value="-0.00000000251493522217609" calcext:value-type="float">
            <text:p>-2.51493522217609E-09</text:p>
          </table:table-cell>
          <table:table-cell table:number-columns-repeated="2"/>
          <table:table-cell table:style-name="ce32" table:formula="of:=[.L100]^4" office:value-type="float" office:value="0.00000000000342007584879891" calcext:value-type="float">
            <text:p>3.42007584879891E-12</text:p>
          </table:table-cell>
          <table:table-cell table:number-columns-repeated="2"/>
          <table:table-cell table:style-name="ce32" table:formula="of:=([.L100]-[.L99])^2" office:value-type="float" office:value="0.226066651479667" calcext:value-type="float">
            <text:p>0.22606665147966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83.46" calcext:value-type="float">
            <text:p>5883.46</text:p>
          </table:table-cell>
          <table:table-cell table:style-name="ce24" office:value-type="float" office:value="3802" calcext:value-type="float">
            <text:p>3802</text:p>
          </table:table-cell>
          <table:table-cell table:style-name="ce24" office:value-type="float" office:value="556.13" calcext:value-type="float">
            <text:p>556.13</text:p>
          </table:table-cell>
          <table:table-cell table:style-name="ce24" office:value-type="float" office:value="4368.1" calcext:value-type="float">
            <text:p>4368.1</text:p>
          </table:table-cell>
          <table:table-cell table:style-name="ce24" office:value-type="float" office:value="87.2" calcext:value-type="float">
            <text:p>87.2</text:p>
          </table:table-cell>
          <table:table-cell table:style-name="ce24" office:value-type="float" office:value="411.3" calcext:value-type="float">
            <text:p>411.3</text:p>
          </table:table-cell>
          <table:table-cell table:style-name="ce27" office:value-type="float" office:value="228.937" calcext:value-type="float">
            <text:p>228.937</text:p>
          </table:table-cell>
          <table:table-cell table:style-name="ce27" office:value-type="float" office:value="7.4" calcext:value-type="float">
            <text:p>7.4</text:p>
          </table:table-cell>
          <table:table-cell/>
          <table:table-cell table:style-name="ce32" table:number-matrix-columns-spanned="1" table:number-matrix-rows-spanned="1" table:formula="of:=MMULT([.A101:.H101];betas)" office:value-type="float" office:value="7.43605779427121" calcext:value-type="float">
            <text:p>7.43605779427121</text:p>
          </table:table-cell>
          <table:table-cell table:style-name="ce32" table:formula="of:=[.I101]-[.K101]" office:value-type="float" office:value="-0.0360577942712137" calcext:value-type="float">
            <text:p>-0.036057794271214</text:p>
          </table:table-cell>
          <table:table-cell table:style-name="ce32" table:formula="of:=[.L101]^2" office:value-type="float" office:value="0.00130016452770517" calcext:value-type="float">
            <text:p>0.001300164527705</text:p>
          </table:table-cell>
          <table:table-cell table:number-columns-repeated="2"/>
          <table:table-cell table:style-name="ce32" table:formula="of:=([.I101]-ybar)^2" office:value-type="float" office:value="2.296046009" calcext:value-type="float">
            <text:p>2.296046009</text:p>
          </table:table-cell>
          <table:table-cell table:number-columns-repeated="2"/>
          <table:table-cell table:style-name="ce32" table:formula="of:=([.K101]-ybar)^2" office:value-type="float" office:value="2.406620829" calcext:value-type="float">
            <text:p>2.406620829</text:p>
          </table:table-cell>
          <table:table-cell table:number-columns-repeated="2"/>
          <table:table-cell table:style-name="ce32" table:formula="of:=[.L101]^3" office:value-type="float" office:value="-0.0000468810650587228" calcext:value-type="float">
            <text:p>-4.68810650587228E-05</text:p>
          </table:table-cell>
          <table:table-cell table:number-columns-repeated="2"/>
          <table:table-cell table:style-name="ce32" table:formula="of:=[.L101]^4" office:value-type="float" office:value="0.00000169042779910281" calcext:value-type="float">
            <text:p>1.69042779910281E-06</text:p>
          </table:table-cell>
          <table:table-cell table:number-columns-repeated="2"/>
          <table:table-cell table:style-name="ce32" table:formula="of:=([.L101]-[.L100])^2" office:value-type="float" office:value="0.00120394344080873" calcext:value-type="float">
            <text:p>0.00120394344080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05.717" calcext:value-type="float">
            <text:p>6005.717</text:p>
          </table:table-cell>
          <table:table-cell table:style-name="ce24" office:value-type="float" office:value="3822.8" calcext:value-type="float">
            <text:p>3822.8</text:p>
          </table:table-cell>
          <table:table-cell table:style-name="ce24" office:value-type="float" office:value="567.618" calcext:value-type="float">
            <text:p>567.618</text:p>
          </table:table-cell>
          <table:table-cell table:style-name="ce24" office:value-type="float" office:value="4358.1" calcext:value-type="float">
            <text:p>4358.1</text:p>
          </table:table-cell>
          <table:table-cell table:style-name="ce24" office:value-type="float" office:value="89.1" calcext:value-type="float">
            <text:p>89.1</text:p>
          </table:table-cell>
          <table:table-cell table:style-name="ce24" office:value-type="float" office:value="427.4" calcext:value-type="float">
            <text:p>427.4</text:p>
          </table:table-cell>
          <table:table-cell table:style-name="ce27" office:value-type="float" office:value="229.403" calcext:value-type="float">
            <text:p>229.403</text:p>
          </table:table-cell>
          <table:table-cell table:style-name="ce27" office:value-type="float" office:value="7.4" calcext:value-type="float">
            <text:p>7.4</text:p>
          </table:table-cell>
          <table:table-cell/>
          <table:table-cell table:style-name="ce32" table:number-matrix-columns-spanned="1" table:number-matrix-rows-spanned="1" table:formula="of:=MMULT([.A102:.H102];betas)" office:value-type="float" office:value="6.32044437670018" calcext:value-type="float">
            <text:p>6.32044437670018</text:p>
          </table:table-cell>
          <table:table-cell table:style-name="ce32" table:formula="of:=[.I102]-[.K102]" office:value-type="float" office:value="1.07955562329982" calcext:value-type="float">
            <text:p>1.07955562329982</text:p>
          </table:table-cell>
          <table:table-cell table:style-name="ce32" table:formula="of:=[.L102]^2" office:value-type="float" office:value="1.16544034379826" calcext:value-type="float">
            <text:p>1.16544034379826</text:p>
          </table:table-cell>
          <table:table-cell table:number-columns-repeated="2"/>
          <table:table-cell table:style-name="ce32" table:formula="of:=([.I102]-ybar)^2" office:value-type="float" office:value="2.296046009" calcext:value-type="float">
            <text:p>2.296046009</text:p>
          </table:table-cell>
          <table:table-cell table:number-columns-repeated="2"/>
          <table:table-cell table:style-name="ce32" table:formula="of:=([.K102]-ybar)^2" office:value-type="float" office:value="0.1898478337" calcext:value-type="float">
            <text:p>0.1898478337</text:p>
          </table:table-cell>
          <table:table-cell table:number-columns-repeated="2"/>
          <table:table-cell table:style-name="ce32" table:formula="of:=[.L102]^3" office:value-type="float" office:value="1.25815767676789" calcext:value-type="float">
            <text:p>1.25815767676789</text:p>
          </table:table-cell>
          <table:table-cell table:number-columns-repeated="2"/>
          <table:table-cell table:style-name="ce32" table:formula="of:=[.L102]^4" office:value-type="float" office:value="1.35825119495261" calcext:value-type="float">
            <text:p>1.35825119495261</text:p>
          </table:table-cell>
          <table:table-cell table:number-columns-repeated="2"/>
          <table:table-cell table:style-name="ce32" table:formula="of:=([.L102]-[.L101])^2" office:value-type="float" office:value="1.24459329746452" calcext:value-type="float">
            <text:p>1.2445932974645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57.795" calcext:value-type="float">
            <text:p>5957.795</text:p>
          </table:table-cell>
          <table:table-cell table:style-name="ce24" office:value-type="float" office:value="3822.8" calcext:value-type="float">
            <text:p>3822.8</text:p>
          </table:table-cell>
          <table:table-cell table:style-name="ce24" office:value-type="float" office:value="584.54" calcext:value-type="float">
            <text:p>584.54</text:p>
          </table:table-cell>
          <table:table-cell table:style-name="ce24" office:value-type="float" office:value="4358.6" calcext:value-type="float">
            <text:p>4358.6</text:p>
          </table:table-cell>
          <table:table-cell table:style-name="ce24" office:value-type="float" office:value="91.5" calcext:value-type="float">
            <text:p>91.5</text:p>
          </table:table-cell>
          <table:table-cell table:style-name="ce24" office:value-type="float" office:value="426.9" calcext:value-type="float">
            <text:p>426.9</text:p>
          </table:table-cell>
          <table:table-cell table:style-name="ce27" office:value-type="float" office:value="229.966" calcext:value-type="float">
            <text:p>229.966</text:p>
          </table:table-cell>
          <table:table-cell table:style-name="ce27" office:value-type="float" office:value="7.4" calcext:value-type="float">
            <text:p>7.4</text:p>
          </table:table-cell>
          <table:table-cell/>
          <table:table-cell table:style-name="ce32" table:number-matrix-columns-spanned="1" table:number-matrix-rows-spanned="1" table:formula="of:=MMULT([.A103:.H103];betas)" office:value-type="float" office:value="7.12984847920099" calcext:value-type="float">
            <text:p>7.12984847920099</text:p>
          </table:table-cell>
          <table:table-cell table:style-name="ce32" table:formula="of:=[.I103]-[.K103]" office:value-type="float" office:value="0.270151520799013" calcext:value-type="float">
            <text:p>0.270151520799013</text:p>
          </table:table-cell>
          <table:table-cell table:style-name="ce32" table:formula="of:=[.L103]^2" office:value-type="float" office:value="0.0729818441900196" calcext:value-type="float">
            <text:p>0.07298184419002</text:p>
          </table:table-cell>
          <table:table-cell table:number-columns-repeated="2"/>
          <table:table-cell table:style-name="ce32" table:formula="of:=([.I103]-ybar)^2" office:value-type="float" office:value="2.296046009" calcext:value-type="float">
            <text:p>2.296046009</text:p>
          </table:table-cell>
          <table:table-cell table:number-columns-repeated="2"/>
          <table:table-cell table:style-name="ce32" table:formula="of:=([.K103]-ybar)^2" office:value-type="float" office:value="1.550322358" calcext:value-type="float">
            <text:p>1.550322358</text:p>
          </table:table-cell>
          <table:table-cell table:number-columns-repeated="2"/>
          <table:table-cell table:style-name="ce32" table:formula="of:=[.L103]^3" office:value-type="float" office:value="0.0197161561986504" calcext:value-type="float">
            <text:p>0.01971615619865</text:p>
          </table:table-cell>
          <table:table-cell table:number-columns-repeated="2"/>
          <table:table-cell table:style-name="ce32" table:formula="of:=[.L103]^4" office:value-type="float" office:value="0.0053263495813763" calcext:value-type="float">
            <text:p>0.005326349581376</text:p>
          </table:table-cell>
          <table:table-cell table:number-columns-repeated="2"/>
          <table:table-cell table:style-name="ce32" table:formula="of:=([.L103]-[.L102])^2" office:value-type="float" office:value="0.655135001145136" calcext:value-type="float">
            <text:p>0.65513500114513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30.184" calcext:value-type="float">
            <text:p>6030.184</text:p>
          </table:table-cell>
          <table:table-cell table:style-name="ce24" office:value-type="float" office:value="3838.3" calcext:value-type="float">
            <text:p>3838.3</text:p>
          </table:table-cell>
          <table:table-cell table:style-name="ce24" office:value-type="float" office:value="583.89" calcext:value-type="float">
            <text:p>583.89</text:p>
          </table:table-cell>
          <table:table-cell table:style-name="ce24" office:value-type="float" office:value="4455.4" calcext:value-type="float">
            <text:p>4455.4</text:p>
          </table:table-cell>
          <table:table-cell table:style-name="ce24" office:value-type="float" office:value="93.4" calcext:value-type="float">
            <text:p>93.4</text:p>
          </table:table-cell>
          <table:table-cell table:style-name="ce24" office:value-type="float" office:value="428.4" calcext:value-type="float">
            <text:p>428.4</text:p>
          </table:table-cell>
          <table:table-cell table:style-name="ce27" office:value-type="float" office:value="230.641" calcext:value-type="float">
            <text:p>230.641</text:p>
          </table:table-cell>
          <table:table-cell table:style-name="ce27" office:value-type="float" office:value="7.4" calcext:value-type="float">
            <text:p>7.4</text:p>
          </table:table-cell>
          <table:table-cell/>
          <table:table-cell table:style-name="ce32" table:number-matrix-columns-spanned="1" table:number-matrix-rows-spanned="1" table:formula="of:=MMULT([.A104:.H104];betas)" office:value-type="float" office:value="6.98209911885918" calcext:value-type="float">
            <text:p>6.98209911885918</text:p>
          </table:table-cell>
          <table:table-cell table:style-name="ce32" table:formula="of:=[.I104]-[.K104]" office:value-type="float" office:value="0.417900881140819" calcext:value-type="float">
            <text:p>0.417900881140819</text:p>
          </table:table-cell>
          <table:table-cell table:style-name="ce32" table:formula="of:=[.L104]^2" office:value-type="float" office:value="0.174641146458272" calcext:value-type="float">
            <text:p>0.174641146458272</text:p>
          </table:table-cell>
          <table:table-cell table:number-columns-repeated="2"/>
          <table:table-cell table:style-name="ce32" table:formula="of:=([.I104]-ybar)^2" office:value-type="float" office:value="2.296046009" calcext:value-type="float">
            <text:p>2.296046009</text:p>
          </table:table-cell>
          <table:table-cell table:number-columns-repeated="2"/>
          <table:table-cell table:style-name="ce32" table:formula="of:=([.K104]-ybar)^2" office:value-type="float" office:value="1.204221037" calcext:value-type="float">
            <text:p>1.204221037</text:p>
          </table:table-cell>
          <table:table-cell table:number-columns-repeated="2"/>
          <table:table-cell table:style-name="ce32" table:formula="of:=[.L104]^3" office:value-type="float" office:value="0.0729826889883548" calcext:value-type="float">
            <text:p>0.072982688988355</text:p>
          </table:table-cell>
          <table:table-cell table:number-columns-repeated="2"/>
          <table:table-cell table:style-name="ce32" table:formula="of:=[.L104]^4" office:value-type="float" office:value="0.0304995300362598" calcext:value-type="float">
            <text:p>0.03049953003626</text:p>
          </table:table-cell>
          <table:table-cell table:number-columns-repeated="2"/>
          <table:table-cell table:style-name="ce32" table:formula="of:=([.L104]-[.L103])^2" office:value-type="float" office:value="0.0218298734814127" calcext:value-type="float">
            <text:p>0.02182987348141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55.062" calcext:value-type="float">
            <text:p>5955.062</text:p>
          </table:table-cell>
          <table:table-cell table:style-name="ce24" office:value-type="float" office:value="3809.3" calcext:value-type="float">
            <text:p>3809.3</text:p>
          </table:table-cell>
          <table:table-cell table:style-name="ce24" office:value-type="float" office:value="590.125" calcext:value-type="float">
            <text:p>590.125</text:p>
          </table:table-cell>
          <table:table-cell table:style-name="ce24" office:value-type="float" office:value="4464.4" calcext:value-type="float">
            <text:p>4464.4</text:p>
          </table:table-cell>
          <table:table-cell table:style-name="ce24" office:value-type="float" office:value="94.4" calcext:value-type="float">
            <text:p>94.4</text:p>
          </table:table-cell>
          <table:table-cell table:style-name="ce24" office:value-type="float" office:value="442.7" calcext:value-type="float">
            <text:p>442.7</text:p>
          </table:table-cell>
          <table:table-cell table:style-name="ce27" office:value-type="float" office:value="231.157" calcext:value-type="float">
            <text:p>231.157</text:p>
          </table:table-cell>
          <table:table-cell table:style-name="ce27" office:value-type="float" office:value="8.2" calcext:value-type="float">
            <text:p>8.2</text:p>
          </table:table-cell>
          <table:table-cell/>
          <table:table-cell table:style-name="ce32" table:number-matrix-columns-spanned="1" table:number-matrix-rows-spanned="1" table:formula="of:=MMULT([.A105:.H105];betas)" office:value-type="float" office:value="7.7474367756011" calcext:value-type="float">
            <text:p>7.7474367756011</text:p>
          </table:table-cell>
          <table:table-cell table:style-name="ce32" table:formula="of:=[.I105]-[.K105]" office:value-type="float" office:value="0.452563224398904" calcext:value-type="float">
            <text:p>0.452563224398904</text:p>
          </table:table-cell>
          <table:table-cell table:style-name="ce32" table:formula="of:=[.L105]^2" office:value-type="float" office:value="0.204813472078333" calcext:value-type="float">
            <text:p>0.204813472078333</text:p>
          </table:table-cell>
          <table:table-cell table:number-columns-repeated="2"/>
          <table:table-cell table:style-name="ce32" table:formula="of:=([.I105]-ybar)^2" office:value-type="float" office:value="5.360479507" calcext:value-type="float">
            <text:p>5.360479507</text:p>
          </table:table-cell>
          <table:table-cell table:number-columns-repeated="2"/>
          <table:table-cell table:style-name="ce32" table:formula="of:=([.K105]-ybar)^2" office:value-type="float" office:value="3.469680019" calcext:value-type="float">
            <text:p>3.469680019</text:p>
          </table:table-cell>
          <table:table-cell table:number-columns-repeated="2"/>
          <table:table-cell table:style-name="ce32" table:formula="of:=[.L105]^3" office:value-type="float" office:value="0.0926910453241054" calcext:value-type="float">
            <text:p>0.092691045324105</text:p>
          </table:table-cell>
          <table:table-cell table:number-columns-repeated="2"/>
          <table:table-cell table:style-name="ce32" table:formula="of:=[.L105]^4" office:value-type="float" office:value="0.0419485583447821" calcext:value-type="float">
            <text:p>0.041948558344782</text:p>
          </table:table-cell>
          <table:table-cell table:number-columns-repeated="2"/>
          <table:table-cell table:style-name="ce32" table:formula="of:=([.L105]-[.L104])^2" office:value-type="float" office:value="0.00120147804014137" calcext:value-type="float">
            <text:p>0.00120147804014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57.333" calcext:value-type="float">
            <text:p>5857.333</text:p>
          </table:table-cell>
          <table:table-cell table:style-name="ce24" office:value-type="float" office:value="3833.9" calcext:value-type="float">
            <text:p>3833.9</text:p>
          </table:table-cell>
          <table:table-cell table:style-name="ce24" office:value-type="float" office:value="591.043" calcext:value-type="float">
            <text:p>591.043</text:p>
          </table:table-cell>
          <table:table-cell table:style-name="ce24" office:value-type="float" office:value="4469.6" calcext:value-type="float">
            <text:p>4469.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447.1" calcext:value-type="float">
            <text:p>447.1</text:p>
          </table:table-cell>
          <table:table-cell table:style-name="ce27" office:value-type="float" office:value="231.645" calcext:value-type="float">
            <text:p>231.645</text:p>
          </table:table-cell>
          <table:table-cell table:style-name="ce27" office:value-type="float" office:value="8.8" calcext:value-type="float">
            <text:p>8.8</text:p>
          </table:table-cell>
          <table:table-cell/>
          <table:table-cell table:style-name="ce32" table:number-matrix-columns-spanned="1" table:number-matrix-rows-spanned="1" table:formula="of:=MMULT([.A106:.H106];betas)" office:value-type="float" office:value="9.23985296491473" calcext:value-type="float">
            <text:p>9.23985296491473</text:p>
          </table:table-cell>
          <table:table-cell table:style-name="ce32" table:formula="of:=[.I106]-[.K106]" office:value-type="float" office:value="-0.439852964914731" calcext:value-type="float">
            <text:p>-0.439852964914731</text:p>
          </table:table-cell>
          <table:table-cell table:style-name="ce32" table:formula="of:=[.L106]^2" office:value-type="float" office:value="0.19347063074428" calcext:value-type="float">
            <text:p>0.19347063074428</text:p>
          </table:table-cell>
          <table:table-cell table:number-columns-repeated="2"/>
          <table:table-cell table:style-name="ce32" table:formula="of:=([.I106]-ybar)^2" office:value-type="float" office:value="8.49880463" calcext:value-type="float">
            <text:p>8.49880463</text:p>
          </table:table-cell>
          <table:table-cell table:number-columns-repeated="2"/>
          <table:table-cell table:style-name="ce32" table:formula="of:=([.K106]-ybar)^2" office:value-type="float" office:value="11.25685639" calcext:value-type="float">
            <text:p>11.25685639</text:p>
          </table:table-cell>
          <table:table-cell table:number-columns-repeated="2"/>
          <table:table-cell table:style-name="ce32" table:formula="of:=[.L106]^3" office:value-type="float" office:value="-0.0850986305567947" calcext:value-type="float">
            <text:p>-0.085098630556795</text:p>
          </table:table-cell>
          <table:table-cell table:number-columns-repeated="2"/>
          <table:table-cell table:style-name="ce32" table:formula="of:=[.L106]^4" office:value-type="float" office:value="0.0374308849605895" calcext:value-type="float">
            <text:p>0.03743088496059</text:p>
          </table:table-cell>
          <table:table-cell table:number-columns-repeated="2"/>
          <table:table-cell table:style-name="ce32" table:formula="of:=([.L106]-[.L105])^2" office:value-type="float" office:value="0.796406654949071" calcext:value-type="float">
            <text:p>0.79640665494907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89.074" calcext:value-type="float">
            <text:p>5889.074</text:p>
          </table:table-cell>
          <table:table-cell table:style-name="ce24" office:value-type="float" office:value="3847.7" calcext:value-type="float">
            <text:p>3847.7</text:p>
          </table:table-cell>
          <table:table-cell table:style-name="ce24" office:value-type="float" office:value="596.403" calcext:value-type="float">
            <text:p>596.403</text:p>
          </table:table-cell>
          <table:table-cell table:style-name="ce24" office:value-type="float" office:value="4500.8" calcext:value-type="float">
            <text:p>4500.8</text:p>
          </table:table-cell>
          <table:table-cell table:style-name="ce24" office:value-type="float" office:value="97.5" calcext:value-type="float">
            <text:p>97.5</text:p>
          </table:table-cell>
          <table:table-cell table:style-name="ce24" office:value-type="float" office:value="448" calcext:value-type="float">
            <text:p>448</text:p>
          </table:table-cell>
          <table:table-cell table:style-name="ce27" office:value-type="float" office:value="232.188" calcext:value-type="float">
            <text:p>232.188</text:p>
          </table:table-cell>
          <table:table-cell table:style-name="ce27" office:value-type="float" office:value="9.4" calcext:value-type="float">
            <text:p>9.4</text:p>
          </table:table-cell>
          <table:table-cell/>
          <table:table-cell table:style-name="ce32" table:number-matrix-columns-spanned="1" table:number-matrix-rows-spanned="1" table:formula="of:=MMULT([.A107:.H107];betas)" office:value-type="float" office:value="9.36559515643621" calcext:value-type="float">
            <text:p>9.36559515643621</text:p>
          </table:table-cell>
          <table:table-cell table:style-name="ce32" table:formula="of:=[.I107]-[.K107]" office:value-type="float" office:value="0.0344048435637934" calcext:value-type="float">
            <text:p>0.034404843563793</text:p>
          </table:table-cell>
          <table:table-cell table:style-name="ce32" table:formula="of:=[.L107]^2" office:value-type="float" office:value="0.00118369326064909" calcext:value-type="float">
            <text:p>0.001183693260649</text:p>
          </table:table-cell>
          <table:table-cell table:number-columns-repeated="2"/>
          <table:table-cell table:style-name="ce32" table:formula="of:=([.I107]-ybar)^2" office:value-type="float" office:value="12.35712975" calcext:value-type="float">
            <text:p>12.35712975</text:p>
          </table:table-cell>
          <table:table-cell table:number-columns-repeated="2"/>
          <table:table-cell table:style-name="ce32" table:formula="of:=([.K107]-ybar)^2" office:value-type="float" office:value="12.11642875" calcext:value-type="float">
            <text:p>12.11642875</text:p>
          </table:table-cell>
          <table:table-cell table:number-columns-repeated="2"/>
          <table:table-cell table:style-name="ce32" table:formula="of:=[.L107]^3" office:value-type="float" office:value="0.0000407247814601486" calcext:value-type="float">
            <text:p>4.07247814601486E-05</text:p>
          </table:table-cell>
          <table:table-cell table:number-columns-repeated="2"/>
          <table:table-cell table:style-name="ce32" table:formula="of:=[.L107]^4" office:value-type="float" office:value="0.00000140112973530608" calcext:value-type="float">
            <text:p>1.40112973530608E-06</text:p>
          </table:table-cell>
          <table:table-cell table:number-columns-repeated="2"/>
          <table:table-cell table:style-name="ce32" table:formula="of:=([.L107]-[.L106])^2" office:value-type="float" office:value="0.224920468902853" calcext:value-type="float">
            <text:p>0.22492046890285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66.37" calcext:value-type="float">
            <text:p>5866.37</text:p>
          </table:table-cell>
          <table:table-cell table:style-name="ce24" office:value-type="float" office:value="3877.2" calcext:value-type="float">
            <text:p>3877.2</text:p>
          </table:table-cell>
          <table:table-cell table:style-name="ce24" office:value-type="float" office:value="605.37" calcext:value-type="float">
            <text:p>605.37</text:p>
          </table:table-cell>
          <table:table-cell table:style-name="ce24" office:value-type="float" office:value="4520.6" calcext:value-type="float">
            <text:p>4520.6</text:p>
          </table:table-cell>
          <table:table-cell table:style-name="ce24" office:value-type="float" office:value="98.1" calcext:value-type="float">
            <text:p>98.1</text:p>
          </table:table-cell>
          <table:table-cell table:style-name="ce24" office:value-type="float" office:value="464.5" calcext:value-type="float">
            <text:p>464.5</text:p>
          </table:table-cell>
          <table:table-cell table:style-name="ce27" office:value-type="float" office:value="232.816" calcext:value-type="float">
            <text:p>232.816</text:p>
          </table:table-cell>
          <table:table-cell table:style-name="ce27" office:value-type="float" office:value="9.9" calcext:value-type="float">
            <text:p>9.9</text:p>
          </table:table-cell>
          <table:table-cell/>
          <table:table-cell table:style-name="ce32" table:number-matrix-columns-spanned="1" table:number-matrix-rows-spanned="1" table:formula="of:=MMULT([.A108:.H108];betas)" office:value-type="float" office:value="10.0349412680506" calcext:value-type="float">
            <text:p>10.0349412680506</text:p>
          </table:table-cell>
          <table:table-cell table:style-name="ce32" table:formula="of:=[.I108]-[.K108]" office:value-type="float" office:value="-0.134941268050623" calcext:value-type="float">
            <text:p>-0.134941268050623</text:p>
          </table:table-cell>
          <table:table-cell table:style-name="ce32" table:formula="of:=[.L108]^2" office:value-type="float" office:value="0.0182091458231101" calcext:value-type="float">
            <text:p>0.01820914582311</text:p>
          </table:table-cell>
          <table:table-cell table:number-columns-repeated="2"/>
          <table:table-cell table:style-name="ce32" table:formula="of:=([.I108]-ybar)^2" office:value-type="float" office:value="16.12240069" calcext:value-type="float">
            <text:p>16.12240069</text:p>
          </table:table-cell>
          <table:table-cell table:number-columns-repeated="2"/>
          <table:table-cell table:style-name="ce32" table:formula="of:=([.K108]-ybar)^2" office:value-type="float" office:value="17.22426134" calcext:value-type="float">
            <text:p>17.22426134</text:p>
          </table:table-cell>
          <table:table-cell table:number-columns-repeated="2"/>
          <table:table-cell table:style-name="ce32" table:formula="of:=[.L108]^3" office:value-type="float" office:value="-0.00245716522748918" calcext:value-type="float">
            <text:p>-0.002457165227489</text:p>
          </table:table-cell>
          <table:table-cell table:number-columns-repeated="2"/>
          <table:table-cell table:style-name="ce32" table:formula="of:=[.L108]^4" office:value-type="float" office:value="0.000331572991607288" calcext:value-type="float">
            <text:p>0.000331572991607</text:p>
          </table:table-cell>
          <table:table-cell table:number-columns-repeated="2"/>
          <table:table-cell table:style-name="ce32" table:formula="of:=([.L108]-[.L107])^2" office:value-type="float" office:value="0.0286781055189224" calcext:value-type="float">
            <text:p>0.02867810551892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71.001" calcext:value-type="float">
            <text:p>5871.001</text:p>
          </table:table-cell>
          <table:table-cell table:style-name="ce24" office:value-type="float" office:value="3947.9" calcext:value-type="float">
            <text:p>3947.9</text:p>
          </table:table-cell>
          <table:table-cell table:style-name="ce24" office:value-type="float" office:value="623.307" calcext:value-type="float">
            <text:p>623.307</text:p>
          </table:table-cell>
          <table:table-cell table:style-name="ce24" office:value-type="float" office:value="4536.4" calcext:value-type="float">
            <text:p>4536.4</text:p>
          </table:table-cell>
          <table:table-cell table:style-name="ce24" office:value-type="float" office:value="97.9" calcext:value-type="float">
            <text:p>97.9</text:p>
          </table:table-cell>
          <table:table-cell table:style-name="ce24" office:value-type="float" office:value="477.2" calcext:value-type="float">
            <text:p>477.2</text:p>
          </table:table-cell>
          <table:table-cell table:style-name="ce27" office:value-type="float" office:value="233.322" calcext:value-type="float">
            <text:p>233.322</text:p>
          </table:table-cell>
          <table:table-cell table:style-name="ce27" office:value-type="float" office:value="10.7" calcext:value-type="float">
            <text:p>10.7</text:p>
          </table:table-cell>
          <table:table-cell/>
          <table:table-cell table:style-name="ce32" table:number-matrix-columns-spanned="1" table:number-matrix-rows-spanned="1" table:formula="of:=MMULT([.A109:.H109];betas)" office:value-type="float" office:value="10.6297771487487" calcext:value-type="float">
            <text:p>10.6297771487487</text:p>
          </table:table-cell>
          <table:table-cell table:style-name="ce32" table:formula="of:=[.I109]-[.K109]" office:value-type="float" office:value="0.0702228512512555" calcext:value-type="float">
            <text:p>0.070222851251256</text:p>
          </table:table-cell>
          <table:table-cell table:style-name="ce32" table:formula="of:=[.L109]^2" office:value-type="float" office:value="0.00493124883785595" calcext:value-type="float">
            <text:p>0.004931248837856</text:p>
          </table:table-cell>
          <table:table-cell table:number-columns-repeated="2"/>
          <table:table-cell table:style-name="ce32" table:formula="of:=([.I109]-ybar)^2" office:value-type="float" office:value="23.18683419" calcext:value-type="float">
            <text:p>23.18683419</text:p>
          </table:table-cell>
          <table:table-cell table:number-columns-repeated="2"/>
          <table:table-cell table:style-name="ce32" table:formula="of:=([.K109]-ybar)^2" office:value-type="float" office:value="22.51548133" calcext:value-type="float">
            <text:p>22.51548133</text:p>
          </table:table-cell>
          <table:table-cell table:number-columns-repeated="2"/>
          <table:table-cell table:style-name="ce32" table:formula="of:=[.L109]^3" office:value-type="float" office:value="0.000346286353623685" calcext:value-type="float">
            <text:p>0.000346286353624</text:p>
          </table:table-cell>
          <table:table-cell table:number-columns-repeated="2"/>
          <table:table-cell table:style-name="ce32" table:formula="of:=[.L109]^4" office:value-type="float" office:value="0.0000243172151008557" calcext:value-type="float">
            <text:p>2.43172151008557E-05</text:p>
          </table:table-cell>
          <table:table-cell table:number-columns-repeated="2"/>
          <table:table-cell table:style-name="ce32" table:formula="of:=([.L109]-[.L108])^2" office:value-type="float" office:value="0.0420923158489154" calcext:value-type="float">
            <text:p>0.04209231584891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44.02" calcext:value-type="float">
            <text:p>5944.02</text:p>
          </table:table-cell>
          <table:table-cell table:style-name="ce24" office:value-type="float" office:value="3986.6" calcext:value-type="float">
            <text:p>3986.6</text:p>
          </table:table-cell>
          <table:table-cell table:style-name="ce24" office:value-type="float" office:value="630.873" calcext:value-type="float">
            <text:p>630.873</text:p>
          </table:table-cell>
          <table:table-cell table:style-name="ce24" office:value-type="float" office:value="4572.2" calcext:value-type="float">
            <text:p>4572.2</text:p>
          </table:table-cell>
          <table:table-cell table:style-name="ce24" office:value-type="float" office:value="98.8" calcext:value-type="float">
            <text:p>98.8</text:p>
          </table:table-cell>
          <table:table-cell table:style-name="ce24" office:value-type="float" office:value="493.2" calcext:value-type="float">
            <text:p>493.2</text:p>
          </table:table-cell>
          <table:table-cell table:style-name="ce27" office:value-type="float" office:value="233.781" calcext:value-type="float">
            <text:p>233.781</text:p>
          </table:table-cell>
          <table:table-cell table:style-name="ce27" office:value-type="float" office:value="10.4" calcext:value-type="float">
            <text:p>10.4</text:p>
          </table:table-cell>
          <table:table-cell/>
          <table:table-cell table:style-name="ce32" table:number-matrix-columns-spanned="1" table:number-matrix-rows-spanned="1" table:formula="of:=MMULT([.A110:.H110];betas)" office:value-type="float" office:value="10.3081919847035" calcext:value-type="float">
            <text:p>10.3081919847035</text:p>
          </table:table-cell>
          <table:table-cell table:style-name="ce32" table:formula="of:=[.I110]-[.K110]" office:value-type="float" office:value="0.0918080152964809" calcext:value-type="float">
            <text:p>0.091808015296481</text:p>
          </table:table-cell>
          <table:table-cell table:style-name="ce32" table:formula="of:=[.L110]^2" office:value-type="float" office:value="0.00842871167267886" calcext:value-type="float">
            <text:p>0.008428711672679</text:p>
          </table:table-cell>
          <table:table-cell table:number-columns-repeated="2"/>
          <table:table-cell table:style-name="ce32" table:formula="of:=([.I110]-ybar)^2" office:value-type="float" office:value="20.38767163" calcext:value-type="float">
            <text:p>20.38767163</text:p>
          </table:table-cell>
          <table:table-cell table:number-columns-repeated="2"/>
          <table:table-cell table:style-name="ce32" table:formula="of:=([.K110]-ybar)^2" office:value-type="float" office:value="19.56702421" calcext:value-type="float">
            <text:p>19.56702421</text:p>
          </table:table-cell>
          <table:table-cell table:number-columns-repeated="2"/>
          <table:table-cell table:style-name="ce32" table:formula="of:=[.L110]^3" office:value-type="float" office:value="0.000773823290174928" calcext:value-type="float">
            <text:p>0.000773823290175</text:p>
          </table:table-cell>
          <table:table-cell table:number-columns-repeated="2"/>
          <table:table-cell table:style-name="ce32" table:formula="of:=[.L110]^4" office:value-type="float" office:value="0.0000710431804611529" calcext:value-type="float">
            <text:p>7.10431804611529E-05</text:p>
          </table:table-cell>
          <table:table-cell table:number-columns-repeated="2"/>
          <table:table-cell table:style-name="ce32" table:formula="of:=([.L110]-[.L109])^2" office:value-type="float" office:value="0.00046591930685929" calcext:value-type="float">
            <text:p>0.00046591930685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77.619" calcext:value-type="float">
            <text:p>6077.619</text:p>
          </table:table-cell>
          <table:table-cell table:style-name="ce24" office:value-type="float" office:value="4065.7" calcext:value-type="float">
            <text:p>4065.7</text:p>
          </table:table-cell>
          <table:table-cell table:style-name="ce24" office:value-type="float" office:value="644.322" calcext:value-type="float">
            <text:p>644.322</text:p>
          </table:table-cell>
          <table:table-cell table:style-name="ce24" office:value-type="float" office:value="4605.5" calcext:value-type="float">
            <text:p>4605.5</text:p>
          </table:table-cell>
          <table:table-cell table:style-name="ce24" office:value-type="float" office:value="99.8" calcext:value-type="float">
            <text:p>99.8</text:p>
          </table:table-cell>
          <table:table-cell table:style-name="ce24" office:value-type="float" office:value="507.8" calcext:value-type="float">
            <text:p>507.8</text:p>
          </table:table-cell>
          <table:table-cell table:style-name="ce27" office:value-type="float" office:value="234.307" calcext:value-type="float">
            <text:p>234.307</text:p>
          </table:table-cell>
          <table:table-cell table:style-name="ce27" office:value-type="float" office:value="10.1" calcext:value-type="float">
            <text:p>10.1</text:p>
          </table:table-cell>
          <table:table-cell/>
          <table:table-cell table:style-name="ce32" table:number-matrix-columns-spanned="1" table:number-matrix-rows-spanned="1" table:formula="of:=MMULT([.A111:.H111];betas)" office:value-type="float" office:value="9.6321183428632" calcext:value-type="float">
            <text:p>9.6321183428632</text:p>
          </table:table-cell>
          <table:table-cell table:style-name="ce32" table:formula="of:=[.I111]-[.K111]" office:value-type="float" office:value="0.467881657136799" calcext:value-type="float">
            <text:p>0.467881657136799</text:p>
          </table:table-cell>
          <table:table-cell table:style-name="ce32" table:formula="of:=[.L111]^2" office:value-type="float" office:value="0.218913245085077" calcext:value-type="float">
            <text:p>0.218913245085077</text:p>
          </table:table-cell>
          <table:table-cell table:number-columns-repeated="2"/>
          <table:table-cell table:style-name="ce32" table:formula="of:=([.I111]-ybar)^2" office:value-type="float" office:value="17.76850906" calcext:value-type="float">
            <text:p>17.76850906</text:p>
          </table:table-cell>
          <table:table-cell table:number-columns-repeated="2"/>
          <table:table-cell table:style-name="ce32" table:formula="of:=([.K111]-ybar)^2" office:value-type="float" office:value="14.04292641" calcext:value-type="float">
            <text:p>14.04292641</text:p>
          </table:table-cell>
          <table:table-cell table:number-columns-repeated="2"/>
          <table:table-cell table:style-name="ce32" table:formula="of:=[.L111]^3" office:value-type="float" office:value="0.1024254918796" calcext:value-type="float">
            <text:p>0.1024254918796</text:p>
          </table:table-cell>
          <table:table-cell table:number-columns-repeated="2"/>
          <table:table-cell table:style-name="ce32" table:formula="of:=[.L111]^4" office:value-type="float" office:value="0.0479230088736789" calcext:value-type="float">
            <text:p>0.047923008873679</text:p>
          </table:table-cell>
          <table:table-cell table:number-columns-repeated="2"/>
          <table:table-cell table:style-name="ce32" table:formula="of:=([.L111]-[.L110])^2" office:value-type="float" office:value="0.14143138408704" calcext:value-type="float">
            <text:p>0.1414313840870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97.468" calcext:value-type="float">
            <text:p>6197.468</text:p>
          </table:table-cell>
          <table:table-cell table:style-name="ce24" office:value-type="float" office:value="4137.6" calcext:value-type="float">
            <text:p>4137.6</text:p>
          </table:table-cell>
          <table:table-cell table:style-name="ce24" office:value-type="float" office:value="662.412" calcext:value-type="float">
            <text:p>662.412</text:p>
          </table:table-cell>
          <table:table-cell table:style-name="ce24" office:value-type="float" office:value="4674.7" calcext:value-type="float">
            <text:p>4674.7</text:p>
          </table:table-cell>
          <table:table-cell table:style-name="ce24" office:value-type="float" office:value="100.8" calcext:value-type="float">
            <text:p>100.8</text:p>
          </table:table-cell>
          <table:table-cell table:style-name="ce24" office:value-type="float" office:value="517.2" calcext:value-type="float">
            <text:p>517.2</text:p>
          </table:table-cell>
          <table:table-cell table:style-name="ce27" office:value-type="float" office:value="234.907" calcext:value-type="float">
            <text:p>234.907</text:p>
          </table:table-cell>
          <table:table-cell table:style-name="ce27" office:value-type="float" office:value="9.4" calcext:value-type="float">
            <text:p>9.4</text:p>
          </table:table-cell>
          <table:table-cell/>
          <table:table-cell table:style-name="ce32" table:number-matrix-columns-spanned="1" table:number-matrix-rows-spanned="1" table:formula="of:=MMULT([.A112:.H112];betas)" office:value-type="float" office:value="9.17456233791835" calcext:value-type="float">
            <text:p>9.17456233791835</text:p>
          </table:table-cell>
          <table:table-cell table:style-name="ce32" table:formula="of:=[.I112]-[.K112]" office:value-type="float" office:value="0.225437662081655" calcext:value-type="float">
            <text:p>0.225437662081655</text:p>
          </table:table-cell>
          <table:table-cell table:style-name="ce32" table:formula="of:=[.L112]^2" office:value-type="float" office:value="0.0508221394848423" calcext:value-type="float">
            <text:p>0.050822139484842</text:p>
          </table:table-cell>
          <table:table-cell table:number-columns-repeated="2"/>
          <table:table-cell table:style-name="ce32" table:formula="of:=([.I112]-ybar)^2" office:value-type="float" office:value="12.35712975" calcext:value-type="float">
            <text:p>12.35712975</text:p>
          </table:table-cell>
          <table:table-cell table:number-columns-repeated="2"/>
          <table:table-cell table:style-name="ce32" table:formula="of:=([.K112]-ybar)^2" office:value-type="float" office:value="10.82300297" calcext:value-type="float">
            <text:p>10.82300297</text:p>
          </table:table-cell>
          <table:table-cell table:number-columns-repeated="2"/>
          <table:table-cell table:style-name="ce32" table:formula="of:=[.L112]^3" office:value-type="float" office:value="0.0114572243074506" calcext:value-type="float">
            <text:p>0.011457224307451</text:p>
          </table:table-cell>
          <table:table-cell table:number-columns-repeated="2"/>
          <table:table-cell table:style-name="ce32" table:formula="of:=[.L112]^4" office:value-type="float" office:value="0.00258288986181677" calcext:value-type="float">
            <text:p>0.002582889861817</text:p>
          </table:table-cell>
          <table:table-cell table:number-columns-repeated="2"/>
          <table:table-cell table:style-name="ce32" table:formula="of:=([.L112]-[.L111])^2" office:value-type="float" office:value="0.0587790907382986" calcext:value-type="float">
            <text:p>0.05877909073829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25.574" calcext:value-type="float">
            <text:p>6325.574</text:p>
          </table:table-cell>
          <table:table-cell table:style-name="ce24" office:value-type="float" office:value="4203.2" calcext:value-type="float">
            <text:p>4203.2</text:p>
          </table:table-cell>
          <table:table-cell table:style-name="ce24" office:value-type="float" office:value="639.197" calcext:value-type="float">
            <text:p>639.197</text:p>
          </table:table-cell>
          <table:table-cell table:style-name="ce24" office:value-type="float" office:value="4771.1" calcext:value-type="float">
            <text:p>4771.1</text:p>
          </table:table-cell>
          <table:table-cell table:style-name="ce24" office:value-type="float" office:value="102.1" calcext:value-type="float">
            <text:p>102.1</text:p>
          </table:table-cell>
          <table:table-cell table:style-name="ce24" office:value-type="float" office:value="525.1" calcext:value-type="float">
            <text:p>525.1</text:p>
          </table:table-cell>
          <table:table-cell table:style-name="ce27" office:value-type="float" office:value="235.385" calcext:value-type="float">
            <text:p>235.385</text:p>
          </table:table-cell>
          <table:table-cell table:style-name="ce27" office:value-type="float" office:value="8.5" calcext:value-type="float">
            <text:p>8.5</text:p>
          </table:table-cell>
          <table:table-cell/>
          <table:table-cell table:style-name="ce32" table:number-matrix-columns-spanned="1" table:number-matrix-rows-spanned="1" table:formula="of:=MMULT([.A113:.H113];betas)" office:value-type="float" office:value="8.77500552679494" calcext:value-type="float">
            <text:p>8.77500552679494</text:p>
          </table:table-cell>
          <table:table-cell table:style-name="ce32" table:formula="of:=[.I113]-[.K113]" office:value-type="float" office:value="-0.275005526794935" calcext:value-type="float">
            <text:p>-0.275005526794935</text:p>
          </table:table-cell>
          <table:table-cell table:style-name="ce32" table:formula="of:=[.L113]^2" office:value-type="float" office:value="0.0756280397677597" calcext:value-type="float">
            <text:p>0.07562803976776</text:p>
          </table:table-cell>
          <table:table-cell table:number-columns-repeated="2"/>
          <table:table-cell table:style-name="ce32" table:formula="of:=([.I113]-ybar)^2" office:value-type="float" office:value="6.839642068" calcext:value-type="float">
            <text:p>6.839642068</text:p>
          </table:table-cell>
          <table:table-cell table:number-columns-repeated="2"/>
          <table:table-cell table:style-name="ce32" table:formula="of:=([.K113]-ybar)^2" office:value-type="float" office:value="8.353698031" calcext:value-type="float">
            <text:p>8.353698031</text:p>
          </table:table-cell>
          <table:table-cell table:number-columns-repeated="2"/>
          <table:table-cell table:style-name="ce32" table:formula="of:=[.L113]^3" office:value-type="float" office:value="-0.020798128916801" calcext:value-type="float">
            <text:p>-0.020798128916801</text:p>
          </table:table-cell>
          <table:table-cell table:number-columns-repeated="2"/>
          <table:table-cell table:style-name="ce32" table:formula="of:=[.L113]^4" office:value-type="float" office:value="0.00571960039911384" calcext:value-type="float">
            <text:p>0.005719600399114</text:p>
          </table:table-cell>
          <table:table-cell table:number-columns-repeated="2"/>
          <table:table-cell table:style-name="ce32" table:formula="of:=([.L113]-[.L112])^2" office:value-type="float" office:value="0.25044338529297" calcext:value-type="float">
            <text:p>0.2504433852929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48.264" calcext:value-type="float">
            <text:p>6448.264</text:p>
          </table:table-cell>
          <table:table-cell table:style-name="ce24" office:value-type="float" office:value="4239.2" calcext:value-type="float">
            <text:p>4239.2</text:p>
          </table:table-cell>
          <table:table-cell table:style-name="ce24" office:value-type="float" office:value="644.635" calcext:value-type="float">
            <text:p>644.635</text:p>
          </table:table-cell>
          <table:table-cell table:style-name="ce24" office:value-type="float" office:value="4875.4" calcext:value-type="float">
            <text:p>4875.4</text:p>
          </table:table-cell>
          <table:table-cell table:style-name="ce24" office:value-type="float" office:value="103.3" calcext:value-type="float">
            <text:p>103.3</text:p>
          </table:table-cell>
          <table:table-cell table:style-name="ce24" office:value-type="float" office:value="535" calcext:value-type="float">
            <text:p>535</text:p>
          </table:table-cell>
          <table:table-cell table:style-name="ce27" office:value-type="float" office:value="235.839" calcext:value-type="float">
            <text:p>235.839</text:p>
          </table:table-cell>
          <table:table-cell table:style-name="ce27" office:value-type="float" office:value="7.9" calcext:value-type="float">
            <text:p>7.9</text:p>
          </table:table-cell>
          <table:table-cell/>
          <table:table-cell table:style-name="ce32" table:number-matrix-columns-spanned="1" table:number-matrix-rows-spanned="1" table:formula="of:=MMULT([.A114:.H114];betas)" office:value-type="float" office:value="8.09950395986726" calcext:value-type="float">
            <text:p>8.09950395986726</text:p>
          </table:table-cell>
          <table:table-cell table:style-name="ce32" table:formula="of:=[.I114]-[.K114]" office:value-type="float" office:value="-0.199503959867263" calcext:value-type="float">
            <text:p>-0.199503959867263</text:p>
          </table:table-cell>
          <table:table-cell table:style-name="ce32" table:formula="of:=[.L114]^2" office:value-type="float" office:value="0.0398018300027185" calcext:value-type="float">
            <text:p>0.039801830002719</text:p>
          </table:table-cell>
          <table:table-cell table:number-columns-repeated="2"/>
          <table:table-cell table:style-name="ce32" table:formula="of:=([.I114]-ybar)^2" office:value-type="float" office:value="4.061316945" calcext:value-type="float">
            <text:p>4.061316945</text:p>
          </table:table-cell>
          <table:table-cell table:number-columns-repeated="2"/>
          <table:table-cell table:style-name="ce32" table:formula="of:=([.K114]-ybar)^2" office:value-type="float" office:value="4.905227839" calcext:value-type="float">
            <text:p>4.905227839</text:p>
          </table:table-cell>
          <table:table-cell table:number-columns-repeated="2"/>
          <table:table-cell table:style-name="ce32" table:formula="of:=[.L114]^3" office:value-type="float" office:value="-0.00794062269550597" calcext:value-type="float">
            <text:p>-0.007940622695506</text:p>
          </table:table-cell>
          <table:table-cell table:number-columns-repeated="2"/>
          <table:table-cell table:style-name="ce32" table:formula="of:=[.L114]^4" office:value-type="float" office:value="0.0015841856715653" calcext:value-type="float">
            <text:p>0.001584185671565</text:p>
          </table:table-cell>
          <table:table-cell table:number-columns-repeated="2"/>
          <table:table-cell table:style-name="ce32" table:formula="of:=([.L114]-[.L113])^2" office:value-type="float" office:value="0.00570048660853373" calcext:value-type="float">
            <text:p>0.00570048660853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559.594" calcext:value-type="float">
            <text:p>6559.594</text:p>
          </table:table-cell>
          <table:table-cell table:style-name="ce24" office:value-type="float" office:value="4299.9" calcext:value-type="float">
            <text:p>4299.9</text:p>
          </table:table-cell>
          <table:table-cell table:style-name="ce24" office:value-type="float" office:value="664.839" calcext:value-type="float">
            <text:p>664.839</text:p>
          </table:table-cell>
          <table:table-cell table:style-name="ce24" office:value-type="float" office:value="4959.4" calcext:value-type="float">
            <text:p>4959.4</text:p>
          </table:table-cell>
          <table:table-cell table:style-name="ce24" office:value-type="float" office:value="104.1" calcext:value-type="float">
            <text:p>104.1</text:p>
          </table:table-cell>
          <table:table-cell table:style-name="ce24" office:value-type="float" office:value="540.9" calcext:value-type="float">
            <text:p>540.9</text:p>
          </table:table-cell>
          <table:table-cell table:style-name="ce27" office:value-type="float" office:value="236.348" calcext:value-type="float">
            <text:p>236.348</text:p>
          </table:table-cell>
          <table:table-cell table:style-name="ce27" office:value-type="float" office:value="7.5" calcext:value-type="float">
            <text:p>7.5</text:p>
          </table:table-cell>
          <table:table-cell/>
          <table:table-cell table:style-name="ce32" table:number-matrix-columns-spanned="1" table:number-matrix-rows-spanned="1" table:formula="of:=MMULT([.A115:.H115];betas)" office:value-type="float" office:value="7.65805762568824" calcext:value-type="float">
            <text:p>7.65805762568824</text:p>
          </table:table-cell>
          <table:table-cell table:style-name="ce32" table:formula="of:=[.I115]-[.K115]" office:value-type="float" office:value="-0.158057625688237" calcext:value-type="float">
            <text:p>-0.158057625688237</text:p>
          </table:table-cell>
          <table:table-cell table:style-name="ce32" table:formula="of:=[.L115]^2" office:value-type="float" office:value="0.0249822130382027" calcext:value-type="float">
            <text:p>0.024982213038203</text:p>
          </table:table-cell>
          <table:table-cell table:number-columns-repeated="2"/>
          <table:table-cell table:style-name="ce32" table:formula="of:=([.I115]-ybar)^2" office:value-type="float" office:value="2.609100197" calcext:value-type="float">
            <text:p>2.609100197</text:p>
          </table:table-cell>
          <table:table-cell table:number-columns-repeated="2"/>
          <table:table-cell table:style-name="ce32" table:formula="of:=([.K115]-ybar)^2" office:value-type="float" office:value="3.144694188" calcext:value-type="float">
            <text:p>3.144694188</text:p>
          </table:table-cell>
          <table:table-cell table:number-columns-repeated="2"/>
          <table:table-cell table:style-name="ce32" table:formula="of:=[.L115]^3" office:value-type="float" office:value="-0.00394862927725603" calcext:value-type="float">
            <text:p>-0.003948629277256</text:p>
          </table:table-cell>
          <table:table-cell table:number-columns-repeated="2"/>
          <table:table-cell table:style-name="ce32" table:formula="of:=[.L115]^4" office:value-type="float" office:value="0.000624110968286147" calcext:value-type="float">
            <text:p>0.000624110968286</text:p>
          </table:table-cell>
          <table:table-cell table:number-columns-repeated="2"/>
          <table:table-cell table:style-name="ce32" table:formula="of:=([.L115]-[.L114])^2" office:value-type="float" office:value="0.00171779861687953" calcext:value-type="float">
            <text:p>0.0017177986168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623.343" calcext:value-type="float">
            <text:p>6623.343</text:p>
          </table:table-cell>
          <table:table-cell table:style-name="ce24" office:value-type="float" office:value="4333" calcext:value-type="float">
            <text:p>4333</text:p>
          </table:table-cell>
          <table:table-cell table:style-name="ce24" office:value-type="float" office:value="662.294" calcext:value-type="float">
            <text:p>662.294</text:p>
          </table:table-cell>
          <table:table-cell table:style-name="ce24" office:value-type="float" office:value="5036.6" calcext:value-type="float">
            <text:p>5036.6</text:p>
          </table:table-cell>
          <table:table-cell table:style-name="ce24" office:value-type="float" office:value="105.1" calcext:value-type="float">
            <text:p>105.1</text:p>
          </table:table-cell>
          <table:table-cell table:style-name="ce24" office:value-type="float" office:value="543.7" calcext:value-type="float">
            <text:p>543.7</text:p>
          </table:table-cell>
          <table:table-cell table:style-name="ce27" office:value-type="float" office:value="236.976" calcext:value-type="float">
            <text:p>236.976</text:p>
          </table:table-cell>
          <table:table-cell table:style-name="ce27" office:value-type="float" office:value="7.4" calcext:value-type="float">
            <text:p>7.4</text:p>
          </table:table-cell>
          <table:table-cell/>
          <table:table-cell table:style-name="ce32" table:number-matrix-columns-spanned="1" table:number-matrix-rows-spanned="1" table:formula="of:=MMULT([.A116:.H116];betas)" office:value-type="float" office:value="7.62758276816193" calcext:value-type="float">
            <text:p>7.62758276816193</text:p>
          </table:table-cell>
          <table:table-cell table:style-name="ce32" table:formula="of:=[.I116]-[.K116]" office:value-type="float" office:value="-0.227582768161929" calcext:value-type="float">
            <text:p>-0.227582768161929</text:p>
          </table:table-cell>
          <table:table-cell table:style-name="ce32" table:formula="of:=[.L116]^2" office:value-type="float" office:value="0.0517939163642462" calcext:value-type="float">
            <text:p>0.051793916364246</text:p>
          </table:table-cell>
          <table:table-cell table:number-columns-repeated="2"/>
          <table:table-cell table:style-name="ce32" table:formula="of:=([.I116]-ybar)^2" office:value-type="float" office:value="2.296046009" calcext:value-type="float">
            <text:p>2.296046009</text:p>
          </table:table-cell>
          <table:table-cell table:number-columns-repeated="2"/>
          <table:table-cell table:style-name="ce32" table:formula="of:=([.K116]-ybar)^2" office:value-type="float" office:value="3.037539034" calcext:value-type="float">
            <text:p>3.037539034</text:p>
          </table:table-cell>
          <table:table-cell table:number-columns-repeated="2"/>
          <table:table-cell table:style-name="ce32" table:formula="of:=[.L116]^3" office:value-type="float" office:value="-0.0117874028601226" calcext:value-type="float">
            <text:p>-0.011787402860123</text:p>
          </table:table-cell>
          <table:table-cell table:number-columns-repeated="2"/>
          <table:table-cell table:style-name="ce32" table:formula="of:=[.L116]^4" office:value-type="float" office:value="0.00268260977234653" calcext:value-type="float">
            <text:p>0.002682609772347</text:p>
          </table:table-cell>
          <table:table-cell table:number-columns-repeated="2"/>
          <table:table-cell table:style-name="ce32" table:formula="of:=([.L116]-[.L115])^2" office:value-type="float" office:value="0.00483374543598717" calcext:value-type="float">
            <text:p>0.00483374543598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677.264" calcext:value-type="float">
            <text:p>6677.264</text:p>
          </table:table-cell>
          <table:table-cell table:style-name="ce24" office:value-type="float" office:value="4390.1" calcext:value-type="float">
            <text:p>4390.1</text:p>
          </table:table-cell>
          <table:table-cell table:style-name="ce24" office:value-type="float" office:value="684.282" calcext:value-type="float">
            <text:p>684.282</text:p>
          </table:table-cell>
          <table:table-cell table:style-name="ce24" office:value-type="float" office:value="5084.5" calcext:value-type="float">
            <text:p>5084.5</text:p>
          </table:table-cell>
          <table:table-cell table:style-name="ce24" office:value-type="float" office:value="105.7" calcext:value-type="float">
            <text:p>105.7</text:p>
          </table:table-cell>
          <table:table-cell table:style-name="ce24" office:value-type="float" office:value="557" calcext:value-type="float">
            <text:p>557</text:p>
          </table:table-cell>
          <table:table-cell table:style-name="ce27" office:value-type="float" office:value="237.468" calcext:value-type="float">
            <text:p>237.468</text:p>
          </table:table-cell>
          <table:table-cell table:style-name="ce27" office:value-type="float" office:value="7.3" calcext:value-type="float">
            <text:p>7.3</text:p>
          </table:table-cell>
          <table:table-cell/>
          <table:table-cell table:style-name="ce32" table:number-matrix-columns-spanned="1" table:number-matrix-rows-spanned="1" table:formula="of:=MMULT([.A117:.H117];betas)" office:value-type="float" office:value="7.67101577567582" calcext:value-type="float">
            <text:p>7.67101577567582</text:p>
          </table:table-cell>
          <table:table-cell table:style-name="ce32" table:formula="of:=[.I117]-[.K117]" office:value-type="float" office:value="-0.371015775675819" calcext:value-type="float">
            <text:p>-0.371015775675819</text:p>
          </table:table-cell>
          <table:table-cell table:style-name="ce32" table:formula="of:=[.L117]^2" office:value-type="float" office:value="0.13765270580033" calcext:value-type="float">
            <text:p>0.13765270580033</text:p>
          </table:table-cell>
          <table:table-cell table:number-columns-repeated="2"/>
          <table:table-cell table:style-name="ce32" table:formula="of:=([.I117]-ybar)^2" office:value-type="float" office:value="2.002991822" calcext:value-type="float">
            <text:p>2.002991822</text:p>
          </table:table-cell>
          <table:table-cell table:number-columns-repeated="2"/>
          <table:table-cell table:style-name="ce32" table:formula="of:=([.K117]-ybar)^2" office:value-type="float" office:value="3.190820216" calcext:value-type="float">
            <text:p>3.190820216</text:p>
          </table:table-cell>
          <table:table-cell table:number-columns-repeated="2"/>
          <table:table-cell table:style-name="ce32" table:formula="of:=[.L117]^3" office:value-type="float" office:value="-0.0510713254163848" calcext:value-type="float">
            <text:p>-0.051071325416385</text:p>
          </table:table-cell>
          <table:table-cell table:number-columns-repeated="2"/>
          <table:table-cell table:style-name="ce32" table:formula="of:=[.L117]^4" office:value-type="float" office:value="0.0189482674141522" calcext:value-type="float">
            <text:p>0.018948267414152</text:p>
          </table:table-cell>
          <table:table-cell table:number-columns-repeated="2"/>
          <table:table-cell table:style-name="ce32" table:formula="of:=([.L117]-[.L116])^2" office:value-type="float" office:value="0.0205730276444798" calcext:value-type="float">
            <text:p>0.0205730276444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740.275" calcext:value-type="float">
            <text:p>6740.275</text:p>
          </table:table-cell>
          <table:table-cell table:style-name="ce24" office:value-type="float" office:value="4464.6" calcext:value-type="float">
            <text:p>4464.6</text:p>
          </table:table-cell>
          <table:table-cell table:style-name="ce24" office:value-type="float" office:value="691.613" calcext:value-type="float">
            <text:p>691.613</text:p>
          </table:table-cell>
          <table:table-cell table:style-name="ce24" office:value-type="float" office:value="5072" calcext:value-type="float">
            <text:p>5072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570.4" calcext:value-type="float">
            <text:p>570.4</text:p>
          </table:table-cell>
          <table:table-cell table:style-name="ce27" office:value-type="float" office:value="237.9" calcext:value-type="float">
            <text:p>237.9</text:p>
          </table:table-cell>
          <table:table-cell table:style-name="ce27" office:value-type="float" office:value="7.3" calcext:value-type="float">
            <text:p>7.3</text:p>
          </table:table-cell>
          <table:table-cell/>
          <table:table-cell table:style-name="ce32" table:number-matrix-columns-spanned="1" table:number-matrix-rows-spanned="1" table:formula="of:=MMULT([.A118:.H118];betas)" office:value-type="float" office:value="7.67147775037725" calcext:value-type="float">
            <text:p>7.67147775037725</text:p>
          </table:table-cell>
          <table:table-cell table:style-name="ce32" table:formula="of:=[.I118]-[.K118]" office:value-type="float" office:value="-0.37147775037725" calcext:value-type="float">
            <text:p>-0.37147775037725</text:p>
          </table:table-cell>
          <table:table-cell table:style-name="ce32" table:formula="of:=[.L118]^2" office:value-type="float" office:value="0.137995719025342" calcext:value-type="float">
            <text:p>0.137995719025342</text:p>
          </table:table-cell>
          <table:table-cell table:number-columns-repeated="2"/>
          <table:table-cell table:style-name="ce32" table:formula="of:=([.I118]-ybar)^2" office:value-type="float" office:value="2.002991822" calcext:value-type="float">
            <text:p>2.002991822</text:p>
          </table:table-cell>
          <table:table-cell table:number-columns-repeated="2"/>
          <table:table-cell table:style-name="ce32" table:formula="of:=([.K118]-ybar)^2" office:value-type="float" office:value="3.192470868" calcext:value-type="float">
            <text:p>3.192470868</text:p>
          </table:table-cell>
          <table:table-cell table:number-columns-repeated="2"/>
          <table:table-cell table:style-name="ce32" table:formula="of:=[.L118]^3" office:value-type="float" office:value="-0.0512623392652252" calcext:value-type="float">
            <text:p>-0.051262339265225</text:p>
          </table:table-cell>
          <table:table-cell table:number-columns-repeated="2"/>
          <table:table-cell table:style-name="ce32" table:formula="of:=[.L118]^4" office:value-type="float" office:value="0.0190428184693212" calcext:value-type="float">
            <text:p>0.019042818469321</text:p>
          </table:table-cell>
          <table:table-cell table:number-columns-repeated="2"/>
          <table:table-cell table:style-name="ce32" table:formula="of:=([.L118]-[.L117])^2" office:value-type="float" office:value="0.000000213420624761595" calcext:value-type="float">
            <text:p>2.13420624761595E-0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797.344" calcext:value-type="float">
            <text:p>6797.344</text:p>
          </table:table-cell>
          <table:table-cell table:style-name="ce24" office:value-type="float" office:value="4505.2" calcext:value-type="float">
            <text:p>4505.2</text:p>
          </table:table-cell>
          <table:table-cell table:style-name="ce24" office:value-type="float" office:value="708.524" calcext:value-type="float">
            <text:p>708.524</text:p>
          </table:table-cell>
          <table:table-cell table:style-name="ce24" office:value-type="float" office:value="5172.7" calcext:value-type="float">
            <text:p>5172.7</text:p>
          </table:table-cell>
          <table:table-cell table:style-name="ce24" office:value-type="float" office:value="107.7" calcext:value-type="float">
            <text:p>107.7</text:p>
          </table:table-cell>
          <table:table-cell table:style-name="ce24" office:value-type="float" office:value="589.1" calcext:value-type="float">
            <text:p>589.1</text:p>
          </table:table-cell>
          <table:table-cell table:style-name="ce27" office:value-type="float" office:value="238.466" calcext:value-type="float">
            <text:p>238.466</text:p>
          </table:table-cell>
          <table:table-cell table:style-name="ce27" office:value-type="float" office:value="7.3" calcext:value-type="float">
            <text:p>7.3</text:p>
          </table:table-cell>
          <table:table-cell/>
          <table:table-cell table:style-name="ce32" table:number-matrix-columns-spanned="1" table:number-matrix-rows-spanned="1" table:formula="of:=MMULT([.A119:.H119];betas)" office:value-type="float" office:value="7.71007266065894" calcext:value-type="float">
            <text:p>7.71007266065894</text:p>
          </table:table-cell>
          <table:table-cell table:style-name="ce32" table:formula="of:=[.I119]-[.K119]" office:value-type="float" office:value="-0.410072660658938" calcext:value-type="float">
            <text:p>-0.410072660658938</text:p>
          </table:table-cell>
          <table:table-cell table:style-name="ce32" table:formula="of:=[.L119]^2" office:value-type="float" office:value="0.1681595870199" calcext:value-type="float">
            <text:p>0.1681595870199</text:p>
          </table:table-cell>
          <table:table-cell table:number-columns-repeated="2"/>
          <table:table-cell table:style-name="ce32" table:formula="of:=([.I119]-ybar)^2" office:value-type="float" office:value="2.002991822" calcext:value-type="float">
            <text:p>2.002991822</text:p>
          </table:table-cell>
          <table:table-cell table:number-columns-repeated="2"/>
          <table:table-cell table:style-name="ce32" table:formula="of:=([.K119]-ybar)^2" office:value-type="float" office:value="3.331879246" calcext:value-type="float">
            <text:p>3.331879246</text:p>
          </table:table-cell>
          <table:table-cell table:number-columns-repeated="2"/>
          <table:table-cell table:style-name="ce32" table:formula="of:=[.L119]^3" office:value-type="float" office:value="-0.0689576492645587" calcext:value-type="float">
            <text:p>-0.068957649264559</text:p>
          </table:table-cell>
          <table:table-cell table:number-columns-repeated="2"/>
          <table:table-cell table:style-name="ce32" table:formula="of:=[.L119]^4" office:value-type="float" office:value="0.0282776467067034" calcext:value-type="float">
            <text:p>0.028277646706704</text:p>
          </table:table-cell>
          <table:table-cell table:number-columns-repeated="2"/>
          <table:table-cell table:style-name="ce32" table:formula="of:=([.L119]-[.L118])^2" office:value-type="float" office:value="0.00148956709965155" calcext:value-type="float">
            <text:p>0.00148956709965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903.523" calcext:value-type="float">
            <text:p>6903.523</text:p>
          </table:table-cell>
          <table:table-cell table:style-name="ce24" office:value-type="float" office:value="4590.8" calcext:value-type="float">
            <text:p>4590.8</text:p>
          </table:table-cell>
          <table:table-cell table:style-name="ce24" office:value-type="float" office:value="732.305" calcext:value-type="float">
            <text:p>732.305</text:p>
          </table:table-cell>
          <table:table-cell table:style-name="ce24" office:value-type="float" office:value="5140.7" calcext:value-type="float">
            <text:p>5140.7</text:p>
          </table:table-cell>
          <table:table-cell table:style-name="ce24" office:value-type="float" office:value="108.5" calcext:value-type="float">
            <text:p>108.5</text:p>
          </table:table-cell>
          <table:table-cell table:style-name="ce24" office:value-type="float" office:value="607.8" calcext:value-type="float">
            <text:p>607.8</text:p>
          </table:table-cell>
          <table:table-cell table:style-name="ce27" office:value-type="float" office:value="239.113" calcext:value-type="float">
            <text:p>239.113</text:p>
          </table:table-cell>
          <table:table-cell table:style-name="ce27" office:value-type="float" office:value="7.2" calcext:value-type="float">
            <text:p>7.2</text:p>
          </table:table-cell>
          <table:table-cell/>
          <table:table-cell table:style-name="ce32" table:number-matrix-columns-spanned="1" table:number-matrix-rows-spanned="1" table:formula="of:=MMULT([.A120:.H120];betas)" office:value-type="float" office:value="7.18261021578485" calcext:value-type="float">
            <text:p>7.18261021578485</text:p>
          </table:table-cell>
          <table:table-cell table:style-name="ce32" table:formula="of:=[.I120]-[.K120]" office:value-type="float" office:value="0.017389784215152" calcext:value-type="float">
            <text:p>0.017389784215152</text:p>
          </table:table-cell>
          <table:table-cell table:style-name="ce32" table:formula="of:=[.L120]^2" office:value-type="float" office:value="0.000302404595049551" calcext:value-type="float">
            <text:p>0.00030240459505</text:p>
          </table:table-cell>
          <table:table-cell table:number-columns-repeated="2"/>
          <table:table-cell table:style-name="ce32" table:formula="of:=([.I120]-ybar)^2" office:value-type="float" office:value="1.729937635" calcext:value-type="float">
            <text:p>1.729937635</text:p>
          </table:table-cell>
          <table:table-cell table:number-columns-repeated="2"/>
          <table:table-cell table:style-name="ce32" table:formula="of:=([.K120]-ybar)^2" office:value-type="float" office:value="1.684495484" calcext:value-type="float">
            <text:p>1.684495484</text:p>
          </table:table-cell>
          <table:table-cell table:number-columns-repeated="2"/>
          <table:table-cell table:style-name="ce32" table:formula="of:=[.L120]^3" office:value-type="float" office:value="0.00000525875065358212" calcext:value-type="float">
            <text:p>5.25875065358212E-06</text:p>
          </table:table-cell>
          <table:table-cell table:number-columns-repeated="2"/>
          <table:table-cell table:style-name="ce32" table:formula="of:=[.L120]^4" office:value-type="float" office:value="0.0000000914485391070827" calcext:value-type="float">
            <text:p>9.14485391070827E-08</text:p>
          </table:table-cell>
          <table:table-cell table:number-columns-repeated="2"/>
          <table:table-cell table:style-name="ce32" table:formula="of:=([.L120]-[.L119])^2" office:value-type="float" office:value="0.182724141777734" calcext:value-type="float">
            <text:p>0.18272414177773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6955.918" calcext:value-type="float">
            <text:p>6955.918</text:p>
          </table:table-cell>
          <table:table-cell table:style-name="ce24" office:value-type="float" office:value="4600.9" calcext:value-type="float">
            <text:p>4600.9</text:p>
          </table:table-cell>
          <table:table-cell table:style-name="ce24" office:value-type="float" office:value="732.026" calcext:value-type="float">
            <text:p>732.026</text:p>
          </table:table-cell>
          <table:table-cell table:style-name="ce24" office:value-type="float" office:value="5193.9" calcext:value-type="float">
            <text:p>5193.9</text:p>
          </table:table-cell>
          <table:table-cell table:style-name="ce24" office:value-type="float" office:value="109.9" calcext:value-type="float">
            <text:p>109.9</text:p>
          </table:table-cell>
          <table:table-cell table:style-name="ce24" office:value-type="float" office:value="621.4" calcext:value-type="float">
            <text:p>621.4</text:p>
          </table:table-cell>
          <table:table-cell table:style-name="ce27" office:value-type="float" office:value="239.638" calcext:value-type="float">
            <text:p>239.638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32" table:number-matrix-columns-spanned="1" table:number-matrix-rows-spanned="1" table:formula="of:=MMULT([.A121:.H121];betas)" office:value-type="float" office:value="6.98691661346769" calcext:value-type="float">
            <text:p>6.98691661346769</text:p>
          </table:table-cell>
          <table:table-cell table:style-name="ce32" table:formula="of:=[.I121]-[.K121]" office:value-type="float" office:value="0.0130833865323083" calcext:value-type="float">
            <text:p>0.013083386532308</text:p>
          </table:table-cell>
          <table:table-cell table:style-name="ce32" table:formula="of:=[.L121]^2" office:value-type="float" office:value="0.000171175003153787" calcext:value-type="float">
            <text:p>0.000171175003154</text:p>
          </table:table-cell>
          <table:table-cell table:number-columns-repeated="2"/>
          <table:table-cell table:style-name="ce32" table:formula="of:=([.I121]-ybar)^2" office:value-type="float" office:value="1.243829261" calcext:value-type="float">
            <text:p>1.243829261</text:p>
          </table:table-cell>
          <table:table-cell table:number-columns-repeated="2"/>
          <table:table-cell table:style-name="ce32" table:formula="of:=([.K121]-ybar)^2" office:value-type="float" office:value="1.214817394" calcext:value-type="float">
            <text:p>1.214817394</text:p>
          </table:table-cell>
          <table:table-cell table:number-columns-repeated="2"/>
          <table:table-cell table:style-name="ce32" table:formula="of:=[.L121]^3" office:value-type="float" office:value="0.0000022395487309301" calcext:value-type="float">
            <text:p>2.2395487309301E-06</text:p>
          </table:table-cell>
          <table:table-cell table:number-columns-repeated="2"/>
          <table:table-cell table:style-name="ce32" table:formula="of:=[.L121]^4" office:value-type="float" office:value="0.0000000293008817046991" calcext:value-type="float">
            <text:p>2.93008817046991E-08</text:p>
          </table:table-cell>
          <table:table-cell table:number-columns-repeated="2"/>
          <table:table-cell table:style-name="ce32" table:formula="of:=([.L121]-[.L120])^2" office:value-type="float" office:value="0.0000185450610028015" calcext:value-type="float">
            <text:p>1.85450610028015E-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022.757" calcext:value-type="float">
            <text:p>7022.757</text:p>
          </table:table-cell>
          <table:table-cell table:style-name="ce24" office:value-type="float" office:value="4639.3" calcext:value-type="float">
            <text:p>4639.3</text:p>
          </table:table-cell>
          <table:table-cell table:style-name="ce24" office:value-type="float" office:value="728.125" calcext:value-type="float">
            <text:p>728.125</text:p>
          </table:table-cell>
          <table:table-cell table:style-name="ce24" office:value-type="float" office:value="5255.8" calcext:value-type="float">
            <text:p>5255.8</text:p>
          </table:table-cell>
          <table:table-cell table:style-name="ce24" office:value-type="float" office:value="108.7" calcext:value-type="float">
            <text:p>108.7</text:p>
          </table:table-cell>
          <table:table-cell table:style-name="ce24" office:value-type="float" office:value="641" calcext:value-type="float">
            <text:p>641</text:p>
          </table:table-cell>
          <table:table-cell table:style-name="ce27" office:value-type="float" office:value="240.094" calcext:value-type="float">
            <text:p>240.09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32" table:number-matrix-columns-spanned="1" table:number-matrix-rows-spanned="1" table:formula="of:=MMULT([.A122:.H122];betas)" office:value-type="float" office:value="6.66626329732296" calcext:value-type="float">
            <text:p>6.66626329732296</text:p>
          </table:table-cell>
          <table:table-cell table:style-name="ce32" table:formula="of:=[.I122]-[.K122]" office:value-type="float" office:value="0.333736702677037" calcext:value-type="float">
            <text:p>0.333736702677037</text:p>
          </table:table-cell>
          <table:table-cell table:style-name="ce32" table:formula="of:=[.L122]^2" office:value-type="float" office:value="0.111380186713741" calcext:value-type="float">
            <text:p>0.111380186713741</text:p>
          </table:table-cell>
          <table:table-cell table:number-columns-repeated="2"/>
          <table:table-cell table:style-name="ce32" table:formula="of:=([.I122]-ybar)^2" office:value-type="float" office:value="1.243829261" calcext:value-type="float">
            <text:p>1.243829261</text:p>
          </table:table-cell>
          <table:table-cell table:number-columns-repeated="2"/>
          <table:table-cell table:style-name="ce32" table:formula="of:=([.K122]-ybar)^2" office:value-type="float" office:value="0.6107957578" calcext:value-type="float">
            <text:p>0.6107957578</text:p>
          </table:table-cell>
          <table:table-cell table:number-columns-repeated="2"/>
          <table:table-cell table:style-name="ce32" table:formula="of:=[.L122]^3" office:value-type="float" office:value="0.0371716562573965" calcext:value-type="float">
            <text:p>0.037171656257397</text:p>
          </table:table-cell>
          <table:table-cell table:number-columns-repeated="2"/>
          <table:table-cell table:style-name="ce32" table:formula="of:=[.L122]^4" office:value-type="float" office:value="0.0124055459923877" calcext:value-type="float">
            <text:p>0.012405545992388</text:p>
          </table:table-cell>
          <table:table-cell table:number-columns-repeated="2"/>
          <table:table-cell table:style-name="ce32" table:formula="of:=([.L122]-[.L121])^2" office:value-type="float" office:value="0.102818549154611" calcext:value-type="float">
            <text:p>0.10281854915461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050.969" calcext:value-type="float">
            <text:p>7050.969</text:p>
          </table:table-cell>
          <table:table-cell table:style-name="ce24" office:value-type="float" office:value="4688.7" calcext:value-type="float">
            <text:p>4688.7</text:p>
          </table:table-cell>
          <table:table-cell table:style-name="ce24" office:value-type="float" office:value="751.334" calcext:value-type="float">
            <text:p>751.334</text:p>
          </table:table-cell>
          <table:table-cell table:style-name="ce24" office:value-type="float" office:value="5315.5" calcext:value-type="float">
            <text:p>5315.5</text:p>
          </table:table-cell>
          <table:table-cell table:style-name="ce24" office:value-type="float" office:value="109.5" calcext:value-type="float">
            <text:p>109.5</text:p>
          </table:table-cell>
          <table:table-cell table:style-name="ce24" office:value-type="float" office:value="670.3" calcext:value-type="float">
            <text:p>670.3</text:p>
          </table:table-cell>
          <table:table-cell table:style-name="ce27" office:value-type="float" office:value="240.651" calcext:value-type="float">
            <text:p>240.651</text:p>
          </table:table-cell>
          <table:table-cell table:style-name="ce27" office:value-type="float" office:value="7.2" calcext:value-type="float">
            <text:p>7.2</text:p>
          </table:table-cell>
          <table:table-cell/>
          <table:table-cell table:style-name="ce32" table:number-matrix-columns-spanned="1" table:number-matrix-rows-spanned="1" table:formula="of:=MMULT([.A123:.H123];betas)" office:value-type="float" office:value="6.95276632099885" calcext:value-type="float">
            <text:p>6.95276632099885</text:p>
          </table:table-cell>
          <table:table-cell table:style-name="ce32" table:formula="of:=[.I123]-[.K123]" office:value-type="float" office:value="0.247233679001146" calcext:value-type="float">
            <text:p>0.247233679001146</text:p>
          </table:table-cell>
          <table:table-cell table:style-name="ce32" table:formula="of:=[.L123]^2" office:value-type="float" office:value="0.0611244920324415" calcext:value-type="float">
            <text:p>0.061124492032442</text:p>
          </table:table-cell>
          <table:table-cell table:number-columns-repeated="2"/>
          <table:table-cell table:style-name="ce32" table:formula="of:=([.I123]-ybar)^2" office:value-type="float" office:value="1.729937635" calcext:value-type="float">
            <text:p>1.729937635</text:p>
          </table:table-cell>
          <table:table-cell table:number-columns-repeated="2"/>
          <table:table-cell table:style-name="ce32" table:formula="of:=([.K123]-ybar)^2" office:value-type="float" office:value="1.140703582" calcext:value-type="float">
            <text:p>1.140703582</text:p>
          </table:table-cell>
          <table:table-cell table:number-columns-repeated="2"/>
          <table:table-cell table:style-name="ce32" table:formula="of:=[.L123]^3" office:value-type="float" office:value="0.0151120330422567" calcext:value-type="float">
            <text:p>0.015112033042257</text:p>
          </table:table-cell>
          <table:table-cell table:number-columns-repeated="2"/>
          <table:table-cell table:style-name="ce32" table:formula="of:=[.L123]^4" office:value-type="float" office:value="0.003736203526224" calcext:value-type="float">
            <text:p>0.003736203526224</text:p>
          </table:table-cell>
          <table:table-cell table:number-columns-repeated="2"/>
          <table:table-cell table:style-name="ce32" table:formula="of:=([.L123]-[.L122])^2" office:value-type="float" office:value="0.00748277310507176" calcext:value-type="float">
            <text:p>0.00748277310507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118.95" calcext:value-type="float">
            <text:p>7118.95</text:p>
          </table:table-cell>
          <table:table-cell table:style-name="ce24" office:value-type="float" office:value="4770.7" calcext:value-type="float">
            <text:p>4770.7</text:p>
          </table:table-cell>
          <table:table-cell table:style-name="ce24" office:value-type="float" office:value="779.77" calcext:value-type="float">
            <text:p>779.77</text:p>
          </table:table-cell>
          <table:table-cell table:style-name="ce24" office:value-type="float" office:value="5343.3" calcext:value-type="float">
            <text:p>5343.3</text:p>
          </table:table-cell>
          <table:table-cell table:style-name="ce24" office:value-type="float" office:value="110.2" calcext:value-type="float">
            <text:p>110.2</text:p>
          </table:table-cell>
          <table:table-cell table:style-name="ce24" office:value-type="float" office:value="694.9" calcext:value-type="float">
            <text:p>694.9</text:p>
          </table:table-cell>
          <table:table-cell table:style-name="ce27" office:value-type="float" office:value="241.274" calcext:value-type="float">
            <text:p>241.27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32" table:number-matrix-columns-spanned="1" table:number-matrix-rows-spanned="1" table:formula="of:=MMULT([.A124:.H124];betas)" office:value-type="float" office:value="6.96931571830071" calcext:value-type="float">
            <text:p>6.96931571830071</text:p>
          </table:table-cell>
          <table:table-cell table:style-name="ce32" table:formula="of:=[.I124]-[.K124]" office:value-type="float" office:value="0.0306842816992869" calcext:value-type="float">
            <text:p>0.030684281699287</text:p>
          </table:table-cell>
          <table:table-cell table:style-name="ce32" table:formula="of:=[.L124]^2" office:value-type="float" office:value="0.000941525143401196" calcext:value-type="float">
            <text:p>0.000941525143401</text:p>
          </table:table-cell>
          <table:table-cell table:number-columns-repeated="2"/>
          <table:table-cell table:style-name="ce32" table:formula="of:=([.I124]-ybar)^2" office:value-type="float" office:value="1.243829261" calcext:value-type="float">
            <text:p>1.243829261</text:p>
          </table:table-cell>
          <table:table-cell table:number-columns-repeated="2"/>
          <table:table-cell table:style-name="ce32" table:formula="of:=([.K124]-ybar)^2" office:value-type="float" office:value="1.176328211" calcext:value-type="float">
            <text:p>1.176328211</text:p>
          </table:table-cell>
          <table:table-cell table:number-columns-repeated="2"/>
          <table:table-cell table:style-name="ce32" table:formula="of:=[.L124]^3" office:value-type="float" office:value="0.0000288900227270838" calcext:value-type="float">
            <text:p>2.88900227270838E-05</text:p>
          </table:table-cell>
          <table:table-cell table:number-columns-repeated="2"/>
          <table:table-cell table:style-name="ce32" table:formula="of:=[.L124]^4" office:value-type="float" office:value="0.000000886469595656642" calcext:value-type="float">
            <text:p>8.86469595656642E-07</text:p>
          </table:table-cell>
          <table:table-cell table:number-columns-repeated="2"/>
          <table:table-cell table:style-name="ce32" table:formula="of:=([.L124]-[.L123])^2" office:value-type="float" office:value="0.0468936414717982" calcext:value-type="float">
            <text:p>0.04689364147179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153.359" calcext:value-type="float">
            <text:p>7153.359</text:p>
          </table:table-cell>
          <table:table-cell table:style-name="ce24" office:value-type="float" office:value="4799.4" calcext:value-type="float">
            <text:p>4799.4</text:p>
          </table:table-cell>
          <table:table-cell table:style-name="ce24" office:value-type="float" office:value="767.671" calcext:value-type="float">
            <text:p>767.671</text:p>
          </table:table-cell>
          <table:table-cell table:style-name="ce24" office:value-type="float" office:value="5346.5" calcext:value-type="float">
            <text:p>5346.5</text:p>
          </table:table-cell>
          <table:table-cell table:style-name="ce24" office:value-type="float" office:value="111.4" calcext:value-type="float">
            <text:p>111.4</text:p>
          </table:table-cell>
          <table:table-cell table:style-name="ce24" office:value-type="float" office:value="730.2" calcext:value-type="float">
            <text:p>730.2</text:p>
          </table:table-cell>
          <table:table-cell table:style-name="ce27" office:value-type="float" office:value="241.784" calcext:value-type="float">
            <text:p>241.784</text:p>
          </table:table-cell>
          <table:table-cell table:style-name="ce27" office:value-type="float" office:value="6.8" calcext:value-type="float">
            <text:p>6.8</text:p>
          </table:table-cell>
          <table:table-cell/>
          <table:table-cell table:style-name="ce32" table:number-matrix-columns-spanned="1" table:number-matrix-rows-spanned="1" table:formula="of:=MMULT([.A125:.H125];betas)" office:value-type="float" office:value="6.94937138183507" calcext:value-type="float">
            <text:p>6.94937138183507</text:p>
          </table:table-cell>
          <table:table-cell table:style-name="ce32" table:formula="of:=[.I125]-[.K125]" office:value-type="float" office:value="-0.149371381835071" calcext:value-type="float">
            <text:p>-0.149371381835071</text:p>
          </table:table-cell>
          <table:table-cell table:style-name="ce32" table:formula="of:=[.L125]^2" office:value-type="float" office:value="0.0223118097113187" calcext:value-type="float">
            <text:p>0.022311809711319</text:p>
          </table:table-cell>
          <table:table-cell table:number-columns-repeated="2"/>
          <table:table-cell table:style-name="ce32" table:formula="of:=([.I125]-ybar)^2" office:value-type="float" office:value="0.8377208862" calcext:value-type="float">
            <text:p>0.8377208862</text:p>
          </table:table-cell>
          <table:table-cell table:number-columns-repeated="2"/>
          <table:table-cell table:style-name="ce32" table:formula="of:=([.K125]-ybar)^2" office:value-type="float" office:value="1.133463265" calcext:value-type="float">
            <text:p>1.133463265</text:p>
          </table:table-cell>
          <table:table-cell table:number-columns-repeated="2"/>
          <table:table-cell table:style-name="ce32" table:formula="of:=[.L125]^3" office:value-type="float" office:value="-0.00333274584782085" calcext:value-type="float">
            <text:p>-0.003332745847821</text:p>
          </table:table-cell>
          <table:table-cell table:number-columns-repeated="2"/>
          <table:table-cell table:style-name="ce32" table:formula="of:=[.L125]^4" office:value-type="float" office:value="0.000497816852594096" calcext:value-type="float">
            <text:p>0.000497816852594</text:p>
          </table:table-cell>
          <table:table-cell table:number-columns-repeated="2"/>
          <table:table-cell table:style-name="ce32" table:formula="of:=([.L125]-[.L124])^2" office:value-type="float" office:value="0.0324200419707981" calcext:value-type="float">
            <text:p>0.03242004197079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193.019" calcext:value-type="float">
            <text:p>7193.019</text:p>
          </table:table-cell>
          <table:table-cell table:style-name="ce24" office:value-type="float" office:value="4792.1" calcext:value-type="float">
            <text:p>4792.1</text:p>
          </table:table-cell>
          <table:table-cell table:style-name="ce24" office:value-type="float" office:value="772.247" calcext:value-type="float">
            <text:p>772.247</text:p>
          </table:table-cell>
          <table:table-cell table:style-name="ce24" office:value-type="float" office:value="5379.4" calcext:value-type="float">
            <text:p>5379.4</text:p>
          </table:table-cell>
          <table:table-cell table:style-name="ce24" office:value-type="float" office:value="112.7" calcext:value-type="float">
            <text:p>112.7</text:p>
          </table:table-cell>
          <table:table-cell table:style-name="ce24" office:value-type="float" office:value="743.9" calcext:value-type="float">
            <text:p>743.9</text:p>
          </table:table-cell>
          <table:table-cell table:style-name="ce27" office:value-type="float" office:value="242.252" calcext:value-type="float">
            <text:p>242.252</text:p>
          </table:table-cell>
          <table:table-cell table:style-name="ce27" office:value-type="float" office:value="6.6" calcext:value-type="float">
            <text:p>6.6</text:p>
          </table:table-cell>
          <table:table-cell/>
          <table:table-cell table:style-name="ce32" table:number-matrix-columns-spanned="1" table:number-matrix-rows-spanned="1" table:formula="of:=MMULT([.A126:.H126];betas)" office:value-type="float" office:value="6.657663702824" calcext:value-type="float">
            <text:p>6.657663702824</text:p>
          </table:table-cell>
          <table:table-cell table:style-name="ce32" table:formula="of:=[.I126]-[.K126]" office:value-type="float" office:value="-0.0576637028239961" calcext:value-type="float">
            <text:p>-0.057663702823996</text:p>
          </table:table-cell>
          <table:table-cell table:style-name="ce32" table:formula="of:=[.L126]^2" office:value-type="float" office:value="0.00332510262337414" calcext:value-type="float">
            <text:p>0.003325102623374</text:p>
          </table:table-cell>
          <table:table-cell table:number-columns-repeated="2"/>
          <table:table-cell table:style-name="ce32" table:formula="of:=([.I126]-ybar)^2" office:value-type="float" office:value="0.5116125118" calcext:value-type="float">
            <text:p>0.5116125118</text:p>
          </table:table-cell>
          <table:table-cell table:number-columns-repeated="2"/>
          <table:table-cell table:style-name="ce32" table:formula="of:=([.K126]-ybar)^2" office:value-type="float" office:value="0.5974279558" calcext:value-type="float">
            <text:p>0.5974279558</text:p>
          </table:table-cell>
          <table:table-cell table:number-columns-repeated="2"/>
          <table:table-cell table:style-name="ce32" table:formula="of:=[.L126]^3" office:value-type="float" office:value="-0.000191737729533536" calcext:value-type="float">
            <text:p>-0.000191737729534</text:p>
          </table:table-cell>
          <table:table-cell table:number-columns-repeated="2"/>
          <table:table-cell table:style-name="ce32" table:formula="of:=[.L126]^4" office:value-type="float" office:value="0.0000110563074559696" calcext:value-type="float">
            <text:p>1.10563074559696E-05</text:p>
          </table:table-cell>
          <table:table-cell table:number-columns-repeated="2"/>
          <table:table-cell table:style-name="ce32" table:formula="of:=([.L126]-[.L125])^2" office:value-type="float" office:value="0.00841029838959843" calcext:value-type="float">
            <text:p>0.00841029838959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269.51" calcext:value-type="float">
            <text:p>7269.51</text:p>
          </table:table-cell>
          <table:table-cell table:style-name="ce24" office:value-type="float" office:value="4856.3" calcext:value-type="float">
            <text:p>4856.3</text:p>
          </table:table-cell>
          <table:table-cell table:style-name="ce24" office:value-type="float" office:value="782.962" calcext:value-type="float">
            <text:p>782.962</text:p>
          </table:table-cell>
          <table:table-cell table:style-name="ce24" office:value-type="float" office:value="5321" calcext:value-type="float">
            <text:p>5321</text:p>
          </table:table-cell>
          <table:table-cell table:style-name="ce24" office:value-type="float" office:value="113.8" calcext:value-type="float">
            <text:p>113.8</text:p>
          </table:table-cell>
          <table:table-cell table:style-name="ce24" office:value-type="float" office:value="743" calcext:value-type="float">
            <text:p>743</text:p>
          </table:table-cell>
          <table:table-cell table:style-name="ce27" office:value-type="float" office:value="242.804" calcext:value-type="float">
            <text:p>242.804</text:p>
          </table:table-cell>
          <table:table-cell table:style-name="ce27" office:value-type="float" office:value="6.3" calcext:value-type="float">
            <text:p>6.3</text:p>
          </table:table-cell>
          <table:table-cell/>
          <table:table-cell table:style-name="ce32" table:number-matrix-columns-spanned="1" table:number-matrix-rows-spanned="1" table:formula="of:=MMULT([.A127:.H127];betas)" office:value-type="float" office:value="6.31759987194367" calcext:value-type="float">
            <text:p>6.31759987194367</text:p>
          </table:table-cell>
          <table:table-cell table:style-name="ce32" table:formula="of:=[.I127]-[.K127]" office:value-type="float" office:value="-0.0175998719436707" calcext:value-type="float">
            <text:p>-0.017599871943671</text:p>
          </table:table-cell>
          <table:table-cell table:style-name="ce32" table:formula="of:=[.L127]^2" office:value-type="float" office:value="0.000309755492433609" calcext:value-type="float">
            <text:p>0.000309755492434</text:p>
          </table:table-cell>
          <table:table-cell table:number-columns-repeated="2"/>
          <table:table-cell table:style-name="ce32" table:formula="of:=([.I127]-ybar)^2" office:value-type="float" office:value="0.1724499503" calcext:value-type="float">
            <text:p>0.1724499503</text:p>
          </table:table-cell>
          <table:table-cell table:number-columns-repeated="2"/>
          <table:table-cell table:style-name="ce32" table:formula="of:=([.K127]-ybar)^2" office:value-type="float" office:value="0.1873771363" calcext:value-type="float">
            <text:p>0.1873771363</text:p>
          </table:table-cell>
          <table:table-cell table:number-columns-repeated="2"/>
          <table:table-cell table:style-name="ce32" table:formula="of:=[.L127]^3" office:value-type="float" office:value="-0.00000545165700068018" calcext:value-type="float">
            <text:p>-5.45165700068018E-06</text:p>
          </table:table-cell>
          <table:table-cell table:number-columns-repeated="2"/>
          <table:table-cell table:style-name="ce32" table:formula="of:=[.L127]^4" office:value-type="float" office:value="0.0000000959484650927873" calcext:value-type="float">
            <text:p>9.59484650927873E-08</text:p>
          </table:table-cell>
          <table:table-cell table:number-columns-repeated="2"/>
          <table:table-cell table:style-name="ce32" table:formula="of:=([.L127]-[.L126])^2" office:value-type="float" office:value="0.00160511054480731" calcext:value-type="float">
            <text:p>0.00160511054480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332.558" calcext:value-type="float">
            <text:p>7332.558</text:p>
          </table:table-cell>
          <table:table-cell table:style-name="ce24" office:value-type="float" office:value="4910.4" calcext:value-type="float">
            <text:p>4910.4</text:p>
          </table:table-cell>
          <table:table-cell table:style-name="ce24" office:value-type="float" office:value="783.804" calcext:value-type="float">
            <text:p>783.804</text:p>
          </table:table-cell>
          <table:table-cell table:style-name="ce24" office:value-type="float" office:value="5416.2" calcext:value-type="float">
            <text:p>5416.2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756.2" calcext:value-type="float">
            <text:p>756.2</text:p>
          </table:table-cell>
          <table:table-cell table:style-name="ce27" office:value-type="float" office:value="243.446" calcext:value-type="float">
            <text:p>243.446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MMULT([.A128:.H128];betas)" office:value-type="float" office:value="6.50729882474941" calcext:value-type="float">
            <text:p>6.50729882474941</text:p>
          </table:table-cell>
          <table:table-cell table:style-name="ce32" table:formula="of:=[.I128]-[.K128]" office:value-type="float" office:value="-0.507298824749412" calcext:value-type="float">
            <text:p>-0.507298824749412</text:p>
          </table:table-cell>
          <table:table-cell table:style-name="ce32" table:formula="of:=[.L128]^2" office:value-type="float" office:value="0.257352097592135" calcext:value-type="float">
            <text:p>0.257352097592135</text:p>
          </table:table-cell>
          <table:table-cell table:number-columns-repeated="2"/>
          <table:table-cell table:style-name="ce32" table:formula="of:=([.I128]-ybar)^2" office:value-type="float" office:value="0.01328738868" calcext:value-type="float">
            <text:p>0.01328738868</text:p>
          </table:table-cell>
          <table:table-cell table:number-columns-repeated="2"/>
          <table:table-cell table:style-name="ce32" table:formula="of:=([.K128]-ybar)^2" office:value-type="float" office:value="0.3875931069" calcext:value-type="float">
            <text:p>0.3875931069</text:p>
          </table:table-cell>
          <table:table-cell table:number-columns-repeated="2"/>
          <table:table-cell table:style-name="ce32" table:formula="of:=[.L128]^3" office:value-type="float" office:value="-0.130554416655286" calcext:value-type="float">
            <text:p>-0.130554416655286</text:p>
          </table:table-cell>
          <table:table-cell table:number-columns-repeated="2"/>
          <table:table-cell table:style-name="ce32" table:formula="of:=[.L128]^4" office:value-type="float" office:value="0.0662301021350718" calcext:value-type="float">
            <text:p>0.066230102135072</text:p>
          </table:table-cell>
          <table:table-cell table:number-columns-repeated="2"/>
          <table:table-cell table:style-name="ce32" table:formula="of:=([.L128]-[.L127])^2" office:value-type="float" office:value="0.23980506437904" calcext:value-type="float">
            <text:p>0.2398050643790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458.022" calcext:value-type="float">
            <text:p>7458.022</text:p>
          </table:table-cell>
          <table:table-cell table:style-name="ce24" office:value-type="float" office:value="4922.2" calcext:value-type="float">
            <text:p>4922.2</text:p>
          </table:table-cell>
          <table:table-cell table:style-name="ce24" office:value-type="float" office:value="795.467" calcext:value-type="float">
            <text:p>795.467</text:p>
          </table:table-cell>
          <table:table-cell table:style-name="ce24" office:value-type="float" office:value="5493.1" calcext:value-type="float">
            <text:p>5493.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756.2" calcext:value-type="float">
            <text:p>756.2</text:p>
          </table:table-cell>
          <table:table-cell table:style-name="ce27" office:value-type="float" office:value="243.981" calcext:value-type="float">
            <text:p>243.981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129:.H129];betas)" office:value-type="float" office:value="5.51986619268225" calcext:value-type="float">
            <text:p>5.51986619268225</text:p>
          </table:table-cell>
          <table:table-cell table:style-name="ce32" table:formula="of:=[.I129]-[.K129]" office:value-type="float" office:value="0.380133807317749" calcext:value-type="float">
            <text:p>0.380133807317749</text:p>
          </table:table-cell>
          <table:table-cell table:style-name="ce32" table:formula="of:=[.L129]^2" office:value-type="float" office:value="0.144501711465888" calcext:value-type="float">
            <text:p>0.144501711465888</text:p>
          </table:table-cell>
          <table:table-cell table:number-columns-repeated="2"/>
          <table:table-cell table:style-name="ce32" table:formula="of:=([.I129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129]-ybar)^2" office:value-type="float" office:value="0.1331249149" calcext:value-type="float">
            <text:p>0.1331249149</text:p>
          </table:table-cell>
          <table:table-cell table:number-columns-repeated="2"/>
          <table:table-cell table:style-name="ce32" table:formula="of:=[.L129]^3" office:value-type="float" office:value="0.0549299857434588" calcext:value-type="float">
            <text:p>0.054929985743459</text:p>
          </table:table-cell>
          <table:table-cell table:number-columns-repeated="2"/>
          <table:table-cell table:style-name="ce32" table:formula="of:=[.L129]^4" office:value-type="float" office:value="0.0208807446165707" calcext:value-type="float">
            <text:p>0.020880744616571</text:p>
          </table:table-cell>
          <table:table-cell table:number-columns-repeated="2"/>
          <table:table-cell table:style-name="ce32" table:formula="of:=([.L129]-[.L128])^2" office:value-type="float" office:value="0.78753667645765" calcext:value-type="float">
            <text:p>0.7875366764576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496.6" calcext:value-type="float">
            <text:p>7496.6</text:p>
          </table:table-cell>
          <table:table-cell table:style-name="ce24" office:value-type="float" office:value="5004.4" calcext:value-type="float">
            <text:p>5004.4</text:p>
          </table:table-cell>
          <table:table-cell table:style-name="ce24" office:value-type="float" office:value="773.851" calcext:value-type="float">
            <text:p>773.851</text:p>
          </table:table-cell>
          <table:table-cell table:style-name="ce24" office:value-type="float" office:value="5562.1" calcext:value-type="float">
            <text:p>5562.1</text:p>
          </table:table-cell>
          <table:table-cell table:style-name="ce24" office:value-type="float" office:value="117.2" calcext:value-type="float">
            <text:p>117.2</text:p>
          </table:table-cell>
          <table:table-cell table:style-name="ce24" office:value-type="float" office:value="768.1" calcext:value-type="float">
            <text:p>768.1</text:p>
          </table:table-cell>
          <table:table-cell table:style-name="ce27" office:value-type="float" office:value="244.445" calcext:value-type="float">
            <text:p>244.445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130:.H130];betas)" office:value-type="float" office:value="6.19988008945028" calcext:value-type="float">
            <text:p>6.19988008945028</text:p>
          </table:table-cell>
          <table:table-cell table:style-name="ce32" table:formula="of:=[.I130]-[.K130]" office:value-type="float" office:value="-0.499880089450275" calcext:value-type="float">
            <text:p>-0.499880089450275</text:p>
          </table:table-cell>
          <table:table-cell table:style-name="ce32" table:formula="of:=[.L130]^2" office:value-type="float" office:value="0.249880103828815" calcext:value-type="float">
            <text:p>0.249880103828815</text:p>
          </table:table-cell>
          <table:table-cell table:number-columns-repeated="2"/>
          <table:table-cell table:style-name="ce32" table:formula="of:=([.I130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130]-ybar)^2" office:value-type="float" office:value="0.09932016881" calcext:value-type="float">
            <text:p>0.09932016881</text:p>
          </table:table-cell>
          <table:table-cell table:number-columns-repeated="2"/>
          <table:table-cell table:style-name="ce32" table:formula="of:=[.L130]^3" office:value-type="float" office:value="-0.124910088653792" calcext:value-type="float">
            <text:p>-0.124910088653792</text:p>
          </table:table-cell>
          <table:table-cell table:number-columns-repeated="2"/>
          <table:table-cell table:style-name="ce32" table:formula="of:=[.L130]^4" office:value-type="float" office:value="0.0624400662894993" calcext:value-type="float">
            <text:p>0.062440066289499</text:p>
          </table:table-cell>
          <table:table-cell table:number-columns-repeated="2"/>
          <table:table-cell table:style-name="ce32" table:formula="of:=([.L130]-[.L129])^2" office:value-type="float" office:value="0.774424458504843" calcext:value-type="float">
            <text:p>0.77442445850484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92.881" calcext:value-type="float">
            <text:p>7592.881</text:p>
          </table:table-cell>
          <table:table-cell table:style-name="ce24" office:value-type="float" office:value="5040.8" calcext:value-type="float">
            <text:p>5040.8</text:p>
          </table:table-cell>
          <table:table-cell table:style-name="ce24" office:value-type="float" office:value="765.98" calcext:value-type="float">
            <text:p>765.98</text:p>
          </table:table-cell>
          <table:table-cell table:style-name="ce24" office:value-type="float" office:value="5614.3" calcext:value-type="float">
            <text:p>5614.3</text:p>
          </table:table-cell>
          <table:table-cell table:style-name="ce24" office:value-type="float" office:value="118.5" calcext:value-type="float">
            <text:p>118.5</text:p>
          </table:table-cell>
          <table:table-cell table:style-name="ce24" office:value-type="float" office:value="781.4" calcext:value-type="float">
            <text:p>781.4</text:p>
          </table:table-cell>
          <table:table-cell table:style-name="ce27" office:value-type="float" office:value="245.021" calcext:value-type="float">
            <text:p>245.021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131:.H131];betas)" office:value-type="float" office:value="5.74412519905657" calcext:value-type="float">
            <text:p>5.74412519905657</text:p>
          </table:table-cell>
          <table:table-cell table:style-name="ce32" table:formula="of:=[.I131]-[.K131]" office:value-type="float" office:value="-0.244125199056569" calcext:value-type="float">
            <text:p>-0.244125199056569</text:p>
          </table:table-cell>
          <table:table-cell table:style-name="ce32" table:formula="of:=[.L131]^2" office:value-type="float" office:value="0.0595971128144094" calcext:value-type="float">
            <text:p>0.059597112814409</text:p>
          </table:table-cell>
          <table:table-cell table:number-columns-repeated="2"/>
          <table:table-cell table:style-name="ce32" table:formula="of:=([.I131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131]-ybar)^2" office:value-type="float" office:value="0.01976944685" calcext:value-type="float">
            <text:p>0.01976944685</text:p>
          </table:table-cell>
          <table:table-cell table:number-columns-repeated="2"/>
          <table:table-cell table:style-name="ce32" table:formula="of:=[.L131]^3" office:value-type="float" office:value="-0.0145491570290145" calcext:value-type="float">
            <text:p>-0.014549157029015</text:p>
          </table:table-cell>
          <table:table-cell table:number-columns-repeated="2"/>
          <table:table-cell table:style-name="ce32" table:formula="of:=[.L131]^4" office:value-type="float" office:value="0.00355181585581344" calcext:value-type="float">
            <text:p>0.003551815855813</text:p>
          </table:table-cell>
          <table:table-cell table:number-columns-repeated="2"/>
          <table:table-cell table:style-name="ce32" table:formula="of:=([.L131]-[.L130])^2" office:value-type="float" office:value="0.0654105639602965" calcext:value-type="float">
            <text:p>0.06541056396029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632.082" calcext:value-type="float">
            <text:p>7632.082</text:p>
          </table:table-cell>
          <table:table-cell table:style-name="ce24" office:value-type="float" office:value="5080.6" calcext:value-type="float">
            <text:p>5080.6</text:p>
          </table:table-cell>
          <table:table-cell table:style-name="ce24" office:value-type="float" office:value="760.245" calcext:value-type="float">
            <text:p>760.245</text:p>
          </table:table-cell>
          <table:table-cell table:style-name="ce24" office:value-type="float" office:value="5657.5" calcext:value-type="float">
            <text:p>5657.5</text:p>
          </table:table-cell>
          <table:table-cell table:style-name="ce24" office:value-type="float" office:value="119.9" calcext:value-type="float">
            <text:p>119.9</text:p>
          </table:table-cell>
          <table:table-cell table:style-name="ce24" office:value-type="float" office:value="783.3" calcext:value-type="float">
            <text:p>783.3</text:p>
          </table:table-cell>
          <table:table-cell table:style-name="ce27" office:value-type="float" office:value="245.693" calcext:value-type="float">
            <text:p>245.693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132:.H132];betas)" office:value-type="float" office:value="6.01114758711319" calcext:value-type="float">
            <text:p>6.01114758711319</text:p>
          </table:table-cell>
          <table:table-cell table:style-name="ce32" table:formula="of:=[.I132]-[.K132]" office:value-type="float" office:value="-0.511147587113193" calcext:value-type="float">
            <text:p>-0.511147587113193</text:p>
          </table:table-cell>
          <table:table-cell table:style-name="ce32" table:formula="of:=[.L132]^2" office:value-type="float" office:value="0.261271855811639" calcext:value-type="float">
            <text:p>0.261271855811639</text:p>
          </table:table-cell>
          <table:table-cell table:number-columns-repeated="2"/>
          <table:table-cell table:style-name="ce32" table:formula="of:=([.I132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132]-ybar)^2" office:value-type="float" office:value="0.01598164297" calcext:value-type="float">
            <text:p>0.01598164297</text:p>
          </table:table-cell>
          <table:table-cell table:number-columns-repeated="2"/>
          <table:table-cell table:style-name="ce32" table:formula="of:=[.L132]^3" office:value-type="float" office:value="-0.133548478678705" calcext:value-type="float">
            <text:p>-0.133548478678705</text:p>
          </table:table-cell>
          <table:table-cell table:number-columns-repeated="2"/>
          <table:table-cell table:style-name="ce32" table:formula="of:=[.L132]^4" office:value-type="float" office:value="0.068262982639258" calcext:value-type="float">
            <text:p>0.068262982639258</text:p>
          </table:table-cell>
          <table:table-cell table:number-columns-repeated="2"/>
          <table:table-cell table:style-name="ce32" table:formula="of:=([.L132]-[.L131])^2" office:value-type="float" office:value="0.0713009557234623" calcext:value-type="float">
            <text:p>0.07130095572346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733.991" calcext:value-type="float">
            <text:p>7733.991</text:p>
          </table:table-cell>
          <table:table-cell table:style-name="ce24" office:value-type="float" office:value="5140.4" calcext:value-type="float">
            <text:p>5140.4</text:p>
          </table:table-cell>
          <table:table-cell table:style-name="ce24" office:value-type="float" office:value="783.065" calcext:value-type="float">
            <text:p>783.065</text:p>
          </table:table-cell>
          <table:table-cell table:style-name="ce24" office:value-type="float" office:value="5708.5" calcext:value-type="float">
            <text:p>5708.5</text:p>
          </table:table-cell>
          <table:table-cell table:style-name="ce24" office:value-type="float" office:value="121.2" calcext:value-type="float">
            <text:p>121.2</text:p>
          </table:table-cell>
          <table:table-cell table:style-name="ce24" office:value-type="float" office:value="785.7" calcext:value-type="float">
            <text:p>785.7</text:p>
          </table:table-cell>
          <table:table-cell table:style-name="ce27" office:value-type="float" office:value="246.224" calcext:value-type="float">
            <text:p>246.224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33:.H133];betas)" office:value-type="float" office:value="5.6220671421546" calcext:value-type="float">
            <text:p>5.6220671421546</text:p>
          </table:table-cell>
          <table:table-cell table:style-name="ce32" table:formula="of:=[.I133]-[.K133]" office:value-type="float" office:value="-0.322067142154599" calcext:value-type="float">
            <text:p>-0.322067142154599</text:p>
          </table:table-cell>
          <table:table-cell table:style-name="ce32" table:formula="of:=[.L133]^2" office:value-type="float" office:value="0.103727244055631" calcext:value-type="float">
            <text:p>0.103727244055631</text:p>
          </table:table-cell>
          <table:table-cell table:number-columns-repeated="2"/>
          <table:table-cell table:style-name="ce32" table:formula="of:=([.I133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33]-ybar)^2" office:value-type="float" office:value="0.06899128521" calcext:value-type="float">
            <text:p>0.06899128521</text:p>
          </table:table-cell>
          <table:table-cell table:number-columns-repeated="2"/>
          <table:table-cell table:style-name="ce32" table:formula="of:=[.L133]^3" office:value-type="float" office:value="-0.0334071370565695" calcext:value-type="float">
            <text:p>-0.03340713705657</text:p>
          </table:table-cell>
          <table:table-cell table:number-columns-repeated="2"/>
          <table:table-cell table:style-name="ce32" table:formula="of:=[.L133]^4" office:value-type="float" office:value="0.0107593411593764" calcext:value-type="float">
            <text:p>0.010759341159376</text:p>
          </table:table-cell>
          <table:table-cell table:number-columns-repeated="2"/>
          <table:table-cell table:style-name="ce32" table:formula="of:=([.L133]-[.L132])^2" office:value-type="float" office:value="0.0357514146657399" calcext:value-type="float">
            <text:p>0.0357514146657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806.603" calcext:value-type="float">
            <text:p>7806.603</text:p>
          </table:table-cell>
          <table:table-cell table:style-name="ce24" office:value-type="float" office:value="5159.3" calcext:value-type="float">
            <text:p>5159.3</text:p>
          </table:table-cell>
          <table:table-cell table:style-name="ce24" office:value-type="float" office:value="767.024" calcext:value-type="float">
            <text:p>767.024</text:p>
          </table:table-cell>
          <table:table-cell table:style-name="ce24" office:value-type="float" office:value="5773.4" calcext:value-type="float">
            <text:p>5773.4</text:p>
          </table:table-cell>
          <table:table-cell table:style-name="ce24" office:value-type="float" office:value="123.1" calcext:value-type="float">
            <text:p>123.1</text:p>
          </table:table-cell>
          <table:table-cell table:style-name="ce24" office:value-type="float" office:value="779.2" calcext:value-type="float">
            <text:p>779.2</text:p>
          </table:table-cell>
          <table:table-cell table:style-name="ce27" office:value-type="float" office:value="246.721" calcext:value-type="float">
            <text:p>246.721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134:.H134];betas)" office:value-type="float" office:value="5.44469895150008" calcext:value-type="float">
            <text:p>5.44469895150008</text:p>
          </table:table-cell>
          <table:table-cell table:style-name="ce32" table:formula="of:=[.I134]-[.K134]" office:value-type="float" office:value="-0.244698951500079" calcext:value-type="float">
            <text:p>-0.244698951500079</text:p>
          </table:table-cell>
          <table:table-cell table:style-name="ce32" table:formula="of:=[.L134]^2" office:value-type="float" office:value="0.0598775768652381" calcext:value-type="float">
            <text:p>0.059877576865238</text:p>
          </table:table-cell>
          <table:table-cell table:number-columns-repeated="2"/>
          <table:table-cell table:style-name="ce32" table:formula="of:=([.I134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134]-ybar)^2" office:value-type="float" office:value="0.1936265" calcext:value-type="float">
            <text:p>0.1936265</text:p>
          </table:table-cell>
          <table:table-cell table:number-columns-repeated="2"/>
          <table:table-cell table:style-name="ce32" table:formula="of:=[.L134]^3" office:value-type="float" office:value="-0.0146519802772892" calcext:value-type="float">
            <text:p>-0.014651980277289</text:p>
          </table:table-cell>
          <table:table-cell table:number-columns-repeated="2"/>
          <table:table-cell table:style-name="ce32" table:formula="of:=[.L134]^4" office:value-type="float" office:value="0.0035853242112525" calcext:value-type="float">
            <text:p>0.003585324211253</text:p>
          </table:table-cell>
          <table:table-cell table:number-columns-repeated="2"/>
          <table:table-cell table:style-name="ce32" table:formula="of:=([.L134]-[.L133])^2" office:value-type="float" office:value="0.0059858369251541" calcext:value-type="float">
            <text:p>0.00598583692515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865.016" calcext:value-type="float">
            <text:p>7865.016</text:p>
          </table:table-cell>
          <table:table-cell table:style-name="ce24" office:value-type="float" office:value="5182.4" calcext:value-type="float">
            <text:p>5182.4</text:p>
          </table:table-cell>
          <table:table-cell table:style-name="ce24" office:value-type="float" office:value="784.275" calcext:value-type="float">
            <text:p>784.275</text:p>
          </table:table-cell>
          <table:table-cell table:style-name="ce24" office:value-type="float" office:value="5749.8" calcext:value-type="float">
            <text:p>5749.8</text:p>
          </table:table-cell>
          <table:table-cell table:style-name="ce24" office:value-type="float" office:value="124.5" calcext:value-type="float">
            <text:p>124.5</text:p>
          </table:table-cell>
          <table:table-cell table:style-name="ce24" office:value-type="float" office:value="777.8" calcext:value-type="float">
            <text:p>777.8</text:p>
          </table:table-cell>
          <table:table-cell table:style-name="ce27" office:value-type="float" office:value="247.342" calcext:value-type="float">
            <text:p>247.342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135:.H135];betas)" office:value-type="float" office:value="5.07864046414796" calcext:value-type="float">
            <text:p>5.07864046414796</text:p>
          </table:table-cell>
          <table:table-cell table:style-name="ce32" table:formula="of:=[.I135]-[.K135]" office:value-type="float" office:value="0.121359535852041" calcext:value-type="float">
            <text:p>0.121359535852041</text:p>
          </table:table-cell>
          <table:table-cell table:style-name="ce32" table:formula="of:=[.L135]^2" office:value-type="float" office:value="0.0147281369422228" calcext:value-type="float">
            <text:p>0.014728136942223</text:p>
          </table:table-cell>
          <table:table-cell table:number-columns-repeated="2"/>
          <table:table-cell table:style-name="ce32" table:formula="of:=([.I135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135]-ybar)^2" office:value-type="float" office:value="0.6497788309" calcext:value-type="float">
            <text:p>0.6497788309</text:p>
          </table:table-cell>
          <table:table-cell table:number-columns-repeated="2"/>
          <table:table-cell table:style-name="ce32" table:formula="of:=[.L135]^3" office:value-type="float" office:value="0.00178739986327346" calcext:value-type="float">
            <text:p>0.001787399863273</text:p>
          </table:table-cell>
          <table:table-cell table:number-columns-repeated="2"/>
          <table:table-cell table:style-name="ce32" table:formula="of:=[.L135]^4" office:value-type="float" office:value="0.000216918017788868" calcext:value-type="float">
            <text:p>0.000216918017789</text:p>
          </table:table-cell>
          <table:table-cell table:number-columns-repeated="2"/>
          <table:table-cell table:style-name="ce32" table:formula="of:=([.L135]-[.L134])^2" office:value-type="float" office:value="0.133998816162522" calcext:value-type="float">
            <text:p>0.13399881616252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927.393" calcext:value-type="float">
            <text:p>7927.393</text:p>
          </table:table-cell>
          <table:table-cell table:style-name="ce24" office:value-type="float" office:value="5236.1" calcext:value-type="float">
            <text:p>5236.1</text:p>
          </table:table-cell>
          <table:table-cell table:style-name="ce24" office:value-type="float" office:value="791.819" calcext:value-type="float">
            <text:p>791.819</text:p>
          </table:table-cell>
          <table:table-cell table:style-name="ce24" office:value-type="float" office:value="5787" calcext:value-type="float">
            <text:p>5787</text:p>
          </table:table-cell>
          <table:table-cell table:style-name="ce24" office:value-type="float" office:value="125.4" calcext:value-type="float">
            <text:p>125.4</text:p>
          </table:table-cell>
          <table:table-cell table:style-name="ce24" office:value-type="float" office:value="786.6" calcext:value-type="float">
            <text:p>786.6</text:p>
          </table:table-cell>
          <table:table-cell table:style-name="ce27" office:value-type="float" office:value="248.067" calcext:value-type="float">
            <text:p>248.067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36:.H136];betas)" office:value-type="float" office:value="5.08822727329493" calcext:value-type="float">
            <text:p>5.08822727329493</text:p>
          </table:table-cell>
          <table:table-cell table:style-name="ce32" table:formula="of:=[.I136]-[.K136]" office:value-type="float" office:value="0.211772726705067" calcext:value-type="float">
            <text:p>0.211772726705067</text:p>
          </table:table-cell>
          <table:table-cell table:style-name="ce32" table:formula="of:=[.L136]^2" office:value-type="float" office:value="0.0448476877760988" calcext:value-type="float">
            <text:p>0.044847687776099</text:p>
          </table:table-cell>
          <table:table-cell table:number-columns-repeated="2"/>
          <table:table-cell table:style-name="ce32" table:formula="of:=([.I136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36]-ybar)^2" office:value-type="float" office:value="0.6344151027" calcext:value-type="float">
            <text:p>0.6344151027</text:p>
          </table:table-cell>
          <table:table-cell table:number-columns-repeated="2"/>
          <table:table-cell table:style-name="ce32" table:formula="of:=[.L136]^3" office:value-type="float" office:value="0.00949751712676194" calcext:value-type="float">
            <text:p>0.009497517126762</text:p>
          </table:table-cell>
          <table:table-cell table:number-columns-repeated="2"/>
          <table:table-cell table:style-name="ce32" table:formula="of:=[.L136]^4" office:value-type="float" office:value="0.00201131509886245" calcext:value-type="float">
            <text:p>0.002011315098862</text:p>
          </table:table-cell>
          <table:table-cell table:number-columns-repeated="2"/>
          <table:table-cell table:style-name="ce32" table:formula="of:=([.L136]-[.L135])^2" office:value-type="float" office:value="0.00817454508022565" calcext:value-type="float">
            <text:p>0.00817454508022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944.697" calcext:value-type="float">
            <text:p>7944.697</text:p>
          </table:table-cell>
          <table:table-cell table:style-name="ce24" office:value-type="float" office:value="5261.7" calcext:value-type="float">
            <text:p>5261.7</text:p>
          </table:table-cell>
          <table:table-cell table:style-name="ce24" office:value-type="float" office:value="787.844" calcext:value-type="float">
            <text:p>787.844</text:p>
          </table:table-cell>
          <table:table-cell table:style-name="ce24" office:value-type="float" office:value="5831.3" calcext:value-type="float">
            <text:p>5831.3</text:p>
          </table:table-cell>
          <table:table-cell table:style-name="ce24" office:value-type="float" office:value="127.5" calcext:value-type="float">
            <text:p>127.5</text:p>
          </table:table-cell>
          <table:table-cell table:style-name="ce24" office:value-type="float" office:value="795.4" calcext:value-type="float">
            <text:p>795.4</text:p>
          </table:table-cell>
          <table:table-cell table:style-name="ce27" office:value-type="float" office:value="248.659" calcext:value-type="float">
            <text:p>248.659</text:p>
          </table:table-cell>
          <table:table-cell table:style-name="ce27" office:value-type="float" office:value="5.4" calcext:value-type="float">
            <text:p>5.4</text:p>
          </table:table-cell>
          <table:table-cell/>
          <table:table-cell table:style-name="ce32" table:number-matrix-columns-spanned="1" table:number-matrix-rows-spanned="1" table:formula="of:=MMULT([.A137:.H137];betas)" office:value-type="float" office:value="5.50447058479865" calcext:value-type="float">
            <text:p>5.50447058479865</text:p>
          </table:table-cell>
          <table:table-cell table:style-name="ce32" table:formula="of:=[.I137]-[.K137]" office:value-type="float" office:value="-0.104470584798653" calcext:value-type="float">
            <text:p>-0.104470584798653</text:p>
          </table:table-cell>
          <table:table-cell table:style-name="ce32" table:formula="of:=[.L137]^2" office:value-type="float" office:value="0.0109141030881726" calcext:value-type="float">
            <text:p>0.010914103088173</text:p>
          </table:table-cell>
          <table:table-cell table:number-columns-repeated="2"/>
          <table:table-cell table:style-name="ce32" table:formula="of:=([.I137]-ybar)^2" office:value-type="float" office:value="0.2349622655" calcext:value-type="float">
            <text:p>0.2349622655</text:p>
          </table:table-cell>
          <table:table-cell table:number-columns-repeated="2"/>
          <table:table-cell table:style-name="ce32" table:formula="of:=([.K137]-ybar)^2" office:value-type="float" office:value="0.144596511" calcext:value-type="float">
            <text:p>0.144596511</text:p>
          </table:table-cell>
          <table:table-cell table:number-columns-repeated="2"/>
          <table:table-cell table:style-name="ce32" table:formula="of:=[.L137]^3" office:value-type="float" office:value="-0.00114020273217417" calcext:value-type="float">
            <text:p>-0.001140202732174</text:p>
          </table:table-cell>
          <table:table-cell table:number-columns-repeated="2"/>
          <table:table-cell table:style-name="ce32" table:formula="of:=[.L137]^4" office:value-type="float" office:value="0.000119117646219258" calcext:value-type="float">
            <text:p>0.000119117646219</text:p>
          </table:table-cell>
          <table:table-cell table:number-columns-repeated="2"/>
          <table:table-cell table:style-name="ce32" table:formula="of:=([.L137]-[.L136])^2" office:value-type="float" office:value="0.100009832070839" calcext:value-type="float">
            <text:p>0.10000983207083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27.693" calcext:value-type="float">
            <text:p>8027.693</text:p>
          </table:table-cell>
          <table:table-cell table:style-name="ce24" office:value-type="float" office:value="5303.3" calcext:value-type="float">
            <text:p>5303.3</text:p>
          </table:table-cell>
          <table:table-cell table:style-name="ce24" office:value-type="float" office:value="799.681" calcext:value-type="float">
            <text:p>799.681</text:p>
          </table:table-cell>
          <table:table-cell table:style-name="ce24" office:value-type="float" office:value="5875.1" calcext:value-type="float">
            <text:p>5875.1</text:p>
          </table:table-cell>
          <table:table-cell table:style-name="ce24" office:value-type="float" office:value="128.9" calcext:value-type="float">
            <text:p>128.9</text:p>
          </table:table-cell>
          <table:table-cell table:style-name="ce24" office:value-type="float" office:value="806.2" calcext:value-type="float">
            <text:p>806.2</text:p>
          </table:table-cell>
          <table:table-cell table:style-name="ce27" office:value-type="float" office:value="249.306" calcext:value-type="float">
            <text:p>249.306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38:.H138];betas)" office:value-type="float" office:value="5.19401252909917" calcext:value-type="float">
            <text:p>5.19401252909917</text:p>
          </table:table-cell>
          <table:table-cell table:style-name="ce32" table:formula="of:=[.I138]-[.K138]" office:value-type="float" office:value="0.105987470900831" calcext:value-type="float">
            <text:p>0.105987470900831</text:p>
          </table:table-cell>
          <table:table-cell table:style-name="ce32" table:formula="of:=[.L138]^2" office:value-type="float" office:value="0.0112333439879545" calcext:value-type="float">
            <text:p>0.011233343987955</text:p>
          </table:table-cell>
          <table:table-cell table:number-columns-repeated="2"/>
          <table:table-cell table:style-name="ce32" table:formula="of:=([.I138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38]-ybar)^2" office:value-type="float" office:value="0.4770893317" calcext:value-type="float">
            <text:p>0.4770893317</text:p>
          </table:table-cell>
          <table:table-cell table:number-columns-repeated="2"/>
          <table:table-cell table:style-name="ce32" table:formula="of:=[.L138]^3" office:value-type="float" office:value="0.00119059371904235" calcext:value-type="float">
            <text:p>0.001190593719042</text:p>
          </table:table-cell>
          <table:table-cell table:number-columns-repeated="2"/>
          <table:table-cell table:style-name="ce32" table:formula="of:=[.L138]^4" office:value-type="float" office:value="0.000126188017151714" calcext:value-type="float">
            <text:p>0.000126188017152</text:p>
          </table:table-cell>
          <table:table-cell table:number-columns-repeated="2"/>
          <table:table-cell table:style-name="ce32" table:formula="of:=([.L138]-[.L137])^2" office:value-type="float" office:value="0.0442925932088072" calcext:value-type="float">
            <text:p>0.04429259320880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59.598" calcext:value-type="float">
            <text:p>8059.598</text:p>
          </table:table-cell>
          <table:table-cell table:style-name="ce24" office:value-type="float" office:value="5320.8" calcext:value-type="float">
            <text:p>5320.8</text:p>
          </table:table-cell>
          <table:table-cell table:style-name="ce24" office:value-type="float" office:value="800.639" calcext:value-type="float">
            <text:p>800.639</text:p>
          </table:table-cell>
          <table:table-cell table:style-name="ce24" office:value-type="float" office:value="5913.9" calcext:value-type="float">
            <text:p>5913.9</text:p>
          </table:table-cell>
          <table:table-cell table:style-name="ce24" office:value-type="float" office:value="130.5" calcext:value-type="float">
            <text:p>130.5</text:p>
          </table:table-cell>
          <table:table-cell table:style-name="ce24" office:value-type="float" office:value="810.1" calcext:value-type="float">
            <text:p>810.1</text:p>
          </table:table-cell>
          <table:table-cell table:style-name="ce27" office:value-type="float" office:value="250.132" calcext:value-type="float">
            <text:p>250.132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39:.H139];betas)" office:value-type="float" office:value="5.35842230595974" calcext:value-type="float">
            <text:p>5.35842230595974</text:p>
          </table:table-cell>
          <table:table-cell table:style-name="ce32" table:formula="of:=[.I139]-[.K139]" office:value-type="float" office:value="-0.0584223059597422" calcext:value-type="float">
            <text:p>-0.058422305959742</text:p>
          </table:table-cell>
          <table:table-cell table:style-name="ce32" table:formula="of:=[.L139]^2" office:value-type="float" office:value="0.00341316583365373" calcext:value-type="float">
            <text:p>0.003413165833654</text:p>
          </table:table-cell>
          <table:table-cell table:number-columns-repeated="2"/>
          <table:table-cell table:style-name="ce32" table:formula="of:=([.I139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39]-ybar)^2" office:value-type="float" office:value="0.2769988036" calcext:value-type="float">
            <text:p>0.2769988036</text:p>
          </table:table-cell>
          <table:table-cell table:number-columns-repeated="2"/>
          <table:table-cell table:style-name="ce32" table:formula="of:=[.L139]^3" office:value-type="float" office:value="-0.000199405018625057" calcext:value-type="float">
            <text:p>-0.000199405018625</text:p>
          </table:table-cell>
          <table:table-cell table:number-columns-repeated="2"/>
          <table:table-cell table:style-name="ce32" table:formula="of:=[.L139]^4" office:value-type="float" office:value="0.0000116497010080211" calcext:value-type="float">
            <text:p>1.16497010080211E-05</text:p>
          </table:table-cell>
          <table:table-cell table:number-columns-repeated="2"/>
          <table:table-cell table:style-name="ce32" table:formula="of:=([.L139]-[.L138])^2" office:value-type="float" office:value="0.0270305747273435" calcext:value-type="float">
            <text:p>0.02703057472734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59.476" calcext:value-type="float">
            <text:p>8059.476</text:p>
          </table:table-cell>
          <table:table-cell table:style-name="ce24" office:value-type="float" office:value="5341" calcext:value-type="float">
            <text:p>5341</text:p>
          </table:table-cell>
          <table:table-cell table:style-name="ce24" office:value-type="float" office:value="793.513" calcext:value-type="float">
            <text:p>793.513</text:p>
          </table:table-cell>
          <table:table-cell table:style-name="ce24" office:value-type="float" office:value="5918.1" calcext:value-type="float">
            <text:p>5918.1</text:p>
          </table:table-cell>
          <table:table-cell table:style-name="ce24" office:value-type="float" office:value="133.4" calcext:value-type="float">
            <text:p>133.4</text:p>
          </table:table-cell>
          <table:table-cell table:style-name="ce24" office:value-type="float" office:value="819.8" calcext:value-type="float">
            <text:p>819.8</text:p>
          </table:table-cell>
          <table:table-cell table:style-name="ce27" office:value-type="float" office:value="251.057" calcext:value-type="float">
            <text:p>251.057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140:.H140];betas)" office:value-type="float" office:value="5.94761841597542" calcext:value-type="float">
            <text:p>5.94761841597542</text:p>
          </table:table-cell>
          <table:table-cell table:style-name="ce32" table:formula="of:=[.I140]-[.K140]" office:value-type="float" office:value="-0.24761841597542" calcext:value-type="float">
            <text:p>-0.24761841597542</text:p>
          </table:table-cell>
          <table:table-cell table:style-name="ce32" table:formula="of:=[.L140]^2" office:value-type="float" office:value="0.0613148799301759" calcext:value-type="float">
            <text:p>0.061314879930176</text:p>
          </table:table-cell>
          <table:table-cell table:number-columns-repeated="2"/>
          <table:table-cell table:style-name="ce32" table:formula="of:=([.I140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140]-ybar)^2" office:value-type="float" office:value="0.003955070586" calcext:value-type="float">
            <text:p>0.003955070586</text:p>
          </table:table-cell>
          <table:table-cell table:number-columns-repeated="2"/>
          <table:table-cell table:style-name="ce32" table:formula="of:=[.L140]^3" office:value-type="float" office:value="-0.0151826934440332" calcext:value-type="float">
            <text:p>-0.015182693444033</text:p>
          </table:table-cell>
          <table:table-cell table:number-columns-repeated="2"/>
          <table:table-cell table:style-name="ce32" table:formula="of:=[.L140]^4" office:value-type="float" office:value="0.00375951450085189" calcext:value-type="float">
            <text:p>0.003759514500852</text:p>
          </table:table-cell>
          <table:table-cell table:number-columns-repeated="2"/>
          <table:table-cell table:style-name="ce32" table:formula="of:=([.L140]-[.L139])^2" office:value-type="float" office:value="0.0357951680450643" calcext:value-type="float">
            <text:p>0.03579516804506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988.864" calcext:value-type="float">
            <text:p>7988.864</text:p>
          </table:table-cell>
          <table:table-cell table:style-name="ce24" office:value-type="float" office:value="5299.5" calcext:value-type="float">
            <text:p>5299.5</text:p>
          </table:table-cell>
          <table:table-cell table:style-name="ce24" office:value-type="float" office:value="800.525" calcext:value-type="float">
            <text:p>800.525</text:p>
          </table:table-cell>
          <table:table-cell table:style-name="ce24" office:value-type="float" office:value="5878.2" calcext:value-type="float">
            <text:p>5878.2</text:p>
          </table:table-cell>
          <table:table-cell table:style-name="ce24" office:value-type="float" office:value="134.7" calcext:value-type="float">
            <text:p>134.7</text:p>
          </table:table-cell>
          <table:table-cell table:style-name="ce24" office:value-type="float" office:value="827.2" calcext:value-type="float">
            <text:p>827.2</text:p>
          </table:table-cell>
          <table:table-cell table:style-name="ce27" office:value-type="float" office:value="251.889" calcext:value-type="float">
            <text:p>251.889</text:p>
          </table:table-cell>
          <table:table-cell table:style-name="ce27" office:value-type="float" office:value="6.1" calcext:value-type="float">
            <text:p>6.1</text:p>
          </table:table-cell>
          <table:table-cell/>
          <table:table-cell table:style-name="ce32" table:number-matrix-columns-spanned="1" table:number-matrix-rows-spanned="1" table:formula="of:=MMULT([.A141:.H141];betas)" office:value-type="float" office:value="6.51165689439105" calcext:value-type="float">
            <text:p>6.51165689439105</text:p>
          </table:table-cell>
          <table:table-cell table:style-name="ce32" table:formula="of:=[.I141]-[.K141]" office:value-type="float" office:value="-0.411656894391053" calcext:value-type="float">
            <text:p>-0.411656894391053</text:p>
          </table:table-cell>
          <table:table-cell table:style-name="ce32" table:formula="of:=[.L141]^2" office:value-type="float" office:value="0.169461398699686" calcext:value-type="float">
            <text:p>0.169461398699686</text:p>
          </table:table-cell>
          <table:table-cell table:number-columns-repeated="2"/>
          <table:table-cell table:style-name="ce32" table:formula="of:=([.I141]-ybar)^2" office:value-type="float" office:value="0.04634157587" calcext:value-type="float">
            <text:p>0.04634157587</text:p>
          </table:table-cell>
          <table:table-cell table:number-columns-repeated="2"/>
          <table:table-cell table:style-name="ce32" table:formula="of:=([.K141]-ybar)^2" office:value-type="float" office:value="0.3930385045" calcext:value-type="float">
            <text:p>0.3930385045</text:p>
          </table:table-cell>
          <table:table-cell table:number-columns-repeated="2"/>
          <table:table-cell table:style-name="ce32" table:formula="of:=[.L141]^3" office:value-type="float" office:value="-0.0697599531078768" calcext:value-type="float">
            <text:p>-0.069759953107877</text:p>
          </table:table-cell>
          <table:table-cell table:number-columns-repeated="2"/>
          <table:table-cell table:style-name="ce32" table:formula="of:=[.L141]^4" office:value-type="float" office:value="0.028717165649254" calcext:value-type="float">
            <text:p>0.028717165649254</text:p>
          </table:table-cell>
          <table:table-cell table:number-columns-repeated="2"/>
          <table:table-cell table:style-name="ce32" table:formula="of:=([.L141]-[.L140])^2" office:value-type="float" office:value="0.0269086224009161" calcext:value-type="float">
            <text:p>0.02690862240091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7950.164" calcext:value-type="float">
            <text:p>7950.164</text:p>
          </table:table-cell>
          <table:table-cell table:style-name="ce24" office:value-type="float" office:value="5284.4" calcext:value-type="float">
            <text:p>5284.4</text:p>
          </table:table-cell>
          <table:table-cell table:style-name="ce24" office:value-type="float" office:value="806.775" calcext:value-type="float">
            <text:p>806.775</text:p>
          </table:table-cell>
          <table:table-cell table:style-name="ce24" office:value-type="float" office:value="5896.3" calcext:value-type="float">
            <text:p>5896.3</text:p>
          </table:table-cell>
          <table:table-cell table:style-name="ce24" office:value-type="float" office:value="135.1" calcext:value-type="float">
            <text:p>135.1</text:p>
          </table:table-cell>
          <table:table-cell table:style-name="ce24" office:value-type="float" office:value="843.2" calcext:value-type="float">
            <text:p>843.2</text:p>
          </table:table-cell>
          <table:table-cell table:style-name="ce27" office:value-type="float" office:value="252.643" calcext:value-type="float">
            <text:p>252.643</text:p>
          </table:table-cell>
          <table:table-cell table:style-name="ce27" office:value-type="float" office:value="6.6" calcext:value-type="float">
            <text:p>6.6</text:p>
          </table:table-cell>
          <table:table-cell/>
          <table:table-cell table:style-name="ce32" table:number-matrix-columns-spanned="1" table:number-matrix-rows-spanned="1" table:formula="of:=MMULT([.A142:.H142];betas)" office:value-type="float" office:value="6.9923785920396" calcext:value-type="float">
            <text:p>6.9923785920396</text:p>
          </table:table-cell>
          <table:table-cell table:style-name="ce32" table:formula="of:=[.I142]-[.K142]" office:value-type="float" office:value="-0.3923785920396" calcext:value-type="float">
            <text:p>-0.3923785920396</text:p>
          </table:table-cell>
          <table:table-cell table:style-name="ce32" table:formula="of:=[.L142]^2" office:value-type="float" office:value="0.153960959490979" calcext:value-type="float">
            <text:p>0.153960959490979</text:p>
          </table:table-cell>
          <table:table-cell table:number-columns-repeated="2"/>
          <table:table-cell table:style-name="ce32" table:formula="of:=([.I142]-ybar)^2" office:value-type="float" office:value="0.5116125118" calcext:value-type="float">
            <text:p>0.5116125118</text:p>
          </table:table-cell>
          <table:table-cell table:number-columns-repeated="2"/>
          <table:table-cell table:style-name="ce32" table:formula="of:=([.K142]-ybar)^2" office:value-type="float" office:value="1.226887477" calcext:value-type="float">
            <text:p>1.226887477</text:p>
          </table:table-cell>
          <table:table-cell table:number-columns-repeated="2"/>
          <table:table-cell table:style-name="ce32" table:formula="of:=[.L142]^3" office:value-type="float" office:value="-0.0604109845141363" calcext:value-type="float">
            <text:p>-0.060410984514136</text:p>
          </table:table-cell>
          <table:table-cell table:number-columns-repeated="2"/>
          <table:table-cell table:style-name="ce32" table:formula="of:=[.L142]^4" office:value-type="float" office:value="0.0237039770473829" calcext:value-type="float">
            <text:p>0.023703977047383</text:p>
          </table:table-cell>
          <table:table-cell table:number-columns-repeated="2"/>
          <table:table-cell table:style-name="ce32" table:formula="of:=([.L142]-[.L141])^2" office:value-type="float" office:value="0.000371652941554008" calcext:value-type="float">
            <text:p>0.00037165294155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03.822" calcext:value-type="float">
            <text:p>8003.822</text:p>
          </table:table-cell>
          <table:table-cell table:style-name="ce24" office:value-type="float" office:value="5324.7" calcext:value-type="float">
            <text:p>5324.7</text:p>
          </table:table-cell>
          <table:table-cell table:style-name="ce24" office:value-type="float" office:value="809.081" calcext:value-type="float">
            <text:p>809.081</text:p>
          </table:table-cell>
          <table:table-cell table:style-name="ce24" office:value-type="float" office:value="5941.1" calcext:value-type="float">
            <text:p>5941.1</text:p>
          </table:table-cell>
          <table:table-cell table:style-name="ce24" office:value-type="float" office:value="136.2" calcext:value-type="float">
            <text:p>136.2</text:p>
          </table:table-cell>
          <table:table-cell table:style-name="ce24" office:value-type="float" office:value="861.5" calcext:value-type="float">
            <text:p>861.5</text:p>
          </table:table-cell>
          <table:table-cell table:style-name="ce27" office:value-type="float" office:value="253.493" calcext:value-type="float">
            <text:p>253.493</text:p>
          </table:table-cell>
          <table:table-cell table:style-name="ce27" office:value-type="float" office:value="6.8" calcext:value-type="float">
            <text:p>6.8</text:p>
          </table:table-cell>
          <table:table-cell/>
          <table:table-cell table:style-name="ce32" table:number-matrix-columns-spanned="1" table:number-matrix-rows-spanned="1" table:formula="of:=MMULT([.A143:.H143];betas)" office:value-type="float" office:value="7.03590872060663" calcext:value-type="float">
            <text:p>7.03590872060663</text:p>
          </table:table-cell>
          <table:table-cell table:style-name="ce32" table:formula="of:=[.I143]-[.K143]" office:value-type="float" office:value="-0.235908720606628" calcext:value-type="float">
            <text:p>-0.235908720606628</text:p>
          </table:table-cell>
          <table:table-cell table:style-name="ce32" table:formula="of:=[.L143]^2" office:value-type="float" office:value="0.055652924458256" calcext:value-type="float">
            <text:p>0.055652924458256</text:p>
          </table:table-cell>
          <table:table-cell table:number-columns-repeated="2"/>
          <table:table-cell table:style-name="ce32" table:formula="of:=([.I143]-ybar)^2" office:value-type="float" office:value="0.8377208862" calcext:value-type="float">
            <text:p>0.8377208862</text:p>
          </table:table-cell>
          <table:table-cell table:number-columns-repeated="2"/>
          <table:table-cell table:style-name="ce32" table:formula="of:=([.K143]-ybar)^2" office:value-type="float" office:value="1.325214602" calcext:value-type="float">
            <text:p>1.325214602</text:p>
          </table:table-cell>
          <table:table-cell table:number-columns-repeated="2"/>
          <table:table-cell table:style-name="ce32" table:formula="of:=[.L143]^3" office:value-type="float" office:value="-0.0131290102069645" calcext:value-type="float">
            <text:p>-0.013129010206965</text:p>
          </table:table-cell>
          <table:table-cell table:number-columns-repeated="2"/>
          <table:table-cell table:style-name="ce32" table:formula="of:=[.L143]^4" office:value-type="float" office:value="0.00309724800075635" calcext:value-type="float">
            <text:p>0.003097248000756</text:p>
          </table:table-cell>
          <table:table-cell table:number-columns-repeated="2"/>
          <table:table-cell table:style-name="ce32" table:formula="of:=([.L143]-[.L142])^2" office:value-type="float" office:value="0.0244828206662509" calcext:value-type="float">
            <text:p>0.02448282066625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37.538" calcext:value-type="float">
            <text:p>8037.538</text:p>
          </table:table-cell>
          <table:table-cell table:style-name="ce24" office:value-type="float" office:value="5345" calcext:value-type="float">
            <text:p>5345</text:p>
          </table:table-cell>
          <table:table-cell table:style-name="ce24" office:value-type="float" office:value="793.987" calcext:value-type="float">
            <text:p>793.987</text:p>
          </table:table-cell>
          <table:table-cell table:style-name="ce24" office:value-type="float" office:value="5953.6" calcext:value-type="float">
            <text:p>5953.6</text:p>
          </table:table-cell>
          <table:table-cell table:style-name="ce24" office:value-type="float" office:value="137.2" calcext:value-type="float">
            <text:p>137.2</text:p>
          </table:table-cell>
          <table:table-cell table:style-name="ce24" office:value-type="float" office:value="878" calcext:value-type="float">
            <text:p>878</text:p>
          </table:table-cell>
          <table:table-cell table:style-name="ce27" office:value-type="float" office:value="254.435" calcext:value-type="float">
            <text:p>254.435</text:p>
          </table:table-cell>
          <table:table-cell table:style-name="ce27" office:value-type="float" office:value="6.9" calcext:value-type="float">
            <text:p>6.9</text:p>
          </table:table-cell>
          <table:table-cell/>
          <table:table-cell table:style-name="ce32" table:number-matrix-columns-spanned="1" table:number-matrix-rows-spanned="1" table:formula="of:=MMULT([.A144:.H144];betas)" office:value-type="float" office:value="7.11080328977038" calcext:value-type="float">
            <text:p>7.11080328977038</text:p>
          </table:table-cell>
          <table:table-cell table:style-name="ce32" table:formula="of:=[.I144]-[.K144]" office:value-type="float" office:value="-0.21080328977038" calcext:value-type="float">
            <text:p>-0.21080328977038</text:p>
          </table:table-cell>
          <table:table-cell table:style-name="ce32" table:formula="of:=[.L144]^2" office:value-type="float" office:value="0.044438026978015" calcext:value-type="float">
            <text:p>0.044438026978015</text:p>
          </table:table-cell>
          <table:table-cell table:number-columns-repeated="2"/>
          <table:table-cell table:style-name="ce32" table:formula="of:=([.I144]-ybar)^2" office:value-type="float" office:value="1.030775073" calcext:value-type="float">
            <text:p>1.030775073</text:p>
          </table:table-cell>
          <table:table-cell table:number-columns-repeated="2"/>
          <table:table-cell table:style-name="ce32" table:formula="of:=([.K144]-ybar)^2" office:value-type="float" office:value="1.503258007" calcext:value-type="float">
            <text:p>1.503258007</text:p>
          </table:table-cell>
          <table:table-cell table:number-columns-repeated="2"/>
          <table:table-cell table:style-name="ce32" table:formula="of:=[.L144]^3" office:value-type="float" office:value="-0.00936768227787048" calcext:value-type="float">
            <text:p>-0.00936768227787</text:p>
          </table:table-cell>
          <table:table-cell table:number-columns-repeated="2"/>
          <table:table-cell table:style-name="ce32" table:formula="of:=[.L144]^4" office:value-type="float" office:value="0.00197473824169879" calcext:value-type="float">
            <text:p>0.001974738241699</text:p>
          </table:table-cell>
          <table:table-cell table:number-columns-repeated="2"/>
          <table:table-cell table:style-name="ce32" table:formula="of:=([.L144]-[.L143])^2" office:value-type="float" office:value="0.000630282657473607" calcext:value-type="float">
            <text:p>0.00063028265747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69.046" calcext:value-type="float">
            <text:p>8069.046</text:p>
          </table:table-cell>
          <table:table-cell table:style-name="ce24" office:value-type="float" office:value="5342.6" calcext:value-type="float">
            <text:p>5342.6</text:p>
          </table:table-cell>
          <table:table-cell table:style-name="ce24" office:value-type="float" office:value="778.378" calcext:value-type="float">
            <text:p>778.378</text:p>
          </table:table-cell>
          <table:table-cell table:style-name="ce24" office:value-type="float" office:value="5992.4" calcext:value-type="float">
            <text:p>5992.4</text:p>
          </table:table-cell>
          <table:table-cell table:style-name="ce24" office:value-type="float" office:value="138.3" calcext:value-type="float">
            <text:p>138.3</text:p>
          </table:table-cell>
          <table:table-cell table:style-name="ce24" office:value-type="float" office:value="910.4" calcext:value-type="float">
            <text:p>910.4</text:p>
          </table:table-cell>
          <table:table-cell table:style-name="ce27" office:value-type="float" office:value="255.214" calcext:value-type="float">
            <text:p>255.214</text:p>
          </table:table-cell>
          <table:table-cell table:style-name="ce27" office:value-type="float" office:value="7.1" calcext:value-type="float">
            <text:p>7.1</text:p>
          </table:table-cell>
          <table:table-cell/>
          <table:table-cell table:style-name="ce32" table:number-matrix-columns-spanned="1" table:number-matrix-rows-spanned="1" table:formula="of:=MMULT([.A145:.H145];betas)" office:value-type="float" office:value="7.02102966349595" calcext:value-type="float">
            <text:p>7.02102966349595</text:p>
          </table:table-cell>
          <table:table-cell table:style-name="ce32" table:formula="of:=[.I145]-[.K145]" office:value-type="float" office:value="0.0789703365040477" calcext:value-type="float">
            <text:p>0.078970336504048</text:p>
          </table:table-cell>
          <table:table-cell table:style-name="ce32" table:formula="of:=[.L145]^2" office:value-type="float" office:value="0.00623631404756253" calcext:value-type="float">
            <text:p>0.006236314047563</text:p>
          </table:table-cell>
          <table:table-cell table:number-columns-repeated="2"/>
          <table:table-cell table:style-name="ce32" table:formula="of:=([.I145]-ybar)^2" office:value-type="float" office:value="1.476883448" calcext:value-type="float">
            <text:p>1.476883448</text:p>
          </table:table-cell>
          <table:table-cell table:number-columns-repeated="2"/>
          <table:table-cell table:style-name="ce32" table:formula="of:=([.K145]-ybar)^2" office:value-type="float" office:value="1.291179052" calcext:value-type="float">
            <text:p>1.291179052</text:p>
          </table:table-cell>
          <table:table-cell table:number-columns-repeated="2"/>
          <table:table-cell table:style-name="ce32" table:formula="of:=[.L145]^3" office:value-type="float" office:value="0.000492483818880933" calcext:value-type="float">
            <text:p>0.000492483818881</text:p>
          </table:table-cell>
          <table:table-cell table:number-columns-repeated="2"/>
          <table:table-cell table:style-name="ce32" table:formula="of:=[.L145]^4" office:value-type="float" office:value="0.0000388916128998258" calcext:value-type="float">
            <text:p>3.88916128998258E-05</text:p>
          </table:table-cell>
          <table:table-cell table:number-columns-repeated="2"/>
          <table:table-cell table:style-name="ce32" table:formula="of:=([.L145]-[.L144])^2" office:value-type="float" office:value="0.083968754484232" calcext:value-type="float">
            <text:p>0.08396875448423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157.616" calcext:value-type="float">
            <text:p>8157.616</text:p>
          </table:table-cell>
          <table:table-cell table:style-name="ce24" office:value-type="float" office:value="5434.5" calcext:value-type="float">
            <text:p>5434.5</text:p>
          </table:table-cell>
          <table:table-cell table:style-name="ce24" office:value-type="float" office:value="778.568" calcext:value-type="float">
            <text:p>778.568</text:p>
          </table:table-cell>
          <table:table-cell table:style-name="ce24" office:value-type="float" office:value="6082.9" calcext:value-type="float">
            <text:p>6082.9</text:p>
          </table:table-cell>
          <table:table-cell table:style-name="ce24" office:value-type="float" office:value="139.4" calcext:value-type="float">
            <text:p>139.4</text:p>
          </table:table-cell>
          <table:table-cell table:style-name="ce24" office:value-type="float" office:value="943.8" calcext:value-type="float">
            <text:p>943.8</text:p>
          </table:table-cell>
          <table:table-cell table:style-name="ce27" office:value-type="float" office:value="255.992" calcext:value-type="float">
            <text:p>255.992</text:p>
          </table:table-cell>
          <table:table-cell table:style-name="ce27" office:value-type="float" office:value="7.4" calcext:value-type="float">
            <text:p>7.4</text:p>
          </table:table-cell>
          <table:table-cell/>
          <table:table-cell table:style-name="ce32" table:number-matrix-columns-spanned="1" table:number-matrix-rows-spanned="1" table:formula="of:=MMULT([.A146:.H146];betas)" office:value-type="float" office:value="7.18673410281013" calcext:value-type="float">
            <text:p>7.18673410281013</text:p>
          </table:table-cell>
          <table:table-cell table:style-name="ce32" table:formula="of:=[.I146]-[.K146]" office:value-type="float" office:value="0.213265897189872" calcext:value-type="float">
            <text:p>0.213265897189872</text:p>
          </table:table-cell>
          <table:table-cell table:style-name="ce32" table:formula="of:=[.L146]^2" office:value-type="float" office:value="0.0454823429042012" calcext:value-type="float">
            <text:p>0.045482342904201</text:p>
          </table:table-cell>
          <table:table-cell table:number-columns-repeated="2"/>
          <table:table-cell table:style-name="ce32" table:formula="of:=([.I146]-ybar)^2" office:value-type="float" office:value="2.296046009" calcext:value-type="float">
            <text:p>2.296046009</text:p>
          </table:table-cell>
          <table:table-cell table:number-columns-repeated="2"/>
          <table:table-cell table:style-name="ce32" table:formula="of:=([.K146]-ybar)^2" office:value-type="float" office:value="1.695217121" calcext:value-type="float">
            <text:p>1.695217121</text:p>
          </table:table-cell>
          <table:table-cell table:number-columns-repeated="2"/>
          <table:table-cell table:style-name="ce32" table:formula="of:=[.L146]^3" office:value-type="float" office:value="0.00969983266576191" calcext:value-type="float">
            <text:p>0.009699832665762</text:p>
          </table:table-cell>
          <table:table-cell table:number-columns-repeated="2"/>
          <table:table-cell table:style-name="ce32" table:formula="of:=[.L146]^4" office:value-type="float" office:value="0.00206864351605534" calcext:value-type="float">
            <text:p>0.002068643516055</text:p>
          </table:table-cell>
          <table:table-cell table:number-columns-repeated="2"/>
          <table:table-cell table:style-name="ce32" table:formula="of:=([.L146]-[.L145])^2" office:value-type="float" office:value="0.01803529761992" calcext:value-type="float">
            <text:p>0.0180352976199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244.294" calcext:value-type="float">
            <text:p>8244.294</text:p>
          </table:table-cell>
          <table:table-cell table:style-name="ce24" office:value-type="float" office:value="5466.7" calcext:value-type="float">
            <text:p>5466.7</text:p>
          </table:table-cell>
          <table:table-cell table:style-name="ce24" office:value-type="float" office:value="777.762" calcext:value-type="float">
            <text:p>777.762</text:p>
          </table:table-cell>
          <table:table-cell table:style-name="ce24" office:value-type="float" office:value="6129.5" calcext:value-type="float">
            <text:p>6129.5</text:p>
          </table:table-cell>
          <table:table-cell table:style-name="ce24" office:value-type="float" office:value="140.5" calcext:value-type="float">
            <text:p>140.5</text:p>
          </table:table-cell>
          <table:table-cell table:style-name="ce24" office:value-type="float" office:value="963.2" calcext:value-type="float">
            <text:p>963.2</text:p>
          </table:table-cell>
          <table:table-cell table:style-name="ce27" office:value-type="float" office:value="256.894" calcext:value-type="float">
            <text:p>256.894</text:p>
          </table:table-cell>
          <table:table-cell table:style-name="ce27" office:value-type="float" office:value="7.6" calcext:value-type="float">
            <text:p>7.6</text:p>
          </table:table-cell>
          <table:table-cell/>
          <table:table-cell table:style-name="ce32" table:number-matrix-columns-spanned="1" table:number-matrix-rows-spanned="1" table:formula="of:=MMULT([.A147:.H147];betas)" office:value-type="float" office:value="6.79635248170594" calcext:value-type="float">
            <text:p>6.79635248170594</text:p>
          </table:table-cell>
          <table:table-cell table:style-name="ce32" table:formula="of:=[.I147]-[.K147]" office:value-type="float" office:value="0.803647518294062" calcext:value-type="float">
            <text:p>0.803647518294062</text:p>
          </table:table-cell>
          <table:table-cell table:style-name="ce32" table:formula="of:=[.L147]^2" office:value-type="float" office:value="0.645849333660204" calcext:value-type="float">
            <text:p>0.645849333660204</text:p>
          </table:table-cell>
          <table:table-cell table:number-columns-repeated="2"/>
          <table:table-cell table:style-name="ce32" table:formula="of:=([.I147]-ybar)^2" office:value-type="float" office:value="2.942154384" calcext:value-type="float">
            <text:p>2.942154384</text:p>
          </table:table-cell>
          <table:table-cell table:number-columns-repeated="2"/>
          <table:table-cell table:style-name="ce32" table:formula="of:=([.K147]-ybar)^2" office:value-type="float" office:value="0.8310572556" calcext:value-type="float">
            <text:p>0.8310572556</text:p>
          </table:table-cell>
          <table:table-cell table:number-columns-repeated="2"/>
          <table:table-cell table:style-name="ce32" table:formula="of:=[.L147]^3" office:value-type="float" office:value="0.519035214187896" calcext:value-type="float">
            <text:p>0.519035214187896</text:p>
          </table:table-cell>
          <table:table-cell table:number-columns-repeated="2"/>
          <table:table-cell table:style-name="ce32" table:formula="of:=[.L147]^4" office:value-type="float" office:value="0.41712136178933" calcext:value-type="float">
            <text:p>0.41712136178933</text:p>
          </table:table-cell>
          <table:table-cell table:number-columns-repeated="2"/>
          <table:table-cell table:style-name="ce32" table:formula="of:=([.L147]-[.L146])^2" office:value-type="float" office:value="0.34855045853761" calcext:value-type="float">
            <text:p>0.3485504585376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329.361" calcext:value-type="float">
            <text:p>8329.361</text:p>
          </table:table-cell>
          <table:table-cell table:style-name="ce24" office:value-type="float" office:value="5527.1" calcext:value-type="float">
            <text:p>5527.1</text:p>
          </table:table-cell>
          <table:table-cell table:style-name="ce24" office:value-type="float" office:value="786.639" calcext:value-type="float">
            <text:p>786.639</text:p>
          </table:table-cell>
          <table:table-cell table:style-name="ce24" office:value-type="float" office:value="6160.6" calcext:value-type="float">
            <text:p>6160.6</text:p>
          </table:table-cell>
          <table:table-cell table:style-name="ce24" office:value-type="float" office:value="141.7" calcext:value-type="float">
            <text:p>141.7</text:p>
          </table:table-cell>
          <table:table-cell table:style-name="ce24" office:value-type="float" office:value="1003.8" calcext:value-type="float">
            <text:p>1003.8</text:p>
          </table:table-cell>
          <table:table-cell table:style-name="ce27" office:value-type="float" office:value="257.861" calcext:value-type="float">
            <text:p>257.861</text:p>
          </table:table-cell>
          <table:table-cell table:style-name="ce27" office:value-type="float" office:value="7.6" calcext:value-type="float">
            <text:p>7.6</text:p>
          </table:table-cell>
          <table:table-cell/>
          <table:table-cell table:style-name="ce32" table:number-matrix-columns-spanned="1" table:number-matrix-rows-spanned="1" table:formula="of:=MMULT([.A148:.H148];betas)" office:value-type="float" office:value="6.55135570538476" calcext:value-type="float">
            <text:p>6.55135570538476</text:p>
          </table:table-cell>
          <table:table-cell table:style-name="ce32" table:formula="of:=[.I148]-[.K148]" office:value-type="float" office:value="1.04864429461524" calcext:value-type="float">
            <text:p>1.04864429461524</text:p>
          </table:table-cell>
          <table:table-cell table:style-name="ce32" table:formula="of:=[.L148]^2" office:value-type="float" office:value="1.0996548566291" calcext:value-type="float">
            <text:p>1.0996548566291</text:p>
          </table:table-cell>
          <table:table-cell table:number-columns-repeated="2"/>
          <table:table-cell table:style-name="ce32" table:formula="of:=([.I148]-ybar)^2" office:value-type="float" office:value="2.942154384" calcext:value-type="float">
            <text:p>2.942154384</text:p>
          </table:table-cell>
          <table:table-cell table:number-columns-repeated="2"/>
          <table:table-cell table:style-name="ce32" table:formula="of:=([.K148]-ybar)^2" office:value-type="float" office:value="0.4443910789" calcext:value-type="float">
            <text:p>0.4443910789</text:p>
          </table:table-cell>
          <table:table-cell table:number-columns-repeated="2"/>
          <table:table-cell table:style-name="ce32" table:formula="of:=[.L148]^3" office:value-type="float" office:value="1.15314679145005" calcext:value-type="float">
            <text:p>1.15314679145005</text:p>
          </table:table-cell>
          <table:table-cell table:number-columns-repeated="2"/>
          <table:table-cell table:style-name="ce32" table:formula="of:=[.L148]^4" office:value-type="float" office:value="1.20924080370796" calcext:value-type="float">
            <text:p>1.20924080370796</text:p>
          </table:table-cell>
          <table:table-cell table:number-columns-repeated="2"/>
          <table:table-cell table:style-name="ce32" table:formula="of:=([.L148]-[.L147])^2" office:value-type="float" office:value="0.0600234204077704" calcext:value-type="float">
            <text:p>0.06002342040777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17.016" calcext:value-type="float">
            <text:p>8417.016</text:p>
          </table:table-cell>
          <table:table-cell table:style-name="ce24" office:value-type="float" office:value="5594.6" calcext:value-type="float">
            <text:p>5594.6</text:p>
          </table:table-cell>
          <table:table-cell table:style-name="ce24" office:value-type="float" office:value="787.064" calcext:value-type="float">
            <text:p>787.064</text:p>
          </table:table-cell>
          <table:table-cell table:style-name="ce24" office:value-type="float" office:value="6248.2" calcext:value-type="float">
            <text:p>6248.2</text:p>
          </table:table-cell>
          <table:table-cell table:style-name="ce24" office:value-type="float" office:value="142.8" calcext:value-type="float">
            <text:p>142.8</text:p>
          </table:table-cell>
          <table:table-cell table:style-name="ce24" office:value-type="float" office:value="1030.4" calcext:value-type="float">
            <text:p>1030.4</text:p>
          </table:table-cell>
          <table:table-cell table:style-name="ce27" office:value-type="float" office:value="258.679" calcext:value-type="float">
            <text:p>258.679</text:p>
          </table:table-cell>
          <table:table-cell table:style-name="ce27" office:value-type="float" office:value="7.4" calcext:value-type="float">
            <text:p>7.4</text:p>
          </table:table-cell>
          <table:table-cell/>
          <table:table-cell table:style-name="ce32" table:number-matrix-columns-spanned="1" table:number-matrix-rows-spanned="1" table:formula="of:=MMULT([.A149:.H149];betas)" office:value-type="float" office:value="6.53472136327338" calcext:value-type="float">
            <text:p>6.53472136327338</text:p>
          </table:table-cell>
          <table:table-cell table:style-name="ce32" table:formula="of:=[.I149]-[.K149]" office:value-type="float" office:value="0.865278636726616" calcext:value-type="float">
            <text:p>0.865278636726616</text:p>
          </table:table-cell>
          <table:table-cell table:style-name="ce32" table:formula="of:=[.L149]^2" office:value-type="float" office:value="0.748707119175472" calcext:value-type="float">
            <text:p>0.748707119175472</text:p>
          </table:table-cell>
          <table:table-cell table:number-columns-repeated="2"/>
          <table:table-cell table:style-name="ce32" table:formula="of:=([.I149]-ybar)^2" office:value-type="float" office:value="2.296046009" calcext:value-type="float">
            <text:p>2.296046009</text:p>
          </table:table-cell>
          <table:table-cell table:number-columns-repeated="2"/>
          <table:table-cell table:style-name="ce32" table:formula="of:=([.K149]-ybar)^2" office:value-type="float" office:value="0.422489989" calcext:value-type="float">
            <text:p>0.422489989</text:p>
          </table:table-cell>
          <table:table-cell table:number-columns-repeated="2"/>
          <table:table-cell table:style-name="ce32" table:formula="of:=[.L149]^3" office:value-type="float" office:value="0.647840275387664" calcext:value-type="float">
            <text:p>0.647840275387664</text:p>
          </table:table-cell>
          <table:table-cell table:number-columns-repeated="2"/>
          <table:table-cell table:style-name="ce32" table:formula="of:=[.L149]^4" office:value-type="float" office:value="0.560562350304034" calcext:value-type="float">
            <text:p>0.560562350304034</text:p>
          </table:table-cell>
          <table:table-cell table:number-columns-repeated="2"/>
          <table:table-cell table:style-name="ce32" table:formula="of:=([.L149]-[.L148])^2" office:value-type="float" office:value="0.0336229644929285" calcext:value-type="float">
            <text:p>0.03362296449292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32.485" calcext:value-type="float">
            <text:p>8432.485</text:p>
          </table:table-cell>
          <table:table-cell table:style-name="ce24" office:value-type="float" office:value="5617.2" calcext:value-type="float">
            <text:p>5617.2</text:p>
          </table:table-cell>
          <table:table-cell table:style-name="ce24" office:value-type="float" office:value="762.901" calcext:value-type="float">
            <text:p>762.901</text:p>
          </table:table-cell>
          <table:table-cell table:style-name="ce24" office:value-type="float" office:value="6156.5" calcext:value-type="float">
            <text:p>6156.5</text:p>
          </table:table-cell>
          <table:table-cell table:style-name="ce24" office:value-type="float" office:value="143.8" calcext:value-type="float">
            <text:p>143.8</text:p>
          </table:table-cell>
          <table:table-cell table:style-name="ce24" office:value-type="float" office:value="1047.6" calcext:value-type="float">
            <text:p>1047.6</text:p>
          </table:table-cell>
          <table:table-cell table:style-name="ce27" office:value-type="float" office:value="259.414" calcext:value-type="float">
            <text:p>259.414</text:p>
          </table:table-cell>
          <table:table-cell table:style-name="ce27" office:value-type="float" office:value="7.2" calcext:value-type="float">
            <text:p>7.2</text:p>
          </table:table-cell>
          <table:table-cell/>
          <table:table-cell table:style-name="ce32" table:number-matrix-columns-spanned="1" table:number-matrix-rows-spanned="1" table:formula="of:=MMULT([.A150:.H150];betas)" office:value-type="float" office:value="6.5232356696815" calcext:value-type="float">
            <text:p>6.5232356696815</text:p>
          </table:table-cell>
          <table:table-cell table:style-name="ce32" table:formula="of:=[.I150]-[.K150]" office:value-type="float" office:value="0.676764330318503" calcext:value-type="float">
            <text:p>0.676764330318503</text:p>
          </table:table-cell>
          <table:table-cell table:style-name="ce32" table:formula="of:=[.L150]^2" office:value-type="float" office:value="0.458009958791451" calcext:value-type="float">
            <text:p>0.458009958791451</text:p>
          </table:table-cell>
          <table:table-cell table:number-columns-repeated="2"/>
          <table:table-cell table:style-name="ce32" table:formula="of:=([.I150]-ybar)^2" office:value-type="float" office:value="1.729937635" calcext:value-type="float">
            <text:p>1.729937635</text:p>
          </table:table-cell>
          <table:table-cell table:number-columns-repeated="2"/>
          <table:table-cell table:style-name="ce32" table:formula="of:=([.K150]-ybar)^2" office:value-type="float" office:value="0.4076906854" calcext:value-type="float">
            <text:p>0.4076906854</text:p>
          </table:table-cell>
          <table:table-cell table:number-columns-repeated="2"/>
          <table:table-cell table:style-name="ce32" table:formula="of:=[.L150]^3" office:value-type="float" office:value="0.309964803040702" calcext:value-type="float">
            <text:p>0.309964803040702</text:p>
          </table:table-cell>
          <table:table-cell table:number-columns-repeated="2"/>
          <table:table-cell table:style-name="ce32" table:formula="of:=[.L150]^4" office:value-type="float" office:value="0.209773122352147" calcext:value-type="float">
            <text:p>0.209773122352147</text:p>
          </table:table-cell>
          <table:table-cell table:number-columns-repeated="2"/>
          <table:table-cell table:style-name="ce32" table:formula="of:=([.L150]-[.L149])^2" office:value-type="float" office:value="0.0355376437205321" calcext:value-type="float">
            <text:p>0.03553764372053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86.435" calcext:value-type="float">
            <text:p>8486.435</text:p>
          </table:table-cell>
          <table:table-cell table:style-name="ce24" office:value-type="float" office:value="5671.1" calcext:value-type="float">
            <text:p>5671.1</text:p>
          </table:table-cell>
          <table:table-cell table:style-name="ce24" office:value-type="float" office:value="752.158" calcext:value-type="float">
            <text:p>752.158</text:p>
          </table:table-cell>
          <table:table-cell table:style-name="ce24" office:value-type="float" office:value="6252.3" calcext:value-type="float">
            <text:p>6252.3</text:p>
          </table:table-cell>
          <table:table-cell table:style-name="ce24" office:value-type="float" office:value="144.5" calcext:value-type="float">
            <text:p>144.5</text:p>
          </table:table-cell>
          <table:table-cell table:style-name="ce24" office:value-type="float" office:value="1084.5" calcext:value-type="float">
            <text:p>1084.5</text:p>
          </table:table-cell>
          <table:table-cell table:style-name="ce27" office:value-type="float" office:value="260.255" calcext:value-type="float">
            <text:p>260.255</text:p>
          </table:table-cell>
          <table:table-cell table:style-name="ce27" office:value-type="float" office:value="7.1" calcext:value-type="float">
            <text:p>7.1</text:p>
          </table:table-cell>
          <table:table-cell/>
          <table:table-cell table:style-name="ce32" table:number-matrix-columns-spanned="1" table:number-matrix-rows-spanned="1" table:formula="of:=MMULT([.A151:.H151];betas)" office:value-type="float" office:value="6.77967255824892" calcext:value-type="float">
            <text:p>6.77967255824892</text:p>
          </table:table-cell>
          <table:table-cell table:style-name="ce32" table:formula="of:=[.I151]-[.K151]" office:value-type="float" office:value="0.320327441751081" calcext:value-type="float">
            <text:p>0.320327441751081</text:p>
          </table:table-cell>
          <table:table-cell table:style-name="ce32" table:formula="of:=[.L151]^2" office:value-type="float" office:value="0.102609669938792" calcext:value-type="float">
            <text:p>0.102609669938792</text:p>
          </table:table-cell>
          <table:table-cell table:number-columns-repeated="2"/>
          <table:table-cell table:style-name="ce32" table:formula="of:=([.I151]-ybar)^2" office:value-type="float" office:value="1.476883448" calcext:value-type="float">
            <text:p>1.476883448</text:p>
          </table:table-cell>
          <table:table-cell table:number-columns-repeated="2"/>
          <table:table-cell table:style-name="ce32" table:formula="of:=([.K151]-ybar)^2" office:value-type="float" office:value="0.8009238578" calcext:value-type="float">
            <text:p>0.8009238578</text:p>
          </table:table-cell>
          <table:table-cell table:number-columns-repeated="2"/>
          <table:table-cell table:style-name="ce32" table:formula="of:=[.L151]^3" office:value-type="float" office:value="0.0328686930704161" calcext:value-type="float">
            <text:p>0.032868693070416</text:p>
          </table:table-cell>
          <table:table-cell table:number-columns-repeated="2"/>
          <table:table-cell table:style-name="ce32" table:formula="of:=[.L151]^4" office:value-type="float" office:value="0.0105287443649479" calcext:value-type="float">
            <text:p>0.010528744364948</text:p>
          </table:table-cell>
          <table:table-cell table:number-columns-repeated="2"/>
          <table:table-cell table:style-name="ce32" table:formula="of:=([.L151]-[.L150])^2" office:value-type="float" office:value="0.127047255531625" calcext:value-type="float">
            <text:p>0.12704725553162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31.108" calcext:value-type="float">
            <text:p>8531.108</text:p>
          </table:table-cell>
          <table:table-cell table:style-name="ce24" office:value-type="float" office:value="5732.7" calcext:value-type="float">
            <text:p>5732.7</text:p>
          </table:table-cell>
          <table:table-cell table:style-name="ce24" office:value-type="float" office:value="744.227" calcext:value-type="float">
            <text:p>744.227</text:p>
          </table:table-cell>
          <table:table-cell table:style-name="ce24" office:value-type="float" office:value="6265.7" calcext:value-type="float">
            <text:p>6265.7</text:p>
          </table:table-cell>
          <table:table-cell table:style-name="ce24" office:value-type="float" office:value="145.6" calcext:value-type="float">
            <text:p>145.6</text:p>
          </table:table-cell>
          <table:table-cell table:style-name="ce24" office:value-type="float" office:value="1113" calcext:value-type="float">
            <text:p>1113</text:p>
          </table:table-cell>
          <table:table-cell table:style-name="ce27" office:value-type="float" office:value="261.163" calcext:value-type="float">
            <text:p>261.163</text:p>
          </table:table-cell>
          <table:table-cell table:style-name="ce27" office:value-type="float" office:value="6.8" calcext:value-type="float">
            <text:p>6.8</text:p>
          </table:table-cell>
          <table:table-cell/>
          <table:table-cell table:style-name="ce32" table:number-matrix-columns-spanned="1" table:number-matrix-rows-spanned="1" table:formula="of:=MMULT([.A152:.H152];betas)" office:value-type="float" office:value="7.03206375610061" calcext:value-type="float">
            <text:p>7.03206375610061</text:p>
          </table:table-cell>
          <table:table-cell table:style-name="ce32" table:formula="of:=[.I152]-[.K152]" office:value-type="float" office:value="-0.232063756100612" calcext:value-type="float">
            <text:p>-0.232063756100612</text:p>
          </table:table-cell>
          <table:table-cell table:style-name="ce32" table:formula="of:=[.L152]^2" office:value-type="float" office:value="0.0538535868955246" calcext:value-type="float">
            <text:p>0.053853586895525</text:p>
          </table:table-cell>
          <table:table-cell table:number-columns-repeated="2"/>
          <table:table-cell table:style-name="ce32" table:formula="of:=([.I152]-ybar)^2" office:value-type="float" office:value="0.8377208862" calcext:value-type="float">
            <text:p>0.8377208862</text:p>
          </table:table-cell>
          <table:table-cell table:number-columns-repeated="2"/>
          <table:table-cell table:style-name="ce32" table:formula="of:=([.K152]-ybar)^2" office:value-type="float" office:value="1.316376896" calcext:value-type="float">
            <text:p>1.316376896</text:p>
          </table:table-cell>
          <table:table-cell table:number-columns-repeated="2"/>
          <table:table-cell table:style-name="ce32" table:formula="of:=[.L152]^3" office:value-type="float" office:value="-0.0124974656544662" calcext:value-type="float">
            <text:p>-0.012497465654466</text:p>
          </table:table-cell>
          <table:table-cell table:number-columns-repeated="2"/>
          <table:table-cell table:style-name="ce32" table:formula="of:=[.L152]^4" office:value-type="float" office:value="0.00290020882151381" calcext:value-type="float">
            <text:p>0.002900208821514</text:p>
          </table:table-cell>
          <table:table-cell table:number-columns-repeated="2"/>
          <table:table-cell table:style-name="ce32" table:formula="of:=([.L152]-[.L151])^2" office:value-type="float" office:value="0.305136035464029" calcext:value-type="float">
            <text:p>0.30513603546402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643.769" calcext:value-type="float">
            <text:p>8643.769</text:p>
          </table:table-cell>
          <table:table-cell table:style-name="ce24" office:value-type="float" office:value="5783.7" calcext:value-type="float">
            <text:p>5783.7</text:p>
          </table:table-cell>
          <table:table-cell table:style-name="ce24" office:value-type="float" office:value="748.102" calcext:value-type="float">
            <text:p>748.102</text:p>
          </table:table-cell>
          <table:table-cell table:style-name="ce24" office:value-type="float" office:value="6358.1" calcext:value-type="float">
            <text:p>6358.1</text:p>
          </table:table-cell>
          <table:table-cell table:style-name="ce24" office:value-type="float" office:value="146.3" calcext:value-type="float">
            <text:p>146.3</text:p>
          </table:table-cell>
          <table:table-cell table:style-name="ce24" office:value-type="float" office:value="1131.6" calcext:value-type="float">
            <text:p>1131.6</text:p>
          </table:table-cell>
          <table:table-cell table:style-name="ce27" office:value-type="float" office:value="261.919" calcext:value-type="float">
            <text:p>261.919</text:p>
          </table:table-cell>
          <table:table-cell table:style-name="ce27" office:value-type="float" office:value="6.6" calcext:value-type="float">
            <text:p>6.6</text:p>
          </table:table-cell>
          <table:table-cell/>
          <table:table-cell table:style-name="ce32" table:number-matrix-columns-spanned="1" table:number-matrix-rows-spanned="1" table:formula="of:=MMULT([.A153:.H153];betas)" office:value-type="float" office:value="6.5648993415716" calcext:value-type="float">
            <text:p>6.5648993415716</text:p>
          </table:table-cell>
          <table:table-cell table:style-name="ce32" table:formula="of:=[.I153]-[.K153]" office:value-type="float" office:value="0.0351006584283962" calcext:value-type="float">
            <text:p>0.035100658428396</text:p>
          </table:table-cell>
          <table:table-cell table:style-name="ce32" table:formula="of:=[.L153]^2" office:value-type="float" office:value="0.00123205622210694" calcext:value-type="float">
            <text:p>0.001232056222107</text:p>
          </table:table-cell>
          <table:table-cell table:number-columns-repeated="2"/>
          <table:table-cell table:style-name="ce32" table:formula="of:=([.I153]-ybar)^2" office:value-type="float" office:value="0.5116125118" calcext:value-type="float">
            <text:p>0.5116125118</text:p>
          </table:table-cell>
          <table:table-cell table:number-columns-repeated="2"/>
          <table:table-cell table:style-name="ce32" table:formula="of:=([.K153]-ybar)^2" office:value-type="float" office:value="0.4626316064" calcext:value-type="float">
            <text:p>0.4626316064</text:p>
          </table:table-cell>
          <table:table-cell table:number-columns-repeated="2"/>
          <table:table-cell table:style-name="ce32" table:formula="of:=[.L153]^3" office:value-type="float" office:value="0.0000432459846167558" calcext:value-type="float">
            <text:p>4.32459846167558E-05</text:p>
          </table:table-cell>
          <table:table-cell table:number-columns-repeated="2"/>
          <table:table-cell table:style-name="ce32" table:formula="of:=[.L153]^4" office:value-type="float" office:value="0.00000151796253443242" calcext:value-type="float">
            <text:p>1.51796253443242E-06</text:p>
          </table:table-cell>
          <table:table-cell table:number-columns-repeated="2"/>
          <table:table-cell table:style-name="ce32" table:formula="of:=([.L153]-[.L152])^2" office:value-type="float" office:value="0.071376824390628" calcext:value-type="float">
            <text:p>0.07137682439062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727.919" calcext:value-type="float">
            <text:p>8727.919</text:p>
          </table:table-cell>
          <table:table-cell table:style-name="ce24" office:value-type="float" office:value="5848.1" calcext:value-type="float">
            <text:p>5848.1</text:p>
          </table:table-cell>
          <table:table-cell table:style-name="ce24" office:value-type="float" office:value="721.288" calcext:value-type="float">
            <text:p>721.288</text:p>
          </table:table-cell>
          <table:table-cell table:style-name="ce24" office:value-type="float" office:value="6332.6" calcext:value-type="float">
            <text:p>6332.6</text:p>
          </table:table-cell>
          <table:table-cell table:style-name="ce24" office:value-type="float" office:value="147.2" calcext:value-type="float">
            <text:p>147.2</text:p>
          </table:table-cell>
          <table:table-cell table:style-name="ce24" office:value-type="float" office:value="1141.1" calcext:value-type="float">
            <text:p>1141.1</text:p>
          </table:table-cell>
          <table:table-cell table:style-name="ce27" office:value-type="float" office:value="262.631" calcext:value-type="float">
            <text:p>262.631</text:p>
          </table:table-cell>
          <table:table-cell table:style-name="ce27" office:value-type="float" office:value="6.6" calcext:value-type="float">
            <text:p>6.6</text:p>
          </table:table-cell>
          <table:table-cell/>
          <table:table-cell table:style-name="ce32" table:number-matrix-columns-spanned="1" table:number-matrix-rows-spanned="1" table:formula="of:=MMULT([.A154:.H154];betas)" office:value-type="float" office:value="6.32925345803616" calcext:value-type="float">
            <text:p>6.32925345803616</text:p>
          </table:table-cell>
          <table:table-cell table:style-name="ce32" table:formula="of:=[.I154]-[.K154]" office:value-type="float" office:value="0.270746541963836" calcext:value-type="float">
            <text:p>0.270746541963836</text:p>
          </table:table-cell>
          <table:table-cell table:style-name="ce32" table:formula="of:=[.L154]^2" office:value-type="float" office:value="0.0733036899853754" calcext:value-type="float">
            <text:p>0.073303689985376</text:p>
          </table:table-cell>
          <table:table-cell table:number-columns-repeated="2"/>
          <table:table-cell table:style-name="ce32" table:formula="of:=([.I154]-ybar)^2" office:value-type="float" office:value="0.5116125118" calcext:value-type="float">
            <text:p>0.5116125118</text:p>
          </table:table-cell>
          <table:table-cell table:number-columns-repeated="2"/>
          <table:table-cell table:style-name="ce32" table:formula="of:=([.K154]-ybar)^2" office:value-type="float" office:value="0.1976019368" calcext:value-type="float">
            <text:p>0.1976019368</text:p>
          </table:table-cell>
          <table:table-cell table:number-columns-repeated="2"/>
          <table:table-cell table:style-name="ce32" table:formula="of:=[.L154]^3" office:value-type="float" office:value="0.0198467205767295" calcext:value-type="float">
            <text:p>0.01984672057673</text:p>
          </table:table-cell>
          <table:table-cell table:number-columns-repeated="2"/>
          <table:table-cell table:style-name="ce32" table:formula="of:=[.L154]^4" office:value-type="float" office:value="0.00537343096547203" calcext:value-type="float">
            <text:p>0.005373430965472</text:p>
          </table:table-cell>
          <table:table-cell table:number-columns-repeated="2"/>
          <table:table-cell table:style-name="ce32" table:formula="of:=([.L154]-[.L153])^2" office:value-type="float" office:value="0.0555289824271983" calcext:value-type="float">
            <text:p>0.05552898242719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847.303" calcext:value-type="float">
            <text:p>8847.303</text:p>
          </table:table-cell>
          <table:table-cell table:style-name="ce24" office:value-type="float" office:value="5891.5" calcext:value-type="float">
            <text:p>5891.5</text:p>
          </table:table-cell>
          <table:table-cell table:style-name="ce24" office:value-type="float" office:value="717.197" calcext:value-type="float">
            <text:p>717.197</text:p>
          </table:table-cell>
          <table:table-cell table:style-name="ce24" office:value-type="float" office:value="6440.6" calcext:value-type="float">
            <text:p>6440.6</text:p>
          </table:table-cell>
          <table:table-cell table:style-name="ce24" office:value-type="float" office:value="148.4" calcext:value-type="float">
            <text:p>148.4</text:p>
          </table:table-cell>
          <table:table-cell table:style-name="ce24" office:value-type="float" office:value="1150.5" calcext:value-type="float">
            <text:p>1150.5</text:p>
          </table:table-cell>
          <table:table-cell table:style-name="ce27" office:value-type="float" office:value="263.436" calcext:value-type="float">
            <text:p>263.436</text:p>
          </table:table-cell>
          <table:table-cell table:style-name="ce27" office:value-type="float" office:value="6.2" calcext:value-type="float">
            <text:p>6.2</text:p>
          </table:table-cell>
          <table:table-cell/>
          <table:table-cell table:style-name="ce32" table:number-matrix-columns-spanned="1" table:number-matrix-rows-spanned="1" table:formula="of:=MMULT([.A155:.H155];betas)" office:value-type="float" office:value="5.86451533697652" calcext:value-type="float">
            <text:p>5.86451533697652</text:p>
          </table:table-cell>
          <table:table-cell table:style-name="ce32" table:formula="of:=[.I155]-[.K155]" office:value-type="float" office:value="0.335484663023483" calcext:value-type="float">
            <text:p>0.335484663023483</text:p>
          </table:table-cell>
          <table:table-cell table:style-name="ce32" table:formula="of:=[.L155]^2" office:value-type="float" office:value="0.11254995912398" calcext:value-type="float">
            <text:p>0.11254995912398</text:p>
          </table:table-cell>
          <table:table-cell table:number-columns-repeated="2"/>
          <table:table-cell table:style-name="ce32" table:formula="of:=([.I155]-ybar)^2" office:value-type="float" office:value="0.09939576306" calcext:value-type="float">
            <text:p>0.09939576306</text:p>
          </table:table-cell>
          <table:table-cell table:number-columns-repeated="2"/>
          <table:table-cell table:style-name="ce32" table:formula="of:=([.K155]-ybar)^2" office:value-type="float" office:value="0.0004085947623" calcext:value-type="float">
            <text:p>0.0004085947623</text:p>
          </table:table-cell>
          <table:table-cell table:number-columns-repeated="2"/>
          <table:table-cell table:style-name="ce32" table:formula="of:=[.L155]^3" office:value-type="float" office:value="0.0377587851100153" calcext:value-type="float">
            <text:p>0.037758785110015</text:p>
          </table:table-cell>
          <table:table-cell table:number-columns-repeated="2"/>
          <table:table-cell table:style-name="ce32" table:formula="of:=[.L155]^4" office:value-type="float" office:value="0.0126674932988096" calcext:value-type="float">
            <text:p>0.01266749329881</text:p>
          </table:table-cell>
          <table:table-cell table:number-columns-repeated="2"/>
          <table:table-cell table:style-name="ce32" table:formula="of:=([.L155]-[.L154])^2" office:value-type="float" office:value="0.0041910243183335" calcext:value-type="float">
            <text:p>0.00419102431833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904.289" calcext:value-type="float">
            <text:p>8904.289</text:p>
          </table:table-cell>
          <table:table-cell table:style-name="ce24" office:value-type="float" office:value="5938.7" calcext:value-type="float">
            <text:p>5938.7</text:p>
          </table:table-cell>
          <table:table-cell table:style-name="ce24" office:value-type="float" office:value="736.89" calcext:value-type="float">
            <text:p>736.89</text:p>
          </table:table-cell>
          <table:table-cell table:style-name="ce24" office:value-type="float" office:value="6487.9" calcext:value-type="float">
            <text:p>6487.9</text:p>
          </table:table-cell>
          <table:table-cell table:style-name="ce24" office:value-type="float" office:value="149.4" calcext:value-type="float">
            <text:p>149.4</text:p>
          </table:table-cell>
          <table:table-cell table:style-name="ce24" office:value-type="float" office:value="1150.1" calcext:value-type="float">
            <text:p>1150.1</text:p>
          </table:table-cell>
          <table:table-cell table:style-name="ce27" office:value-type="float" office:value="264.301" calcext:value-type="float">
            <text:p>264.301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MMULT([.A156:.H156];betas)" office:value-type="float" office:value="5.9360687809094" calcext:value-type="float">
            <text:p>5.9360687809094</text:p>
          </table:table-cell>
          <table:table-cell table:style-name="ce32" table:formula="of:=[.I156]-[.K156]" office:value-type="float" office:value="0.0639312190905983" calcext:value-type="float">
            <text:p>0.063931219090598</text:p>
          </table:table-cell>
          <table:table-cell table:style-name="ce32" table:formula="of:=[.L156]^2" office:value-type="float" office:value="0.00408720077441008" calcext:value-type="float">
            <text:p>0.00408720077441</text:p>
          </table:table-cell>
          <table:table-cell table:number-columns-repeated="2"/>
          <table:table-cell table:style-name="ce32" table:formula="of:=([.I156]-ybar)^2" office:value-type="float" office:value="0.01328738868" calcext:value-type="float">
            <text:p>0.01328738868</text:p>
          </table:table-cell>
          <table:table-cell table:number-columns-repeated="2"/>
          <table:table-cell table:style-name="ce32" table:formula="of:=([.K156]-ybar)^2" office:value-type="float" office:value="0.002635766527" calcext:value-type="float">
            <text:p>0.002635766527</text:p>
          </table:table-cell>
          <table:table-cell table:number-columns-repeated="2"/>
          <table:table-cell table:style-name="ce32" table:formula="of:=[.L156]^3" office:value-type="float" office:value="0.000261299728176074" calcext:value-type="float">
            <text:p>0.000261299728176</text:p>
          </table:table-cell>
          <table:table-cell table:number-columns-repeated="2"/>
          <table:table-cell table:style-name="ce32" table:formula="of:=[.L156]^4" office:value-type="float" office:value="0.0000167052101703384" calcext:value-type="float">
            <text:p>1.67052101703384E-05</text:p>
          </table:table-cell>
          <table:table-cell table:number-columns-repeated="2"/>
          <table:table-cell table:style-name="ce32" table:formula="of:=([.L156]-[.L155])^2" office:value-type="float" office:value="0.0737412729118105" calcext:value-type="float">
            <text:p>0.07374127291181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003.18" calcext:value-type="float">
            <text:p>9003.18</text:p>
          </table:table-cell>
          <table:table-cell table:style-name="ce24" office:value-type="float" office:value="5997.3" calcext:value-type="float">
            <text:p>5997.3</text:p>
          </table:table-cell>
          <table:table-cell table:style-name="ce24" office:value-type="float" office:value="716.702" calcext:value-type="float">
            <text:p>716.702</text:p>
          </table:table-cell>
          <table:table-cell table:style-name="ce24" office:value-type="float" office:value="6574" calcext:value-type="float">
            <text:p>6574</text:p>
          </table:table-cell>
          <table:table-cell table:style-name="ce24" office:value-type="float" office:value="150.5" calcext:value-type="float">
            <text:p>150.5</text:p>
          </table:table-cell>
          <table:table-cell table:style-name="ce24" office:value-type="float" office:value="1151.4" calcext:value-type="float">
            <text:p>1151.4</text:p>
          </table:table-cell>
          <table:table-cell table:style-name="ce27" office:value-type="float" office:value="265.044" calcext:value-type="float">
            <text:p>265.044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157:.H157];betas)" office:value-type="float" office:value="5.83143106030609" calcext:value-type="float">
            <text:p>5.83143106030609</text:p>
          </table:table-cell>
          <table:table-cell table:style-name="ce32" table:formula="of:=[.I157]-[.K157]" office:value-type="float" office:value="-0.231431060306088" calcext:value-type="float">
            <text:p>-0.231431060306088</text:p>
          </table:table-cell>
          <table:table-cell table:style-name="ce32" table:formula="of:=[.L157]^2" office:value-type="float" office:value="0.0535603356744001" calcext:value-type="float">
            <text:p>0.0535603356744</text:p>
          </table:table-cell>
          <table:table-cell table:number-columns-repeated="2"/>
          <table:table-cell table:style-name="ce32" table:formula="of:=([.I157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157]-ybar)^2" office:value-type="float" office:value="0.002840677203" calcext:value-type="float">
            <text:p>0.002840677203</text:p>
          </table:table-cell>
          <table:table-cell table:number-columns-repeated="2"/>
          <table:table-cell table:style-name="ce32" table:formula="of:=[.L157]^3" office:value-type="float" office:value="-0.0123955252754764" calcext:value-type="float">
            <text:p>-0.012395525275476</text:p>
          </table:table-cell>
          <table:table-cell table:number-columns-repeated="2"/>
          <table:table-cell table:style-name="ce32" table:formula="of:=[.L157]^4" office:value-type="float" office:value="0.00286870955755441" calcext:value-type="float">
            <text:p>0.002868709557554</text:p>
          </table:table-cell>
          <table:table-cell table:number-columns-repeated="2"/>
          <table:table-cell table:style-name="ce32" table:formula="of:=([.L157]-[.L156])^2" office:value-type="float" office:value="0.0872388760904061" calcext:value-type="float">
            <text:p>0.08723887609040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025.267" calcext:value-type="float">
            <text:p>9025.267</text:p>
          </table:table-cell>
          <table:table-cell table:style-name="ce24" office:value-type="float" office:value="6004.3" calcext:value-type="float">
            <text:p>6004.3</text:p>
          </table:table-cell>
          <table:table-cell table:style-name="ce24" office:value-type="float" office:value="715.326" calcext:value-type="float">
            <text:p>715.326</text:p>
          </table:table-cell>
          <table:table-cell table:style-name="ce24" office:value-type="float" office:value="6616.6" calcext:value-type="float">
            <text:p>6616.6</text:p>
          </table:table-cell>
          <table:table-cell table:style-name="ce24" office:value-type="float" office:value="151.8" calcext:value-type="float">
            <text:p>151.8</text:p>
          </table:table-cell>
          <table:table-cell table:style-name="ce24" office:value-type="float" office:value="1149.3" calcext:value-type="float">
            <text:p>1149.3</text:p>
          </table:table-cell>
          <table:table-cell table:style-name="ce27" office:value-type="float" office:value="265.755" calcext:value-type="float">
            <text:p>265.755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158:.H158];betas)" office:value-type="float" office:value="6.00942985672832" calcext:value-type="float">
            <text:p>6.00942985672832</text:p>
          </table:table-cell>
          <table:table-cell table:style-name="ce32" table:formula="of:=[.I158]-[.K158]" office:value-type="float" office:value="-0.509429856728325" calcext:value-type="float">
            <text:p>-0.509429856728325</text:p>
          </table:table-cell>
          <table:table-cell table:style-name="ce32" table:formula="of:=[.L158]^2" office:value-type="float" office:value="0.259518778926241" calcext:value-type="float">
            <text:p>0.259518778926241</text:p>
          </table:table-cell>
          <table:table-cell table:number-columns-repeated="2"/>
          <table:table-cell table:style-name="ce32" table:formula="of:=([.I158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158]-ybar)^2" office:value-type="float" office:value="0.01555028769" calcext:value-type="float">
            <text:p>0.01555028769</text:p>
          </table:table-cell>
          <table:table-cell table:number-columns-repeated="2"/>
          <table:table-cell table:style-name="ce32" table:formula="of:=[.L158]^3" office:value-type="float" office:value="-0.132206614366705" calcext:value-type="float">
            <text:p>-0.132206614366705</text:p>
          </table:table-cell>
          <table:table-cell table:number-columns-repeated="2"/>
          <table:table-cell table:style-name="ce32" table:formula="of:=[.L158]^4" office:value-type="float" office:value="0.0673499966153673" calcext:value-type="float">
            <text:p>0.067349996615367</text:p>
          </table:table-cell>
          <table:table-cell table:number-columns-repeated="2"/>
          <table:table-cell table:style-name="ce32" table:formula="of:=([.L158]-[.L157])^2" office:value-type="float" office:value="0.0772833308122123" calcext:value-type="float">
            <text:p>0.07728333081221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044.668" calcext:value-type="float">
            <text:p>9044.668</text:p>
          </table:table-cell>
          <table:table-cell table:style-name="ce24" office:value-type="float" office:value="6053.5" calcext:value-type="float">
            <text:p>6053.5</text:p>
          </table:table-cell>
          <table:table-cell table:style-name="ce24" office:value-type="float" office:value="712.492" calcext:value-type="float">
            <text:p>712.492</text:p>
          </table:table-cell>
          <table:table-cell table:style-name="ce24" office:value-type="float" office:value="6617.2" calcext:value-type="float">
            <text:p>6617.2</text:p>
          </table:table-cell>
          <table:table-cell table:style-name="ce24" office:value-type="float" office:value="152.6" calcext:value-type="float">
            <text:p>152.6</text:p>
          </table:table-cell>
          <table:table-cell table:style-name="ce24" office:value-type="float" office:value="1145.4" calcext:value-type="float">
            <text:p>1145.4</text:p>
          </table:table-cell>
          <table:table-cell table:style-name="ce27" office:value-type="float" office:value="266.557" calcext:value-type="float">
            <text:p>266.557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159:.H159];betas)" office:value-type="float" office:value="6.45010187972621" calcext:value-type="float">
            <text:p>6.45010187972621</text:p>
          </table:table-cell>
          <table:table-cell table:style-name="ce32" table:formula="of:=[.I159]-[.K159]" office:value-type="float" office:value="-0.750101879726212" calcext:value-type="float">
            <text:p>-0.750101879726212</text:p>
          </table:table-cell>
          <table:table-cell table:style-name="ce32" table:formula="of:=[.L159]^2" office:value-type="float" office:value="0.562652829968796" calcext:value-type="float">
            <text:p>0.562652829968796</text:p>
          </table:table-cell>
          <table:table-cell table:number-columns-repeated="2"/>
          <table:table-cell table:style-name="ce32" table:formula="of:=([.I159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159]-ybar)^2" office:value-type="float" office:value="0.3196464207" calcext:value-type="float">
            <text:p>0.3196464207</text:p>
          </table:table-cell>
          <table:table-cell table:number-columns-repeated="2"/>
          <table:table-cell table:style-name="ce32" table:formula="of:=[.L159]^3" office:value-type="float" office:value="-0.422046945392867" calcext:value-type="float">
            <text:p>-0.422046945392867</text:p>
          </table:table-cell>
          <table:table-cell table:number-columns-repeated="2"/>
          <table:table-cell table:style-name="ce32" table:formula="of:=[.L159]^4" office:value-type="float" office:value="0.316578207071895" calcext:value-type="float">
            <text:p>0.316578207071895</text:p>
          </table:table-cell>
          <table:table-cell table:number-columns-repeated="2"/>
          <table:table-cell table:style-name="ce32" table:formula="of:=([.L159]-[.L158])^2" office:value-type="float" office:value="0.0579230226538955" calcext:value-type="float">
            <text:p>0.05792302265389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120.684" calcext:value-type="float">
            <text:p>9120.684</text:p>
          </table:table-cell>
          <table:table-cell table:style-name="ce24" office:value-type="float" office:value="6107.6" calcext:value-type="float">
            <text:p>6107.6</text:p>
          </table:table-cell>
          <table:table-cell table:style-name="ce24" office:value-type="float" office:value="707.649" calcext:value-type="float">
            <text:p>707.649</text:p>
          </table:table-cell>
          <table:table-cell table:style-name="ce24" office:value-type="float" office:value="6666.8" calcext:value-type="float">
            <text:p>6666.8</text:p>
          </table:table-cell>
          <table:table-cell table:style-name="ce24" office:value-type="float" office:value="153.5" calcext:value-type="float">
            <text:p>153.5</text:p>
          </table:table-cell>
          <table:table-cell table:style-name="ce24" office:value-type="float" office:value="1137.3" calcext:value-type="float">
            <text:p>1137.3</text:p>
          </table:table-cell>
          <table:table-cell table:style-name="ce27" office:value-type="float" office:value="267.456" calcext:value-type="float">
            <text:p>267.456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160:.H160];betas)" office:value-type="float" office:value="6.4623660629435" calcext:value-type="float">
            <text:p>6.4623660629435</text:p>
          </table:table-cell>
          <table:table-cell table:style-name="ce32" table:formula="of:=[.I160]-[.K160]" office:value-type="float" office:value="-0.762366062943495" calcext:value-type="float">
            <text:p>-0.762366062943495</text:p>
          </table:table-cell>
          <table:table-cell table:style-name="ce32" table:formula="of:=[.L160]^2" office:value-type="float" office:value="0.581202013927965" calcext:value-type="float">
            <text:p>0.581202013927965</text:p>
          </table:table-cell>
          <table:table-cell table:number-columns-repeated="2"/>
          <table:table-cell table:style-name="ce32" table:formula="of:=([.I160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160]-ybar)^2" office:value-type="float" office:value="0.3336645025" calcext:value-type="float">
            <text:p>0.3336645025</text:p>
          </table:table-cell>
          <table:table-cell table:number-columns-repeated="2"/>
          <table:table-cell table:style-name="ce32" table:formula="of:=[.L160]^3" office:value-type="float" office:value="-0.443088691133093" calcext:value-type="float">
            <text:p>-0.443088691133093</text:p>
          </table:table-cell>
          <table:table-cell table:number-columns-repeated="2"/>
          <table:table-cell table:style-name="ce32" table:formula="of:=[.L160]^4" office:value-type="float" office:value="0.337795780993922" calcext:value-type="float">
            <text:p>0.337795780993922</text:p>
          </table:table-cell>
          <table:table-cell table:number-columns-repeated="2"/>
          <table:table-cell table:style-name="ce32" table:formula="of:=([.L160]-[.L159])^2" office:value-type="float" office:value="0.00015041018998709" calcext:value-type="float">
            <text:p>0.00015041018998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184.275" calcext:value-type="float">
            <text:p>9184.275</text:p>
          </table:table-cell>
          <table:table-cell table:style-name="ce24" office:value-type="float" office:value="6150.6" calcext:value-type="float">
            <text:p>6150.6</text:p>
          </table:table-cell>
          <table:table-cell table:style-name="ce24" office:value-type="float" office:value="681.081" calcext:value-type="float">
            <text:p>681.081</text:p>
          </table:table-cell>
          <table:table-cell table:style-name="ce24" office:value-type="float" office:value="6706.2" calcext:value-type="float">
            <text:p>6706.2</text:p>
          </table:table-cell>
          <table:table-cell table:style-name="ce24" office:value-type="float" office:value="154.7" calcext:value-type="float">
            <text:p>154.7</text:p>
          </table:table-cell>
          <table:table-cell table:style-name="ce24" office:value-type="float" office:value="1123.5" calcext:value-type="float">
            <text:p>1123.5</text:p>
          </table:table-cell>
          <table:table-cell table:style-name="ce27" office:value-type="float" office:value="268.151" calcext:value-type="float">
            <text:p>268.151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161:.H161];betas)" office:value-type="float" office:value="6.56078077114705" calcext:value-type="float">
            <text:p>6.56078077114705</text:p>
          </table:table-cell>
          <table:table-cell table:style-name="ce32" table:formula="of:=[.I161]-[.K161]" office:value-type="float" office:value="-0.960780771147052" calcext:value-type="float">
            <text:p>-0.960780771147052</text:p>
          </table:table-cell>
          <table:table-cell table:style-name="ce32" table:formula="of:=[.L161]^2" office:value-type="float" office:value="0.923099690205923" calcext:value-type="float">
            <text:p>0.923099690205923</text:p>
          </table:table-cell>
          <table:table-cell table:number-columns-repeated="2"/>
          <table:table-cell table:style-name="ce32" table:formula="of:=([.I161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161]-ybar)^2" office:value-type="float" office:value="0.4570459107" calcext:value-type="float">
            <text:p>0.4570459107</text:p>
          </table:table-cell>
          <table:table-cell table:number-columns-repeated="2"/>
          <table:table-cell table:style-name="ce32" table:formula="of:=[.L161]^3" office:value-type="float" office:value="-0.886896432201652" calcext:value-type="float">
            <text:p>-0.886896432201652</text:p>
          </table:table-cell>
          <table:table-cell table:number-columns-repeated="2"/>
          <table:table-cell table:style-name="ce32" table:formula="of:=[.L161]^4" office:value-type="float" office:value="0.852113038058272" calcext:value-type="float">
            <text:p>0.852113038058272</text:p>
          </table:table-cell>
          <table:table-cell table:number-columns-repeated="2"/>
          <table:table-cell table:style-name="ce32" table:formula="of:=([.L161]-[.L160])^2" office:value-type="float" office:value="0.0393683964315026" calcext:value-type="float">
            <text:p>0.03936839643150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247.188" calcext:value-type="float">
            <text:p>9247.188</text:p>
          </table:table-cell>
          <table:table-cell table:style-name="ce24" office:value-type="float" office:value="6206.9" calcext:value-type="float">
            <text:p>6206.9</text:p>
          </table:table-cell>
          <table:table-cell table:style-name="ce24" office:value-type="float" office:value="695.265" calcext:value-type="float">
            <text:p>695.265</text:p>
          </table:table-cell>
          <table:table-cell table:style-name="ce24" office:value-type="float" office:value="6777.7" calcext:value-type="float">
            <text:p>6777.7</text:p>
          </table:table-cell>
          <table:table-cell table:style-name="ce24" office:value-type="float" office:value="156.1" calcext:value-type="float">
            <text:p>156.1</text:p>
          </table:table-cell>
          <table:table-cell table:style-name="ce24" office:value-type="float" office:value="1124.8" calcext:value-type="float">
            <text:p>1124.8</text:p>
          </table:table-cell>
          <table:table-cell table:style-name="ce27" office:value-type="float" office:value="268.853" calcext:value-type="float">
            <text:p>268.853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162:.H162];betas)" office:value-type="float" office:value="6.72540159846907" calcext:value-type="float">
            <text:p>6.72540159846907</text:p>
          </table:table-cell>
          <table:table-cell table:style-name="ce32" table:formula="of:=[.I162]-[.K162]" office:value-type="float" office:value="-1.22540159846907" calcext:value-type="float">
            <text:p>-1.22540159846907</text:p>
          </table:table-cell>
          <table:table-cell table:style-name="ce32" table:formula="of:=[.L162]^2" office:value-type="float" office:value="1.50160907753055" calcext:value-type="float">
            <text:p>1.50160907753055</text:p>
          </table:table-cell>
          <table:table-cell table:number-columns-repeated="2"/>
          <table:table-cell table:style-name="ce32" table:formula="of:=([.I162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162]-ybar)^2" office:value-type="float" office:value="0.7067303101" calcext:value-type="float">
            <text:p>0.7067303101</text:p>
          </table:table-cell>
          <table:table-cell table:number-columns-repeated="2"/>
          <table:table-cell table:style-name="ce32" table:formula="of:=[.L162]^3" office:value-type="float" office:value="-1.8400741638816" calcext:value-type="float">
            <text:p>-1.8400741638816</text:p>
          </table:table-cell>
          <table:table-cell table:number-columns-repeated="2"/>
          <table:table-cell table:style-name="ce32" table:formula="of:=[.L162]^4" office:value-type="float" office:value="2.25482982172215" calcext:value-type="float">
            <text:p>2.25482982172215</text:p>
          </table:table-cell>
          <table:table-cell table:number-columns-repeated="2"/>
          <table:table-cell table:style-name="ce32" table:formula="of:=([.L162]-[.L161])^2" office:value-type="float" office:value="0.0700241822525892" calcext:value-type="float">
            <text:p>0.07002418225258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407.052" calcext:value-type="float">
            <text:p>9407.052</text:p>
          </table:table-cell>
          <table:table-cell table:style-name="ce24" office:value-type="float" office:value="6277.1" calcext:value-type="float">
            <text:p>6277.1</text:p>
          </table:table-cell>
          <table:table-cell table:style-name="ce24" office:value-type="float" office:value="705.172" calcext:value-type="float">
            <text:p>705.172</text:p>
          </table:table-cell>
          <table:table-cell table:style-name="ce24" office:value-type="float" office:value="6850.6" calcext:value-type="float">
            <text:p>6850.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112.4" calcext:value-type="float">
            <text:p>1112.4</text:p>
          </table:table-cell>
          <table:table-cell table:style-name="ce27" office:value-type="float" office:value="269.667" calcext:value-type="float">
            <text:p>269.667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163:.H163];betas)" office:value-type="float" office:value="5.92146654697812" calcext:value-type="float">
            <text:p>5.92146654697812</text:p>
          </table:table-cell>
          <table:table-cell table:style-name="ce32" table:formula="of:=[.I163]-[.K163]" office:value-type="float" office:value="-0.421466546978124" calcext:value-type="float">
            <text:p>-0.421466546978124</text:p>
          </table:table-cell>
          <table:table-cell table:style-name="ce32" table:formula="of:=[.L163]^2" office:value-type="float" office:value="0.177634050221663" calcext:value-type="float">
            <text:p>0.177634050221663</text:p>
          </table:table-cell>
          <table:table-cell table:number-columns-repeated="2"/>
          <table:table-cell table:style-name="ce32" table:formula="of:=([.I163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163]-ybar)^2" office:value-type="float" office:value="0.001349642652" calcext:value-type="float">
            <text:p>0.001349642652</text:p>
          </table:table-cell>
          <table:table-cell table:number-columns-repeated="2"/>
          <table:table-cell table:style-name="ce32" table:formula="of:=[.L163]^3" office:value-type="float" office:value="-0.074866809772663" calcext:value-type="float">
            <text:p>-0.074866809772663</text:p>
          </table:table-cell>
          <table:table-cell table:number-columns-repeated="2"/>
          <table:table-cell table:style-name="ce32" table:formula="of:=[.L163]^4" office:value-type="float" office:value="0.0315538557981523" calcext:value-type="float">
            <text:p>0.031553855798152</text:p>
          </table:table-cell>
          <table:table-cell table:number-columns-repeated="2"/>
          <table:table-cell table:style-name="ce32" table:formula="of:=([.L163]-[.L162])^2" office:value-type="float" office:value="0.64631156701575" calcext:value-type="float">
            <text:p>0.6463115670157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488.879" calcext:value-type="float">
            <text:p>9488.879</text:p>
          </table:table-cell>
          <table:table-cell table:style-name="ce24" office:value-type="float" office:value="6314.6" calcext:value-type="float">
            <text:p>6314.6</text:p>
          </table:table-cell>
          <table:table-cell table:style-name="ce24" office:value-type="float" office:value="692.741" calcext:value-type="float">
            <text:p>692.741</text:p>
          </table:table-cell>
          <table:table-cell table:style-name="ce24" office:value-type="float" office:value="6908.9" calcext:value-type="float">
            <text:p>6908.9</text:p>
          </table:table-cell>
          <table:table-cell table:style-name="ce24" office:value-type="float" office:value="158.2" calcext:value-type="float">
            <text:p>158.2</text:p>
          </table:table-cell>
          <table:table-cell table:style-name="ce24" office:value-type="float" office:value="1086.1" calcext:value-type="float">
            <text:p>1086.1</text:p>
          </table:table-cell>
          <table:table-cell table:style-name="ce27" office:value-type="float" office:value="270.581" calcext:value-type="float">
            <text:p>270.581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64:.H164];betas)" office:value-type="float" office:value="5.85215800561461" calcext:value-type="float">
            <text:p>5.85215800561461</text:p>
          </table:table-cell>
          <table:table-cell table:style-name="ce32" table:formula="of:=[.I164]-[.K164]" office:value-type="float" office:value="-0.552158005614605" calcext:value-type="float">
            <text:p>-0.552158005614605</text:p>
          </table:table-cell>
          <table:table-cell table:style-name="ce32" table:formula="of:=[.L164]^2" office:value-type="float" office:value="0.304878463164298" calcext:value-type="float">
            <text:p>0.304878463164298</text:p>
          </table:table-cell>
          <table:table-cell table:number-columns-repeated="2"/>
          <table:table-cell table:style-name="ce32" table:formula="of:=([.I164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64]-ybar)^2" office:value-type="float" office:value="0.001060873848" calcext:value-type="float">
            <text:p>0.001060873848</text:p>
          </table:table-cell>
          <table:table-cell table:number-columns-repeated="2"/>
          <table:table-cell table:style-name="ce32" table:formula="of:=[.L164]^3" office:value-type="float" office:value="-0.168341084175645" calcext:value-type="float">
            <text:p>-0.168341084175645</text:p>
          </table:table-cell>
          <table:table-cell table:number-columns-repeated="2"/>
          <table:table-cell table:style-name="ce32" table:formula="of:=[.L164]^4" office:value-type="float" office:value="0.0929508773014244" calcext:value-type="float">
            <text:p>0.092950877301425</text:p>
          </table:table-cell>
          <table:table-cell table:number-columns-repeated="2"/>
          <table:table-cell table:style-name="ce32" table:formula="of:=([.L164]-[.L163])^2" office:value-type="float" office:value="0.0170802573605311" calcext:value-type="float">
            <text:p>0.01708025736053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592.458" calcext:value-type="float">
            <text:p>9592.458</text:p>
          </table:table-cell>
          <table:table-cell table:style-name="ce24" office:value-type="float" office:value="6366.1" calcext:value-type="float">
            <text:p>6366.1</text:p>
          </table:table-cell>
          <table:table-cell table:style-name="ce24" office:value-type="float" office:value="690.744" calcext:value-type="float">
            <text:p>690.744</text:p>
          </table:table-cell>
          <table:table-cell table:style-name="ce24" office:value-type="float" office:value="6946.8" calcext:value-type="float">
            <text:p>6946.8</text:p>
          </table:table-cell>
          <table:table-cell table:style-name="ce24" office:value-type="float" office:value="159.4" calcext:value-type="float">
            <text:p>159.4</text:p>
          </table:table-cell>
          <table:table-cell table:style-name="ce24" office:value-type="float" office:value="1081.5" calcext:value-type="float">
            <text:p>1081.5</text:p>
          </table:table-cell>
          <table:table-cell table:style-name="ce27" office:value-type="float" office:value="271.36" calcext:value-type="float">
            <text:p>271.36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65:.H165];betas)" office:value-type="float" office:value="5.46838079949882" calcext:value-type="float">
            <text:p>5.46838079949882</text:p>
          </table:table-cell>
          <table:table-cell table:style-name="ce32" table:formula="of:=[.I165]-[.K165]" office:value-type="float" office:value="-0.168380799498824" calcext:value-type="float">
            <text:p>-0.168380799498824</text:p>
          </table:table-cell>
          <table:table-cell table:style-name="ce32" table:formula="of:=[.L165]^2" office:value-type="float" office:value="0.0283520936398633" calcext:value-type="float">
            <text:p>0.028352093639863</text:p>
          </table:table-cell>
          <table:table-cell table:number-columns-repeated="2"/>
          <table:table-cell table:style-name="ce32" table:formula="of:=([.I165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65]-ybar)^2" office:value-type="float" office:value="0.1733458774" calcext:value-type="float">
            <text:p>0.1733458774</text:p>
          </table:table-cell>
          <table:table-cell table:number-columns-repeated="2"/>
          <table:table-cell table:style-name="ce32" table:formula="of:=[.L165]^3" office:value-type="float" office:value="-0.00477394819454572" calcext:value-type="float">
            <text:p>-0.004773948194546</text:p>
          </table:table-cell>
          <table:table-cell table:number-columns-repeated="2"/>
          <table:table-cell table:style-name="ce32" table:formula="of:=[.L165]^4" office:value-type="float" office:value="0.000803841213763578" calcext:value-type="float">
            <text:p>0.000803841213764</text:p>
          </table:table-cell>
          <table:table-cell table:number-columns-repeated="2"/>
          <table:table-cell table:style-name="ce32" table:formula="of:=([.L165]-[.L164])^2" office:value-type="float" office:value="0.147284943934034" calcext:value-type="float">
            <text:p>0.14728494393403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666.235" calcext:value-type="float">
            <text:p>9666.235</text:p>
          </table:table-cell>
          <table:table-cell table:style-name="ce24" office:value-type="float" office:value="6430.2" calcext:value-type="float">
            <text:p>6430.2</text:p>
          </table:table-cell>
          <table:table-cell table:style-name="ce24" office:value-type="float" office:value="681.445" calcext:value-type="float">
            <text:p>681.445</text:p>
          </table:table-cell>
          <table:table-cell table:style-name="ce24" office:value-type="float" office:value="7008.9" calcext:value-type="float">
            <text:p>7008.9</text:p>
          </table:table-cell>
          <table:table-cell table:style-name="ce24" office:value-type="float" office:value="159.9" calcext:value-type="float">
            <text:p>159.9</text:p>
          </table:table-cell>
          <table:table-cell table:style-name="ce24" office:value-type="float" office:value="1063.8" calcext:value-type="float">
            <text:p>1063.8</text:p>
          </table:table-cell>
          <table:table-cell table:style-name="ce27" office:value-type="float" office:value="272.083" calcext:value-type="float">
            <text:p>272.083</text:p>
          </table:table-cell>
          <table:table-cell table:style-name="ce27" office:value-type="float" office:value="5.2" calcext:value-type="float">
            <text:p>5.2</text:p>
          </table:table-cell>
          <table:table-cell/>
          <table:table-cell table:style-name="ce32" table:number-matrix-columns-spanned="1" table:number-matrix-rows-spanned="1" table:formula="of:=MMULT([.A166:.H166];betas)" office:value-type="float" office:value="5.60731525967314" calcext:value-type="float">
            <text:p>5.60731525967314</text:p>
          </table:table-cell>
          <table:table-cell table:style-name="ce32" table:formula="of:=[.I166]-[.K166]" office:value-type="float" office:value="-0.407315259673136" calcext:value-type="float">
            <text:p>-0.407315259673136</text:p>
          </table:table-cell>
          <table:table-cell table:style-name="ce32" table:formula="of:=[.L166]^2" office:value-type="float" office:value="0.165905720762594" calcext:value-type="float">
            <text:p>0.165905720762594</text:p>
          </table:table-cell>
          <table:table-cell table:number-columns-repeated="2"/>
          <table:table-cell table:style-name="ce32" table:formula="of:=([.I166]-ybar)^2" office:value-type="float" office:value="0.4688538911" calcext:value-type="float">
            <text:p>0.4688538911</text:p>
          </table:table-cell>
          <table:table-cell table:number-columns-repeated="2"/>
          <table:table-cell table:style-name="ce32" table:formula="of:=([.K166]-ybar)^2" office:value-type="float" office:value="0.07695841886" calcext:value-type="float">
            <text:p>0.07695841886</text:p>
          </table:table-cell>
          <table:table-cell table:number-columns-repeated="2"/>
          <table:table-cell table:style-name="ce32" table:formula="of:=[.L166]^3" office:value-type="float" office:value="-0.0675759317336748" calcext:value-type="float">
            <text:p>-0.067575931733675</text:p>
          </table:table-cell>
          <table:table-cell table:number-columns-repeated="2"/>
          <table:table-cell table:style-name="ce32" table:formula="of:=[.L166]^4" office:value-type="float" office:value="0.0275247081817559" calcext:value-type="float">
            <text:p>0.027524708181756</text:p>
          </table:table-cell>
          <table:table-cell table:number-columns-repeated="2"/>
          <table:table-cell table:style-name="ce32" table:formula="of:=([.L166]-[.L165])^2" office:value-type="float" office:value="0.0570896762587897" calcext:value-type="float">
            <text:p>0.0570896762587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809.551" calcext:value-type="float">
            <text:p>9809.551</text:p>
          </table:table-cell>
          <table:table-cell table:style-name="ce24" office:value-type="float" office:value="6456.2" calcext:value-type="float">
            <text:p>6456.2</text:p>
          </table:table-cell>
          <table:table-cell table:style-name="ce24" office:value-type="float" office:value="693.525" calcext:value-type="float">
            <text:p>693.525</text:p>
          </table:table-cell>
          <table:table-cell table:style-name="ce24" office:value-type="float" office:value="7061.5" calcext:value-type="float">
            <text:p>7061.5</text:p>
          </table:table-cell>
          <table:table-cell table:style-name="ce24" office:value-type="float" office:value="160.4" calcext:value-type="float">
            <text:p>160.4</text:p>
          </table:table-cell>
          <table:table-cell table:style-name="ce24" office:value-type="float" office:value="1066.2" calcext:value-type="float">
            <text:p>1066.2</text:p>
          </table:table-cell>
          <table:table-cell table:style-name="ce27" office:value-type="float" office:value="272.912" calcext:value-type="float">
            <text:p>272.912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32" table:number-matrix-columns-spanned="1" table:number-matrix-rows-spanned="1" table:formula="of:=MMULT([.A167:.H167];betas)" office:value-type="float" office:value="4.47189604839306" calcext:value-type="float">
            <text:p>4.47189604839306</text:p>
          </table:table-cell>
          <table:table-cell table:style-name="ce32" table:formula="of:=[.I167]-[.K167]" office:value-type="float" office:value="0.528103951606944" calcext:value-type="float">
            <text:p>0.528103951606944</text:p>
          </table:table-cell>
          <table:table-cell table:style-name="ce32" table:formula="of:=[.L167]^2" office:value-type="float" office:value="0.27889378370287" calcext:value-type="float">
            <text:p>0.27889378370287</text:p>
          </table:table-cell>
          <table:table-cell table:number-columns-repeated="2"/>
          <table:table-cell table:style-name="ce32" table:formula="of:=([.I167]-ybar)^2" office:value-type="float" office:value="0.7827455168" calcext:value-type="float">
            <text:p>0.7827455168</text:p>
          </table:table-cell>
          <table:table-cell table:number-columns-repeated="2"/>
          <table:table-cell table:style-name="ce32" table:formula="of:=([.K167]-ybar)^2" office:value-type="float" office:value="1.99609713" calcext:value-type="float">
            <text:p>1.99609713</text:p>
          </table:table-cell>
          <table:table-cell table:number-columns-repeated="2"/>
          <table:table-cell table:style-name="ce32" table:formula="of:=[.L167]^3" office:value-type="float" office:value="0.147284909252098" calcext:value-type="float">
            <text:p>0.147284909252098</text:p>
          </table:table-cell>
          <table:table-cell table:number-columns-repeated="2"/>
          <table:table-cell table:style-name="ce32" table:formula="of:=[.L167]^4" office:value-type="float" office:value="0.077781742588103" calcext:value-type="float">
            <text:p>0.077781742588103</text:p>
          </table:table-cell>
          <table:table-cell table:number-columns-repeated="2"/>
          <table:table-cell table:style-name="ce32" table:formula="of:=([.L167]-[.L166])^2" office:value-type="float" office:value="0.875009100831847" calcext:value-type="float">
            <text:p>0.87500910083184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9932.672" calcext:value-type="float">
            <text:p>9932.672</text:p>
          </table:table-cell>
          <table:table-cell table:style-name="ce24" office:value-type="float" office:value="6566" calcext:value-type="float">
            <text:p>6566</text:p>
          </table:table-cell>
          <table:table-cell table:style-name="ce24" office:value-type="float" office:value="691.261" calcext:value-type="float">
            <text:p>691.261</text:p>
          </table:table-cell>
          <table:table-cell table:style-name="ce24" office:value-type="float" office:value="7142.4" calcext:value-type="float">
            <text:p>7142.4</text:p>
          </table:table-cell>
          <table:table-cell table:style-name="ce24" office:value-type="float" office:value="161.5" calcext:value-type="float">
            <text:p>161.5</text:p>
          </table:table-cell>
          <table:table-cell table:style-name="ce24" office:value-type="float" office:value="1065.5" calcext:value-type="float">
            <text:p>1065.5</text:p>
          </table:table-cell>
          <table:table-cell table:style-name="ce27" office:value-type="float" office:value="273.852" calcext:value-type="float">
            <text:p>273.852</text:p>
          </table:table-cell>
          <table:table-cell table:style-name="ce27" office:value-type="float" office:value="4.9" calcext:value-type="float">
            <text:p>4.9</text:p>
          </table:table-cell>
          <table:table-cell/>
          <table:table-cell table:style-name="ce32" table:number-matrix-columns-spanned="1" table:number-matrix-rows-spanned="1" table:formula="of:=MMULT([.A168:.H168];betas)" office:value-type="float" office:value="4.50466744206012" calcext:value-type="float">
            <text:p>4.50466744206012</text:p>
          </table:table-cell>
          <table:table-cell table:style-name="ce32" table:formula="of:=[.I168]-[.K168]" office:value-type="float" office:value="0.395332557939883" calcext:value-type="float">
            <text:p>0.395332557939883</text:p>
          </table:table-cell>
          <table:table-cell table:style-name="ce32" table:formula="of:=[.L168]^2" office:value-type="float" office:value="0.156287831367291" calcext:value-type="float">
            <text:p>0.156287831367291</text:p>
          </table:table-cell>
          <table:table-cell table:number-columns-repeated="2"/>
          <table:table-cell table:style-name="ce32" table:formula="of:=([.I168]-ybar)^2" office:value-type="float" office:value="0.9696913296" calcext:value-type="float">
            <text:p>0.9696913296</text:p>
          </table:table-cell>
          <table:table-cell table:number-columns-repeated="2"/>
          <table:table-cell table:style-name="ce32" table:formula="of:=([.K168]-ybar)^2" office:value-type="float" office:value="1.90457008" calcext:value-type="float">
            <text:p>1.90457008</text:p>
          </table:table-cell>
          <table:table-cell table:number-columns-repeated="2"/>
          <table:table-cell table:style-name="ce32" table:formula="of:=[.L168]^3" office:value-type="float" office:value="0.061785668149308" calcext:value-type="float">
            <text:p>0.061785668149308</text:p>
          </table:table-cell>
          <table:table-cell table:number-columns-repeated="2"/>
          <table:table-cell table:style-name="ce32" table:formula="of:=[.L168]^4" office:value-type="float" office:value="0.0244258862334907" calcext:value-type="float">
            <text:p>0.024425886233491</text:p>
          </table:table-cell>
          <table:table-cell table:number-columns-repeated="2"/>
          <table:table-cell table:style-name="ce32" table:formula="of:=([.L168]-[.L167])^2" office:value-type="float" office:value="0.0176282429762938" calcext:value-type="float">
            <text:p>0.01762824297629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08.874" calcext:value-type="float">
            <text:p>10008.874</text:p>
          </table:table-cell>
          <table:table-cell table:style-name="ce24" office:value-type="float" office:value="6641.1" calcext:value-type="float">
            <text:p>6641.1</text:p>
          </table:table-cell>
          <table:table-cell table:style-name="ce24" office:value-type="float" office:value="690.311" calcext:value-type="float">
            <text:p>690.311</text:p>
          </table:table-cell>
          <table:table-cell table:style-name="ce24" office:value-type="float" office:value="7241.5" calcext:value-type="float">
            <text:p>7241.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074.4" calcext:value-type="float">
            <text:p>1074.4</text:p>
          </table:table-cell>
          <table:table-cell table:style-name="ce27" office:value-type="float" office:value="274.626" calcext:value-type="float">
            <text:p>274.626</text:p>
          </table:table-cell>
          <table:table-cell table:style-name="ce27" office:value-type="float" office:value="4.7" calcext:value-type="float">
            <text:p>4.7</text:p>
          </table:table-cell>
          <table:table-cell/>
          <table:table-cell table:style-name="ce32" table:number-matrix-columns-spanned="1" table:number-matrix-rows-spanned="1" table:formula="of:=MMULT([.A169:.H169];betas)" office:value-type="float" office:value="4.72283577492562" calcext:value-type="float">
            <text:p>4.72283577492562</text:p>
          </table:table-cell>
          <table:table-cell table:style-name="ce32" table:formula="of:=[.I169]-[.K169]" office:value-type="float" office:value="-0.0228357749256203" calcext:value-type="float">
            <text:p>-0.02283577492562</text:p>
          </table:table-cell>
          <table:table-cell table:style-name="ce32" table:formula="of:=[.L169]^2" office:value-type="float" office:value="0.000521472616453588" calcext:value-type="float">
            <text:p>0.000521472616454</text:p>
          </table:table-cell>
          <table:table-cell table:number-columns-repeated="2"/>
          <table:table-cell table:style-name="ce32" table:formula="of:=([.I169]-ybar)^2" office:value-type="float" office:value="1.403582955" calcext:value-type="float">
            <text:p>1.403582955</text:p>
          </table:table-cell>
          <table:table-cell table:number-columns-repeated="2"/>
          <table:table-cell table:style-name="ce32" table:formula="of:=([.K169]-ybar)^2" office:value-type="float" office:value="1.349996015" calcext:value-type="float">
            <text:p>1.349996015</text:p>
          </table:table-cell>
          <table:table-cell table:number-columns-repeated="2"/>
          <table:table-cell table:style-name="ce32" table:formula="of:=[.L169]^3" office:value-type="float" office:value="-0.0000119082312992084" calcext:value-type="float">
            <text:p>-1.19082312992084E-05</text:p>
          </table:table-cell>
          <table:table-cell table:number-columns-repeated="2"/>
          <table:table-cell table:style-name="ce32" table:formula="of:=[.L169]^4" office:value-type="float" office:value="0.000000271933689710951" calcext:value-type="float">
            <text:p>2.71933689710951E-07</text:p>
          </table:table-cell>
          <table:table-cell table:number-columns-repeated="2"/>
          <table:table-cell table:style-name="ce32" table:formula="of:=([.L169]-[.L168])^2" office:value-type="float" office:value="0.174864754611514" calcext:value-type="float">
            <text:p>0.17486475461151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103.425" calcext:value-type="float">
            <text:p>10103.425</text:p>
          </table:table-cell>
          <table:table-cell table:style-name="ce24" office:value-type="float" office:value="6707.2" calcext:value-type="float">
            <text:p>6707.2</text:p>
          </table:table-cell>
          <table:table-cell table:style-name="ce24" office:value-type="float" office:value="668.783" calcext:value-type="float">
            <text:p>668.783</text:p>
          </table:table-cell>
          <table:table-cell table:style-name="ce24" office:value-type="float" office:value="7406.2" calcext:value-type="float">
            <text:p>7406.2</text:p>
          </table:table-cell>
          <table:table-cell table:style-name="ce24" office:value-type="float" office:value="162.2" calcext:value-type="float">
            <text:p>162.2</text:p>
          </table:table-cell>
          <table:table-cell table:style-name="ce24" office:value-type="float" office:value="1076.1" calcext:value-type="float">
            <text:p>1076.1</text:p>
          </table:table-cell>
          <table:table-cell table:style-name="ce27" office:value-type="float" office:value="275.304" calcext:value-type="float">
            <text:p>275.304</text:p>
          </table:table-cell>
          <table:table-cell table:style-name="ce27" office:value-type="float" office:value="4.6" calcext:value-type="float">
            <text:p>4.6</text:p>
          </table:table-cell>
          <table:table-cell/>
          <table:table-cell table:style-name="ce32" table:number-matrix-columns-spanned="1" table:number-matrix-rows-spanned="1" table:formula="of:=MMULT([.A170:.H170];betas)" office:value-type="float" office:value="4.88228526719173" calcext:value-type="float">
            <text:p>4.88228526719173</text:p>
          </table:table-cell>
          <table:table-cell table:style-name="ce32" table:formula="of:=[.I170]-[.K170]" office:value-type="float" office:value="-0.282285267191726" calcext:value-type="float">
            <text:p>-0.282285267191726</text:p>
          </table:table-cell>
          <table:table-cell table:style-name="ce32" table:formula="of:=[.L170]^2" office:value-type="float" office:value="0.0796849720735044" calcext:value-type="float">
            <text:p>0.079684972073504</text:p>
          </table:table-cell>
          <table:table-cell table:number-columns-repeated="2"/>
          <table:table-cell table:style-name="ce32" table:formula="of:=([.I170]-ybar)^2" office:value-type="float" office:value="1.650528768" calcext:value-type="float">
            <text:p>1.650528768</text:p>
          </table:table-cell>
          <table:table-cell table:number-columns-repeated="2"/>
          <table:table-cell table:style-name="ce32" table:formula="of:=([.K170]-ybar)^2" office:value-type="float" office:value="1.004893566" calcext:value-type="float">
            <text:p>1.004893566</text:p>
          </table:table-cell>
          <table:table-cell table:number-columns-repeated="2"/>
          <table:table-cell table:style-name="ce32" table:formula="of:=[.L170]^3" office:value-type="float" office:value="-0.0224938936329344" calcext:value-type="float">
            <text:p>-0.022493893632935</text:p>
          </table:table-cell>
          <table:table-cell table:number-columns-repeated="2"/>
          <table:table-cell table:style-name="ce32" table:formula="of:=[.L170]^4" office:value-type="float" office:value="0.00634969477435517" calcext:value-type="float">
            <text:p>0.006349694774355</text:p>
          </table:table-cell>
          <table:table-cell table:number-columns-repeated="2"/>
          <table:table-cell table:style-name="ce32" table:formula="of:=([.L170]-[.L169])^2" office:value-type="float" office:value="0.0673140390371403" calcext:value-type="float">
            <text:p>0.0673140390371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194.277" calcext:value-type="float">
            <text:p>10194.277</text:p>
          </table:table-cell>
          <table:table-cell table:style-name="ce24" office:value-type="float" office:value="6822.6" calcext:value-type="float">
            <text:p>6822.6</text:p>
          </table:table-cell>
          <table:table-cell table:style-name="ce24" office:value-type="float" office:value="687.184" calcext:value-type="float">
            <text:p>687.184</text:p>
          </table:table-cell>
          <table:table-cell table:style-name="ce24" office:value-type="float" office:value="7512" calcext:value-type="float">
            <text:p>7512</text:p>
          </table:table-cell>
          <table:table-cell table:style-name="ce24" office:value-type="float" office:value="163.2" calcext:value-type="float">
            <text:p>163.2</text:p>
          </table:table-cell>
          <table:table-cell table:style-name="ce24" office:value-type="float" office:value="1075" calcext:value-type="float">
            <text:p>1075</text:p>
          </table:table-cell>
          <table:table-cell table:style-name="ce27" office:value-type="float" office:value="276.115" calcext:value-type="float">
            <text:p>276.115</text:p>
          </table:table-cell>
          <table:table-cell table:style-name="ce27" office:value-type="float" office:value="4.4" calcext:value-type="float">
            <text:p>4.4</text:p>
          </table:table-cell>
          <table:table-cell/>
          <table:table-cell table:style-name="ce32" table:number-matrix-columns-spanned="1" table:number-matrix-rows-spanned="1" table:formula="of:=MMULT([.A171:.H171];betas)" office:value-type="float" office:value="5.31896694970755" calcext:value-type="float">
            <text:p>5.31896694970755</text:p>
          </table:table-cell>
          <table:table-cell table:style-name="ce32" table:formula="of:=[.I171]-[.K171]" office:value-type="float" office:value="-0.918966949707551" calcext:value-type="float">
            <text:p>-0.918966949707551</text:p>
          </table:table-cell>
          <table:table-cell table:style-name="ce32" table:formula="of:=[.L171]^2" office:value-type="float" office:value="0.844500254654801" calcext:value-type="float">
            <text:p>0.844500254654801</text:p>
          </table:table-cell>
          <table:table-cell table:number-columns-repeated="2"/>
          <table:table-cell table:style-name="ce32" table:formula="of:=([.I171]-ybar)^2" office:value-type="float" office:value="2.204420394" calcext:value-type="float">
            <text:p>2.204420394</text:p>
          </table:table-cell>
          <table:table-cell table:number-columns-repeated="2"/>
          <table:table-cell table:style-name="ce32" table:formula="of:=([.K171]-ybar)^2" office:value-type="float" office:value="0.32008677" calcext:value-type="float">
            <text:p>0.32008677</text:p>
          </table:table-cell>
          <table:table-cell table:number-columns-repeated="2"/>
          <table:table-cell table:style-name="ce32" table:formula="of:=[.L171]^3" office:value-type="float" office:value="-0.776067823047372" calcext:value-type="float">
            <text:p>-0.776067823047372</text:p>
          </table:table-cell>
          <table:table-cell table:number-columns-repeated="2"/>
          <table:table-cell table:style-name="ce32" table:formula="of:=[.L171]^4" office:value-type="float" office:value="0.713180680112023" calcext:value-type="float">
            <text:p>0.713180680112023</text:p>
          </table:table-cell>
          <table:table-cell table:number-columns-repeated="2"/>
          <table:table-cell table:style-name="ce32" table:formula="of:=([.L171]-[.L170])^2" office:value-type="float" office:value="0.405363564851181" calcext:value-type="float">
            <text:p>0.40536356485118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328.787" calcext:value-type="float">
            <text:p>10328.787</text:p>
          </table:table-cell>
          <table:table-cell table:style-name="ce24" office:value-type="float" office:value="6913.1" calcext:value-type="float">
            <text:p>6913.1</text:p>
          </table:table-cell>
          <table:table-cell table:style-name="ce24" office:value-type="float" office:value="681.472" calcext:value-type="float">
            <text:p>681.472</text:p>
          </table:table-cell>
          <table:table-cell table:style-name="ce24" office:value-type="float" office:value="7591" calcext:value-type="float">
            <text:p>7591</text:p>
          </table:table-cell>
          <table:table-cell table:style-name="ce24" office:value-type="float" office:value="163.9" calcext:value-type="float">
            <text:p>163.9</text:p>
          </table:table-cell>
          <table:table-cell table:style-name="ce24" office:value-type="float" office:value="1086" calcext:value-type="float">
            <text:p>1086</text:p>
          </table:table-cell>
          <table:table-cell table:style-name="ce27" office:value-type="float" office:value="277.003" calcext:value-type="float">
            <text:p>277.003</text:p>
          </table:table-cell>
          <table:table-cell table:style-name="ce27" office:value-type="float" office:value="4.5" calcext:value-type="float">
            <text:p>4.5</text:p>
          </table:table-cell>
          <table:table-cell/>
          <table:table-cell table:style-name="ce32" table:number-matrix-columns-spanned="1" table:number-matrix-rows-spanned="1" table:formula="of:=MMULT([.A172:.H172];betas)" office:value-type="float" office:value="4.97861889703847" calcext:value-type="float">
            <text:p>4.97861889703847</text:p>
          </table:table-cell>
          <table:table-cell table:style-name="ce32" table:formula="of:=[.I172]-[.K172]" office:value-type="float" office:value="-0.478618897038466" calcext:value-type="float">
            <text:p>-0.478618897038466</text:p>
          </table:table-cell>
          <table:table-cell table:style-name="ce32" table:formula="of:=[.L172]^2" office:value-type="float" office:value="0.229076048602317" calcext:value-type="float">
            <text:p>0.229076048602317</text:p>
          </table:table-cell>
          <table:table-cell table:number-columns-repeated="2"/>
          <table:table-cell table:style-name="ce32" table:formula="of:=([.I172]-ybar)^2" office:value-type="float" office:value="1.917474581" calcext:value-type="float">
            <text:p>1.917474581</text:p>
          </table:table-cell>
          <table:table-cell table:number-columns-repeated="2"/>
          <table:table-cell table:style-name="ce32" table:formula="of:=([.K172]-ybar)^2" office:value-type="float" office:value="0.8210356348" calcext:value-type="float">
            <text:p>0.8210356348</text:p>
          </table:table-cell>
          <table:table-cell table:number-columns-repeated="2"/>
          <table:table-cell table:style-name="ce32" table:formula="of:=[.L172]^3" office:value-type="float" office:value="-0.109640125719971" calcext:value-type="float">
            <text:p>-0.109640125719971</text:p>
          </table:table-cell>
          <table:table-cell table:number-columns-repeated="2"/>
          <table:table-cell table:style-name="ce32" table:formula="of:=[.L172]^4" office:value-type="float" office:value="0.0524758360432513" calcext:value-type="float">
            <text:p>0.052475836043251</text:p>
          </table:table-cell>
          <table:table-cell table:number-columns-repeated="2"/>
          <table:table-cell table:style-name="ce32" table:formula="of:=([.L172]-[.L171])^2" office:value-type="float" office:value="0.193906407489456" calcext:value-type="float">
            <text:p>0.19390640748945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507.575" calcext:value-type="float">
            <text:p>10507.575</text:p>
          </table:table-cell>
          <table:table-cell table:style-name="ce24" office:value-type="float" office:value="7019.1" calcext:value-type="float">
            <text:p>7019.1</text:p>
          </table:table-cell>
          <table:table-cell table:style-name="ce24" office:value-type="float" office:value="688.147" calcext:value-type="float">
            <text:p>688.147</text:p>
          </table:table-cell>
          <table:table-cell table:style-name="ce24" office:value-type="float" office:value="7646.5" calcext:value-type="float">
            <text:p>7646.5</text:p>
          </table:table-cell>
          <table:table-cell table:style-name="ce24" office:value-type="float" office:value="164.7" calcext:value-type="float">
            <text:p>164.7</text:p>
          </table:table-cell>
          <table:table-cell table:style-name="ce24" office:value-type="float" office:value="1097.8" calcext:value-type="float">
            <text:p>1097.8</text:p>
          </table:table-cell>
          <table:table-cell table:style-name="ce27" office:value-type="float" office:value="277.79" calcext:value-type="float">
            <text:p>277.79</text:p>
          </table:table-cell>
          <table:table-cell table:style-name="ce27" office:value-type="float" office:value="4.4" calcext:value-type="float">
            <text:p>4.4</text:p>
          </table:table-cell>
          <table:table-cell/>
          <table:table-cell table:style-name="ce32" table:number-matrix-columns-spanned="1" table:number-matrix-rows-spanned="1" table:formula="of:=MMULT([.A173:.H173];betas)" office:value-type="float" office:value="4.13754626548724" calcext:value-type="float">
            <text:p>4.13754626548724</text:p>
          </table:table-cell>
          <table:table-cell table:style-name="ce32" table:formula="of:=[.I173]-[.K173]" office:value-type="float" office:value="0.262453734512762" calcext:value-type="float">
            <text:p>0.262453734512762</text:p>
          </table:table-cell>
          <table:table-cell table:style-name="ce32" table:formula="of:=[.L173]^2" office:value-type="float" office:value="0.0688819627596956" calcext:value-type="float">
            <text:p>0.068881962759696</text:p>
          </table:table-cell>
          <table:table-cell table:number-columns-repeated="2"/>
          <table:table-cell table:style-name="ce32" table:formula="of:=([.I173]-ybar)^2" office:value-type="float" office:value="2.204420394" calcext:value-type="float">
            <text:p>2.204420394</text:p>
          </table:table-cell>
          <table:table-cell table:number-columns-repeated="2"/>
          <table:table-cell table:style-name="ce32" table:formula="of:=([.K173]-ybar)^2" office:value-type="float" office:value="3.052647732" calcext:value-type="float">
            <text:p>3.052647732</text:p>
          </table:table-cell>
          <table:table-cell table:number-columns-repeated="2"/>
          <table:table-cell table:style-name="ce32" table:formula="of:=[.L173]^3" office:value-type="float" office:value="0.0180783283668511" calcext:value-type="float">
            <text:p>0.018078328366851</text:p>
          </table:table-cell>
          <table:table-cell table:number-columns-repeated="2"/>
          <table:table-cell table:style-name="ce32" table:formula="of:=[.L173]^4" office:value-type="float" office:value="0.00474472479362809" calcext:value-type="float">
            <text:p>0.004744724793628</text:p>
          </table:table-cell>
          <table:table-cell table:number-columns-repeated="2"/>
          <table:table-cell table:style-name="ce32" table:formula="of:=([.L173]-[.L172])^2" office:value-type="float" office:value="0.549188645234262" calcext:value-type="float">
            <text:p>0.54918864523426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601.179" calcext:value-type="float">
            <text:p>10601.179</text:p>
          </table:table-cell>
          <table:table-cell table:style-name="ce24" office:value-type="float" office:value="7088.3" calcext:value-type="float">
            <text:p>7088.3</text:p>
          </table:table-cell>
          <table:table-cell table:style-name="ce24" office:value-type="float" office:value="683.601" calcext:value-type="float">
            <text:p>683.601</text:p>
          </table:table-cell>
          <table:table-cell table:style-name="ce24" office:value-type="float" office:value="7698.4" calcext:value-type="float">
            <text:p>7698.4</text:p>
          </table:table-cell>
          <table:table-cell table:style-name="ce24" office:value-type="float" office:value="165.9" calcext:value-type="float">
            <text:p>165.9</text:p>
          </table:table-cell>
          <table:table-cell table:style-name="ce24" office:value-type="float" office:value="1101.9" calcext:value-type="float">
            <text:p>1101.9</text:p>
          </table:table-cell>
          <table:table-cell table:style-name="ce27" office:value-type="float" office:value="278.451" calcext:value-type="float">
            <text:p>278.451</text:p>
          </table:table-cell>
          <table:table-cell table:style-name="ce27" office:value-type="float" office:value="4.3" calcext:value-type="float">
            <text:p>4.3</text:p>
          </table:table-cell>
          <table:table-cell/>
          <table:table-cell table:style-name="ce32" table:number-matrix-columns-spanned="1" table:number-matrix-rows-spanned="1" table:formula="of:=MMULT([.A174:.H174];betas)" office:value-type="float" office:value="4.02347864252686" calcext:value-type="float">
            <text:p>4.02347864252686</text:p>
          </table:table-cell>
          <table:table-cell table:style-name="ce32" table:formula="of:=[.I174]-[.K174]" office:value-type="float" office:value="0.276521357473139" calcext:value-type="float">
            <text:p>0.276521357473139</text:p>
          </table:table-cell>
          <table:table-cell table:style-name="ce32" table:formula="of:=[.L174]^2" office:value-type="float" office:value="0.0764640611387875" calcext:value-type="float">
            <text:p>0.076464061138788</text:p>
          </table:table-cell>
          <table:table-cell table:number-columns-repeated="2"/>
          <table:table-cell table:style-name="ce32" table:formula="of:=([.I174]-ybar)^2" office:value-type="float" office:value="2.511366206" calcext:value-type="float">
            <text:p>2.511366206</text:p>
          </table:table-cell>
          <table:table-cell table:number-columns-repeated="2"/>
          <table:table-cell table:style-name="ce32" table:formula="of:=([.K174]-ybar)^2" office:value-type="float" office:value="3.464253132" calcext:value-type="float">
            <text:p>3.464253132</text:p>
          </table:table-cell>
          <table:table-cell table:number-columns-repeated="2"/>
          <table:table-cell table:style-name="ce32" table:formula="of:=[.L174]^3" office:value-type="float" office:value="0.0211439459840066" calcext:value-type="float">
            <text:p>0.021143945984007</text:p>
          </table:table-cell>
          <table:table-cell table:number-columns-repeated="2"/>
          <table:table-cell table:style-name="ce32" table:formula="of:=[.L174]^4" office:value-type="float" office:value="0.00584675264583623" calcext:value-type="float">
            <text:p>0.005846752645836</text:p>
          </table:table-cell>
          <table:table-cell table:number-columns-repeated="2"/>
          <table:table-cell table:style-name="ce32" table:formula="of:=([.L174]-[.L173])^2" office:value-type="float" office:value="0.000197898015755311" calcext:value-type="float">
            <text:p>0.00019789801575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684.049" calcext:value-type="float">
            <text:p>10684.049</text:p>
          </table:table-cell>
          <table:table-cell table:style-name="ce24" office:value-type="float" office:value="7199.9" calcext:value-type="float">
            <text:p>7199.9</text:p>
          </table:table-cell>
          <table:table-cell table:style-name="ce24" office:value-type="float" office:value="683.594" calcext:value-type="float">
            <text:p>683.594</text:p>
          </table:table-cell>
          <table:table-cell table:style-name="ce24" office:value-type="float" office:value="7716" calcext:value-type="float">
            <text:p>7716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1098.7" calcext:value-type="float">
            <text:p>1098.7</text:p>
          </table:table-cell>
          <table:table-cell table:style-name="ce27" office:value-type="float" office:value="279.295" calcext:value-type="float">
            <text:p>279.295</text:p>
          </table:table-cell>
          <table:table-cell table:style-name="ce27" office:value-type="float" office:value="4.3" calcext:value-type="float">
            <text:p>4.3</text:p>
          </table:table-cell>
          <table:table-cell/>
          <table:table-cell table:style-name="ce32" table:number-matrix-columns-spanned="1" table:number-matrix-rows-spanned="1" table:formula="of:=MMULT([.A175:.H175];betas)" office:value-type="float" office:value="4.31432365084307" calcext:value-type="float">
            <text:p>4.31432365084307</text:p>
          </table:table-cell>
          <table:table-cell table:style-name="ce32" table:formula="of:=[.I175]-[.K175]" office:value-type="float" office:value="-0.0143236508430649" calcext:value-type="float">
            <text:p>-0.014323650843065</text:p>
          </table:table-cell>
          <table:table-cell table:style-name="ce32" table:formula="of:=[.L175]^2" office:value-type="float" office:value="0.000205166973474033" calcext:value-type="float">
            <text:p>0.000205166973474</text:p>
          </table:table-cell>
          <table:table-cell table:number-columns-repeated="2"/>
          <table:table-cell table:style-name="ce32" table:formula="of:=([.I175]-ybar)^2" office:value-type="float" office:value="2.511366206" calcext:value-type="float">
            <text:p>2.511366206</text:p>
          </table:table-cell>
          <table:table-cell table:number-columns-repeated="2"/>
          <table:table-cell table:style-name="ce32" table:formula="of:=([.K175]-ybar)^2" office:value-type="float" office:value="2.466173162" calcext:value-type="float">
            <text:p>2.466173162</text:p>
          </table:table-cell>
          <table:table-cell table:number-columns-repeated="2"/>
          <table:table-cell table:style-name="ce32" table:formula="of:=[.L175]^3" office:value-type="float" office:value="-0.00000293874009257039" calcext:value-type="float">
            <text:p>-2.93874009257039E-06</text:p>
          </table:table-cell>
          <table:table-cell table:number-columns-repeated="2"/>
          <table:table-cell table:style-name="ce32" table:formula="of:=[.L175]^4" office:value-type="float" office:value="0.0000000420934870044944" calcext:value-type="float">
            <text:p>4.20934870044944E-08</text:p>
          </table:table-cell>
          <table:table-cell table:number-columns-repeated="2"/>
          <table:table-cell table:style-name="ce32" table:formula="of:=([.L175]-[.L174])^2" office:value-type="float" office:value="0.0845908188624526" calcext:value-type="float">
            <text:p>0.08459081886245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819.914" calcext:value-type="float">
            <text:p>10819.914</text:p>
          </table:table-cell>
          <table:table-cell table:style-name="ce24" office:value-type="float" office:value="7286.4" calcext:value-type="float">
            <text:p>7286.4</text:p>
          </table:table-cell>
          <table:table-cell table:style-name="ce24" office:value-type="float" office:value="697.936" calcext:value-type="float">
            <text:p>697.936</text:p>
          </table:table-cell>
          <table:table-cell table:style-name="ce24" office:value-type="float" office:value="7765.9" calcext:value-type="float">
            <text:p>7765.9</text:p>
          </table:table-cell>
          <table:table-cell table:style-name="ce24" office:value-type="float" office:value="168.1" calcext:value-type="float">
            <text:p>168.1</text:p>
          </table:table-cell>
          <table:table-cell table:style-name="ce24" office:value-type="float" office:value="1102.3" calcext:value-type="float">
            <text:p>1102.3</text:p>
          </table:table-cell>
          <table:table-cell table:style-name="ce27" office:value-type="float" office:value="280.203" calcext:value-type="float">
            <text:p>280.203</text:p>
          </table:table-cell>
          <table:table-cell table:style-name="ce27" office:value-type="float" office:value="4.2" calcext:value-type="float">
            <text:p>4.2</text:p>
          </table:table-cell>
          <table:table-cell/>
          <table:table-cell table:style-name="ce32" table:number-matrix-columns-spanned="1" table:number-matrix-rows-spanned="1" table:formula="of:=MMULT([.A176:.H176];betas)" office:value-type="float" office:value="3.86028153217593" calcext:value-type="float">
            <text:p>3.86028153217593</text:p>
          </table:table-cell>
          <table:table-cell table:style-name="ce32" table:formula="of:=[.I176]-[.K176]" office:value-type="float" office:value="0.339718467824075" calcext:value-type="float">
            <text:p>0.339718467824075</text:p>
          </table:table-cell>
          <table:table-cell table:style-name="ce32" table:formula="of:=[.L176]^2" office:value-type="float" office:value="0.115408637380737" calcext:value-type="float">
            <text:p>0.115408637380737</text:p>
          </table:table-cell>
          <table:table-cell table:number-columns-repeated="2"/>
          <table:table-cell table:style-name="ce32" table:formula="of:=([.I176]-ybar)^2" office:value-type="float" office:value="2.838312019" calcext:value-type="float">
            <text:p>2.838312019</text:p>
          </table:table-cell>
          <table:table-cell table:number-columns-repeated="2"/>
          <table:table-cell table:style-name="ce32" table:formula="of:=([.K176]-ybar)^2" office:value-type="float" office:value="4.098387809" calcext:value-type="float">
            <text:p>4.098387809</text:p>
          </table:table-cell>
          <table:table-cell table:number-columns-repeated="2"/>
          <table:table-cell table:style-name="ce32" table:formula="of:=[.L176]^3" office:value-type="float" office:value="0.0392064454646483" calcext:value-type="float">
            <text:p>0.039206445464648</text:p>
          </table:table-cell>
          <table:table-cell table:number-columns-repeated="2"/>
          <table:table-cell table:style-name="ce32" table:formula="of:=[.L176]^4" office:value-type="float" office:value="0.0133191535820785" calcext:value-type="float">
            <text:p>0.013319153582079</text:p>
          </table:table-cell>
          <table:table-cell table:number-columns-repeated="2"/>
          <table:table-cell table:style-name="ce32" table:formula="of:=([.L176]-[.L175])^2" office:value-type="float" office:value="0.125345821790317" calcext:value-type="float">
            <text:p>0.12534582179031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014.254" calcext:value-type="float">
            <text:p>11014.254</text:p>
          </table:table-cell>
          <table:table-cell table:style-name="ce24" office:value-type="float" office:value="7389.2" calcext:value-type="float">
            <text:p>7389.2</text:p>
          </table:table-cell>
          <table:table-cell table:style-name="ce24" office:value-type="float" office:value="713.445" calcext:value-type="float">
            <text:p>713.445</text:p>
          </table:table-cell>
          <table:table-cell table:style-name="ce24" office:value-type="float" office:value="7887.7" calcext:value-type="float">
            <text:p>7887.7</text:p>
          </table:table-cell>
          <table:table-cell table:style-name="ce24" office:value-type="float" office:value="169.3" calcext:value-type="float">
            <text:p>169.3</text:p>
          </table:table-cell>
          <table:table-cell table:style-name="ce24" office:value-type="float" office:value="1121.9" calcext:value-type="float">
            <text:p>1121.9</text:p>
          </table:table-cell>
          <table:table-cell table:style-name="ce27" office:value-type="float" office:value="280.976" calcext:value-type="float">
            <text:p>280.976</text:p>
          </table:table-cell>
          <table:table-cell table:style-name="ce27" office:value-type="float" office:value="4.1" calcext:value-type="float">
            <text:p>4.1</text:p>
          </table:table-cell>
          <table:table-cell/>
          <table:table-cell table:style-name="ce32" table:number-matrix-columns-spanned="1" table:number-matrix-rows-spanned="1" table:formula="of:=MMULT([.A177:.H177];betas)" office:value-type="float" office:value="2.9830128976083" calcext:value-type="float">
            <text:p>2.9830128976083</text:p>
          </table:table-cell>
          <table:table-cell table:style-name="ce32" table:formula="of:=[.I177]-[.K177]" office:value-type="float" office:value="1.1169871023917" calcext:value-type="float">
            <text:p>1.1169871023917</text:p>
          </table:table-cell>
          <table:table-cell table:style-name="ce32" table:formula="of:=[.L177]^2" office:value-type="float" office:value="1.24766018690941" calcext:value-type="float">
            <text:p>1.24766018690941</text:p>
          </table:table-cell>
          <table:table-cell table:number-columns-repeated="2"/>
          <table:table-cell table:style-name="ce32" table:formula="of:=([.I177]-ybar)^2" office:value-type="float" office:value="3.185257832" calcext:value-type="float">
            <text:p>3.185257832</text:p>
          </table:table-cell>
          <table:table-cell table:number-columns-repeated="2"/>
          <table:table-cell table:style-name="ce32" table:formula="of:=([.K177]-ybar)^2" office:value-type="float" office:value="8.419956711" calcext:value-type="float">
            <text:p>8.419956711</text:p>
          </table:table-cell>
          <table:table-cell table:number-columns-repeated="2"/>
          <table:table-cell table:style-name="ce32" table:formula="of:=[.L177]^3" office:value-type="float" office:value="1.39362033694543" calcext:value-type="float">
            <text:p>1.39362033694543</text:p>
          </table:table-cell>
          <table:table-cell table:number-columns-repeated="2"/>
          <table:table-cell table:style-name="ce32" table:formula="of:=[.L177]^4" office:value-type="float" office:value="1.55665594199883" calcext:value-type="float">
            <text:p>1.55665594199883</text:p>
          </table:table-cell>
          <table:table-cell table:number-columns-repeated="2"/>
          <table:table-cell table:style-name="ce32" table:formula="of:=([.L177]-[.L176])^2" office:value-type="float" office:value="0.604146530282624" calcext:value-type="float">
            <text:p>0.60414653028262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043.044" calcext:value-type="float">
            <text:p>11043.044</text:p>
          </table:table-cell>
          <table:table-cell table:style-name="ce24" office:value-type="float" office:value="7501.3" calcext:value-type="float">
            <text:p>7501.3</text:p>
          </table:table-cell>
          <table:table-cell table:style-name="ce24" office:value-type="float" office:value="685.216" calcext:value-type="float">
            <text:p>685.216</text:p>
          </table:table-cell>
          <table:table-cell table:style-name="ce24" office:value-type="float" office:value="8053.4" calcext:value-type="float">
            <text:p>8053.4</text:p>
          </table:table-cell>
          <table:table-cell table:style-name="ce24" office:value-type="float" office:value="170.9" calcext:value-type="float">
            <text:p>170.9</text:p>
          </table:table-cell>
          <table:table-cell table:style-name="ce24" office:value-type="float" office:value="1113.5" calcext:value-type="float">
            <text:p>1113.5</text:p>
          </table:table-cell>
          <table:table-cell table:style-name="ce27" office:value-type="float" office:value="281.653" calcext:value-type="float">
            <text:p>281.65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32" table:number-matrix-columns-spanned="1" table:number-matrix-rows-spanned="1" table:formula="of:=MMULT([.A178:.H178];betas)" office:value-type="float" office:value="4.47390374217054" calcext:value-type="float">
            <text:p>4.47390374217054</text:p>
          </table:table-cell>
          <table:table-cell table:style-name="ce32" table:formula="of:=[.I178]-[.K178]" office:value-type="float" office:value="-0.473903742170542" calcext:value-type="float">
            <text:p>-0.473903742170542</text:p>
          </table:table-cell>
          <table:table-cell table:style-name="ce32" table:formula="of:=[.L178]^2" office:value-type="float" office:value="0.224584756843243" calcext:value-type="float">
            <text:p>0.224584756843243</text:p>
          </table:table-cell>
          <table:table-cell table:number-columns-repeated="2"/>
          <table:table-cell table:style-name="ce32" table:formula="of:=([.I178]-ybar)^2" office:value-type="float" office:value="3.552203645" calcext:value-type="float">
            <text:p>3.552203645</text:p>
          </table:table-cell>
          <table:table-cell table:number-columns-repeated="2"/>
          <table:table-cell table:style-name="ce32" table:formula="of:=([.K178]-ybar)^2" office:value-type="float" office:value="1.990428089" calcext:value-type="float">
            <text:p>1.990428089</text:p>
          </table:table-cell>
          <table:table-cell table:number-columns-repeated="2"/>
          <table:table-cell table:style-name="ce32" table:formula="of:=[.L178]^3" office:value-type="float" office:value="-0.106431556702474" calcext:value-type="float">
            <text:p>-0.106431556702474</text:p>
          </table:table-cell>
          <table:table-cell table:number-columns-repeated="2"/>
          <table:table-cell table:style-name="ce32" table:formula="of:=[.L178]^4" office:value-type="float" office:value="0.0504383130063388" calcext:value-type="float">
            <text:p>0.050438313006339</text:p>
          </table:table-cell>
          <table:table-cell table:number-columns-repeated="2"/>
          <table:table-cell table:style-name="ce32" table:formula="of:=([.L178]-[.L177])^2" office:value-type="float" office:value="2.53093367931197" calcext:value-type="float">
            <text:p>2.5309336793119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258.454" calcext:value-type="float">
            <text:p>11258.454</text:p>
          </table:table-cell>
          <table:table-cell table:style-name="ce24" office:value-type="float" office:value="7571.8" calcext:value-type="float">
            <text:p>7571.8</text:p>
          </table:table-cell>
          <table:table-cell table:style-name="ce24" office:value-type="float" office:value="712.641" calcext:value-type="float">
            <text:p>712.641</text:p>
          </table:table-cell>
          <table:table-cell table:style-name="ce24" office:value-type="float" office:value="8135.9" calcext:value-type="float">
            <text:p>8135.9</text:p>
          </table:table-cell>
          <table:table-cell table:style-name="ce24" office:value-type="float" office:value="172.7" calcext:value-type="float">
            <text:p>172.7</text:p>
          </table:table-cell>
          <table:table-cell table:style-name="ce24" office:value-type="float" office:value="1103" calcext:value-type="float">
            <text:p>1103</text:p>
          </table:table-cell>
          <table:table-cell table:style-name="ce27" office:value-type="float" office:value="282.385" calcext:value-type="float">
            <text:p>282.385</text:p>
          </table:table-cell>
          <table:table-cell table:style-name="ce27" office:value-type="float" office:value="3.9" calcext:value-type="float">
            <text:p>3.9</text:p>
          </table:table-cell>
          <table:table-cell/>
          <table:table-cell table:style-name="ce32" table:number-matrix-columns-spanned="1" table:number-matrix-rows-spanned="1" table:formula="of:=MMULT([.A179:.H179];betas)" office:value-type="float" office:value="3.05132834068271" calcext:value-type="float">
            <text:p>3.05132834068271</text:p>
          </table:table-cell>
          <table:table-cell table:style-name="ce32" table:formula="of:=[.I179]-[.K179]" office:value-type="float" office:value="0.848671659317291" calcext:value-type="float">
            <text:p>0.848671659317291</text:p>
          </table:table-cell>
          <table:table-cell table:style-name="ce32" table:formula="of:=[.L179]^2" office:value-type="float" office:value="0.720243585328365" calcext:value-type="float">
            <text:p>0.720243585328365</text:p>
          </table:table-cell>
          <table:table-cell table:number-columns-repeated="2"/>
          <table:table-cell table:style-name="ce32" table:formula="of:=([.I179]-ybar)^2" office:value-type="float" office:value="3.939149458" calcext:value-type="float">
            <text:p>3.939149458</text:p>
          </table:table-cell>
          <table:table-cell table:number-columns-repeated="2"/>
          <table:table-cell table:style-name="ce32" table:formula="of:=([.K179]-ybar)^2" office:value-type="float" office:value="8.028159659" calcext:value-type="float">
            <text:p>8.028159659</text:p>
          </table:table-cell>
          <table:table-cell table:number-columns-repeated="2"/>
          <table:table-cell table:style-name="ce32" table:formula="of:=[.L179]^3" office:value-type="float" office:value="0.611250318673258" calcext:value-type="float">
            <text:p>0.611250318673258</text:p>
          </table:table-cell>
          <table:table-cell table:number-columns-repeated="2"/>
          <table:table-cell table:style-name="ce32" table:formula="of:=[.L179]^4" office:value-type="float" office:value="0.518750822206657" calcext:value-type="float">
            <text:p>0.518750822206657</text:p>
          </table:table-cell>
          <table:table-cell table:number-columns-repeated="2"/>
          <table:table-cell table:style-name="ce32" table:formula="of:=([.L179]-[.L178])^2" office:value-type="float" office:value="1.7492056926207" calcext:value-type="float">
            <text:p>1.749205692620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267.867" calcext:value-type="float">
            <text:p>11267.867</text:p>
          </table:table-cell>
          <table:table-cell table:style-name="ce24" office:value-type="float" office:value="7645.9" calcext:value-type="float">
            <text:p>7645.9</text:p>
          </table:table-cell>
          <table:table-cell table:style-name="ce24" office:value-type="float" office:value="698.827" calcext:value-type="float">
            <text:p>698.827</text:p>
          </table:table-cell>
          <table:table-cell table:style-name="ce24" office:value-type="float" office:value="8222.3" calcext:value-type="float">
            <text:p>8222.3</text:p>
          </table:table-cell>
          <table:table-cell table:style-name="ce24" office:value-type="float" office:value="173.9" calcext:value-type="float">
            <text:p>173.9</text:p>
          </table:table-cell>
          <table:table-cell table:style-name="ce24" office:value-type="float" office:value="1098.7" calcext:value-type="float">
            <text:p>1098.7</text:p>
          </table:table-cell>
          <table:table-cell table:style-name="ce27" office:value-type="float" office:value="283.19" calcext:value-type="float">
            <text:p>283.19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32" table:number-matrix-columns-spanned="1" table:number-matrix-rows-spanned="1" table:formula="of:=MMULT([.A180:.H180];betas)" office:value-type="float" office:value="4.14241074581157" calcext:value-type="float">
            <text:p>4.14241074581157</text:p>
          </table:table-cell>
          <table:table-cell table:style-name="ce32" table:formula="of:=[.I180]-[.K180]" office:value-type="float" office:value="-0.142410745811574" calcext:value-type="float">
            <text:p>-0.142410745811574</text:p>
          </table:table-cell>
          <table:table-cell table:style-name="ce32" table:formula="of:=[.L180]^2" office:value-type="float" office:value="0.0202808205226088" calcext:value-type="float">
            <text:p>0.020280820522609</text:p>
          </table:table-cell>
          <table:table-cell table:number-columns-repeated="2"/>
          <table:table-cell table:style-name="ce32" table:formula="of:=([.I180]-ybar)^2" office:value-type="float" office:value="3.552203645" calcext:value-type="float">
            <text:p>3.552203645</text:p>
          </table:table-cell>
          <table:table-cell table:number-columns-repeated="2"/>
          <table:table-cell table:style-name="ce32" table:formula="of:=([.K180]-ybar)^2" office:value-type="float" office:value="3.035673122" calcext:value-type="float">
            <text:p>3.035673122</text:p>
          </table:table-cell>
          <table:table-cell table:number-columns-repeated="2"/>
          <table:table-cell table:style-name="ce32" table:formula="of:=[.L180]^3" office:value-type="float" office:value="-0.0028882067762954" calcext:value-type="float">
            <text:p>-0.002888206776295</text:p>
          </table:table-cell>
          <table:table-cell table:number-columns-repeated="2"/>
          <table:table-cell table:style-name="ce32" table:formula="of:=[.L180]^4" office:value-type="float" office:value="0.00041131168107027" calcext:value-type="float">
            <text:p>0.00041131168107</text:p>
          </table:table-cell>
          <table:table-cell table:number-columns-repeated="2"/>
          <table:table-cell table:style-name="ce32" table:formula="of:=([.L180]-[.L179])^2" office:value-type="float" office:value="0.982244333756017" calcext:value-type="float">
            <text:p>0.98224433375601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334.544" calcext:value-type="float">
            <text:p>11334.544</text:p>
          </table:table-cell>
          <table:table-cell table:style-name="ce24" office:value-type="float" office:value="7713.5" calcext:value-type="float">
            <text:p>7713.5</text:p>
          </table:table-cell>
          <table:table-cell table:style-name="ce24" office:value-type="float" office:value="695.597" calcext:value-type="float">
            <text:p>695.597</text:p>
          </table:table-cell>
          <table:table-cell table:style-name="ce24" office:value-type="float" office:value="8234.6" calcext:value-type="float">
            <text:p>8234.6</text:p>
          </table:table-cell>
          <table:table-cell table:style-name="ce24" office:value-type="float" office:value="175.6" calcext:value-type="float">
            <text:p>175.6</text:p>
          </table:table-cell>
          <table:table-cell table:style-name="ce24" office:value-type="float" office:value="1097.7" calcext:value-type="float">
            <text:p>1097.7</text:p>
          </table:table-cell>
          <table:table-cell table:style-name="ce27" office:value-type="float" office:value="283.9" calcext:value-type="float">
            <text:p>283.9</text:p>
          </table:table-cell>
          <table:table-cell table:style-name="ce27" office:value-type="float" office:value="3.9" calcext:value-type="float">
            <text:p>3.9</text:p>
          </table:table-cell>
          <table:table-cell/>
          <table:table-cell table:style-name="ce32" table:number-matrix-columns-spanned="1" table:number-matrix-rows-spanned="1" table:formula="of:=MMULT([.A181:.H181];betas)" office:value-type="float" office:value="4.27319603607602" calcext:value-type="float">
            <text:p>4.27319603607602</text:p>
          </table:table-cell>
          <table:table-cell table:style-name="ce32" table:formula="of:=[.I181]-[.K181]" office:value-type="float" office:value="-0.373196036076016" calcext:value-type="float">
            <text:p>-0.373196036076016</text:p>
          </table:table-cell>
          <table:table-cell table:style-name="ce32" table:formula="of:=[.L181]^2" office:value-type="float" office:value="0.139275281342851" calcext:value-type="float">
            <text:p>0.139275281342851</text:p>
          </table:table-cell>
          <table:table-cell table:number-columns-repeated="2"/>
          <table:table-cell table:style-name="ce32" table:formula="of:=([.I181]-ybar)^2" office:value-type="float" office:value="3.939149458" calcext:value-type="float">
            <text:p>3.939149458</text:p>
          </table:table-cell>
          <table:table-cell table:number-columns-repeated="2"/>
          <table:table-cell table:style-name="ce32" table:formula="of:=([.K181]-ybar)^2" office:value-type="float" office:value="2.5970387" calcext:value-type="float">
            <text:p>2.5970387</text:p>
          </table:table-cell>
          <table:table-cell table:number-columns-repeated="2"/>
          <table:table-cell table:style-name="ce32" table:formula="of:=[.L181]^3" office:value-type="float" office:value="-0.0519769829205237" calcext:value-type="float">
            <text:p>-0.051976982920524</text:p>
          </table:table-cell>
          <table:table-cell table:number-columns-repeated="2"/>
          <table:table-cell table:style-name="ce32" table:formula="of:=[.L181]^4" office:value-type="float" office:value="0.0193976039931302" calcext:value-type="float">
            <text:p>0.01939760399313</text:p>
          </table:table-cell>
          <table:table-cell table:number-columns-repeated="2"/>
          <table:table-cell table:style-name="ce32" table:formula="of:=([.L181]-[.L180])^2" office:value-type="float" office:value="0.0532618502024425" calcext:value-type="float">
            <text:p>0.05326185020244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297.171" calcext:value-type="float">
            <text:p>11297.171</text:p>
          </table:table-cell>
          <table:table-cell table:style-name="ce24" office:value-type="float" office:value="7744.3" calcext:value-type="float">
            <text:p>7744.3</text:p>
          </table:table-cell>
          <table:table-cell table:style-name="ce24" office:value-type="float" office:value="710.403" calcext:value-type="float">
            <text:p>710.403</text:p>
          </table:table-cell>
          <table:table-cell table:style-name="ce24" office:value-type="float" office:value="8296.5" calcext:value-type="float">
            <text:p>8296.5</text:p>
          </table:table-cell>
          <table:table-cell table:style-name="ce24" office:value-type="float" office:value="176.4" calcext:value-type="float">
            <text:p>176.4</text:p>
          </table:table-cell>
          <table:table-cell table:style-name="ce24" office:value-type="float" office:value="1114.9" calcext:value-type="float">
            <text:p>1114.9</text:p>
          </table:table-cell>
          <table:table-cell table:style-name="ce27" office:value-type="float" office:value="284.55" calcext:value-type="float">
            <text:p>284.55</text:p>
          </table:table-cell>
          <table:table-cell table:style-name="ce27" office:value-type="float" office:value="4.2" calcext:value-type="float">
            <text:p>4.2</text:p>
          </table:table-cell>
          <table:table-cell/>
          <table:table-cell table:style-name="ce32" table:number-matrix-columns-spanned="1" table:number-matrix-rows-spanned="1" table:formula="of:=MMULT([.A182:.H182];betas)" office:value-type="float" office:value="5.24829245965489" calcext:value-type="float">
            <text:p>5.24829245965489</text:p>
          </table:table-cell>
          <table:table-cell table:style-name="ce32" table:formula="of:=[.I182]-[.K182]" office:value-type="float" office:value="-1.04829245965489" calcext:value-type="float">
            <text:p>-1.04829245965489</text:p>
          </table:table-cell>
          <table:table-cell table:style-name="ce32" table:formula="of:=[.L182]^2" office:value-type="float" office:value="1.0989170809693" calcext:value-type="float">
            <text:p>1.0989170809693</text:p>
          </table:table-cell>
          <table:table-cell table:number-columns-repeated="2"/>
          <table:table-cell table:style-name="ce32" table:formula="of:=([.I182]-ybar)^2" office:value-type="float" office:value="2.838312019" calcext:value-type="float">
            <text:p>2.838312019</text:p>
          </table:table-cell>
          <table:table-cell table:number-columns-repeated="2"/>
          <table:table-cell table:style-name="ce32" table:formula="of:=([.K182]-ybar)^2" office:value-type="float" office:value="0.4050515514" calcext:value-type="float">
            <text:p>0.4050515514</text:p>
          </table:table-cell>
          <table:table-cell table:number-columns-repeated="2"/>
          <table:table-cell table:style-name="ce32" table:formula="of:=[.L182]^3" office:value-type="float" office:value="-1.15198648976608" calcext:value-type="float">
            <text:p>-1.15198648976608</text:p>
          </table:table-cell>
          <table:table-cell table:number-columns-repeated="2"/>
          <table:table-cell table:style-name="ce32" table:formula="of:=[.L182]^4" office:value-type="float" office:value="1.20761875084609" calcext:value-type="float">
            <text:p>1.20761875084609</text:p>
          </table:table-cell>
          <table:table-cell table:number-columns-repeated="2"/>
          <table:table-cell table:style-name="ce32" table:formula="of:=([.L182]-[.L181])^2" office:value-type="float" office:value="0.455755181128988" calcext:value-type="float">
            <text:p>0.45575518112898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371.251" calcext:value-type="float">
            <text:p>11371.251</text:p>
          </table:table-cell>
          <table:table-cell table:style-name="ce24" office:value-type="float" office:value="7773.5" calcext:value-type="float">
            <text:p>7773.5</text:p>
          </table:table-cell>
          <table:table-cell table:style-name="ce24" office:value-type="float" office:value="725.623" calcext:value-type="float">
            <text:p>725.623</text:p>
          </table:table-cell>
          <table:table-cell table:style-name="ce24" office:value-type="float" office:value="8273.7" calcext:value-type="float">
            <text:p>8273.7</text:p>
          </table:table-cell>
          <table:table-cell table:style-name="ce24" office:value-type="float" office:value="177.4" calcext:value-type="float">
            <text:p>177.4</text:p>
          </table:table-cell>
          <table:table-cell table:style-name="ce24" office:value-type="float" office:value="1139.7" calcext:value-type="float">
            <text:p>1139.7</text:p>
          </table:table-cell>
          <table:table-cell table:style-name="ce27" office:value-type="float" office:value="285.267" calcext:value-type="float">
            <text:p>285.267</text:p>
          </table:table-cell>
          <table:table-cell table:style-name="ce27" office:value-type="float" office:value="4.4" calcext:value-type="float">
            <text:p>4.4</text:p>
          </table:table-cell>
          <table:table-cell/>
          <table:table-cell table:style-name="ce32" table:number-matrix-columns-spanned="1" table:number-matrix-rows-spanned="1" table:formula="of:=MMULT([.A183:.H183];betas)" office:value-type="float" office:value="4.66783491387075" calcext:value-type="float">
            <text:p>4.66783491387075</text:p>
          </table:table-cell>
          <table:table-cell table:style-name="ce32" table:formula="of:=[.I183]-[.K183]" office:value-type="float" office:value="-0.267834913870749" calcext:value-type="float">
            <text:p>-0.267834913870749</text:p>
          </table:table-cell>
          <table:table-cell table:style-name="ce32" table:formula="of:=[.L183]^2" office:value-type="float" office:value="0.0717355410881513" calcext:value-type="float">
            <text:p>0.071735541088151</text:p>
          </table:table-cell>
          <table:table-cell table:number-columns-repeated="2"/>
          <table:table-cell table:style-name="ce32" table:formula="of:=([.I183]-ybar)^2" office:value-type="float" office:value="2.204420394" calcext:value-type="float">
            <text:p>2.204420394</text:p>
          </table:table-cell>
          <table:table-cell table:number-columns-repeated="2"/>
          <table:table-cell table:style-name="ce32" table:formula="of:=([.K183]-ybar)^2" office:value-type="float" office:value="1.480831373" calcext:value-type="float">
            <text:p>1.480831373</text:p>
          </table:table-cell>
          <table:table-cell table:number-columns-repeated="2"/>
          <table:table-cell table:style-name="ce32" table:formula="of:=[.L183]^3" office:value-type="float" office:value="-0.0192132824688165" calcext:value-type="float">
            <text:p>-0.019213282468817</text:p>
          </table:table-cell>
          <table:table-cell table:number-columns-repeated="2"/>
          <table:table-cell table:style-name="ce32" table:formula="of:=[.L183]^4" office:value-type="float" office:value="0.00514598785520984" calcext:value-type="float">
            <text:p>0.00514598785521</text:p>
          </table:table-cell>
          <table:table-cell table:number-columns-repeated="2"/>
          <table:table-cell table:style-name="ce32" table:formula="of:=([.L183]-[.L182])^2" office:value-type="float" office:value="0.609113980771407" calcext:value-type="float">
            <text:p>0.60911398077140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340.075" calcext:value-type="float">
            <text:p>11340.075</text:p>
          </table:table-cell>
          <table:table-cell table:style-name="ce24" office:value-type="float" office:value="7807.7" calcext:value-type="float">
            <text:p>7807.7</text:p>
          </table:table-cell>
          <table:table-cell table:style-name="ce24" office:value-type="float" office:value="730.493" calcext:value-type="float">
            <text:p>730.493</text:p>
          </table:table-cell>
          <table:table-cell table:style-name="ce24" office:value-type="float" office:value="8484.5" calcext:value-type="float">
            <text:p>8484.5</text:p>
          </table:table-cell>
          <table:table-cell table:style-name="ce24" office:value-type="float" office:value="177.6" calcext:value-type="float">
            <text:p>177.6</text:p>
          </table:table-cell>
          <table:table-cell table:style-name="ce24" office:value-type="float" office:value="1166" calcext:value-type="float">
            <text:p>1166</text:p>
          </table:table-cell>
          <table:table-cell table:style-name="ce27" office:value-type="float" office:value="286.047" calcext:value-type="float">
            <text:p>286.047</text:p>
          </table:table-cell>
          <table:table-cell table:style-name="ce27" office:value-type="float" office:value="4.8" calcext:value-type="float">
            <text:p>4.8</text:p>
          </table:table-cell>
          <table:table-cell/>
          <table:table-cell table:style-name="ce32" table:number-matrix-columns-spanned="1" table:number-matrix-rows-spanned="1" table:formula="of:=MMULT([.A184:.H184];betas)" office:value-type="float" office:value="6.01464661315416" calcext:value-type="float">
            <text:p>6.01464661315416</text:p>
          </table:table-cell>
          <table:table-cell table:style-name="ce32" table:formula="of:=[.I184]-[.K184]" office:value-type="float" office:value="-1.21464661315416" calcext:value-type="float">
            <text:p>-1.21464661315416</text:p>
          </table:table-cell>
          <table:table-cell table:style-name="ce32" table:formula="of:=[.L184]^2" office:value-type="float" office:value="1.47536639484688" calcext:value-type="float">
            <text:p>1.47536639484688</text:p>
          </table:table-cell>
          <table:table-cell table:number-columns-repeated="2"/>
          <table:table-cell table:style-name="ce32" table:formula="of:=([.I184]-ybar)^2" office:value-type="float" office:value="1.176637142" calcext:value-type="float">
            <text:p>1.176637142</text:p>
          </table:table-cell>
          <table:table-cell table:number-columns-repeated="2"/>
          <table:table-cell table:style-name="ce32" table:formula="of:=([.K184]-ybar)^2" office:value-type="float" office:value="0.01687856956" calcext:value-type="float">
            <text:p>0.01687856956</text:p>
          </table:table-cell>
          <table:table-cell table:number-columns-repeated="2"/>
          <table:table-cell table:style-name="ce32" table:formula="of:=[.L184]^3" office:value-type="float" office:value="-1.79204879466223" calcext:value-type="float">
            <text:p>-1.79204879466223</text:p>
          </table:table-cell>
          <table:table-cell table:number-columns-repeated="2"/>
          <table:table-cell table:style-name="ce32" table:formula="of:=[.L184]^4" office:value-type="float" office:value="2.17670599904348" calcext:value-type="float">
            <text:p>2.17670599904348</text:p>
          </table:table-cell>
          <table:table-cell table:number-columns-repeated="2"/>
          <table:table-cell table:style-name="ce32" table:formula="of:=([.L184]-[.L183])^2" office:value-type="float" office:value="0.896452393899947" calcext:value-type="float">
            <text:p>0.89645239389994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380.128" calcext:value-type="float">
            <text:p>11380.128</text:p>
          </table:table-cell>
          <table:table-cell table:style-name="ce24" office:value-type="float" office:value="7930" calcext:value-type="float">
            <text:p>7930</text:p>
          </table:table-cell>
          <table:table-cell table:style-name="ce24" office:value-type="float" office:value="739.318" calcext:value-type="float">
            <text:p>739.318</text:p>
          </table:table-cell>
          <table:table-cell table:style-name="ce24" office:value-type="float" office:value="8385.5" calcext:value-type="float">
            <text:p>8385.5</text:p>
          </table:table-cell>
          <table:table-cell table:style-name="ce24" office:value-type="float" office:value="177.7" calcext:value-type="float">
            <text:p>177.7</text:p>
          </table:table-cell>
          <table:table-cell table:style-name="ce24" office:value-type="float" office:value="1190.9" calcext:value-type="float">
            <text:p>1190.9</text:p>
          </table:table-cell>
          <table:table-cell table:style-name="ce27" office:value-type="float" office:value="286.728" calcext:value-type="float">
            <text:p>286.728</text:p>
          </table:table-cell>
          <table:table-cell table:style-name="ce27" office:value-type="float" office:value="5.5" calcext:value-type="float">
            <text:p>5.5</text:p>
          </table:table-cell>
          <table:table-cell/>
          <table:table-cell table:style-name="ce32" table:number-matrix-columns-spanned="1" table:number-matrix-rows-spanned="1" table:formula="of:=MMULT([.A185:.H185];betas)" office:value-type="float" office:value="6.35742227468334" calcext:value-type="float">
            <text:p>6.35742227468334</text:p>
          </table:table-cell>
          <table:table-cell table:style-name="ce32" table:formula="of:=[.I185]-[.K185]" office:value-type="float" office:value="-0.857422274683344" calcext:value-type="float">
            <text:p>-0.857422274683344</text:p>
          </table:table-cell>
          <table:table-cell table:style-name="ce32" table:formula="of:=[.L185]^2" office:value-type="float" office:value="0.73517295712316" calcext:value-type="float">
            <text:p>0.73517295712316</text:p>
          </table:table-cell>
          <table:table-cell table:number-columns-repeated="2"/>
          <table:table-cell table:style-name="ce32" table:formula="of:=([.I185]-ybar)^2" office:value-type="float" office:value="0.1480164527" calcext:value-type="float">
            <text:p>0.1480164527</text:p>
          </table:table-cell>
          <table:table-cell table:number-columns-repeated="2"/>
          <table:table-cell table:style-name="ce32" table:formula="of:=([.K185]-ybar)^2" office:value-type="float" office:value="0.2234388714" calcext:value-type="float">
            <text:p>0.2234388714</text:p>
          </table:table-cell>
          <table:table-cell table:number-columns-repeated="2"/>
          <table:table-cell table:style-name="ce32" table:formula="of:=[.L185]^3" office:value-type="float" office:value="-0.630353669182221" calcext:value-type="float">
            <text:p>-0.630353669182221</text:p>
          </table:table-cell>
          <table:table-cell table:number-columns-repeated="2"/>
          <table:table-cell table:style-name="ce32" table:formula="of:=[.L185]^4" office:value-type="float" office:value="0.540479276885212" calcext:value-type="float">
            <text:p>0.540479276885212</text:p>
          </table:table-cell>
          <table:table-cell table:number-columns-repeated="2"/>
          <table:table-cell table:style-name="ce32" table:formula="of:=([.L185]-[.L184])^2" office:value-type="float" office:value="0.127609227995914" calcext:value-type="float">
            <text:p>0.12760922799591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477.868" calcext:value-type="float">
            <text:p>11477.868</text:p>
          </table:table-cell>
          <table:table-cell table:style-name="ce24" office:value-type="float" office:value="7957.3" calcext:value-type="float">
            <text:p>7957.3</text:p>
          </table:table-cell>
          <table:table-cell table:style-name="ce24" office:value-type="float" office:value="756.915" calcext:value-type="float">
            <text:p>756.915</text:p>
          </table:table-cell>
          <table:table-cell table:style-name="ce24" office:value-type="float" office:value="8611.6" calcext:value-type="float">
            <text:p>8611.6</text:p>
          </table:table-cell>
          <table:table-cell table:style-name="ce24" office:value-type="float" office:value="179.3" calcext:value-type="float">
            <text:p>179.3</text:p>
          </table:table-cell>
          <table:table-cell table:style-name="ce24" office:value-type="float" office:value="1185.9" calcext:value-type="float">
            <text:p>1185.9</text:p>
          </table:table-cell>
          <table:table-cell table:style-name="ce27" office:value-type="float" office:value="287.328" calcext:value-type="float">
            <text:p>287.328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186:.H186];betas)" office:value-type="float" office:value="6.3215794106786" calcext:value-type="float">
            <text:p>6.3215794106786</text:p>
          </table:table-cell>
          <table:table-cell table:style-name="ce32" table:formula="of:=[.I186]-[.K186]" office:value-type="float" office:value="-0.621579410678602" calcext:value-type="float">
            <text:p>-0.621579410678602</text:p>
          </table:table-cell>
          <table:table-cell table:style-name="ce32" table:formula="of:=[.L186]^2" office:value-type="float" office:value="0.386360963779558" calcext:value-type="float">
            <text:p>0.386360963779558</text:p>
          </table:table-cell>
          <table:table-cell table:number-columns-repeated="2"/>
          <table:table-cell table:style-name="ce32" table:formula="of:=([.I186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186]-ybar)^2" office:value-type="float" office:value="0.1908382253" calcext:value-type="float">
            <text:p>0.1908382253</text:p>
          </table:table-cell>
          <table:table-cell table:number-columns-repeated="2"/>
          <table:table-cell table:style-name="ce32" table:formula="of:=[.L186]^3" office:value-type="float" office:value="-0.240154020175314" calcext:value-type="float">
            <text:p>-0.240154020175314</text:p>
          </table:table-cell>
          <table:table-cell table:number-columns-repeated="2"/>
          <table:table-cell table:style-name="ce32" table:formula="of:=[.L186]^4" office:value-type="float" office:value="0.149274794332669" calcext:value-type="float">
            <text:p>0.149274794332669</text:p>
          </table:table-cell>
          <table:table-cell table:number-columns-repeated="2"/>
          <table:table-cell table:style-name="ce32" table:formula="of:=([.L186]-[.L185])^2" office:value-type="float" office:value="0.0556218565019594" calcext:value-type="float">
            <text:p>0.05562185650195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538.77" calcext:value-type="float">
            <text:p>11538.77</text:p>
          </table:table-cell>
          <table:table-cell table:style-name="ce24" office:value-type="float" office:value="7997.8" calcext:value-type="float">
            <text:p>7997.8</text:p>
          </table:table-cell>
          <table:table-cell table:style-name="ce24" office:value-type="float" office:value="774.408" calcext:value-type="float">
            <text:p>774.408</text:p>
          </table:table-cell>
          <table:table-cell table:style-name="ce24" office:value-type="float" office:value="8658.9" calcext:value-type="float">
            <text:p>8658.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199.5" calcext:value-type="float">
            <text:p>1199.5</text:p>
          </table:table-cell>
          <table:table-cell table:style-name="ce27" office:value-type="float" office:value="288.028" calcext:value-type="float">
            <text:p>288.028</text:p>
          </table:table-cell>
          <table:table-cell table:style-name="ce27" office:value-type="float" office:value="5.8" calcext:value-type="float">
            <text:p>5.8</text:p>
          </table:table-cell>
          <table:table-cell/>
          <table:table-cell table:style-name="ce32" table:number-matrix-columns-spanned="1" table:number-matrix-rows-spanned="1" table:formula="of:=MMULT([.A187:.H187];betas)" office:value-type="float" office:value="6.19785987266776" calcext:value-type="float">
            <text:p>6.19785987266776</text:p>
          </table:table-cell>
          <table:table-cell table:style-name="ce32" table:formula="of:=[.I187]-[.K187]" office:value-type="float" office:value="-0.397859872667763" calcext:value-type="float">
            <text:p>-0.397859872667763</text:p>
          </table:table-cell>
          <table:table-cell table:style-name="ce32" table:formula="of:=[.L187]^2" office:value-type="float" office:value="0.158292478279209" calcext:value-type="float">
            <text:p>0.158292478279209</text:p>
          </table:table-cell>
          <table:table-cell table:number-columns-repeated="2"/>
          <table:table-cell table:style-name="ce32" table:formula="of:=([.I187]-ybar)^2" office:value-type="float" office:value="0.007179014293" calcext:value-type="float">
            <text:p>0.007179014293</text:p>
          </table:table-cell>
          <table:table-cell table:number-columns-repeated="2"/>
          <table:table-cell table:style-name="ce32" table:formula="of:=([.K187]-ybar)^2" office:value-type="float" office:value="0.0980509033" calcext:value-type="float">
            <text:p>0.0980509033</text:p>
          </table:table-cell>
          <table:table-cell table:number-columns-repeated="2"/>
          <table:table-cell table:style-name="ce32" table:formula="of:=[.L187]^3" office:value-type="float" office:value="-0.0629782252524307" calcext:value-type="float">
            <text:p>-0.062978225252431</text:p>
          </table:table-cell>
          <table:table-cell table:number-columns-repeated="2"/>
          <table:table-cell table:style-name="ce32" table:formula="of:=[.L187]^4" office:value-type="float" office:value="0.0250565086797738" calcext:value-type="float">
            <text:p>0.025056508679774</text:p>
          </table:table-cell>
          <table:table-cell table:number-columns-repeated="2"/>
          <table:table-cell table:style-name="ce32" table:formula="of:=([.L187]-[.L186])^2" office:value-type="float" office:value="0.050050431687783" calcext:value-type="float">
            <text:p>0.05005043168778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596.43" calcext:value-type="float">
            <text:p>11596.43</text:p>
          </table:table-cell>
          <table:table-cell table:style-name="ce24" office:value-type="float" office:value="8052" calcext:value-type="float">
            <text:p>8052</text:p>
          </table:table-cell>
          <table:table-cell table:style-name="ce24" office:value-type="float" office:value="786.673" calcext:value-type="float">
            <text:p>786.673</text:p>
          </table:table-cell>
          <table:table-cell table:style-name="ce24" office:value-type="float" office:value="8629.2" calcext:value-type="float">
            <text:p>8629.2</text:p>
          </table:table-cell>
          <table:table-cell table:style-name="ce24" office:value-type="float" office:value="181.2" calcext:value-type="float">
            <text:p>181.2</text:p>
          </table:table-cell>
          <table:table-cell table:style-name="ce24" office:value-type="float" office:value="1204" calcext:value-type="float">
            <text:p>1204</text:p>
          </table:table-cell>
          <table:table-cell table:style-name="ce27" office:value-type="float" office:value="288.783" calcext:value-type="float">
            <text:p>288.783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188:.H188];betas)" office:value-type="float" office:value="6.09973852303351" calcext:value-type="float">
            <text:p>6.09973852303351</text:p>
          </table:table-cell>
          <table:table-cell table:style-name="ce32" table:formula="of:=[.I188]-[.K188]" office:value-type="float" office:value="-0.399738523033508" calcext:value-type="float">
            <text:p>-0.399738523033508</text:p>
          </table:table-cell>
          <table:table-cell table:style-name="ce32" table:formula="of:=[.L188]^2" office:value-type="float" office:value="0.159790886797011" calcext:value-type="float">
            <text:p>0.159790886797011</text:p>
          </table:table-cell>
          <table:table-cell table:number-columns-repeated="2"/>
          <table:table-cell table:style-name="ce32" table:formula="of:=([.I188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188]-ybar)^2" office:value-type="float" office:value="0.04622906745" calcext:value-type="float">
            <text:p>0.04622906745</text:p>
          </table:table-cell>
          <table:table-cell table:number-columns-repeated="2"/>
          <table:table-cell table:style-name="ce32" table:formula="of:=[.L188]^3" office:value-type="float" office:value="-0.0638745730824515" calcext:value-type="float">
            <text:p>-0.063874573082452</text:p>
          </table:table-cell>
          <table:table-cell table:number-columns-repeated="2"/>
          <table:table-cell table:style-name="ce32" table:formula="of:=[.L188]^4" office:value-type="float" office:value="0.025533127503375" calcext:value-type="float">
            <text:p>0.025533127503375</text:p>
          </table:table-cell>
          <table:table-cell table:number-columns-repeated="2"/>
          <table:table-cell table:style-name="ce32" table:formula="of:=([.L188]-[.L187])^2" office:value-type="float" office:value="0.0000035293271967133" calcext:value-type="float">
            <text:p>3.5293271967133E-0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598.824" calcext:value-type="float">
            <text:p>11598.824</text:p>
          </table:table-cell>
          <table:table-cell table:style-name="ce24" office:value-type="float" office:value="8080.6" calcext:value-type="float">
            <text:p>8080.6</text:p>
          </table:table-cell>
          <table:table-cell table:style-name="ce24" office:value-type="float" office:value="799.967" calcext:value-type="float">
            <text:p>799.967</text:p>
          </table:table-cell>
          <table:table-cell table:style-name="ce24" office:value-type="float" office:value="8649.6" calcext:value-type="float">
            <text:p>8649.6</text:p>
          </table:table-cell>
          <table:table-cell table:style-name="ce24" office:value-type="float" office:value="182.6" calcext:value-type="float">
            <text:p>182.6</text:p>
          </table:table-cell>
          <table:table-cell table:style-name="ce24" office:value-type="float" office:value="1226.8" calcext:value-type="float">
            <text:p>1226.8</text:p>
          </table:table-cell>
          <table:table-cell table:style-name="ce27" office:value-type="float" office:value="289.421" calcext:value-type="float">
            <text:p>289.421</text:p>
          </table:table-cell>
          <table:table-cell table:style-name="ce27" office:value-type="float" office:value="5.8" calcext:value-type="float">
            <text:p>5.8</text:p>
          </table:table-cell>
          <table:table-cell/>
          <table:table-cell table:style-name="ce32" table:number-matrix-columns-spanned="1" table:number-matrix-rows-spanned="1" table:formula="of:=MMULT([.A189:.H189];betas)" office:value-type="float" office:value="6.50424309178465" calcext:value-type="float">
            <text:p>6.50424309178465</text:p>
          </table:table-cell>
          <table:table-cell table:style-name="ce32" table:formula="of:=[.I189]-[.K189]" office:value-type="float" office:value="-0.704243091784652" calcext:value-type="float">
            <text:p>-0.704243091784652</text:p>
          </table:table-cell>
          <table:table-cell table:style-name="ce32" table:formula="of:=[.L189]^2" office:value-type="float" office:value="0.495958332326406" calcext:value-type="float">
            <text:p>0.495958332326406</text:p>
          </table:table-cell>
          <table:table-cell table:number-columns-repeated="2"/>
          <table:table-cell table:style-name="ce32" table:formula="of:=([.I189]-ybar)^2" office:value-type="float" office:value="0.007179014293" calcext:value-type="float">
            <text:p>0.007179014293</text:p>
          </table:table-cell>
          <table:table-cell table:number-columns-repeated="2"/>
          <table:table-cell table:style-name="ce32" table:formula="of:=([.K189]-ybar)^2" office:value-type="float" office:value="0.3837976305" calcext:value-type="float">
            <text:p>0.3837976305</text:p>
          </table:table-cell>
          <table:table-cell table:number-columns-repeated="2"/>
          <table:table-cell table:style-name="ce32" table:formula="of:=[.L189]^3" office:value-type="float" office:value="-0.349275229353908" calcext:value-type="float">
            <text:p>-0.349275229353908</text:p>
          </table:table-cell>
          <table:table-cell table:number-columns-repeated="2"/>
          <table:table-cell table:style-name="ce32" table:formula="of:=[.L189]^4" office:value-type="float" office:value="0.245974667403989" calcext:value-type="float">
            <text:p>0.245974667403989</text:p>
          </table:table-cell>
          <table:table-cell table:number-columns-repeated="2"/>
          <table:table-cell table:style-name="ce32" table:formula="of:=([.L189]-[.L188])^2" office:value-type="float" office:value="0.09272303239032" calcext:value-type="float">
            <text:p>0.0927230323903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645.819" calcext:value-type="float">
            <text:p>11645.819</text:p>
          </table:table-cell>
          <table:table-cell table:style-name="ce24" office:value-type="float" office:value="8122.3" calcext:value-type="float">
            <text:p>8122.3</text:p>
          </table:table-cell>
          <table:table-cell table:style-name="ce24" office:value-type="float" office:value="800.196" calcext:value-type="float">
            <text:p>800.196</text:p>
          </table:table-cell>
          <table:table-cell table:style-name="ce24" office:value-type="float" office:value="8681.3" calcext:value-type="float">
            <text:p>8681.3</text:p>
          </table:table-cell>
          <table:table-cell table:style-name="ce24" office:value-type="float" office:value="183.2" calcext:value-type="float">
            <text:p>183.2</text:p>
          </table:table-cell>
          <table:table-cell table:style-name="ce24" office:value-type="float" office:value="1248.4" calcext:value-type="float">
            <text:p>1248.4</text:p>
          </table:table-cell>
          <table:table-cell table:style-name="ce27" office:value-type="float" office:value="290.019" calcext:value-type="float">
            <text:p>290.019</text:p>
          </table:table-cell>
          <table:table-cell table:style-name="ce27" office:value-type="float" office:value="5.9" calcext:value-type="float">
            <text:p>5.9</text:p>
          </table:table-cell>
          <table:table-cell/>
          <table:table-cell table:style-name="ce32" table:number-matrix-columns-spanned="1" table:number-matrix-rows-spanned="1" table:formula="of:=MMULT([.A190:.H190];betas)" office:value-type="float" office:value="6.50749464242688" calcext:value-type="float">
            <text:p>6.50749464242688</text:p>
          </table:table-cell>
          <table:table-cell table:style-name="ce32" table:formula="of:=[.I190]-[.K190]" office:value-type="float" office:value="-0.607494642426884" calcext:value-type="float">
            <text:p>-0.607494642426884</text:p>
          </table:table-cell>
          <table:table-cell table:style-name="ce32" table:formula="of:=[.L190]^2" office:value-type="float" office:value="0.369049740577368" calcext:value-type="float">
            <text:p>0.369049740577368</text:p>
          </table:table-cell>
          <table:table-cell table:number-columns-repeated="2"/>
          <table:table-cell table:style-name="ce32" table:formula="of:=([.I190]-ybar)^2" office:value-type="float" office:value="0.0002332014851" calcext:value-type="float">
            <text:p>0.0002332014851</text:p>
          </table:table-cell>
          <table:table-cell table:number-columns-repeated="2"/>
          <table:table-cell table:style-name="ce32" table:formula="of:=([.K190]-ybar)^2" office:value-type="float" office:value="0.3878369656" calcext:value-type="float">
            <text:p>0.3878369656</text:p>
          </table:table-cell>
          <table:table-cell table:number-columns-repeated="2"/>
          <table:table-cell table:style-name="ce32" table:formula="of:=[.L190]^3" office:value-type="float" office:value="-0.224195740189782" calcext:value-type="float">
            <text:p>-0.224195740189782</text:p>
          </table:table-cell>
          <table:table-cell table:number-columns-repeated="2"/>
          <table:table-cell table:style-name="ce32" table:formula="of:=[.L190]^4" office:value-type="float" office:value="0.136197711020222" calcext:value-type="float">
            <text:p>0.136197711020222</text:p>
          </table:table-cell>
          <table:table-cell table:number-columns-repeated="2"/>
          <table:table-cell table:style-name="ce32" table:formula="of:=([.L190]-[.L189])^2" office:value-type="float" office:value="0.00936026245313255" calcext:value-type="float">
            <text:p>0.00936026245313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738.706" calcext:value-type="float">
            <text:p>11738.706</text:p>
          </table:table-cell>
          <table:table-cell table:style-name="ce24" office:value-type="float" office:value="8197.8" calcext:value-type="float">
            <text:p>8197.8</text:p>
          </table:table-cell>
          <table:table-cell table:style-name="ce24" office:value-type="float" office:value="838.775" calcext:value-type="float">
            <text:p>838.775</text:p>
          </table:table-cell>
          <table:table-cell table:style-name="ce24" office:value-type="float" office:value="8812.5" calcext:value-type="float">
            <text:p>8812.5</text:p>
          </table:table-cell>
          <table:table-cell table:style-name="ce24" office:value-type="float" office:value="183.7" calcext:value-type="float">
            <text:p>183.7</text:p>
          </table:table-cell>
          <table:table-cell table:style-name="ce24" office:value-type="float" office:value="1287.9" calcext:value-type="float">
            <text:p>1287.9</text:p>
          </table:table-cell>
          <table:table-cell table:style-name="ce27" office:value-type="float" office:value="290.704" calcext:value-type="float">
            <text:p>290.704</text:p>
          </table:table-cell>
          <table:table-cell table:style-name="ce27" office:value-type="float" office:value="6.2" calcext:value-type="float">
            <text:p>6.2</text:p>
          </table:table-cell>
          <table:table-cell/>
          <table:table-cell table:style-name="ce32" table:number-matrix-columns-spanned="1" table:number-matrix-rows-spanned="1" table:formula="of:=MMULT([.A191:.H191];betas)" office:value-type="float" office:value="6.39967949153706" calcext:value-type="float">
            <text:p>6.39967949153706</text:p>
          </table:table-cell>
          <table:table-cell table:style-name="ce32" table:formula="of:=[.I191]-[.K191]" office:value-type="float" office:value="-0.199679491537064" calcext:value-type="float">
            <text:p>-0.199679491537064</text:p>
          </table:table-cell>
          <table:table-cell table:style-name="ce32" table:formula="of:=[.L191]^2" office:value-type="float" office:value="0.0398718993405005" calcext:value-type="float">
            <text:p>0.039871899340501</text:p>
          </table:table-cell>
          <table:table-cell table:number-columns-repeated="2"/>
          <table:table-cell table:style-name="ce32" table:formula="of:=([.I191]-ybar)^2" office:value-type="float" office:value="0.09939576306" calcext:value-type="float">
            <text:p>0.09939576306</text:p>
          </table:table-cell>
          <table:table-cell table:number-columns-repeated="2"/>
          <table:table-cell table:style-name="ce32" table:formula="of:=([.K191]-ybar)^2" office:value-type="float" office:value="0.2651739428" calcext:value-type="float">
            <text:p>0.2651739428</text:p>
          </table:table-cell>
          <table:table-cell table:number-columns-repeated="2"/>
          <table:table-cell table:style-name="ce32" table:formula="of:=[.L191]^3" office:value-type="float" office:value="-0.00796160058692813" calcext:value-type="float">
            <text:p>-0.007961600586928</text:p>
          </table:table-cell>
          <table:table-cell table:number-columns-repeated="2"/>
          <table:table-cell table:style-name="ce32" table:formula="of:=[.L191]^4" office:value-type="float" office:value="0.001589768357019" calcext:value-type="float">
            <text:p>0.001589768357019</text:p>
          </table:table-cell>
          <table:table-cell table:number-columns-repeated="2"/>
          <table:table-cell table:style-name="ce32" table:formula="of:=([.L191]-[.L190])^2" office:value-type="float" office:value="0.166313197295287" calcext:value-type="float">
            <text:p>0.16631319729528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935.461" calcext:value-type="float">
            <text:p>11935.461</text:p>
          </table:table-cell>
          <table:table-cell table:style-name="ce24" office:value-type="float" office:value="8312.1" calcext:value-type="float">
            <text:p>8312.1</text:p>
          </table:table-cell>
          <table:table-cell table:style-name="ce24" office:value-type="float" office:value="839.598" calcext:value-type="float">
            <text:p>839.598</text:p>
          </table:table-cell>
          <table:table-cell table:style-name="ce24" office:value-type="float" office:value="8935.4" calcext:value-type="float">
            <text:p>8935.4</text:p>
          </table:table-cell>
          <table:table-cell table:style-name="ce24" office:value-type="float" office:value="184.9" calcext:value-type="float">
            <text:p>184.9</text:p>
          </table:table-cell>
          <table:table-cell table:style-name="ce24" office:value-type="float" office:value="1297.3" calcext:value-type="float">
            <text:p>1297.3</text:p>
          </table:table-cell>
          <table:table-cell table:style-name="ce27" office:value-type="float" office:value="291.449" calcext:value-type="float">
            <text:p>291.449</text:p>
          </table:table-cell>
          <table:table-cell table:style-name="ce27" office:value-type="float" office:value="6.1" calcext:value-type="float">
            <text:p>6.1</text:p>
          </table:table-cell>
          <table:table-cell/>
          <table:table-cell table:style-name="ce32" table:number-matrix-columns-spanned="1" table:number-matrix-rows-spanned="1" table:formula="of:=MMULT([.A192:.H192];betas)" office:value-type="float" office:value="5.66732385013377" calcext:value-type="float">
            <text:p>5.66732385013377</text:p>
          </table:table-cell>
          <table:table-cell table:style-name="ce32" table:formula="of:=[.I192]-[.K192]" office:value-type="float" office:value="0.43267614986623" calcext:value-type="float">
            <text:p>0.43267614986623</text:p>
          </table:table-cell>
          <table:table-cell table:style-name="ce32" table:formula="of:=[.L192]^2" office:value-type="float" office:value="0.187208650663065" calcext:value-type="float">
            <text:p>0.187208650663065</text:p>
          </table:table-cell>
          <table:table-cell table:number-columns-repeated="2"/>
          <table:table-cell table:style-name="ce32" table:formula="of:=([.I192]-ybar)^2" office:value-type="float" office:value="0.04634157587" calcext:value-type="float">
            <text:p>0.04634157587</text:p>
          </table:table-cell>
          <table:table-cell table:number-columns-repeated="2"/>
          <table:table-cell table:style-name="ce32" table:formula="of:=([.K192]-ybar)^2" office:value-type="float" office:value="0.04726502704" calcext:value-type="float">
            <text:p>0.04726502704</text:p>
          </table:table-cell>
          <table:table-cell table:number-columns-repeated="2"/>
          <table:table-cell table:style-name="ce32" table:formula="of:=[.L192]^3" office:value-type="float" office:value="0.0810007181905469" calcext:value-type="float">
            <text:p>0.081000718190547</text:p>
          </table:table-cell>
          <table:table-cell table:number-columns-repeated="2"/>
          <table:table-cell table:style-name="ce32" table:formula="of:=[.L192]^4" office:value-type="float" office:value="0.0350470788830854" calcext:value-type="float">
            <text:p>0.035047078883085</text:p>
          </table:table-cell>
          <table:table-cell table:number-columns-repeated="2"/>
          <table:table-cell table:style-name="ce32" table:formula="of:=([.L192]-[.L191])^2" office:value-type="float" office:value="0.399873657214572" calcext:value-type="float">
            <text:p>0.39987365721457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042.817" calcext:value-type="float">
            <text:p>12042.817</text:p>
          </table:table-cell>
          <table:table-cell table:style-name="ce24" office:value-type="float" office:value="8358" calcext:value-type="float">
            <text:p>8358</text:p>
          </table:table-cell>
          <table:table-cell table:style-name="ce24" office:value-type="float" office:value="845.722" calcext:value-type="float">
            <text:p>845.722</text:p>
          </table:table-cell>
          <table:table-cell table:style-name="ce24" office:value-type="float" office:value="8986.4" calcext:value-type="float">
            <text:p>8986.4</text:p>
          </table:table-cell>
          <table:table-cell table:style-name="ce24" office:value-type="float" office:value="186.3" calcext:value-type="float">
            <text:p>186.3</text:p>
          </table:table-cell>
          <table:table-cell table:style-name="ce24" office:value-type="float" office:value="1306.1" calcext:value-type="float">
            <text:p>1306.1</text:p>
          </table:table-cell>
          <table:table-cell table:style-name="ce27" office:value-type="float" office:value="292.057" calcext:value-type="float">
            <text:p>292.057</text:p>
          </table:table-cell>
          <table:table-cell table:style-name="ce27" office:value-type="float" office:value="5.8" calcext:value-type="float">
            <text:p>5.8</text:p>
          </table:table-cell>
          <table:table-cell/>
          <table:table-cell table:style-name="ce32" table:number-matrix-columns-spanned="1" table:number-matrix-rows-spanned="1" table:formula="of:=MMULT([.A193:.H193];betas)" office:value-type="float" office:value="5.14733379458129" calcext:value-type="float">
            <text:p>5.14733379458129</text:p>
          </table:table-cell>
          <table:table-cell table:style-name="ce32" table:formula="of:=[.I193]-[.K193]" office:value-type="float" office:value="0.652666205418707" calcext:value-type="float">
            <text:p>0.652666205418707</text:p>
          </table:table-cell>
          <table:table-cell table:style-name="ce32" table:formula="of:=[.L193]^2" office:value-type="float" office:value="0.425973175695654" calcext:value-type="float">
            <text:p>0.425973175695654</text:p>
          </table:table-cell>
          <table:table-cell table:number-columns-repeated="2"/>
          <table:table-cell table:style-name="ce32" table:formula="of:=([.I193]-ybar)^2" office:value-type="float" office:value="0.007179014293" calcext:value-type="float">
            <text:p>0.007179014293</text:p>
          </table:table-cell>
          <table:table-cell table:number-columns-repeated="2"/>
          <table:table-cell table:style-name="ce32" table:formula="of:=([.K193]-ybar)^2" office:value-type="float" office:value="0.5437517834" calcext:value-type="float">
            <text:p>0.5437517834</text:p>
          </table:table-cell>
          <table:table-cell table:number-columns-repeated="2"/>
          <table:table-cell table:style-name="ce32" table:formula="of:=[.L193]^3" office:value-type="float" office:value="0.278018296191438" calcext:value-type="float">
            <text:p>0.278018296191438</text:p>
          </table:table-cell>
          <table:table-cell table:number-columns-repeated="2"/>
          <table:table-cell table:style-name="ce32" table:formula="of:=[.L193]^4" office:value-type="float" office:value="0.18145314641224" calcext:value-type="float">
            <text:p>0.18145314641224</text:p>
          </table:table-cell>
          <table:table-cell table:number-columns-repeated="2"/>
          <table:table-cell table:style-name="ce32" table:formula="of:=([.L193]-[.L192])^2" office:value-type="float" office:value="0.0483956245419817" calcext:value-type="float">
            <text:p>0.04839562454198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127.623" calcext:value-type="float">
            <text:p>12127.623</text:p>
          </table:table-cell>
          <table:table-cell table:style-name="ce24" office:value-type="float" office:value="8437.6" calcext:value-type="float">
            <text:p>8437.6</text:p>
          </table:table-cell>
          <table:table-cell table:style-name="ce24" office:value-type="float" office:value="856.57" calcext:value-type="float">
            <text:p>856.57</text:p>
          </table:table-cell>
          <table:table-cell table:style-name="ce24" office:value-type="float" office:value="9025.9" calcext:value-type="float">
            <text:p>9025.9</text:p>
          </table:table-cell>
          <table:table-cell table:style-name="ce24" office:value-type="float" office:value="187.4" calcext:value-type="float">
            <text:p>187.4</text:p>
          </table:table-cell>
          <table:table-cell table:style-name="ce24" office:value-type="float" office:value="1332.1" calcext:value-type="float">
            <text:p>1332.1</text:p>
          </table:table-cell>
          <table:table-cell table:style-name="ce27" office:value-type="float" office:value="292.635" calcext:value-type="float">
            <text:p>292.635</text:p>
          </table:table-cell>
          <table:table-cell table:style-name="ce27" office:value-type="float" office:value="5.7" calcext:value-type="float">
            <text:p>5.7</text:p>
          </table:table-cell>
          <table:table-cell/>
          <table:table-cell table:style-name="ce32" table:number-matrix-columns-spanned="1" table:number-matrix-rows-spanned="1" table:formula="of:=MMULT([.A194:.H194];betas)" office:value-type="float" office:value="5.05319698168143" calcext:value-type="float">
            <text:p>5.05319698168143</text:p>
          </table:table-cell>
          <table:table-cell table:style-name="ce32" table:formula="of:=[.I194]-[.K194]" office:value-type="float" office:value="0.646803018318569" calcext:value-type="float">
            <text:p>0.646803018318569</text:p>
          </table:table-cell>
          <table:table-cell table:style-name="ce32" table:formula="of:=[.L194]^2" office:value-type="float" office:value="0.418354144506011" calcext:value-type="float">
            <text:p>0.418354144506011</text:p>
          </table:table-cell>
          <table:table-cell table:number-columns-repeated="2"/>
          <table:table-cell table:style-name="ce32" table:formula="of:=([.I194]-ybar)^2" office:value-type="float" office:value="0.0341248271" calcext:value-type="float">
            <text:p>0.0341248271</text:p>
          </table:table-cell>
          <table:table-cell table:number-columns-repeated="2"/>
          <table:table-cell table:style-name="ce32" table:formula="of:=([.K194]-ybar)^2" office:value-type="float" office:value="0.691445604" calcext:value-type="float">
            <text:p>0.691445604</text:p>
          </table:table-cell>
          <table:table-cell table:number-columns-repeated="2"/>
          <table:table-cell table:style-name="ce32" table:formula="of:=[.L194]^3" office:value-type="float" office:value="0.270592723392571" calcext:value-type="float">
            <text:p>0.270592723392571</text:p>
          </table:table-cell>
          <table:table-cell table:number-columns-repeated="2"/>
          <table:table-cell table:style-name="ce32" table:formula="of:=[.L194]^4" office:value-type="float" office:value="0.175020190225357" calcext:value-type="float">
            <text:p>0.175020190225357</text:p>
          </table:table-cell>
          <table:table-cell table:number-columns-repeated="2"/>
          <table:table-cell table:style-name="ce32" table:formula="of:=([.L194]-[.L193])^2" office:value-type="float" office:value="0.000034376962971222" calcext:value-type="float">
            <text:p>3.4376962971222E-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213.818" calcext:value-type="float">
            <text:p>12213.818</text:p>
          </table:table-cell>
          <table:table-cell table:style-name="ce24" office:value-type="float" office:value="8483.2" calcext:value-type="float">
            <text:p>8483.2</text:p>
          </table:table-cell>
          <table:table-cell table:style-name="ce24" office:value-type="float" office:value="861.44" calcext:value-type="float">
            <text:p>861.44</text:p>
          </table:table-cell>
          <table:table-cell table:style-name="ce24" office:value-type="float" office:value="9115" calcext:value-type="float">
            <text:p>9115</text:p>
          </table:table-cell>
          <table:table-cell table:style-name="ce24" office:value-type="float" office:value="189.1" calcext:value-type="float">
            <text:p>189.1</text:p>
          </table:table-cell>
          <table:table-cell table:style-name="ce24" office:value-type="float" office:value="1340.5" calcext:value-type="float">
            <text:p>1340.5</text:p>
          </table:table-cell>
          <table:table-cell table:style-name="ce27" office:value-type="float" office:value="293.31" calcext:value-type="float">
            <text:p>293.31</text:p>
          </table:table-cell>
          <table:table-cell table:style-name="ce27" office:value-type="float" office:value="5.6" calcext:value-type="float">
            <text:p>5.6</text:p>
          </table:table-cell>
          <table:table-cell/>
          <table:table-cell table:style-name="ce32" table:number-matrix-columns-spanned="1" table:number-matrix-rows-spanned="1" table:formula="of:=MMULT([.A195:.H195];betas)" office:value-type="float" office:value="4.93022322193674" calcext:value-type="float">
            <text:p>4.93022322193674</text:p>
          </table:table-cell>
          <table:table-cell table:style-name="ce32" table:formula="of:=[.I195]-[.K195]" office:value-type="float" office:value="0.669776778063257" calcext:value-type="float">
            <text:p>0.669776778063257</text:p>
          </table:table-cell>
          <table:table-cell table:style-name="ce32" table:formula="of:=[.L195]^2" office:value-type="float" office:value="0.448600932432798" calcext:value-type="float">
            <text:p>0.448600932432798</text:p>
          </table:table-cell>
          <table:table-cell table:number-columns-repeated="2"/>
          <table:table-cell table:style-name="ce32" table:formula="of:=([.I195]-ybar)^2" office:value-type="float" office:value="0.08107063991" calcext:value-type="float">
            <text:p>0.08107063991</text:p>
          </table:table-cell>
          <table:table-cell table:number-columns-repeated="2"/>
          <table:table-cell table:style-name="ce32" table:formula="of:=([.K195]-ybar)^2" office:value-type="float" office:value="0.9110814026" calcext:value-type="float">
            <text:p>0.9110814026</text:p>
          </table:table-cell>
          <table:table-cell table:number-columns-repeated="2"/>
          <table:table-cell table:style-name="ce32" table:formula="of:=[.L195]^3" office:value-type="float" office:value="0.300462487161012" calcext:value-type="float">
            <text:p>0.300462487161012</text:p>
          </table:table-cell>
          <table:table-cell table:number-columns-repeated="2"/>
          <table:table-cell table:style-name="ce32" table:formula="of:=[.L195]^4" office:value-type="float" office:value="0.201242796579575" calcext:value-type="float">
            <text:p>0.201242796579575</text:p>
          </table:table-cell>
          <table:table-cell table:number-columns-repeated="2"/>
          <table:table-cell table:style-name="ce32" table:formula="of:=([.L195]-[.L194])^2" office:value-type="float" office:value="0.000527793636806645" calcext:value-type="float">
            <text:p>0.000527793636807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03.533" calcext:value-type="float">
            <text:p>12303.533</text:p>
          </table:table-cell>
          <table:table-cell table:style-name="ce24" office:value-type="float" office:value="8555.8" calcext:value-type="float">
            <text:p>8555.8</text:p>
          </table:table-cell>
          <table:table-cell table:style-name="ce24" office:value-type="float" office:value="876.385" calcext:value-type="float">
            <text:p>876.385</text:p>
          </table:table-cell>
          <table:table-cell table:style-name="ce24" office:value-type="float" office:value="9175.9" calcext:value-type="float">
            <text:p>9175.9</text:p>
          </table:table-cell>
          <table:table-cell table:style-name="ce24" office:value-type="float" office:value="190.8" calcext:value-type="float">
            <text:p>190.8</text:p>
          </table:table-cell>
          <table:table-cell table:style-name="ce24" office:value-type="float" office:value="1361" calcext:value-type="float">
            <text:p>1361</text:p>
          </table:table-cell>
          <table:table-cell table:style-name="ce27" office:value-type="float" office:value="294.066" calcext:value-type="float">
            <text:p>294.066</text:p>
          </table:table-cell>
          <table:table-cell table:style-name="ce27" office:value-type="float" office:value="5.4" calcext:value-type="float">
            <text:p>5.4</text:p>
          </table:table-cell>
          <table:table-cell/>
          <table:table-cell table:style-name="ce32" table:number-matrix-columns-spanned="1" table:number-matrix-rows-spanned="1" table:formula="of:=MMULT([.A196:.H196];betas)" office:value-type="float" office:value="4.86687402884419" calcext:value-type="float">
            <text:p>4.86687402884419</text:p>
          </table:table-cell>
          <table:table-cell table:style-name="ce32" table:formula="of:=[.I196]-[.K196]" office:value-type="float" office:value="0.533125971155814" calcext:value-type="float">
            <text:p>0.533125971155814</text:p>
          </table:table-cell>
          <table:table-cell table:style-name="ce32" table:formula="of:=[.L196]^2" office:value-type="float" office:value="0.284223301120829" calcext:value-type="float">
            <text:p>0.284223301120829</text:p>
          </table:table-cell>
          <table:table-cell table:number-columns-repeated="2"/>
          <table:table-cell table:style-name="ce32" table:formula="of:=([.I196]-ybar)^2" office:value-type="float" office:value="0.2349622655" calcext:value-type="float">
            <text:p>0.2349622655</text:p>
          </table:table-cell>
          <table:table-cell table:number-columns-repeated="2"/>
          <table:table-cell table:style-name="ce32" table:formula="of:=([.K196]-ybar)^2" office:value-type="float" office:value="1.036028873" calcext:value-type="float">
            <text:p>1.036028873</text:p>
          </table:table-cell>
          <table:table-cell table:number-columns-repeated="2"/>
          <table:table-cell table:style-name="ce32" table:formula="of:=[.L196]^3" office:value-type="float" office:value="0.151526823435153" calcext:value-type="float">
            <text:p>0.151526823435153</text:p>
          </table:table-cell>
          <table:table-cell table:number-columns-repeated="2"/>
          <table:table-cell table:style-name="ce32" table:formula="of:=[.L196]^4" office:value-type="float" office:value="0.0807828849000217" calcext:value-type="float">
            <text:p>0.080782884900022</text:p>
          </table:table-cell>
          <table:table-cell table:number-columns-repeated="2"/>
          <table:table-cell table:style-name="ce32" table:formula="of:=([.L196]-[.L195])^2" office:value-type="float" office:value="0.0186734430284554" calcext:value-type="float">
            <text:p>0.01867344302845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410.282" calcext:value-type="float">
            <text:p>12410.282</text:p>
          </table:table-cell>
          <table:table-cell table:style-name="ce24" office:value-type="float" office:value="8654.2" calcext:value-type="float">
            <text:p>8654.2</text:p>
          </table:table-cell>
          <table:table-cell table:style-name="ce24" office:value-type="float" office:value="865.596" calcext:value-type="float">
            <text:p>865.596</text:p>
          </table:table-cell>
          <table:table-cell table:style-name="ce24" office:value-type="float" office:value="9303.4" calcext:value-type="float">
            <text:p>9303.4</text:p>
          </table:table-cell>
          <table:table-cell table:style-name="ce24" office:value-type="float" office:value="191.8" calcext:value-type="float">
            <text:p>191.8</text:p>
          </table:table-cell>
          <table:table-cell table:style-name="ce24" office:value-type="float" office:value="1366.6" calcext:value-type="float">
            <text:p>1366.6</text:p>
          </table:table-cell>
          <table:table-cell table:style-name="ce27" office:value-type="float" office:value="294.741" calcext:value-type="float">
            <text:p>294.741</text:p>
          </table:table-cell>
          <table:table-cell table:style-name="ce27" office:value-type="float" office:value="5.4" calcext:value-type="float">
            <text:p>5.4</text:p>
          </table:table-cell>
          <table:table-cell/>
          <table:table-cell table:style-name="ce32" table:number-matrix-columns-spanned="1" table:number-matrix-rows-spanned="1" table:formula="of:=MMULT([.A197:.H197];betas)" office:value-type="float" office:value="5.0754438299406" calcext:value-type="float">
            <text:p>5.0754438299406</text:p>
          </table:table-cell>
          <table:table-cell table:style-name="ce32" table:formula="of:=[.I197]-[.K197]" office:value-type="float" office:value="0.324556170059404" calcext:value-type="float">
            <text:p>0.324556170059404</text:p>
          </table:table-cell>
          <table:table-cell table:style-name="ce32" table:formula="of:=[.L197]^2" office:value-type="float" office:value="0.105336707523629" calcext:value-type="float">
            <text:p>0.105336707523629</text:p>
          </table:table-cell>
          <table:table-cell table:number-columns-repeated="2"/>
          <table:table-cell table:style-name="ce32" table:formula="of:=([.I197]-ybar)^2" office:value-type="float" office:value="0.2349622655" calcext:value-type="float">
            <text:p>0.2349622655</text:p>
          </table:table-cell>
          <table:table-cell table:number-columns-repeated="2"/>
          <table:table-cell table:style-name="ce32" table:formula="of:=([.K197]-ybar)^2" office:value-type="float" office:value="0.6549425902" calcext:value-type="float">
            <text:p>0.6549425902</text:p>
          </table:table-cell>
          <table:table-cell table:number-columns-repeated="2"/>
          <table:table-cell table:style-name="ce32" table:formula="of:=[.L197]^3" office:value-type="float" office:value="0.0341876783605366" calcext:value-type="float">
            <text:p>0.034187678360537</text:p>
          </table:table-cell>
          <table:table-cell table:number-columns-repeated="2"/>
          <table:table-cell table:style-name="ce32" table:formula="of:=[.L197]^4" office:value-type="float" office:value="0.0110958219519185" calcext:value-type="float">
            <text:p>0.011095821951919</text:p>
          </table:table-cell>
          <table:table-cell table:number-columns-repeated="2"/>
          <table:table-cell table:style-name="ce32" table:formula="of:=([.L197]-[.L196])^2" office:value-type="float" office:value="0.0435013619293958" calcext:value-type="float">
            <text:p>0.04350136192939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534.113" calcext:value-type="float">
            <text:p>12534.113</text:p>
          </table:table-cell>
          <table:table-cell table:style-name="ce24" office:value-type="float" office:value="8719" calcext:value-type="float">
            <text:p>8719</text:p>
          </table:table-cell>
          <table:table-cell table:style-name="ce24" office:value-type="float" office:value="869.204" calcext:value-type="float">
            <text:p>869.204</text:p>
          </table:table-cell>
          <table:table-cell table:style-name="ce24" office:value-type="float" office:value="9189.6" calcext:value-type="float">
            <text:p>9189.6</text:p>
          </table:table-cell>
          <table:table-cell table:style-name="ce24" office:value-type="float" office:value="193.8" calcext:value-type="float">
            <text:p>193.8</text:p>
          </table:table-cell>
          <table:table-cell table:style-name="ce24" office:value-type="float" office:value="1357.8" calcext:value-type="float">
            <text:p>1357.8</text:p>
          </table:table-cell>
          <table:table-cell table:style-name="ce27" office:value-type="float" office:value="295.308" calcext:value-type="float">
            <text:p>295.308</text:p>
          </table:table-cell>
          <table:table-cell table:style-name="ce27" office:value-type="float" office:value="5.3" calcext:value-type="float">
            <text:p>5.3</text:p>
          </table:table-cell>
          <table:table-cell/>
          <table:table-cell table:style-name="ce32" table:number-matrix-columns-spanned="1" table:number-matrix-rows-spanned="1" table:formula="of:=MMULT([.A198:.H198];betas)" office:value-type="float" office:value="4.14727661185441" calcext:value-type="float">
            <text:p>4.14727661185441</text:p>
          </table:table-cell>
          <table:table-cell table:style-name="ce32" table:formula="of:=[.I198]-[.K198]" office:value-type="float" office:value="1.15272338814559" calcext:value-type="float">
            <text:p>1.15272338814559</text:p>
          </table:table-cell>
          <table:table-cell table:style-name="ce32" table:formula="of:=[.L198]^2" office:value-type="float" office:value="1.32877120957785" calcext:value-type="float">
            <text:p>1.32877120957785</text:p>
          </table:table-cell>
          <table:table-cell table:number-columns-repeated="2"/>
          <table:table-cell table:style-name="ce32" table:formula="of:=([.I198]-ybar)^2" office:value-type="float" office:value="0.3419080783" calcext:value-type="float">
            <text:p>0.3419080783</text:p>
          </table:table-cell>
          <table:table-cell table:number-columns-repeated="2"/>
          <table:table-cell table:style-name="ce32" table:formula="of:=([.K198]-ybar)^2" office:value-type="float" office:value="3.018741024" calcext:value-type="float">
            <text:p>3.018741024</text:p>
          </table:table-cell>
          <table:table-cell table:number-columns-repeated="2"/>
          <table:table-cell table:style-name="ce32" table:formula="of:=[.L198]^3" office:value-type="float" office:value="1.5317056507749" calcext:value-type="float">
            <text:p>1.5317056507749</text:p>
          </table:table-cell>
          <table:table-cell table:number-columns-repeated="2"/>
          <table:table-cell table:style-name="ce32" table:formula="of:=[.L198]^4" office:value-type="float" office:value="1.76563292740299" calcext:value-type="float">
            <text:p>1.76563292740299</text:p>
          </table:table-cell>
          <table:table-cell table:number-columns-repeated="2"/>
          <table:table-cell table:style-name="ce32" table:formula="of:=([.L198]-[.L197])^2" office:value-type="float" office:value="0.685860941112614" calcext:value-type="float">
            <text:p>0.68586094111261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587.535" calcext:value-type="float">
            <text:p>12587.535</text:p>
          </table:table-cell>
          <table:table-cell table:style-name="ce24" office:value-type="float" office:value="8802.9" calcext:value-type="float">
            <text:p>8802.9</text:p>
          </table:table-cell>
          <table:table-cell table:style-name="ce24" office:value-type="float" office:value="870.044" calcext:value-type="float">
            <text:p>870.044</text:p>
          </table:table-cell>
          <table:table-cell table:style-name="ce24" office:value-type="float" office:value="9253" calcext:value-type="float">
            <text:p>9253</text:p>
          </table:table-cell>
          <table:table-cell table:style-name="ce24" office:value-type="float" office:value="194.7" calcext:value-type="float">
            <text:p>194.7</text:p>
          </table:table-cell>
          <table:table-cell table:style-name="ce24" office:value-type="float" office:value="1366.6" calcext:value-type="float">
            <text:p>1366.6</text:p>
          </table:table-cell>
          <table:table-cell table:style-name="ce27" office:value-type="float" office:value="295.994" calcext:value-type="float">
            <text:p>295.994</text:p>
          </table:table-cell>
          <table:table-cell table:style-name="ce27" office:value-type="float" office:value="5.1" calcext:value-type="float">
            <text:p>5.1</text:p>
          </table:table-cell>
          <table:table-cell/>
          <table:table-cell table:style-name="ce32" table:number-matrix-columns-spanned="1" table:number-matrix-rows-spanned="1" table:formula="of:=MMULT([.A199:.H199];betas)" office:value-type="float" office:value="4.61305681925889" calcext:value-type="float">
            <text:p>4.61305681925889</text:p>
          </table:table-cell>
          <table:table-cell table:style-name="ce32" table:formula="of:=[.I199]-[.K199]" office:value-type="float" office:value="0.486943180741106" calcext:value-type="float">
            <text:p>0.486943180741106</text:p>
          </table:table-cell>
          <table:table-cell table:style-name="ce32" table:formula="of:=[.L199]^2" office:value-type="float" office:value="0.237113661270265" calcext:value-type="float">
            <text:p>0.237113661270265</text:p>
          </table:table-cell>
          <table:table-cell table:number-columns-repeated="2"/>
          <table:table-cell table:style-name="ce32" table:formula="of:=([.I199]-ybar)^2" office:value-type="float" office:value="0.6157997039" calcext:value-type="float">
            <text:p>0.6157997039</text:p>
          </table:table-cell>
          <table:table-cell table:number-columns-repeated="2"/>
          <table:table-cell table:style-name="ce32" table:formula="of:=([.K199]-ybar)^2" office:value-type="float" office:value="1.617150298" calcext:value-type="float">
            <text:p>1.617150298</text:p>
          </table:table-cell>
          <table:table-cell table:number-columns-repeated="2"/>
          <table:table-cell table:style-name="ce32" table:formula="of:=[.L199]^3" office:value-type="float" office:value="0.115460880416112" calcext:value-type="float">
            <text:p>0.115460880416112</text:p>
          </table:table-cell>
          <table:table-cell table:number-columns-repeated="2"/>
          <table:table-cell table:style-name="ce32" table:formula="of:=[.L199]^4" office:value-type="float" office:value="0.0562228883609901" calcext:value-type="float">
            <text:p>0.05622288836099</text:p>
          </table:table-cell>
          <table:table-cell table:number-columns-repeated="2"/>
          <table:table-cell table:style-name="ce32" table:formula="of:=([.L199]-[.L198])^2" office:value-type="float" office:value="0.44326328457156" calcext:value-type="float">
            <text:p>0.44326328457156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683.153" calcext:value-type="float">
            <text:p>12683.153</text:p>
          </table:table-cell>
          <table:table-cell table:style-name="ce24" office:value-type="float" office:value="8865.6" calcext:value-type="float">
            <text:p>8865.6</text:p>
          </table:table-cell>
          <table:table-cell table:style-name="ce24" office:value-type="float" office:value="890.394" calcext:value-type="float">
            <text:p>890.394</text:p>
          </table:table-cell>
          <table:table-cell table:style-name="ce24" office:value-type="float" office:value="9308" calcext:value-type="float">
            <text:p>9308</text:p>
          </table:table-cell>
          <table:table-cell table:style-name="ce24" office:value-type="float" office:value="199.2" calcext:value-type="float">
            <text:p>199.2</text:p>
          </table:table-cell>
          <table:table-cell table:style-name="ce24" office:value-type="float" office:value="1375" calcext:value-type="float">
            <text:p>1375</text:p>
          </table:table-cell>
          <table:table-cell table:style-name="ce27" office:value-type="float" office:value="296.77" calcext:value-type="float">
            <text:p>296.77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32" table:number-matrix-columns-spanned="1" table:number-matrix-rows-spanned="1" table:formula="of:=MMULT([.A200:.H200];betas)" office:value-type="float" office:value="4.62561055121601" calcext:value-type="float">
            <text:p>4.62561055121601</text:p>
          </table:table-cell>
          <table:table-cell table:style-name="ce32" table:formula="of:=[.I200]-[.K200]" office:value-type="float" office:value="0.374389448783994" calcext:value-type="float">
            <text:p>0.374389448783994</text:p>
          </table:table-cell>
          <table:table-cell table:style-name="ce32" table:formula="of:=[.L200]^2" office:value-type="float" office:value="0.140167459360783" calcext:value-type="float">
            <text:p>0.140167459360783</text:p>
          </table:table-cell>
          <table:table-cell table:number-columns-repeated="2"/>
          <table:table-cell table:style-name="ce32" table:formula="of:=([.I200]-ybar)^2" office:value-type="float" office:value="0.7827455168" calcext:value-type="float">
            <text:p>0.7827455168</text:p>
          </table:table-cell>
          <table:table-cell table:number-columns-repeated="2"/>
          <table:table-cell table:style-name="ce32" table:formula="of:=([.K200]-ybar)^2" office:value-type="float" office:value="1.585379429" calcext:value-type="float">
            <text:p>1.585379429</text:p>
          </table:table-cell>
          <table:table-cell table:number-columns-repeated="2"/>
          <table:table-cell table:style-name="ce32" table:formula="of:=[.L200]^3" office:value-type="float" office:value="0.0524772178475363" calcext:value-type="float">
            <text:p>0.052477217847536</text:p>
          </table:table-cell>
          <table:table-cell table:number-columns-repeated="2"/>
          <table:table-cell table:style-name="ce32" table:formula="of:=[.L200]^4" office:value-type="float" office:value="0.0196469166636567" calcext:value-type="float">
            <text:p>0.019646916663657</text:p>
          </table:table-cell>
          <table:table-cell table:number-columns-repeated="2"/>
          <table:table-cell table:style-name="ce32" table:formula="of:=([.L200]-[.L199])^2" office:value-type="float" office:value="0.0126683425774734" calcext:value-type="float">
            <text:p>0.01266834257747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748.699" calcext:value-type="float">
            <text:p>12748.699</text:p>
          </table:table-cell>
          <table:table-cell table:style-name="ce24" office:value-type="float" office:value="8888.5" calcext:value-type="float">
            <text:p>8888.5</text:p>
          </table:table-cell>
          <table:table-cell table:style-name="ce24" office:value-type="float" office:value="875.557" calcext:value-type="float">
            <text:p>875.557</text:p>
          </table:table-cell>
          <table:table-cell table:style-name="ce24" office:value-type="float" office:value="9358.7" calcext:value-type="float">
            <text:p>9358.7</text:p>
          </table:table-cell>
          <table:table-cell table:style-name="ce24" office:value-type="float" office:value="199.4" calcext:value-type="float">
            <text:p>199.4</text:p>
          </table:table-cell>
          <table:table-cell table:style-name="ce24" office:value-type="float" office:value="1380.6" calcext:value-type="float">
            <text:p>1380.6</text:p>
          </table:table-cell>
          <table:table-cell table:style-name="ce27" office:value-type="float" office:value="297.435" calcext:value-type="float">
            <text:p>297.435</text:p>
          </table:table-cell>
          <table:table-cell table:style-name="ce27" office:value-type="float" office:value="4.9" calcext:value-type="float">
            <text:p>4.9</text:p>
          </table:table-cell>
          <table:table-cell/>
          <table:table-cell table:style-name="ce32" table:number-matrix-columns-spanned="1" table:number-matrix-rows-spanned="1" table:formula="of:=MMULT([.A201:.H201];betas)" office:value-type="float" office:value="4.37965663987894" calcext:value-type="float">
            <text:p>4.37965663987894</text:p>
          </table:table-cell>
          <table:table-cell table:style-name="ce32" table:formula="of:=[.I201]-[.K201]" office:value-type="float" office:value="0.520343360121062" calcext:value-type="float">
            <text:p>0.520343360121062</text:p>
          </table:table-cell>
          <table:table-cell table:style-name="ce32" table:formula="of:=[.L201]^2" office:value-type="float" office:value="0.270757212422077" calcext:value-type="float">
            <text:p>0.270757212422077</text:p>
          </table:table-cell>
          <table:table-cell table:number-columns-repeated="2"/>
          <table:table-cell table:style-name="ce32" table:formula="of:=([.I201]-ybar)^2" office:value-type="float" office:value="0.9696913296" calcext:value-type="float">
            <text:p>0.9696913296</text:p>
          </table:table-cell>
          <table:table-cell table:number-columns-repeated="2"/>
          <table:table-cell table:style-name="ce32" table:formula="of:=([.K201]-ybar)^2" office:value-type="float" office:value="2.265243002" calcext:value-type="float">
            <text:p>2.265243002</text:p>
          </table:table-cell>
          <table:table-cell table:number-columns-repeated="2"/>
          <table:table-cell table:style-name="ce32" table:formula="of:=[.L201]^3" office:value-type="float" office:value="0.140886717688716" calcext:value-type="float">
            <text:p>0.140886717688716</text:p>
          </table:table-cell>
          <table:table-cell table:number-columns-repeated="2"/>
          <table:table-cell table:style-name="ce32" table:formula="of:=[.L201]^4" office:value-type="float" office:value="0.073309468078574" calcext:value-type="float">
            <text:p>0.073309468078574</text:p>
          </table:table-cell>
          <table:table-cell table:number-columns-repeated="2"/>
          <table:table-cell table:style-name="ce32" table:formula="of:=([.L201]-[.L200])^2" office:value-type="float" office:value="0.0213025442345888" calcext:value-type="float">
            <text:p>0.02130254423458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915.938" calcext:value-type="float">
            <text:p>12915.938</text:p>
          </table:table-cell>
          <table:table-cell table:style-name="ce24" office:value-type="float" office:value="8986.6" calcext:value-type="float">
            <text:p>8986.6</text:p>
          </table:table-cell>
          <table:table-cell table:style-name="ce24" office:value-type="float" office:value="900.511" calcext:value-type="float">
            <text:p>900.511</text:p>
          </table:table-cell>
          <table:table-cell table:style-name="ce24" office:value-type="float" office:value="9533.8" calcext:value-type="float">
            <text:p>9533.8</text:p>
          </table:table-cell>
          <table:table-cell table:style-name="ce24" office:value-type="float" office:value="200.7" calcext:value-type="float">
            <text:p>200.7</text:p>
          </table:table-cell>
          <table:table-cell table:style-name="ce24" office:value-type="float" office:value="1380.5" calcext:value-type="float">
            <text:p>1380.5</text:p>
          </table:table-cell>
          <table:table-cell table:style-name="ce27" office:value-type="float" office:value="298.061" calcext:value-type="float">
            <text:p>298.061</text:p>
          </table:table-cell>
          <table:table-cell table:style-name="ce27" office:value-type="float" office:value="4.7" calcext:value-type="float">
            <text:p>4.7</text:p>
          </table:table-cell>
          <table:table-cell/>
          <table:table-cell table:style-name="ce32" table:number-matrix-columns-spanned="1" table:number-matrix-rows-spanned="1" table:formula="of:=MMULT([.A202:.H202];betas)" office:value-type="float" office:value="3.94456765287894" calcext:value-type="float">
            <text:p>3.94456765287894</text:p>
          </table:table-cell>
          <table:table-cell table:style-name="ce32" table:formula="of:=[.I202]-[.K202]" office:value-type="float" office:value="0.755432347121055" calcext:value-type="float">
            <text:p>0.755432347121055</text:p>
          </table:table-cell>
          <table:table-cell table:style-name="ce32" table:formula="of:=[.L202]^2" office:value-type="float" office:value="0.570678031076827" calcext:value-type="float">
            <text:p>0.570678031076827</text:p>
          </table:table-cell>
          <table:table-cell table:number-columns-repeated="2"/>
          <table:table-cell table:style-name="ce32" table:formula="of:=([.I202]-ybar)^2" office:value-type="float" office:value="1.403582955" calcext:value-type="float">
            <text:p>1.403582955</text:p>
          </table:table-cell>
          <table:table-cell table:number-columns-repeated="2"/>
          <table:table-cell table:style-name="ce32" table:formula="of:=([.K202]-ybar)^2" office:value-type="float" office:value="3.764226301" calcext:value-type="float">
            <text:p>3.764226301</text:p>
          </table:table-cell>
          <table:table-cell table:number-columns-repeated="2"/>
          <table:table-cell table:style-name="ce32" table:formula="of:=[.L202]^3" office:value-type="float" office:value="0.43110864446679" calcext:value-type="float">
            <text:p>0.43110864446679</text:p>
          </table:table-cell>
          <table:table-cell table:number-columns-repeated="2"/>
          <table:table-cell table:style-name="ce32" table:formula="of:=[.L202]^4" office:value-type="float" office:value="0.325673415153723" calcext:value-type="float">
            <text:p>0.325673415153723</text:p>
          </table:table-cell>
          <table:table-cell table:number-columns-repeated="2"/>
          <table:table-cell table:style-name="ce32" table:formula="of:=([.L202]-[.L201])^2" office:value-type="float" office:value="0.0552668318086829" calcext:value-type="float">
            <text:p>0.05526683180868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962.462" calcext:value-type="float">
            <text:p>12962.462</text:p>
          </table:table-cell>
          <table:table-cell table:style-name="ce24" office:value-type="float" office:value="9035" calcext:value-type="float">
            <text:p>9035</text:p>
          </table:table-cell>
          <table:table-cell table:style-name="ce24" office:value-type="float" office:value="892.839" calcext:value-type="float">
            <text:p>892.839</text:p>
          </table:table-cell>
          <table:table-cell table:style-name="ce24" office:value-type="float" office:value="9617.3" calcext:value-type="float">
            <text:p>9617.3</text:p>
          </table:table-cell>
          <table:table-cell table:style-name="ce24" office:value-type="float" office:value="202.7" calcext:value-type="float">
            <text:p>202.7</text:p>
          </table:table-cell>
          <table:table-cell table:style-name="ce24" office:value-type="float" office:value="1369.2" calcext:value-type="float">
            <text:p>1369.2</text:p>
          </table:table-cell>
          <table:table-cell table:style-name="ce27" office:value-type="float" office:value="298.766" calcext:value-type="float">
            <text:p>298.766</text:p>
          </table:table-cell>
          <table:table-cell table:style-name="ce27" office:value-type="float" office:value="4.7" calcext:value-type="float">
            <text:p>4.7</text:p>
          </table:table-cell>
          <table:table-cell/>
          <table:table-cell table:style-name="ce32" table:number-matrix-columns-spanned="1" table:number-matrix-rows-spanned="1" table:formula="of:=MMULT([.A203:.H203];betas)" office:value-type="float" office:value="4.41905526210774" calcext:value-type="float">
            <text:p>4.41905526210774</text:p>
          </table:table-cell>
          <table:table-cell table:style-name="ce32" table:formula="of:=[.I203]-[.K203]" office:value-type="float" office:value="0.28094473789226" calcext:value-type="float">
            <text:p>0.28094473789226</text:p>
          </table:table-cell>
          <table:table-cell table:style-name="ce32" table:formula="of:=[.L203]^2" office:value-type="float" office:value="0.0789299457493507" calcext:value-type="float">
            <text:p>0.078929945749351</text:p>
          </table:table-cell>
          <table:table-cell table:number-columns-repeated="2"/>
          <table:table-cell table:style-name="ce32" table:formula="of:=([.I203]-ybar)^2" office:value-type="float" office:value="1.403582955" calcext:value-type="float">
            <text:p>1.403582955</text:p>
          </table:table-cell>
          <table:table-cell table:number-columns-repeated="2"/>
          <table:table-cell table:style-name="ce32" table:formula="of:=([.K203]-ybar)^2" office:value-type="float" office:value="2.148199694" calcext:value-type="float">
            <text:p>2.148199694</text:p>
          </table:table-cell>
          <table:table-cell table:number-columns-repeated="2"/>
          <table:table-cell table:style-name="ce32" table:formula="of:=[.L203]^3" office:value-type="float" office:value="0.0221749529204016" calcext:value-type="float">
            <text:p>0.022174952920402</text:p>
          </table:table-cell>
          <table:table-cell table:number-columns-repeated="2"/>
          <table:table-cell table:style-name="ce32" table:formula="of:=[.L203]^4" office:value-type="float" office:value="0.00622993633599544" calcext:value-type="float">
            <text:p>0.006229936335995</text:p>
          </table:table-cell>
          <table:table-cell table:number-columns-repeated="2"/>
          <table:table-cell table:style-name="ce32" table:formula="of:=([.L203]-[.L202])^2" office:value-type="float" office:value="0.225138491311658" calcext:value-type="float">
            <text:p>0.225138491311658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965.916" calcext:value-type="float">
            <text:p>12965.916</text:p>
          </table:table-cell>
          <table:table-cell table:style-name="ce24" office:value-type="float" office:value="9090.7" calcext:value-type="float">
            <text:p>9090.7</text:p>
          </table:table-cell>
          <table:table-cell table:style-name="ce24" office:value-type="float" office:value="892.002" calcext:value-type="float">
            <text:p>892.002</text:p>
          </table:table-cell>
          <table:table-cell table:style-name="ce24" office:value-type="float" office:value="9662.5" calcext:value-type="float">
            <text:p>9662.5</text:p>
          </table:table-cell>
          <table:table-cell table:style-name="ce24" office:value-type="float" office:value="201.9" calcext:value-type="float">
            <text:p>201.9</text:p>
          </table:table-cell>
          <table:table-cell table:style-name="ce24" office:value-type="float" office:value="1369.4" calcext:value-type="float">
            <text:p>1369.4</text:p>
          </table:table-cell>
          <table:table-cell table:style-name="ce27" office:value-type="float" office:value="299.593" calcext:value-type="float">
            <text:p>299.593</text:p>
          </table:table-cell>
          <table:table-cell table:style-name="ce27" office:value-type="float" office:value="4.7" calcext:value-type="float">
            <text:p>4.7</text:p>
          </table:table-cell>
          <table:table-cell/>
          <table:table-cell table:style-name="ce32" table:number-matrix-columns-spanned="1" table:number-matrix-rows-spanned="1" table:formula="of:=MMULT([.A204:.H204];betas)" office:value-type="float" office:value="5.09091178855725" calcext:value-type="float">
            <text:p>5.09091178855725</text:p>
          </table:table-cell>
          <table:table-cell table:style-name="ce32" table:formula="of:=[.I204]-[.K204]" office:value-type="float" office:value="-0.39091178855725" calcext:value-type="float">
            <text:p>-0.39091178855725</text:p>
          </table:table-cell>
          <table:table-cell table:style-name="ce32" table:formula="of:=[.L204]^2" office:value-type="float" office:value="0.152812026433028" calcext:value-type="float">
            <text:p>0.152812026433028</text:p>
          </table:table-cell>
          <table:table-cell table:number-columns-repeated="2"/>
          <table:table-cell table:style-name="ce32" table:formula="of:=([.I204]-ybar)^2" office:value-type="float" office:value="1.403582955" calcext:value-type="float">
            <text:p>1.403582955</text:p>
          </table:table-cell>
          <table:table-cell table:number-columns-repeated="2"/>
          <table:table-cell table:style-name="ce32" table:formula="of:=([.K204]-ybar)^2" office:value-type="float" office:value="0.6301458669" calcext:value-type="float">
            <text:p>0.6301458669</text:p>
          </table:table-cell>
          <table:table-cell table:number-columns-repeated="2"/>
          <table:table-cell table:style-name="ce32" table:formula="of:=[.L204]^3" office:value-type="float" office:value="-0.0597360225659927" calcext:value-type="float">
            <text:p>-0.059736022565993</text:p>
          </table:table-cell>
          <table:table-cell table:number-columns-repeated="2"/>
          <table:table-cell table:style-name="ce32" table:formula="of:=[.L204]^4" office:value-type="float" office:value="0.0233515154225684" calcext:value-type="float">
            <text:p>0.023351515422569</text:p>
          </table:table-cell>
          <table:table-cell table:number-columns-repeated="2"/>
          <table:table-cell table:style-name="ce32" table:formula="of:=([.L204]-[.L203])^2" office:value-type="float" office:value="0.451391192132801" calcext:value-type="float">
            <text:p>0.45139119213280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060.679" calcext:value-type="float">
            <text:p>13060.679</text:p>
          </table:table-cell>
          <table:table-cell table:style-name="ce24" office:value-type="float" office:value="9181.6" calcext:value-type="float">
            <text:p>9181.6</text:p>
          </table:table-cell>
          <table:table-cell table:style-name="ce24" office:value-type="float" office:value="894.404" calcext:value-type="float">
            <text:p>894.404</text:p>
          </table:table-cell>
          <table:table-cell table:style-name="ce24" office:value-type="float" office:value="9788.8" calcext:value-type="float">
            <text:p>9788.8</text:p>
          </table:table-cell>
          <table:table-cell table:style-name="ce24" office:value-type="float" office:value="203.574" calcext:value-type="float">
            <text:p>203.574</text:p>
          </table:table-cell>
          <table:table-cell table:style-name="ce24" office:value-type="float" office:value="1373.6" calcext:value-type="float">
            <text:p>1373.6</text:p>
          </table:table-cell>
          <table:table-cell table:style-name="ce27" office:value-type="float" office:value="300.32" calcext:value-type="float">
            <text:p>300.32</text:p>
          </table:table-cell>
          <table:table-cell table:style-name="ce27" office:value-type="float" office:value="4.4" calcext:value-type="float">
            <text:p>4.4</text:p>
          </table:table-cell>
          <table:table-cell/>
          <table:table-cell table:style-name="ce32" table:number-matrix-columns-spanned="1" table:number-matrix-rows-spanned="1" table:formula="of:=MMULT([.A205:.H205];betas)" office:value-type="float" office:value="5.39874522211116" calcext:value-type="float">
            <text:p>5.39874522211116</text:p>
          </table:table-cell>
          <table:table-cell table:style-name="ce32" table:formula="of:=[.I205]-[.K205]" office:value-type="float" office:value="-0.998745222111159" calcext:value-type="float">
            <text:p>-0.998745222111159</text:p>
          </table:table-cell>
          <table:table-cell table:style-name="ce32" table:formula="of:=[.L205]^2" office:value-type="float" office:value="0.997492018689869" calcext:value-type="float">
            <text:p>0.997492018689869</text:p>
          </table:table-cell>
          <table:table-cell table:number-columns-repeated="2"/>
          <table:table-cell table:style-name="ce32" table:formula="of:=([.I205]-ybar)^2" office:value-type="float" office:value="2.204420394" calcext:value-type="float">
            <text:p>2.204420394</text:p>
          </table:table-cell>
          <table:table-cell table:number-columns-repeated="2"/>
          <table:table-cell table:style-name="ce32" table:formula="of:=([.K205]-ybar)^2" office:value-type="float" office:value="0.2361802946" calcext:value-type="float">
            <text:p>0.2361802946</text:p>
          </table:table-cell>
          <table:table-cell table:number-columns-repeated="2"/>
          <table:table-cell table:style-name="ce32" table:formula="of:=[.L205]^3" office:value-type="float" office:value="-0.996240387760522" calcext:value-type="float">
            <text:p>-0.996240387760522</text:p>
          </table:table-cell>
          <table:table-cell table:number-columns-repeated="2"/>
          <table:table-cell table:style-name="ce32" table:formula="of:=[.L205]^4" office:value-type="float" office:value="0.99499032734999" calcext:value-type="float">
            <text:p>0.99499032734999</text:p>
          </table:table-cell>
          <table:table-cell table:number-columns-repeated="2"/>
          <table:table-cell table:style-name="ce32" table:formula="of:=([.L205]-[.L204])^2" office:value-type="float" office:value="0.369461482945935" calcext:value-type="float">
            <text:p>0.36946148294593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099.901" calcext:value-type="float">
            <text:p>13099.901</text:p>
          </table:table-cell>
          <table:table-cell table:style-name="ce24" office:value-type="float" office:value="9265.1" calcext:value-type="float">
            <text:p>9265.1</text:p>
          </table:table-cell>
          <table:table-cell table:style-name="ce24" office:value-type="float" office:value="882.766" calcext:value-type="float">
            <text:p>882.766</text:p>
          </table:table-cell>
          <table:table-cell table:style-name="ce24" office:value-type="float" office:value="9830.2" calcext:value-type="float">
            <text:p>9830.2</text:p>
          </table:table-cell>
          <table:table-cell table:style-name="ce24" office:value-type="float" office:value="205.92" calcext:value-type="float">
            <text:p>205.92</text:p>
          </table:table-cell>
          <table:table-cell table:style-name="ce24" office:value-type="float" office:value="1379.7" calcext:value-type="float">
            <text:p>1379.7</text:p>
          </table:table-cell>
          <table:table-cell table:style-name="ce27" office:value-type="float" office:value="300.977" calcext:value-type="float">
            <text:p>300.977</text:p>
          </table:table-cell>
          <table:table-cell table:style-name="ce27" office:value-type="float" office:value="4.5" calcext:value-type="float">
            <text:p>4.5</text:p>
          </table:table-cell>
          <table:table-cell/>
          <table:table-cell table:style-name="ce32" table:number-matrix-columns-spanned="1" table:number-matrix-rows-spanned="1" table:formula="of:=MMULT([.A206:.H206];betas)" office:value-type="float" office:value="6.11784130479504" calcext:value-type="float">
            <text:p>6.11784130479504</text:p>
          </table:table-cell>
          <table:table-cell table:style-name="ce32" table:formula="of:=[.I206]-[.K206]" office:value-type="float" office:value="-1.61784130479504" calcext:value-type="float">
            <text:p>-1.61784130479504</text:p>
          </table:table-cell>
          <table:table-cell table:style-name="ce32" table:formula="of:=[.L206]^2" office:value-type="float" office:value="2.61741048750093" calcext:value-type="float">
            <text:p>2.61741048750093</text:p>
          </table:table-cell>
          <table:table-cell table:number-columns-repeated="2"/>
          <table:table-cell table:style-name="ce32" table:formula="of:=([.I206]-ybar)^2" office:value-type="float" office:value="1.917474581" calcext:value-type="float">
            <text:p>1.917474581</text:p>
          </table:table-cell>
          <table:table-cell table:number-columns-repeated="2"/>
          <table:table-cell table:style-name="ce32" table:formula="of:=([.K206]-ybar)^2" office:value-type="float" office:value="0.05434131678" calcext:value-type="float">
            <text:p>0.05434131678</text:p>
          </table:table-cell>
          <table:table-cell table:number-columns-repeated="2"/>
          <table:table-cell table:style-name="ce32" table:formula="of:=[.L206]^3" office:value-type="float" office:value="-4.23455479828273" calcext:value-type="float">
            <text:p>-4.23455479828273</text:p>
          </table:table-cell>
          <table:table-cell table:number-columns-repeated="2"/>
          <table:table-cell table:style-name="ce32" table:formula="of:=[.L206]^4" office:value-type="float" office:value="6.85083766007984" calcext:value-type="float">
            <text:p>6.85083766007984</text:p>
          </table:table-cell>
          <table:table-cell table:number-columns-repeated="2"/>
          <table:table-cell table:style-name="ce32" table:formula="of:=([.L206]-[.L205])^2" office:value-type="float" office:value="0.38327995959453" calcext:value-type="float">
            <text:p>0.3832799595945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203.977" calcext:value-type="float">
            <text:p>13203.977</text:p>
          </table:table-cell>
          <table:table-cell table:style-name="ce24" office:value-type="float" office:value="9291.5" calcext:value-type="float">
            <text:p>9291.5</text:p>
          </table:table-cell>
          <table:table-cell table:style-name="ce24" office:value-type="float" office:value="898.713" calcext:value-type="float">
            <text:p>898.713</text:p>
          </table:table-cell>
          <table:table-cell table:style-name="ce24" office:value-type="float" office:value="9842.7" calcext:value-type="float">
            <text:p>9842.7</text:p>
          </table:table-cell>
          <table:table-cell table:style-name="ce24" office:value-type="float" office:value="207.338" calcext:value-type="float">
            <text:p>207.338</text:p>
          </table:table-cell>
          <table:table-cell table:style-name="ce24" office:value-type="float" office:value="1370" calcext:value-type="float">
            <text:p>1370</text:p>
          </table:table-cell>
          <table:table-cell table:style-name="ce27" office:value-type="float" office:value="301.714" calcext:value-type="float">
            <text:p>301.714</text:p>
          </table:table-cell>
          <table:table-cell table:style-name="ce27" office:value-type="float" office:value="4.5" calcext:value-type="float">
            <text:p>4.5</text:p>
          </table:table-cell>
          <table:table-cell/>
          <table:table-cell table:style-name="ce32" table:number-matrix-columns-spanned="1" table:number-matrix-rows-spanned="1" table:formula="of:=MMULT([.A207:.H207];betas)" office:value-type="float" office:value="5.40677165742622" calcext:value-type="float">
            <text:p>5.40677165742622</text:p>
          </table:table-cell>
          <table:table-cell table:style-name="ce32" table:formula="of:=[.I207]-[.K207]" office:value-type="float" office:value="-0.906771657426219" calcext:value-type="float">
            <text:p>-0.906771657426219</text:p>
          </table:table-cell>
          <table:table-cell table:style-name="ce32" table:formula="of:=[.L207]^2" office:value-type="float" office:value="0.822234838711493" calcext:value-type="float">
            <text:p>0.822234838711493</text:p>
          </table:table-cell>
          <table:table-cell table:number-columns-repeated="2"/>
          <table:table-cell table:style-name="ce32" table:formula="of:=([.I207]-ybar)^2" office:value-type="float" office:value="1.917474581" calcext:value-type="float">
            <text:p>1.917474581</text:p>
          </table:table-cell>
          <table:table-cell table:number-columns-repeated="2"/>
          <table:table-cell table:style-name="ce32" table:formula="of:=([.K207]-ybar)^2" office:value-type="float" office:value="0.2284432826" calcext:value-type="float">
            <text:p>0.2284432826</text:p>
          </table:table-cell>
          <table:table-cell table:number-columns-repeated="2"/>
          <table:table-cell table:style-name="ce32" table:formula="of:=[.L207]^3" office:value-type="float" office:value="-0.745579247492" calcext:value-type="float">
            <text:p>-0.745579247492</text:p>
          </table:table-cell>
          <table:table-cell table:number-columns-repeated="2"/>
          <table:table-cell table:style-name="ce32" table:formula="of:=[.L207]^4" office:value-type="float" office:value="0.676070129990914" calcext:value-type="float">
            <text:p>0.676070129990914</text:p>
          </table:table-cell>
          <table:table-cell table:number-columns-repeated="2"/>
          <table:table-cell table:style-name="ce32" table:formula="of:=([.L207]-[.L206])^2" office:value-type="float" office:value="0.505620043409223" calcext:value-type="float">
            <text:p>0.50562004340922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321.109" calcext:value-type="float">
            <text:p>13321.109</text:p>
          </table:table-cell>
          <table:table-cell table:style-name="ce24" office:value-type="float" office:value="9335.6" calcext:value-type="float">
            <text:p>9335.6</text:p>
          </table:table-cell>
          <table:table-cell table:style-name="ce24" office:value-type="float" office:value="918.983" calcext:value-type="float">
            <text:p>918.983</text:p>
          </table:table-cell>
          <table:table-cell table:style-name="ce24" office:value-type="float" office:value="9883.9" calcext:value-type="float">
            <text:p>9883.9</text:p>
          </table:table-cell>
          <table:table-cell table:style-name="ce24" office:value-type="float" office:value="209.133" calcext:value-type="float">
            <text:p>209.133</text:p>
          </table:table-cell>
          <table:table-cell table:style-name="ce24" office:value-type="float" office:value="1379.2" calcext:value-type="float">
            <text:p>1379.2</text:p>
          </table:table-cell>
          <table:table-cell table:style-name="ce27" office:value-type="float" office:value="302.509" calcext:value-type="float">
            <text:p>302.509</text:p>
          </table:table-cell>
          <table:table-cell table:style-name="ce27" office:value-type="float" office:value="4.7" calcext:value-type="float">
            <text:p>4.7</text:p>
          </table:table-cell>
          <table:table-cell/>
          <table:table-cell table:style-name="ce32" table:number-matrix-columns-spanned="1" table:number-matrix-rows-spanned="1" table:formula="of:=MMULT([.A208:.H208];betas)" office:value-type="float" office:value="4.75204710198083" calcext:value-type="float">
            <text:p>4.75204710198083</text:p>
          </table:table-cell>
          <table:table-cell table:style-name="ce32" table:formula="of:=[.I208]-[.K208]" office:value-type="float" office:value="-0.0520471019808282" calcext:value-type="float">
            <text:p>-0.052047101980828</text:p>
          </table:table-cell>
          <table:table-cell table:style-name="ce32" table:formula="of:=[.L208]^2" office:value-type="float" office:value="0.00270890082460273" calcext:value-type="float">
            <text:p>0.002708900824603</text:p>
          </table:table-cell>
          <table:table-cell table:number-columns-repeated="2"/>
          <table:table-cell table:style-name="ce32" table:formula="of:=([.I208]-ybar)^2" office:value-type="float" office:value="1.403582955" calcext:value-type="float">
            <text:p>1.403582955</text:p>
          </table:table-cell>
          <table:table-cell table:number-columns-repeated="2"/>
          <table:table-cell table:style-name="ce32" table:formula="of:=([.K208]-ybar)^2" office:value-type="float" office:value="1.282968427" calcext:value-type="float">
            <text:p>1.282968427</text:p>
          </table:table-cell>
          <table:table-cell table:number-columns-repeated="2"/>
          <table:table-cell table:style-name="ce32" table:formula="of:=[.L208]^3" office:value-type="float" office:value="-0.000140990437474048" calcext:value-type="float">
            <text:p>-0.000140990437474</text:p>
          </table:table-cell>
          <table:table-cell table:number-columns-repeated="2"/>
          <table:table-cell table:style-name="ce32" table:formula="of:=[.L208]^4" office:value-type="float" office:value="0.00000733814367753334" calcext:value-type="float">
            <text:p>7.33814367753334E-06</text:p>
          </table:table-cell>
          <table:table-cell table:number-columns-repeated="2"/>
          <table:table-cell table:style-name="ce32" table:formula="of:=([.L208]-[.L207])^2" office:value-type="float" office:value="0.730554065681321" calcext:value-type="float">
            <text:p>0.73055406568132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391.249" calcext:value-type="float">
            <text:p>13391.249</text:p>
          </table:table-cell>
          <table:table-cell table:style-name="ce24" office:value-type="float" office:value="9363.6" calcext:value-type="float">
            <text:p>9363.6</text:p>
          </table:table-cell>
          <table:table-cell table:style-name="ce24" office:value-type="float" office:value="925.11" calcext:value-type="float">
            <text:p>925.11</text:p>
          </table:table-cell>
          <table:table-cell table:style-name="ce24" office:value-type="float" office:value="9886.2" calcext:value-type="float">
            <text:p>9886.2</text:p>
          </table:table-cell>
          <table:table-cell table:style-name="ce24" office:value-type="float" office:value="212.495" calcext:value-type="float">
            <text:p>212.495</text:p>
          </table:table-cell>
          <table:table-cell table:style-name="ce24" office:value-type="float" office:value="1377.4" calcext:value-type="float">
            <text:p>1377.4</text:p>
          </table:table-cell>
          <table:table-cell table:style-name="ce27" office:value-type="float" office:value="303.204" calcext:value-type="float">
            <text:p>303.204</text:p>
          </table:table-cell>
          <table:table-cell table:style-name="ce27" office:value-type="float" office:value="4.8" calcext:value-type="float">
            <text:p>4.8</text:p>
          </table:table-cell>
          <table:table-cell/>
          <table:table-cell table:style-name="ce32" table:number-matrix-columns-spanned="1" table:number-matrix-rows-spanned="1" table:formula="of:=MMULT([.A209:.H209];betas)" office:value-type="float" office:value="4.57314598310267" calcext:value-type="float">
            <text:p>4.57314598310267</text:p>
          </table:table-cell>
          <table:table-cell table:style-name="ce32" table:formula="of:=[.I209]-[.K209]" office:value-type="float" office:value="0.22685401689733" calcext:value-type="float">
            <text:p>0.22685401689733</text:p>
          </table:table-cell>
          <table:table-cell table:style-name="ce32" table:formula="of:=[.L209]^2" office:value-type="float" office:value="0.0514627449824541" calcext:value-type="float">
            <text:p>0.051462744982454</text:p>
          </table:table-cell>
          <table:table-cell table:number-columns-repeated="2"/>
          <table:table-cell table:style-name="ce32" table:formula="of:=([.I209]-ybar)^2" office:value-type="float" office:value="1.176637142" calcext:value-type="float">
            <text:p>1.176637142</text:p>
          </table:table-cell>
          <table:table-cell table:number-columns-repeated="2"/>
          <table:table-cell table:style-name="ce32" table:formula="of:=([.K209]-ybar)^2" office:value-type="float" office:value="1.720250178" calcext:value-type="float">
            <text:p>1.720250178</text:p>
          </table:table-cell>
          <table:table-cell table:number-columns-repeated="2"/>
          <table:table-cell table:style-name="ce32" table:formula="of:=[.L209]^3" office:value-type="float" office:value="0.0116745304198326" calcext:value-type="float">
            <text:p>0.011674530419833</text:p>
          </table:table-cell>
          <table:table-cell table:number-columns-repeated="2"/>
          <table:table-cell table:style-name="ce32" table:formula="of:=[.L209]^4" office:value-type="float" office:value="0.00264841412112911" calcext:value-type="float">
            <text:p>0.002648414121129</text:p>
          </table:table-cell>
          <table:table-cell table:number-columns-repeated="2"/>
          <table:table-cell table:style-name="ce32" table:formula="of:=([.L209]-[.L208])^2" office:value-type="float" office:value="0.0777858341114886" calcext:value-type="float">
            <text:p>0.077785834111489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366.865" calcext:value-type="float">
            <text:p>13366.865</text:p>
          </table:table-cell>
          <table:table-cell table:style-name="ce24" office:value-type="float" office:value="9349.6" calcext:value-type="float">
            <text:p>9349.6</text:p>
          </table:table-cell>
          <table:table-cell table:style-name="ce24" office:value-type="float" office:value="943.372" calcext:value-type="float">
            <text:p>943.372</text:p>
          </table:table-cell>
          <table:table-cell table:style-name="ce24" office:value-type="float" office:value="9826.8" calcext:value-type="float">
            <text:p>9826.8</text:p>
          </table:table-cell>
          <table:table-cell table:style-name="ce24" office:value-type="float" office:value="213.997" calcext:value-type="float">
            <text:p>213.997</text:p>
          </table:table-cell>
          <table:table-cell table:style-name="ce24" office:value-type="float" office:value="1384" calcext:value-type="float">
            <text:p>1384</text:p>
          </table:table-cell>
          <table:table-cell table:style-name="ce27" office:value-type="float" office:value="303.803" calcext:value-type="float">
            <text:p>303.803</text:p>
          </table:table-cell>
          <table:table-cell table:style-name="ce27" office:value-type="float" office:value="4.9" calcext:value-type="float">
            <text:p>4.9</text:p>
          </table:table-cell>
          <table:table-cell/>
          <table:table-cell table:style-name="ce32" table:number-matrix-columns-spanned="1" table:number-matrix-rows-spanned="1" table:formula="of:=MMULT([.A210:.H210];betas)" office:value-type="float" office:value="4.72102695185596" calcext:value-type="float">
            <text:p>4.72102695185596</text:p>
          </table:table-cell>
          <table:table-cell table:style-name="ce32" table:formula="of:=[.I210]-[.K210]" office:value-type="float" office:value="0.178973048144039" calcext:value-type="float">
            <text:p>0.178973048144039</text:p>
          </table:table-cell>
          <table:table-cell table:style-name="ce32" table:formula="of:=[.L210]^2" office:value-type="float" office:value="0.0320313519619685" calcext:value-type="float">
            <text:p>0.032031351961969</text:p>
          </table:table-cell>
          <table:table-cell table:number-columns-repeated="2"/>
          <table:table-cell table:style-name="ce32" table:formula="of:=([.I210]-ybar)^2" office:value-type="float" office:value="0.9696913296" calcext:value-type="float">
            <text:p>0.9696913296</text:p>
          </table:table-cell>
          <table:table-cell table:number-columns-repeated="2"/>
          <table:table-cell table:style-name="ce32" table:formula="of:=([.K210]-ybar)^2" office:value-type="float" office:value="1.354202606" calcext:value-type="float">
            <text:p>1.354202606</text:p>
          </table:table-cell>
          <table:table-cell table:number-columns-repeated="2"/>
          <table:table-cell table:style-name="ce32" table:formula="of:=[.L210]^3" office:value-type="float" office:value="0.00573274869680805" calcext:value-type="float">
            <text:p>0.005732748696808</text:p>
          </table:table-cell>
          <table:table-cell table:number-columns-repeated="2"/>
          <table:table-cell table:style-name="ce32" table:formula="of:=[.L210]^4" office:value-type="float" office:value="0.0010260075085115" calcext:value-type="float">
            <text:p>0.001026007508512</text:p>
          </table:table-cell>
          <table:table-cell table:number-columns-repeated="2"/>
          <table:table-cell table:style-name="ce32" table:formula="of:=([.L210]-[.L209])^2" office:value-type="float" office:value="0.00229258716875364" calcext:value-type="float">
            <text:p>0.002292587168754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415.266" calcext:value-type="float">
            <text:p>13415.266</text:p>
          </table:table-cell>
          <table:table-cell table:style-name="ce24" office:value-type="float" office:value="9351" calcext:value-type="float">
            <text:p>9351</text:p>
          </table:table-cell>
          <table:table-cell table:style-name="ce24" office:value-type="float" office:value="961.28" calcext:value-type="float">
            <text:p>961.28</text:p>
          </table:table-cell>
          <table:table-cell table:style-name="ce24" office:value-type="float" office:value="10059" calcext:value-type="float">
            <text:p>10059</text:p>
          </table:table-cell>
          <table:table-cell table:style-name="ce24" office:value-type="float" office:value="218.61" calcext:value-type="float">
            <text:p>218.61</text:p>
          </table:table-cell>
          <table:table-cell table:style-name="ce24" office:value-type="float" office:value="1409.3" calcext:value-type="float">
            <text:p>1409.3</text:p>
          </table:table-cell>
          <table:table-cell table:style-name="ce27" office:value-type="float" office:value="304.483" calcext:value-type="float">
            <text:p>304.483</text:p>
          </table:table-cell>
          <table:table-cell table:style-name="ce27" office:value-type="float" office:value="5.4" calcext:value-type="float">
            <text:p>5.4</text:p>
          </table:table-cell>
          <table:table-cell/>
          <table:table-cell table:style-name="ce32" table:number-matrix-columns-spanned="1" table:number-matrix-rows-spanned="1" table:formula="of:=MMULT([.A211:.H211];betas)" office:value-type="float" office:value="5.21538044041683" calcext:value-type="float">
            <text:p>5.21538044041683</text:p>
          </table:table-cell>
          <table:table-cell table:style-name="ce32" table:formula="of:=[.I211]-[.K211]" office:value-type="float" office:value="0.184619559583171" calcext:value-type="float">
            <text:p>0.184619559583171</text:p>
          </table:table-cell>
          <table:table-cell table:style-name="ce32" table:formula="of:=[.L211]^2" office:value-type="float" office:value="0.0340843817806839" calcext:value-type="float">
            <text:p>0.034084381780684</text:p>
          </table:table-cell>
          <table:table-cell table:number-columns-repeated="2"/>
          <table:table-cell table:style-name="ce32" table:formula="of:=([.I211]-ybar)^2" office:value-type="float" office:value="0.2349622655" calcext:value-type="float">
            <text:p>0.2349622655</text:p>
          </table:table-cell>
          <table:table-cell table:number-columns-repeated="2"/>
          <table:table-cell table:style-name="ce32" table:formula="of:=([.K211]-ybar)^2" office:value-type="float" office:value="0.44802758" calcext:value-type="float">
            <text:p>0.44802758</text:p>
          </table:table-cell>
          <table:table-cell table:number-columns-repeated="2"/>
          <table:table-cell table:style-name="ce32" table:formula="of:=[.L211]^3" office:value-type="float" office:value="0.0062926435530145" calcext:value-type="float">
            <text:p>0.006292643553015</text:p>
          </table:table-cell>
          <table:table-cell table:number-columns-repeated="2"/>
          <table:table-cell table:style-name="ce32" table:formula="of:=[.L211]^4" office:value-type="float" office:value="0.00116174508137141" calcext:value-type="float">
            <text:p>0.001161745081371</text:p>
          </table:table-cell>
          <table:table-cell table:number-columns-repeated="2"/>
          <table:table-cell table:style-name="ce32" table:formula="of:=([.L211]-[.L210])^2" office:value-type="float" office:value="0.0000318830914322432" calcext:value-type="float">
            <text:p>3.18830914322432E-0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324.6" calcext:value-type="float">
            <text:p>13324.6</text:p>
          </table:table-cell>
          <table:table-cell table:style-name="ce24" office:value-type="float" office:value="9267.7" calcext:value-type="float">
            <text:p>9267.7</text:p>
          </table:table-cell>
          <table:table-cell table:style-name="ce24" office:value-type="float" office:value="991.551" calcext:value-type="float">
            <text:p>991.551</text:p>
          </table:table-cell>
          <table:table-cell table:style-name="ce24" office:value-type="float" office:value="9838.3" calcext:value-type="float">
            <text:p>9838.3</text:p>
          </table:table-cell>
          <table:table-cell table:style-name="ce24" office:value-type="float" office:value="216.889" calcext:value-type="float">
            <text:p>216.889</text:p>
          </table:table-cell>
          <table:table-cell table:style-name="ce24" office:value-type="float" office:value="1474.7" calcext:value-type="float">
            <text:p>1474.7</text:p>
          </table:table-cell>
          <table:table-cell table:style-name="ce27" office:value-type="float" office:value="305.27" calcext:value-type="float">
            <text:p>305.27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MMULT([.A212:.H212];betas)" office:value-type="float" office:value="4.62484105921916" calcext:value-type="float">
            <text:p>4.62484105921916</text:p>
          </table:table-cell>
          <table:table-cell table:style-name="ce32" table:formula="of:=[.I212]-[.K212]" office:value-type="float" office:value="1.37515894078084" calcext:value-type="float">
            <text:p>1.37515894078084</text:p>
          </table:table-cell>
          <table:table-cell table:style-name="ce32" table:formula="of:=[.L212]^2" office:value-type="float" office:value="1.89106211240947" calcext:value-type="float">
            <text:p>1.89106211240947</text:p>
          </table:table-cell>
          <table:table-cell table:number-columns-repeated="2"/>
          <table:table-cell table:style-name="ce32" table:formula="of:=([.I212]-ybar)^2" office:value-type="float" office:value="0.01328738868" calcext:value-type="float">
            <text:p>0.01328738868</text:p>
          </table:table-cell>
          <table:table-cell table:number-columns-repeated="2"/>
          <table:table-cell table:style-name="ce32" table:formula="of:=([.K212]-ybar)^2" office:value-type="float" office:value="1.587317785" calcext:value-type="float">
            <text:p>1.587317785</text:p>
          </table:table-cell>
          <table:table-cell table:number-columns-repeated="2"/>
          <table:table-cell table:style-name="ce32" table:formula="of:=[.L212]^3" office:value-type="float" office:value="2.60051097145177" calcext:value-type="float">
            <text:p>2.60051097145177</text:p>
          </table:table-cell>
          <table:table-cell table:number-columns-repeated="2"/>
          <table:table-cell table:style-name="ce32" table:formula="of:=[.L212]^4" office:value-type="float" office:value="3.57611591299056" calcext:value-type="float">
            <text:p>3.57611591299056</text:p>
          </table:table-cell>
          <table:table-cell table:number-columns-repeated="2"/>
          <table:table-cell table:style-name="ce32" table:formula="of:=([.L212]-[.L211])^2" office:value-type="float" office:value="1.41738401818252" calcext:value-type="float">
            <text:p>1.41738401818252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141.92" calcext:value-type="float">
            <text:p>13141.92</text:p>
          </table:table-cell>
          <table:table-cell table:style-name="ce24" office:value-type="float" office:value="9195.3" calcext:value-type="float">
            <text:p>9195.3</text:p>
          </table:table-cell>
          <table:table-cell table:style-name="ce24" office:value-type="float" office:value="1007.273" calcext:value-type="float">
            <text:p>1007.273</text:p>
          </table:table-cell>
          <table:table-cell table:style-name="ce24" office:value-type="float" office:value="9920.4" calcext:value-type="float">
            <text:p>9920.4</text:p>
          </table:table-cell>
          <table:table-cell table:style-name="ce24" office:value-type="float" office:value="212.174" calcext:value-type="float">
            <text:p>212.174</text:p>
          </table:table-cell>
          <table:table-cell table:style-name="ce24" office:value-type="float" office:value="1576.5" calcext:value-type="float">
            <text:p>1576.5</text:p>
          </table:table-cell>
          <table:table-cell table:style-name="ce27" office:value-type="float" office:value="305.952" calcext:value-type="float">
            <text:p>305.952</text:p>
          </table:table-cell>
          <table:table-cell table:style-name="ce27" office:value-type="float" office:value="6.9" calcext:value-type="float">
            <text:p>6.9</text:p>
          </table:table-cell>
          <table:table-cell/>
          <table:table-cell table:style-name="ce32" table:number-matrix-columns-spanned="1" table:number-matrix-rows-spanned="1" table:formula="of:=MMULT([.A213:.H213];betas)" office:value-type="float" office:value="5.76008318967357" calcext:value-type="float">
            <text:p>5.76008318967357</text:p>
          </table:table-cell>
          <table:table-cell table:style-name="ce32" table:formula="of:=[.I213]-[.K213]" office:value-type="float" office:value="1.13991681032643" calcext:value-type="float">
            <text:p>1.13991681032643</text:p>
          </table:table-cell>
          <table:table-cell table:style-name="ce32" table:formula="of:=[.L213]^2" office:value-type="float" office:value="1.29941033446479" calcext:value-type="float">
            <text:p>1.29941033446479</text:p>
          </table:table-cell>
          <table:table-cell table:number-columns-repeated="2"/>
          <table:table-cell table:style-name="ce32" table:formula="of:=([.I213]-ybar)^2" office:value-type="float" office:value="1.030775073" calcext:value-type="float">
            <text:p>1.030775073</text:p>
          </table:table-cell>
          <table:table-cell table:number-columns-repeated="2"/>
          <table:table-cell table:style-name="ce32" table:formula="of:=([.K213]-ybar)^2" office:value-type="float" office:value="0.015536594" calcext:value-type="float">
            <text:p>0.015536594</text:p>
          </table:table-cell>
          <table:table-cell table:number-columns-repeated="2"/>
          <table:table-cell table:style-name="ce32" table:formula="of:=[.L213]^3" office:value-type="float" office:value="1.48121968376831" calcext:value-type="float">
            <text:p>1.48121968376831</text:p>
          </table:table-cell>
          <table:table-cell table:number-columns-repeated="2"/>
          <table:table-cell table:style-name="ce32" table:formula="of:=[.L213]^4" office:value-type="float" office:value="1.68846721731391" calcext:value-type="float">
            <text:p>1.68846721731391</text:p>
          </table:table-cell>
          <table:table-cell table:number-columns-repeated="2"/>
          <table:table-cell table:style-name="ce32" table:formula="of:=([.L213]-[.L212])^2" office:value-type="float" office:value="0.0553388599407252" calcext:value-type="float">
            <text:p>0.055338859940725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925.41" calcext:value-type="float">
            <text:p>12925.41</text:p>
          </table:table-cell>
          <table:table-cell table:style-name="ce24" office:value-type="float" office:value="9209.2" calcext:value-type="float">
            <text:p>9209.2</text:p>
          </table:table-cell>
          <table:table-cell table:style-name="ce24" office:value-type="float" office:value="996.287" calcext:value-type="float">
            <text:p>996.287</text:p>
          </table:table-cell>
          <table:table-cell table:style-name="ce24" office:value-type="float" office:value="9926.4" calcext:value-type="float">
            <text:p>9926.4</text:p>
          </table:table-cell>
          <table:table-cell table:style-name="ce24" office:value-type="float" office:value="212.671" calcext:value-type="float">
            <text:p>212.671</text:p>
          </table:table-cell>
          <table:table-cell table:style-name="ce24" office:value-type="float" office:value="1592.8" calcext:value-type="float">
            <text:p>1592.8</text:p>
          </table:table-cell>
          <table:table-cell table:style-name="ce27" office:value-type="float" office:value="306.547" calcext:value-type="float">
            <text:p>306.547</text:p>
          </table:table-cell>
          <table:table-cell table:style-name="ce27" office:value-type="float" office:value="8.1" calcext:value-type="float">
            <text:p>8.1</text:p>
          </table:table-cell>
          <table:table-cell/>
          <table:table-cell table:style-name="ce32" table:number-matrix-columns-spanned="1" table:number-matrix-rows-spanned="1" table:formula="of:=MMULT([.A214:.H214];betas)" office:value-type="float" office:value="8.55735124861409" calcext:value-type="float">
            <text:p>8.55735124861409</text:p>
          </table:table-cell>
          <table:table-cell table:style-name="ce32" table:formula="of:=[.I214]-[.K214]" office:value-type="float" office:value="-0.45735124861409" calcext:value-type="float">
            <text:p>-0.45735124861409</text:p>
          </table:table-cell>
          <table:table-cell table:style-name="ce32" table:formula="of:=[.L214]^2" office:value-type="float" office:value="0.209170164608867" calcext:value-type="float">
            <text:p>0.209170164608867</text:p>
          </table:table-cell>
          <table:table-cell table:number-columns-repeated="2"/>
          <table:table-cell table:style-name="ce32" table:formula="of:=([.I214]-ybar)^2" office:value-type="float" office:value="4.90742532" calcext:value-type="float">
            <text:p>4.90742532</text:p>
          </table:table-cell>
          <table:table-cell table:number-columns-repeated="2"/>
          <table:table-cell table:style-name="ce32" table:formula="of:=([.K214]-ybar)^2" office:value-type="float" office:value="7.142909341" calcext:value-type="float">
            <text:p>7.142909341</text:p>
          </table:table-cell>
          <table:table-cell table:number-columns-repeated="2"/>
          <table:table-cell table:style-name="ce32" table:formula="of:=[.L214]^3" office:value-type="float" office:value="-0.0956642359566803" calcext:value-type="float">
            <text:p>-0.09566423595668</text:p>
          </table:table-cell>
          <table:table-cell table:number-columns-repeated="2"/>
          <table:table-cell table:style-name="ce32" table:formula="of:=[.L214]^4" office:value-type="float" office:value="0.0437521577625007" calcext:value-type="float">
            <text:p>0.043752157762501</text:p>
          </table:table-cell>
          <table:table-cell table:number-columns-repeated="2"/>
          <table:table-cell table:style-name="ce32" table:formula="of:=([.L214]-[.L213])^2" office:value-type="float" office:value="2.55126525211163" calcext:value-type="float">
            <text:p>2.55126525211163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901.504" calcext:value-type="float">
            <text:p>12901.504</text:p>
          </table:table-cell>
          <table:table-cell table:style-name="ce24" office:value-type="float" office:value="9189" calcext:value-type="float">
            <text:p>9189</text:p>
          </table:table-cell>
          <table:table-cell table:style-name="ce24" office:value-type="float" office:value="1023.528" calcext:value-type="float">
            <text:p>1023.528</text:p>
          </table:table-cell>
          <table:table-cell table:style-name="ce24" office:value-type="float" office:value="10077.5" calcext:value-type="float">
            <text:p>10077.5</text:p>
          </table:table-cell>
          <table:table-cell table:style-name="ce24" office:value-type="float" office:value="214.469" calcext:value-type="float">
            <text:p>214.469</text:p>
          </table:table-cell>
          <table:table-cell table:style-name="ce24" office:value-type="float" office:value="1653.6" calcext:value-type="float">
            <text:p>1653.6</text:p>
          </table:table-cell>
          <table:table-cell table:style-name="ce27" office:value-type="float" office:value="307.226" calcext:value-type="float">
            <text:p>307.226</text:p>
          </table:table-cell>
          <table:table-cell table:style-name="ce27" office:value-type="float" office:value="9.2" calcext:value-type="float">
            <text:p>9.2</text:p>
          </table:table-cell>
          <table:table-cell/>
          <table:table-cell table:style-name="ce32" table:number-matrix-columns-spanned="1" table:number-matrix-rows-spanned="1" table:formula="of:=MMULT([.A215:.H215];betas)" office:value-type="float" office:value="9.10811786041597" calcext:value-type="float">
            <text:p>9.10811786041597</text:p>
          </table:table-cell>
          <table:table-cell table:style-name="ce32" table:formula="of:=[.I215]-[.K215]" office:value-type="float" office:value="0.0918821395840332" calcext:value-type="float">
            <text:p>0.091882139584033</text:p>
          </table:table-cell>
          <table:table-cell table:style-name="ce32" table:formula="of:=[.L215]^2" office:value-type="float" office:value="0.00844232757453977" calcext:value-type="float">
            <text:p>0.00844232757454</text:p>
          </table:table-cell>
          <table:table-cell table:number-columns-repeated="2"/>
          <table:table-cell table:style-name="ce32" table:formula="of:=([.I215]-ybar)^2" office:value-type="float" office:value="10.99102138" calcext:value-type="float">
            <text:p>10.99102138</text:p>
          </table:table-cell>
          <table:table-cell table:number-columns-repeated="2"/>
          <table:table-cell table:style-name="ce32" table:formula="of:=([.K215]-ybar)^2" office:value-type="float" office:value="10.39023533" calcext:value-type="float">
            <text:p>10.39023533</text:p>
          </table:table-cell>
          <table:table-cell table:number-columns-repeated="2"/>
          <table:table-cell table:style-name="ce32" table:formula="of:=[.L215]^3" office:value-type="float" office:value="0.000775699120617996" calcext:value-type="float">
            <text:p>0.000775699120618</text:p>
          </table:table-cell>
          <table:table-cell table:number-columns-repeated="2"/>
          <table:table-cell table:style-name="ce32" table:formula="of:=[.L215]^4" office:value-type="float" office:value="0.0000712728948758345" calcext:value-type="float">
            <text:p>7.12728948758345E-05</text:p>
          </table:table-cell>
          <table:table-cell table:number-columns-repeated="2"/>
          <table:table-cell table:style-name="ce32" table:formula="of:=([.L215]-[.L214])^2" office:value-type="float" office:value="0.301657314711591" calcext:value-type="float">
            <text:p>0.301657314711591</text:p>
          </table:table-cell>
          <table:table-cell table:number-columns-repeated="99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990.341" calcext:value-type="float">
            <text:p>12990.341</text:p>
          </table:table-cell>
          <table:table-cell table:style-name="ce24" office:value-type="float" office:value="9256" calcext:value-type="float">
            <text:p>9256</text:p>
          </table:table-cell>
          <table:table-cell table:style-name="ce24" office:value-type="float" office:value="1044.088" calcext:value-type="float">
            <text:p>1044.088</text:p>
          </table:table-cell>
          <table:table-cell table:style-name="ce24" office:value-type="float" office:value="10040.6" calcext:value-type="float">
            <text:p>10040.6</text:p>
          </table:table-cell>
          <table:table-cell table:style-name="ce24" office:value-type="float" office:value="216.385" calcext:value-type="float">
            <text:p>216.385</text:p>
          </table:table-cell>
          <table:table-cell table:style-name="ce24" office:value-type="float" office:value="1673.9" calcext:value-type="float">
            <text:p>1673.9</text:p>
          </table:table-cell>
          <table:table-cell table:style-name="ce27" office:value-type="float" office:value="308.013" calcext:value-type="float">
            <text:p>308.013</text:p>
          </table:table-cell>
          <table:table-cell table:style-name="ce27" office:value-type="float" office:value="9.6" calcext:value-type="float">
            <text:p>9.6</text:p>
          </table:table-cell>
          <table:table-cell/>
          <table:table-cell table:style-name="ce32" table:number-matrix-columns-spanned="1" table:number-matrix-rows-spanned="1" table:formula="of:=MMULT([.A216:.H216];betas)" office:value-type="float" office:value="8.72729018018239" calcext:value-type="float">
            <text:p>8.72729018018239</text:p>
          </table:table-cell>
          <table:table-cell table:style-name="ce32" table:formula="of:=[.I216]-[.K216]" office:value-type="float" office:value="0.872709819817606" calcext:value-type="float">
            <text:p>0.872709819817606</text:p>
          </table:table-cell>
          <table:table-cell table:style-name="ce32" table:formula="of:=[.L216]^2" office:value-type="float" office:value="0.761622429606079" calcext:value-type="float">
            <text:p>0.761622429606079</text:p>
          </table:table-cell>
          <table:table-cell table:number-columns-repeated="2"/>
          <table:table-cell table:style-name="ce32" table:formula="of:=([.I216]-ybar)^2" office:value-type="float" office:value="13.80323813" calcext:value-type="float">
            <text:p>13.80323813</text:p>
          </table:table-cell>
          <table:table-cell table:number-columns-repeated="2"/>
          <table:table-cell table:style-name="ce32" table:formula="of:=([.K216]-ybar)^2" office:value-type="float" office:value="8.080153699" calcext:value-type="float">
            <text:p>8.080153699</text:p>
          </table:table-cell>
          <table:table-cell table:number-columns-repeated="2"/>
          <table:table-cell table:style-name="ce32" table:formula="of:=[.L216]^3" office:value-type="float" office:value="0.664675373310568" calcext:value-type="float">
            <text:p>0.664675373310568</text:p>
          </table:table-cell>
          <table:table-cell table:number-columns-repeated="2"/>
          <table:table-cell table:style-name="ce32" table:formula="of:=[.L216]^4" office:value-type="float" office:value="0.580068725279066" calcext:value-type="float">
            <text:p>0.580068725279066</text:p>
          </table:table-cell>
          <table:table-cell table:number-columns-repeated="2"/>
          <table:table-cell table:style-name="ce32" table:formula="of:=([.L216]-[.L215])^2" office:value-type="float" office:value="0.609691866218943" calcext:value-type="float">
            <text:p>0.609691866218943</text:p>
          </table:table-cell>
          <table:table-cell table:number-columns-repeated="996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(X^TX)^I" table:style-name="ta3">
        <table:table-column table:style-name="co6" table:number-columns-repeated="12" table:default-cell-style-name="Default"/>
        <table:table-column table:style-name="co10" table:default-cell-style-name="Default"/>
        <table:table-column table:style-name="co6" table:number-columns-repeated="1011" table:default-cell-style-name="Default"/>
        <table:table-row table:style-name="ro1">
          <table:table-cell table:style-name="ce35"/>
          <table:table-cell table:style-name="ce22" office:value-type="string" calcext:value-type="string" table:number-columns-spanned="8" table:number-rows-spanned="1">
            <text:p>XTXI</text:p>
          </table:table-cell>
          <table:covered-table-cell table:number-columns-repeated="7"/>
          <table:table-cell/>
          <table:table-cell table:style-name="ce21" office:value-type="string" calcext:value-type="string">
            <text:p>feature index</text:p>
          </table:table-cell>
          <table:table-cell table:style-name="ce25"/>
          <table:table-cell table:style-name="ce21" office:value-type="string" calcext:value-type="string">
            <text:p>Diagonal Elements of XTXI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23" office:value-type="string" calcext:value-type="string">
            <text:p>constant</text:p>
          </table:table-cell>
          <table:table-cell table:style-name="ce23" office:value-type="string" calcext:value-type="string">
            <text:p>realgdp</text:p>
          </table:table-cell>
          <table:table-cell table:style-name="ce23" office:value-type="string" calcext:value-type="string">
            <text:p>realcons</text:p>
          </table:table-cell>
          <table:table-cell table:style-name="ce23" office:value-type="string" calcext:value-type="string">
            <text:p>realgovt</text:p>
          </table:table-cell>
          <table:table-cell table:style-name="ce23" office:value-type="string" calcext:value-type="string">
            <text:p>realdpi</text:p>
          </table:table-cell>
          <table:table-cell table:style-name="ce23" office:value-type="string" calcext:value-type="string">
            <text:p>cpi</text:p>
          </table:table-cell>
          <table:table-cell table:style-name="ce23" office:value-type="string" calcext:value-type="string">
            <text:p>m1</text:p>
          </table:table-cell>
          <table:table-cell table:style-name="ce26" office:value-type="string" calcext:value-type="string">
            <text:p>pop</text:p>
          </table:table-cell>
          <table:table-cell/>
          <table:table-cell table:style-name="ce31"/>
          <table:table-cell/>
          <table:table-cell table:style-name="ce31"/>
          <table:table-cell table:number-columns-repeated="1011"/>
        </table:table-row>
        <table:table-row table:style-name="ro1">
          <table:table-cell table:style-name="ce37" office:value-type="string" calcext:value-type="string">
            <text:p>constant</text:p>
          </table:table-cell>
          <table:table-cell table:style-name="ce28" table:number-matrix-columns-spanned="8" table:number-matrix-rows-spanned="8" table:formula="of:=MINVERSE(MMULT(TRANSPOSE(X);X))" office:value-type="float" office:value="28.9170635657796" calcext:value-type="float">
            <text:p>28.9170635657796</text:p>
          </table:table-cell>
          <table:table-cell table:style-name="ce28" office:value-type="float" office:value="0.00208993713657633" calcext:value-type="float">
            <text:p>0.002089937136576</text:p>
          </table:table-cell>
          <table:table-cell table:style-name="ce28" office:value-type="float" office:value="-0.0062962562264201" calcext:value-type="float">
            <text:p>-0.00629625622642</text:p>
          </table:table-cell>
          <table:table-cell table:style-name="ce28" office:value-type="float" office:value="-0.00264766457079065" calcext:value-type="float">
            <text:p>-0.002647664570791</text:p>
          </table:table-cell>
          <table:table-cell table:style-name="ce28" office:value-type="float" office:value="0.00556186078840992" calcext:value-type="float">
            <text:p>0.00556186078841</text:p>
          </table:table-cell>
          <table:table-cell table:style-name="ce28" office:value-type="float" office:value="0.010226466863344" calcext:value-type="float">
            <text:p>0.010226466863344</text:p>
          </table:table-cell>
          <table:table-cell table:style-name="ce28" office:value-type="float" office:value="0.00188444312536199" calcext:value-type="float">
            <text:p>0.001884443125362</text:p>
          </table:table-cell>
          <table:table-cell table:style-name="ce40" office:value-type="float" office:value="-0.182443418986924" calcext:value-type="float">
            <text:p>-0.18244341898692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2" table:number-matrix-columns-spanned="1" table:number-matrix-rows-spanned="1" table:formula="of:=INDEX(XTXI;[.K3];[.K3])" office:value-type="float" office:value="28.9170635657796" calcext:value-type="float">
            <text:p>28.9170635657796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realgdp</text:p>
          </table:table-cell>
          <table:table-cell table:style-name="ce28" office:value-type="float" office:value="0.00208993713657736" calcext:value-type="float">
            <text:p>0.002089937136577</text:p>
          </table:table-cell>
          <table:table-cell table:style-name="ce28" office:value-type="float" office:value="0.000000678293833042115" calcext:value-type="float">
            <text:p>6.78293833042115E-07</text:p>
          </table:table-cell>
          <table:table-cell table:style-name="ce28" office:value-type="float" office:value="-0.00000106042879790554" calcext:value-type="float">
            <text:p>-1.06042879790554E-06</text:p>
          </table:table-cell>
          <table:table-cell table:style-name="ce28" office:value-type="float" office:value="0.0000000357969051533598" calcext:value-type="float">
            <text:p>3.57969051533598E-08</text:p>
          </table:table-cell>
          <table:table-cell table:style-name="ce28" office:value-type="float" office:value="0.000000374184585994625" calcext:value-type="float">
            <text:p>3.74184585994625E-07</text:p>
          </table:table-cell>
          <table:table-cell table:style-name="ce28" office:value-type="float" office:value="-0.00000185106935147935" calcext:value-type="float">
            <text:p>-1.85106935147935E-06</text:p>
          </table:table-cell>
          <table:table-cell table:style-name="ce28" office:value-type="float" office:value="0.000000131447792614179" calcext:value-type="float">
            <text:p>1.31447792614179E-07</text:p>
          </table:table-cell>
          <table:table-cell table:style-name="ce40" office:value-type="float" office:value="-0.0000157485025520589" calcext:value-type="float">
            <text:p>-1.57485025520589E-05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/>
          <table:table-cell table:style-name="ce32" table:number-matrix-columns-spanned="1" table:number-matrix-rows-spanned="1" table:formula="of:=INDEX(XTXI;[.K4];[.K4])" office:value-type="float" office:value="0.000000678293833042115" calcext:value-type="float">
            <text:p>6.78293833042115E-07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realcons</text:p>
          </table:table-cell>
          <table:table-cell table:style-name="ce28" office:value-type="float" office:value="-0.00629625622642052" calcext:value-type="float">
            <text:p>-0.006296256226421</text:p>
          </table:table-cell>
          <table:table-cell table:style-name="ce28" office:value-type="float" office:value="-0.00000106042879790489" calcext:value-type="float">
            <text:p>-1.06042879790489E-06</text:p>
          </table:table-cell>
          <table:table-cell table:style-name="ce28" office:value-type="float" office:value="0.00000274519228765127" calcext:value-type="float">
            <text:p>2.74519228765127E-06</text:p>
          </table:table-cell>
          <table:table-cell table:style-name="ce28" office:value-type="float" office:value="0.000000287742149971789" calcext:value-type="float">
            <text:p>2.87742149971789E-07</text:p>
          </table:table-cell>
          <table:table-cell table:style-name="ce28" office:value-type="float" office:value="-0.00000189110805306058" calcext:value-type="float">
            <text:p>-1.89110805306058E-06</text:p>
          </table:table-cell>
          <table:table-cell table:style-name="ce28" office:value-type="float" office:value="0.00000464006228814569" calcext:value-type="float">
            <text:p>4.64006228814569E-06</text:p>
          </table:table-cell>
          <table:table-cell table:style-name="ce28" office:value-type="float" office:value="-0.000000683827453552829" calcext:value-type="float">
            <text:p>-6.83827453552829E-07</text:p>
          </table:table-cell>
          <table:table-cell table:style-name="ce40" office:value-type="float" office:value="0.0000439195023916747" calcext:value-type="float">
            <text:p>4.39195023916747E-05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/>
          <table:table-cell table:style-name="ce32" table:number-matrix-columns-spanned="1" table:number-matrix-rows-spanned="1" table:formula="of:=INDEX(XTXI;[.K5];[.K5])" office:value-type="float" office:value="0.00000274519228765127" calcext:value-type="float">
            <text:p>2.74519228765127E-06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realgovt</text:p>
          </table:table-cell>
          <table:table-cell table:style-name="ce28" office:value-type="float" office:value="-0.00264766457079005" calcext:value-type="float">
            <text:p>-0.00264766457079</text:p>
          </table:table-cell>
          <table:table-cell table:style-name="ce28" office:value-type="float" office:value="0.0000000357969051535217" calcext:value-type="float">
            <text:p>3.57969051535217E-08</text:p>
          </table:table-cell>
          <table:table-cell table:style-name="ce28" office:value-type="float" office:value="0.000000287742149971362" calcext:value-type="float">
            <text:p>2.87742149971362E-07</text:p>
          </table:table-cell>
          <table:table-cell table:style-name="ce28" office:value-type="float" office:value="0.00000142621125532476" calcext:value-type="float">
            <text:p>1.42621125532476E-06</text:p>
          </table:table-cell>
          <table:table-cell table:style-name="ce28" office:value-type="float" office:value="-0.000000464781100194513" calcext:value-type="float">
            <text:p>-4.64781100194513E-07</text:p>
          </table:table-cell>
          <table:table-cell table:style-name="ce28" office:value-type="float" office:value="-0.00000166786720789673" calcext:value-type="float">
            <text:p>-1.66786720789673E-06</text:p>
          </table:table-cell>
          <table:table-cell table:style-name="ce28" office:value-type="float" office:value="-0.00000042856051146628" calcext:value-type="float">
            <text:p>-4.2856051146628E-07</text:p>
          </table:table-cell>
          <table:table-cell table:style-name="ce40" office:value-type="float" office:value="0.0000124493958244443" calcext:value-type="float">
            <text:p>1.24493958244443E-05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/>
          <table:table-cell table:style-name="ce32" table:number-matrix-columns-spanned="1" table:number-matrix-rows-spanned="1" table:formula="of:=INDEX(XTXI;[.K6];[.K6])" office:value-type="float" office:value="0.00000142621125532476" calcext:value-type="float">
            <text:p>1.42621125532476E-06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realdpi</text:p>
          </table:table-cell>
          <table:table-cell table:style-name="ce28" office:value-type="float" office:value="0.00556186078840898" calcext:value-type="float">
            <text:p>0.005561860788409</text:p>
          </table:table-cell>
          <table:table-cell table:style-name="ce28" office:value-type="float" office:value="0.00000037418458599385" calcext:value-type="float">
            <text:p>3.7418458599385E-07</text:p>
          </table:table-cell>
          <table:table-cell table:style-name="ce28" office:value-type="float" office:value="-0.00000189110805305967" calcext:value-type="float">
            <text:p>-1.89110805305967E-06</text:p>
          </table:table-cell>
          <table:table-cell table:style-name="ce28" office:value-type="float" office:value="-0.000000464781100194796" calcext:value-type="float">
            <text:p>-4.64781100194796E-07</text:p>
          </table:table-cell>
          <table:table-cell table:style-name="ce28" office:value-type="float" office:value="0.00000185566434072478" calcext:value-type="float">
            <text:p>1.85566434072478E-06</text:p>
          </table:table-cell>
          <table:table-cell table:style-name="ce28" office:value-type="float" office:value="-0.00000306143577804468" calcext:value-type="float">
            <text:p>-3.06143577804468E-06</text:p>
          </table:table-cell>
          <table:table-cell table:style-name="ce28" office:value-type="float" office:value="0.000000623422239273191" calcext:value-type="float">
            <text:p>6.23422239273191E-07</text:p>
          </table:table-cell>
          <table:table-cell table:style-name="ce40" office:value-type="float" office:value="-0.0000366244207498079" calcext:value-type="float">
            <text:p>-3.66244207498079E-05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/>
          <table:table-cell table:style-name="ce32" table:number-matrix-columns-spanned="1" table:number-matrix-rows-spanned="1" table:formula="of:=INDEX(XTXI;[.K7];[.K7])" office:value-type="float" office:value="0.00000185566434072478" calcext:value-type="float">
            <text:p>1.85566434072478E-06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cpi</text:p>
          </table:table-cell>
          <table:table-cell table:style-name="ce28" office:value-type="float" office:value="0.010226466863344" calcext:value-type="float">
            <text:p>0.010226466863344</text:p>
          </table:table-cell>
          <table:table-cell table:style-name="ce28" office:value-type="float" office:value="-0.00000185106935147593" calcext:value-type="float">
            <text:p>-1.85106935147593E-06</text:p>
          </table:table-cell>
          <table:table-cell table:style-name="ce28" office:value-type="float" office:value="0.00000464006228814351" calcext:value-type="float">
            <text:p>4.64006228814351E-06</text:p>
          </table:table-cell>
          <table:table-cell table:style-name="ce28" office:value-type="float" office:value="-0.00000166786720789504" calcext:value-type="float">
            <text:p>-1.66786720789504E-06</text:p>
          </table:table-cell>
          <table:table-cell table:style-name="ce28" office:value-type="float" office:value="-0.00000306143577804688" calcext:value-type="float">
            <text:p>-3.06143577804688E-06</text:p>
          </table:table-cell>
          <table:table-cell table:style-name="ce28" office:value-type="float" office:value="0.000137200065566323" calcext:value-type="float">
            <text:p>0.000137200065566</text:p>
          </table:table-cell>
          <table:table-cell table:style-name="ce28" office:value-type="float" office:value="-0.00000855479823182725" calcext:value-type="float">
            <text:p>-8.55479823182725E-06</text:p>
          </table:table-cell>
          <table:table-cell table:style-name="ce40" office:value-type="float" office:value="-0.0000441650649251175" calcext:value-type="float">
            <text:p>-4.41650649251175E-05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/>
          <table:table-cell table:style-name="ce32" table:number-matrix-columns-spanned="1" table:number-matrix-rows-spanned="1" table:formula="of:=INDEX(XTXI;[.K8];[.K8])" office:value-type="float" office:value="0.000137200065566323" calcext:value-type="float">
            <text:p>0.000137200065566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m1</text:p>
          </table:table-cell>
          <table:table-cell table:style-name="ce28" office:value-type="float" office:value="0.00188444312536195" calcext:value-type="float">
            <text:p>0.001884443125362</text:p>
          </table:table-cell>
          <table:table-cell table:style-name="ce28" office:value-type="float" office:value="0.000000131447792613903" calcext:value-type="float">
            <text:p>1.31447792613903E-07</text:p>
          </table:table-cell>
          <table:table-cell table:style-name="ce28" office:value-type="float" office:value="-0.000000683827453552562" calcext:value-type="float">
            <text:p>-6.83827453552562E-07</text:p>
          </table:table-cell>
          <table:table-cell table:style-name="ce28" office:value-type="float" office:value="-0.000000428560511466413" calcext:value-type="float">
            <text:p>-4.28560511466413E-07</text:p>
          </table:table-cell>
          <table:table-cell table:style-name="ce28" office:value-type="float" office:value="0.000000623422239273268" calcext:value-type="float">
            <text:p>6.23422239273268E-07</text:p>
          </table:table-cell>
          <table:table-cell table:style-name="ce28" office:value-type="float" office:value="-0.00000855479823182648" calcext:value-type="float">
            <text:p>-8.55479823182648E-06</text:p>
          </table:table-cell>
          <table:table-cell table:style-name="ce28" office:value-type="float" office:value="0.00000139041760416331" calcext:value-type="float">
            <text:p>1.39041760416331E-06</text:p>
          </table:table-cell>
          <table:table-cell table:style-name="ce40" office:value-type="float" office:value="-0.0000108049658086112" calcext:value-type="float">
            <text:p>-1.08049658086112E-05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/>
          <table:table-cell table:style-name="ce32" table:number-matrix-columns-spanned="1" table:number-matrix-rows-spanned="1" table:formula="of:=INDEX(XTXI;[.K9];[.K9])" office:value-type="float" office:value="0.00000139041760416331" calcext:value-type="float">
            <text:p>1.39041760416331E-06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op</text:p>
          </table:table-cell>
          <table:table-cell table:style-name="ce39" office:value-type="float" office:value="-0.182443418986927" calcext:value-type="float">
            <text:p>-0.182443418986927</text:p>
          </table:table-cell>
          <table:table-cell table:style-name="ce39" office:value-type="float" office:value="-0.0000157485025520517" calcext:value-type="float">
            <text:p>-1.57485025520517E-05</text:p>
          </table:table-cell>
          <table:table-cell table:style-name="ce39" office:value-type="float" office:value="0.0000439195023916738" calcext:value-type="float">
            <text:p>4.39195023916738E-05</text:p>
          </table:table-cell>
          <table:table-cell table:style-name="ce39" office:value-type="float" office:value="0.000012449395824449" calcext:value-type="float">
            <text:p>1.2449395824449E-05</text:p>
          </table:table-cell>
          <table:table-cell table:style-name="ce39" office:value-type="float" office:value="-0.0000366244207498169" calcext:value-type="float">
            <text:p>-3.66244207498169E-05</text:p>
          </table:table-cell>
          <table:table-cell table:style-name="ce39" office:value-type="float" office:value="-0.0000441650649251044" calcext:value-type="float">
            <text:p>-4.41650649251044E-05</text:p>
          </table:table-cell>
          <table:table-cell table:style-name="ce39" office:value-type="float" office:value="-0.0000108049658086126" calcext:value-type="float">
            <text:p>-1.08049658086126E-05</text:p>
          </table:table-cell>
          <table:table-cell table:style-name="ce41" office:value-type="float" office:value="0.00117775636995229" calcext:value-type="float">
            <text:p>0.001177756369952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/>
          <table:table-cell table:style-name="ce42" table:number-matrix-columns-spanned="1" table:number-matrix-rows-spanned="1" table:formula="of:=INDEX(XTXI;[.K10];[.K10])" office:value-type="float" office:value="0.00117775636995229" calcext:value-type="float">
            <text:p>0.001177756369952</text:p>
          </table:table-cell>
          <table:table-cell table:number-columns-repeated="101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" table:base-cell-address="$'Regression Output'.$A$1" table:cell-range-address="$Data.$V$5"/>
        <table:named-range table:name="aic" table:base-cell-address="$'Regression Output'.$A$1" table:cell-range-address="$'Regression Output'.$D$8"/>
        <table:named-range table:name="b" table:base-cell-address="$'Regression Output'.$A$1" table:cell-range-address="$Data.$V$6"/>
        <table:named-range table:name="betas" table:base-cell-address="$'Regression Output'.$A$1" table:cell-range-address="$'Regression Output'.$B$14:.$B$21"/>
        <table:named-range table:name="bic" table:base-cell-address="$'Regression Output'.$A$1" table:cell-range-address="$'Regression Output'.$D$9"/>
        <table:named-range table:name="c_" table:base-cell-address="$'Regression Output'.$A$1" table:cell-range-address="$Data.$V$3"/>
        <table:named-range table:name="d" table:base-cell-address="$'Regression Output'.$A$1" table:cell-range-address="$Data.$Y$3"/>
        <table:named-range table:name="dfm" table:base-cell-address="$'Regression Output'.$A$1" table:cell-range-address="$'Regression Output'.$B$10"/>
        <table:named-range table:name="dfr" table:base-cell-address="$'Regression Output'.$A$1" table:cell-range-address="$'Regression Output'.$B$9"/>
        <table:named-range table:name="dw" table:base-cell-address="$'Regression Output'.$A$1" table:cell-range-address="$'Regression Output'.$D$23"/>
        <table:named-range table:name="e" table:base-cell-address="$'Regression Output'.$A$1" table:cell-range-address="$Data.$Y$4"/>
        <table:named-range table:name="f" table:base-cell-address="$'Regression Output'.$A$1" table:cell-range-address="$Data.$Y$5"/>
        <table:named-range table:name="fstat" table:base-cell-address="$'Regression Output'.$A$1" table:cell-range-address="$'Regression Output'.$D$5"/>
        <table:named-range table:name="g" table:base-cell-address="$'Regression Output'.$A$1" table:cell-range-address="$Data.$Y$6"/>
        <table:named-range table:name="jb" table:base-cell-address="$'Regression Output'.$A$1" table:cell-range-address="$'Regression Output'.$D$24"/>
        <table:named-range table:name="kurt" table:base-cell-address="$'Regression Output'.$A$1" table:cell-range-address="$'Regression Output'.$B$26"/>
        <table:named-range table:name="lbs" table:base-cell-address="$'Regression Output'.$A$1" table:cell-range-address="$'Regression Output'.$F$14:.$F$21"/>
        <table:named-range table:name="ll" table:base-cell-address="$'Regression Output'.$A$1" table:cell-range-address="$'Regression Output'.$D$7"/>
        <table:named-range table:name="mse" table:base-cell-address="$'Regression Output'.$A$1" table:cell-range-address="$Data.$M$2"/>
        <table:named-range table:name="msm" table:base-cell-address="$'Regression Output'.$A$1" table:cell-range-address="$Data.$S$2"/>
        <table:named-range table:name="mu" table:base-cell-address="$'Regression Output'.$A$1" table:cell-range-address="$Data.$V$7"/>
        <table:named-range table:name="n" table:base-cell-address="$'Regression Output'.$A$1" table:cell-range-address="$'Regression Output'.$B$8"/>
        <table:named-range table:name="omni" table:base-cell-address="$'Regression Output'.$A$1" table:cell-range-address="$'Regression Output'.$B$23"/>
        <table:named-range table:name="ps" table:base-cell-address="$'Regression Output'.$A$1" table:cell-range-address="$'Regression Output'.$E$14:.$E$21"/>
        <table:named-range table:name="p_f" table:base-cell-address="$'Regression Output'.$A$1" table:cell-range-address="$'Regression Output'.$D$6"/>
        <table:named-range table:name="p_jb" table:base-cell-address="$'Regression Output'.$A$1" table:cell-range-address="$'Regression Output'.$D$25"/>
        <table:named-range table:name="p_omni" table:base-cell-address="$'Regression Output'.$A$1" table:cell-range-address="$'Regression Output'.$B$24"/>
        <table:named-range table:name="r_" table:base-cell-address="$'Regression Output'.$A$1" table:cell-range-address="$Data.$Y$8"/>
        <table:named-range table:name="r_2" table:base-cell-address="$'Regression Output'.$A$1" table:cell-range-address="$'Regression Output'.$D$3"/>
        <table:named-range table:name="r_2_adj" table:base-cell-address="$'Regression Output'.$A$1" table:cell-range-address="$'Regression Output'.$D$4"/>
        <table:named-range table:name="sdr_3" table:base-cell-address="$'Regression Output'.$A$1" table:cell-range-address="$Data.$V$2"/>
        <table:named-range table:name="sdr_4" table:base-cell-address="$'Regression Output'.$A$1" table:cell-range-address="$Data.$Y$2"/>
        <table:named-range table:name="ses" table:base-cell-address="$'Regression Output'.$A$1" table:cell-range-address="$'Regression Output'.$C$14:.$C$21"/>
        <table:named-range table:name="significance" table:base-cell-address="$'Regression Output'.$A$1" table:cell-range-address="$Data.$B$1"/>
        <table:named-range table:name="skew" table:base-cell-address="$'Regression Output'.$A$1" table:cell-range-address="$'Regression Output'.$B$25"/>
        <table:named-range table:name="sr_3" table:base-cell-address="$'Regression Output'.$A$1" table:cell-range-address="$Data.$V$1"/>
        <table:named-range table:name="sr_4" table:base-cell-address="$'Regression Output'.$A$1" table:cell-range-address="$Data.$Y$1"/>
        <table:named-range table:name="ssdr" table:base-cell-address="$'Regression Output'.$A$1" table:cell-range-address="$Data.$AB$1"/>
        <table:named-range table:name="sse" table:base-cell-address="$'Regression Output'.$A$1" table:cell-range-address="$Data.$M$1"/>
        <table:named-range table:name="ssm" table:base-cell-address="$'Regression Output'.$A$1" table:cell-range-address="$Data.$S$1"/>
        <table:named-range table:name="sst" table:base-cell-address="$'Regression Output'.$A$1" table:cell-range-address="$Data.$P$1"/>
        <table:named-range table:name="ts" table:base-cell-address="$'Regression Output'.$A$1" table:cell-range-address="$'Regression Output'.$D$14:.$D$21"/>
        <table:named-range table:name="t_critical" table:base-cell-address="$'Regression Output'.$A$1" table:cell-range-address="$Data.$B$2"/>
        <table:named-range table:name="ubs" table:base-cell-address="$'Regression Output'.$A$1" table:cell-range-address="$'Regression Output'.$G$14:.$G$21"/>
        <table:named-range table:name="v" table:base-cell-address="$'Regression Output'.$A$1" table:cell-range-address="$Data.$Y$7"/>
        <table:named-range table:name="w_2" table:base-cell-address="$'Regression Output'.$A$1" table:cell-range-address="$Data.$V$4"/>
        <table:named-range table:name="X" table:base-cell-address="$'Regression Output'.$A$1" table:cell-range-address="$Data.$A$14:.$H$216"/>
        <table:named-range table:name="XTXI" table:base-cell-address="$'Regression Output'.$A$1" table:cell-range-address="$'(X^TX)^I'.$B$3:.$I$10"/>
        <table:named-range table:name="y" table:base-cell-address="$'Regression Output'.$A$1" table:cell-range-address="$Data.$I$14:.$I$216"/>
        <table:named-range table:name="ybar" table:base-cell-address="$'Regression Output'.$A$1" table:cell-range-address="$Data.$I$1"/>
        <table:named-range table:name="zk" table:base-cell-address="$'Regression Output'.$A$1" table:cell-range-address="$Data.$Y$10"/>
        <table:named-range table:name="zs" table:base-cell-address="$'Regression Output'.$A$1" table:cell-range-address="$Data.$V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-of-week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126">
      <number:number number:decimal-places="7" loext:min-decimal-places="7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ression_20_Output" style:display-name="PageStyle_Regression 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X_5e_TX_29__5e_I" style:display-name="PageStyle_(X^TX)^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061" meta:object-count="0"/>
    <meta:generator>LibreOfficeDev/6.0.5.2$Linux_X86_64 LibreOffice_project/</meta:generator>
  </office:meta>
</office:document-meta>
</file>